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5in" fo:margin-top="0in" fo:margin-bottom="0in" fo:break-before="page" table:align="margins"/>
    </style:style>
    <style:style style:name="Dictionary.A" style:family="table-column">
      <style:table-column-properties style:column-width="3.4625in" style:rel-column-width="32767*"/>
    </style:style>
    <style:style style:name="Dictionary.B" style:family="table-column">
      <style:table-column-properties style:column-width="3.4625in" style:rel-column-width="32768*"/>
    </style:style>
    <style:style style:name="Dictionary.A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="0.25pt solid #000000"/>
    </style:style>
    <style:style style:name="Dictionary.A2" style:family="table-cell">
      <style:table-cell-properties fo:padding="0.0201in" fo:border-left="0.25pt solid #000000" fo:border-right="none" fo:border-top="none" fo:border-bottom="0.25pt solid #000000"/>
    </style:style>
    <style:style style:name="Dictionary.B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size-complex="14pt" style:font-style-complex="italic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line-height="150%" fo:text-align="start" style:justify-single-word="false"/>
    </style:style>
    <style:style style:name="P11" style:family="paragraph" style:parent-style-name="Text_20_body">
      <style:paragraph-properties fo:line-height="150%" fo:text-align="start" style:justify-single-word="false"/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fo:text-transform="uppercase"/>
    </style:style>
    <style:style style:name="T2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3" style:family="text">
      <style:text-properties fo:text-transform="uppercase" fo:font-weight="bold" style:font-weight-asian="bold"/>
    </style:style>
    <style:style style:name="T4" style:family="text">
      <style:text-properties fo:text-transform="uppercase" fo:font-weight="bold" style:font-weight-asian="bold" style:font-style-complex="italic" style:font-weight-complex="bold"/>
    </style:style>
    <style:style style:name="T5" style:family="text">
      <style:text-properties fo:text-transform="uppercase" fo:font-weight="bold" style:font-weight-asian="bold" style:font-weight-complex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3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style:font-style-complex="italic"/>
    </style:style>
    <style:style style:name="T16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17" style:family="text">
      <style:text-properties fo:font-variant="normal" fo:text-transform="none" fo:letter-spacing="normal" fo:font-style="normal" fo:font-weight="normal" style:font-style-asian="italic"/>
    </style:style>
    <style:style style:name="T18" style:family="text">
      <style:text-properties fo:font-variant="normal" fo:text-transform="none" fo:letter-spacing="normal" fo:font-style="normal" fo:font-weight="normal" style:font-style-asian="italic" style:font-style-complex="italic" style:text-overline-style="none" style:text-overline-color="font-color"/>
    </style:style>
    <style:style style:name="T19" style:family="text">
      <style:text-properties fo:font-variant="normal" fo:text-transform="none" fo:letter-spacing="normal" fo:font-style="normal" style:font-style-asian="normal" style:font-style-complex="normal"/>
    </style:style>
    <style:style style:name="T20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letter-spacing="normal" fo:font-style="normal" style:font-weight-asian="bold" style:font-weight-complex="bold"/>
    </style:style>
    <style:style style:name="T22" style:family="text">
      <style:text-properties fo:font-variant="normal" fo:text-transform="none" fo:letter-spacing="normal" fo:font-style="italic"/>
    </style:style>
    <style:style style:name="T23" style:family="text">
      <style:text-properties fo:font-variant="normal" fo:text-transform="none" fo:letter-spacing="normal" fo:font-style="italic" fo:font-weight="normal"/>
    </style:style>
    <style:style style:name="T24" style:family="text">
      <style:text-properties fo:font-variant="normal" fo:text-transform="none" fo:letter-spacing="normal" fo:font-style="italic" fo:font-weight="normal" style:font-style-asian="italic" style:font-style-complex="italic" style:text-overline-style="none" style:text-overline-color="font-color"/>
    </style:style>
    <style:style style:name="T25" style:family="text">
      <style:text-properties fo:font-variant="normal" fo:text-transform="none" fo:letter-spacing="normal" style:font-weight-asian="bold" style:font-weight-complex="bold"/>
    </style:style>
    <style:style style:name="T26" style:family="text">
      <style:text-properties fo:font-variant="normal" fo:text-transform="none" style:use-window-font-color="true" fo:letter-spacing="normal" fo:font-style="normal" fo:font-weight="bold"/>
    </style:style>
    <style:style style:name="T27" style:family="text">
      <style:text-properties fo:font-variant="normal" fo:text-transform="none" style:use-window-font-color="true" fo:letter-spacing="normal" fo:font-style="normal" fo:font-weight="normal"/>
    </style:style>
    <style:style style:name="T28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30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32" style:family="text">
      <style:text-properties fo:font-variant="normal" fo:text-transform="none" style:use-window-font-color="true" fo:letter-spacing="normal" fo:font-style="italic" fo:font-weight="normal"/>
    </style:style>
    <style:style style:name="T33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34" style:family="text">
      <style:text-properties fo:font-variant="normal" fo:text-transform="none" style:use-window-font-color="true" fo:letter-spacing="normal" fo:font-style="italic" fo:font-weight="bold"/>
    </style:style>
    <style:style style:name="T35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style:use-window-font-color="true" style:font-name="Times New Roman" fo:font-size="14pt" fo:letter-spacing="normal" fo:font-style="italic" fo:font-weight="normal" style:font-size-asian="14pt" style:font-size-complex="14pt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style-complex="italic" style:font-weight-complex="bold"/>
    </style:style>
    <style:style style:name="T43" style:family="text">
      <style:text-properties fo:font-weight="bold" style:font-weight-asian="normal" style:font-weight-complex="normal"/>
    </style:style>
    <style:style style:name="T44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5" style:family="text">
      <style:text-properties fo:font-weight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style:font-weight-asian="normal" style:font-style-complex="italic" style:font-weight-complex="normal"/>
    </style:style>
    <style:style style:name="T48" style:family="text">
      <style:text-properties fo:font-weight="normal" style:font-style-asian="normal" style:font-style-complex="normal"/>
    </style:style>
    <style:style style:name="T49" style:family="text">
      <style:text-properties fo:font-weight="normal" style:font-style-asian="normal" style:font-weight-asian="bold" style:font-style-complex="normal" style:font-weight-complex="bold"/>
    </style:style>
    <style:style style:name="T50" style:family="text">
      <style:text-properties fo:font-weight="normal" style:font-style-complex="italic"/>
    </style:style>
    <style:style style:name="T51" style:family="text">
      <style:text-properties fo:font-weight="normal" style:font-weight-complex="normal"/>
    </style:style>
    <style:style style:name="T52" style:family="text">
      <style:text-properties fo:font-style="italic"/>
    </style:style>
    <style:style style:name="T53" style:family="text">
      <style:text-properties fo:font-style="italic" style:font-style-asian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fo:font-weight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style:font-style-asian="italic" style:font-weight-asian="normal" style:font-weight-complex="normal"/>
    </style:style>
    <style:style style:name="T58" style:family="text">
      <style:text-properties fo:font-style="italic" fo:font-weight="bold" style:font-style-asian="italic" style:font-weight-asian="bold"/>
    </style:style>
    <style:style style:name="T59" style:family="text">
      <style:text-properties fo:font-style="italic" fo:font-weight="bold" style:font-style-asian="italic" style:font-weight-asian="bold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style:font-style-asian="italic" style:font-weight-asian="bold" style:font-weight-complex="bold"/>
    </style:style>
    <style:style style:name="T62" style:family="text">
      <style:text-properties style:font-weight-asian="bold" style:font-weight-complex="bold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fo:font-style="normal"/>
    </style:style>
    <style:style style:name="T65" style:family="text">
      <style:text-properties fo:font-style="normal" fo:font-weight="normal"/>
    </style:style>
    <style:style style:name="T66" style:family="text">
      <style:text-properties fo:font-style="normal" fo:font-weight="normal" style:font-style-asian="italic"/>
    </style:style>
    <style:style style:name="T67" style:family="text">
      <style:text-properties fo:font-style="normal" fo:font-weight="normal" style:font-style-asian="italic" style:font-style-complex="italic"/>
    </style:style>
    <style:style style:name="T68" style:family="text">
      <style:text-properties fo:font-style="normal" fo:font-weight="normal" style:font-style-complex="italic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72" style:family="text">
      <style:text-properties fo:font-style="normal" style:font-style-asian="italic"/>
    </style:style>
    <style:style style:name="T73" style:family="text">
      <style:text-properties fo:font-style="normal" style:font-style-asian="italic" style:font-style-complex="italic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style:font-style-asian="normal" style:font-weight-asian="bold" style:font-style-complex="italic" style:font-weight-complex="bold"/>
    </style:style>
    <style:style style:name="T76" style:family="text">
      <style:text-properties style:use-window-font-color="true" style:font-name="Times New Roman" fo:font-size="14pt" style:font-size-asian="14pt" style:font-size-complex="14pt"/>
    </style:style>
    <style:style style:name="T77" style:family="text">
      <style:text-properties style:font-style-asian="normal" style:font-style-complex="normal"/>
    </style:style>
    <style:style style:name="T78" style:family="text">
      <style:text-properties style:font-style-asian="normal" style:font-weight-asian="bold" style:font-style-complex="normal" style:font-weight-complex="bold"/>
    </style:style>
    <style:style style:name="T79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80" style:family="text">
      <style:text-properties style:font-weight-complex="normal"/>
    </style:style>
    <style:style style:name="T81" style:family="text">
      <style:text-properties style:font-style-asian="italic"/>
    </style:style>
    <style:style style:name="T82" style:family="text">
      <style:text-properties style:font-style-asian="italic" style:font-style-complex="italic" style:text-overline-style="none" style:text-overline-color="font-color"/>
    </style:style>
    <style:style style:name="T83" style:family="text">
      <style:text-properties style:font-style-complex="italic"/>
    </style:style>
    <style:style style:name="T84" style:family="text">
      <style:text-properties style:font-weight-complex="bold"/>
    </style:style>
    <style:style style:name="T85" style:family="text">
      <style:text-properties fo:language="uk" fo:country="UA"/>
    </style:style>
    <style:style style:name="T86" style:family="text">
      <style:text-properties fo:language="uk" fo:country="UA" fo:font-style="italic" style:font-style-asian="italic" style:font-style-complex="italic"/>
    </style:style>
    <style:style style:name="T87" style:family="text">
      <style:text-properties fo:language="uk" fo:country="UA" fo:font-style="italic" fo:font-weight="bold" style:font-style-asian="italic" style:font-weight-asian="bold" style:font-style-complex="italic"/>
    </style:style>
    <style:style style:name="T88" style:family="text">
      <style:text-properties fo:language="uk" fo:country="UA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row>
          <table:table-cell table:style-name="Dictionary.A1" office:value-type="string">
            <text:p text:style-name="P7">БАСАМА́НИТИ</text:p>
            <text:p text:style-name="P6"><text:span text:style-name="T70">-ню, -ниш,</text:span> <text:span text:style-name="T54">інд.-авт.,</text:span></text:p>
            <text:p text:style-name="P6"><text:span text:style-name="T65">утворене суфіксальним способом, похідне від слова </text:span><text:span text:style-name="T39">басама́н.</text:span></text:p>
            <text:p text:style-name="P8">Гойдається вечора зламана віть,</text:p>
            <text:p text:style-name="P8">і синню тяжкою в осінній пожежі</text:p>
            <text:p text:style-name="P6"><text:span text:style-name="T54">мій дух </text:span><text:span text:style-name="T60">басаманить</text:span><text:span text:style-name="T54">.</text:span> <text:span text:style-name="T70">(П, І, 27)</text:span></text:p>
          </table:table-cell>
          <table:table-cell table:style-name="Dictionary.B1" office:value-type="string">
            <text:p text:style-name="P11">басама́н</text:p>
            <text:p text:style-name="P6"><text:span text:style-name="T11">-у, </text:span><text:span text:style-name="T23">ч.</text:span><text:span text:style-name="T11">, </text:span><text:span text:style-name="T23">розм.</text:span></text:p>
            <text:p text:style-name="P6">Смуга на тілі від удару. || Смуга на тканині і т. ін. <text:span text:style-name="T78">(С, 63)</text:span></text:p>
          </table:table-cell>
        </table:table-row>
        <table:table-row>
          <table:table-cell table:style-name="Dictionary.A2" table:number-rows-spanned="2" office:value-type="string">
            <text:p text:style-name="P7">БІ́ЛЬ-ЖАДА́</text:p>
            <text:p text:style-name="P6"><text:span text:style-name="T64">-и́,</text:span><text:span text:style-name="T53"> ім., ж., інд.-авт.,</text:span></text:p>
            <text:p text:style-name="P6"><text:span text:style-name="T64">утворене способом словоскладання, похідне від слів:</text:span><text:span text:style-name="T83"> </text:span><text:span text:style-name="T42">бі́</text:span><text:span text:style-name="T42">ль</text:span><text:span text:style-name="T83"> і </text:span><text:span text:style-name="T42">жада́</text:span><text:span text:style-name="T4">.</text:span></text:p>
            <text:p text:style-name="P8"><text:span text:style-name="T6">Рі́</text:span>чки тепла ковбаня,</text:p>
            <text:p text:style-name="P8">літеплена вода.</text:p>
            <text:p text:style-name="P8">Ось тобі, сну – смеркання,</text:p>
            <text:p text:style-name="P6"><text:span text:style-name="T54">спогад твій – </text:span><text:span text:style-name="T59">біль-жада</text:span><text:span text:style-name="T54">.</text:span> (П, ІІ, 28)</text:p>
          </table:table-cell>
          <table:table-cell table:style-name="Dictionary.B2" office:value-type="string">
            <text:p text:style-name="P7">біль</text:p>
            <text:p text:style-name="P6"><text:span text:style-name="T26">I </text:span><text:span text:style-name="T27">бо́лю, </text:span><text:span text:style-name="T32">ч.</text:span></text:p>
            <text:p text:style-name="P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62">(С, 8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ага́</text:span><text:span text:style-name="T8"> (жада́</text:span><text:span text:style-name="T8">)</text:span></text:p>
            <text:p text:style-name="P6"><text:span text:style-name="T27">-и, </text:span><text:span text:style-name="T32">ч.</text:span></text:p>
            <text:p text:style-name="P6">1) Велике бажання пити; спрага.</text:p>
            <text:p text:style-name="P6"><text:span text:style-name="T45">2) </text:span><text:span text:style-name="T55">перен.</text:span><text:span text:style-name="T45"> Велике, нестримне бажання чого-небудь. || </text:span><text:span text:style-name="T55">до чого</text:span><text:span text:style-name="T45">, </text:span><text:span text:style-name="T55">чого</text:span><text:span text:style-name="T45">. Прагнення до чого-небудь, до володіння чим-небудь, до досягнення якоїсь мети.</text:span><text:span text:style-name="T48"> </text:span><text:span text:style-name="T49">(С, 363)</text:span></text:p>
          </table:table-cell>
        </table:table-row>
        <table:table-row>
          <table:table-cell table:style-name="Dictionary.A2" table:number-rows-spanned="2" office:value-type="string">
            <text:p text:style-name="P7">БІ́ЛЬ-САМОТА́</text:p>
            <text:p text:style-name="P6"><text:soft-page-break/>-и́, <text:span text:style-name="T53">ім., ж., інд.-авт.,</text:span></text:p>
            <text:p text:style-name="P6">утворене способом словоскладання, похідне від слів: <text:span text:style-name="T41">бі́</text:span><text:span text:style-name="T41">ль</text:span> і <text:span text:style-name="T41">самота́</text:span><text:span text:style-name="T5">.</text:span></text:p>
            <text:p text:style-name="P8">…і вже ти, як цятка, і вже над пітьмою</text:p>
            <text:p text:style-name="P6"><text:span text:style-name="T54">спалахуєш зойками </text:span><text:span text:style-name="T59">біль-самоти</text:span><text:span text:style-name="T54">.</text:span> (П, ІІ, 18).</text:p>
          </table:table-cell>
          <table:table-cell table:style-name="Dictionary.B2" office:value-type="string">
            <text:p text:style-name="P6"><text:span text:style-name="T41">бі́</text:span><text:span text:style-name="T41">ль </text:span><text:span text:style-name="T46">(див. </text:span><text:span text:style-name="T41">БІ́ЛЬ-ЖАДА́</text:span><text:span text:style-name="T46">)</text:span></text:p>
          </table:table-cell>
        </table:table-row>
        <table:table-row>
          <table:covered-table-cell/>
          <table:table-cell table:style-name="Dictionary.B2" office:value-type="string">
            <text:p text:style-name="P12">самота́</text:p>
            <text:p text:style-name="P6"><text:span text:style-name="T27">-и, </text:span><text:span text:style-name="T32">ж.</text:span></text:p>
            <text:p text:style-name="P6">1) Стан за знач. самітний, самотній; самотність. || Гостре відчуття відокремленості, ізольованості від кого-, чого-небудь.</text:p>
            <text:p text:style-name="P6"><text:span text:style-name="T11">2) </text:span><text:span text:style-name="T23">у знач.</text:span><text:span text:style-name="T11"> </text:span><text:span text:style-name="T23">присл.</text:span><text:span text:style-name="T11"> самотою. Без нікого; наодинці. || Без сім’ї, рідних, близьких, друзів; сам. || Окремо від інших; осібно.</text:span><text:span text:style-name="T12"> </text:span><text:span text:style-name="T13">(С, 1291)</text:span></text:p>
          </table:table-cell>
        </table:table-row>
        <table:table-row>
          <table:table-cell table:style-name="Dictionary.A2" office:value-type="string">
            <text:p text:style-name="P7">ВИ́ЧАМРІЛИЙ</text:p>
            <text:p text:style-name="P6">-а, -е, <text:span text:style-name="T54">дієпр. пас. мин. ч., інд.-авт.,</text:span></text:p>
            <text:p text:style-name="P6"><text:span text:style-name="T66">утворене суфіксальним способом, похідне від слова </text:span><text:span text:style-name="T41">ви́</text:span><text:span text:style-name="T41">чамріти.</text:span></text:p>
            <text:p text:style-name="P8">…оце Дніпро, це жайвірна – Софія,</text:p>
            <text:p text:style-name="P6"><text:span text:style-name="T54">а це Ярила </text:span><text:span text:style-name="T59">вичамрілий</text:span><text:span text:style-name="T54"> яр.</text:span> (П, ІІ, 195)</text:p>
          </table:table-cell>
          <table:table-cell table:style-name="Dictionary.B2" office:value-type="string">
            <text:p text:style-name="P6"><text:span text:style-name="T41">ви́</text:span><text:span text:style-name="T41">чамріти </text:span><text:span text:style-name="T4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ІДТОНКОГОЛÓСИТИ</text:p>
            <text:p text:style-name="P6"><text:span text:style-name="T70">-шу, -сиш,</text:span><text:span text:style-name="T53"> дієсл., </text:span><text:span text:style-name="T54">недок., перех., інд.-авт.,</text:span></text:p>
            <text:p text:style-name="P6"><text:span text:style-name="T73">утворене способом зрощення і префіксальним, похідне від слів:</text:span> <text:span text:style-name="T41">тóнко</text:span> і <text:span text:style-name="T41">голóсити.</text:span></text:p>
            <text:p text:style-name="P8">Нехай-но і помру - </text:p>
            <text:p text:style-name="P8">та він за мене <text:span text:style-name="T40">відтонкоголосить</text:span></text:p>
            <text:p text:style-name="P6"><text:soft-page-break/><text:span text:style-name="T54">три тисячі пропащих вечорів… </text:span><text:span text:style-name="T64">(П, І, 47)</text:span></text:p>
          </table:table-cell>
          <table:table-cell table:style-name="Dictionary.B2" office:value-type="string">
            <text:p text:style-name="P6"><text:span text:style-name="T39">то́</text:span><text:span text:style-name="T39">нко</text:span></text:p>
            <text:p text:style-name="P6"><text:span text:style-name="T54">Присл.</text:span> до тонкий. <text:span text:style-name="T62">(С, 146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лоси́</text:span><text:span text:style-name="T39">ти</text:span></text:p>
            <text:p text:style-name="P6"><text:span text:style-name="T26">I </text:span><text:span text:style-name="T27">-ошу, -осиш, </text:span><text:span text:style-name="T32">недок.</text:span></text:p>
            <text:p text:style-name="P6">1) Голосно плакати.</text:p>
            <text:p text:style-name="P6"><text:span text:style-name="T11">3) Кричати, вигукувати що-небудь. </text:span><text:span text:style-name="T23">Ґвалтом голосити</text:span><text:span text:style-name="T11">.</text:span><text:span text:style-name="T12"> </text:span><text:span text:style-name="T13">(С, 251)</text:span></text:p>
          </table:table-cell>
        </table:table-row>
        <table:table-row>
          <table:table-cell table:style-name="Dictionary.A2" table:number-rows-spanned="2" office:value-type="string">
            <text:p text:style-name="P3">ВСЕБЕЗО́ДНЯ</text:p>
            <text:p text:style-name="P6">-і, <text:span text:style-name="T53">ім., ж., інд.-авт.,</text:span></text:p>
            <text:p text:style-name="P6"><text:span text:style-name="T66">утворене способом основословоскладання, похідне від слів:</text:span> <text:span text:style-name="T41">все</text:span><text:span text:style-name="T46"> і</text:span><text:span text:style-name="T41"> безо́</text:span><text:span text:style-name="T41">дня.</text:span></text:p>
            <text:p text:style-name="P8">Земля посовгнулась. Пливе</text:p>
            <text:p text:style-name="P6"><text:span text:style-name="T54">розщілиною </text:span><text:span text:style-name="T59">всебезодні</text:span><text:span text:style-name="T54">.</text:span> (П, І, 185)</text:p>
          </table:table-cell>
          <table:table-cell table:style-name="Dictionary.B2" office:value-type="string">
            <text:p text:style-name="P7">весь (все)</text:p>
            <text:p text:style-name="P6"><text:span text:style-name="T26">I </text:span><text:span text:style-name="T27">(ввесь, увесь), всього (усього), </text:span><text:span text:style-name="T32">ч.</text:span><text:span text:style-name="T27">, вся </text:span><text:span text:style-name="T27">(уся), всієї (усієї), </text:span><text:span text:style-name="T32">ж.</text:span><text:span text:style-name="T27">, все (усе), всього (усього), </text:span><text:span text:style-name="T32">с.</text:span><text:span text:style-name="T27">, </text:span><text:span text:style-name="T32">займ.</text:span><text:span text:style-name="T27"> </text:span><text:span text:style-name="T32">означ.</text:span><text:span text:style-name="T27">,</text:span></text:p>
            <text:p text:style-name="P6">1) Означає щось як ціле, неподільне, взяте повністю. || Означає цілковите охоплення чим-небудь якоїсь особи, предмета, явища. || всі, всіх, <text:span text:style-name="T52">мн.</text:span> Означає цілковите охоплення окремих однорідних осіб, предметів, явищ – кожного у нерозривному зв’язку з іншим. || <text:span text:style-name="T52">у сполуч.</text:span> <text:span text:style-name="T52">з абстр.</text:span> <text:span text:style-name="T52">ім.</text:span> Означає вищий ступінь виявлення якості, стану і т. ін.</text:p>
            <text:p text:style-name="P6">2) <text:span text:style-name="T52">у знач.</text:span> <text:span text:style-name="T52">ім.</text:span> все, всього, <text:span text:style-name="T52">с.</text:span> Вичерпне охоплення, сукупність предметів, явищ, дій, понять; те, що є, без винятку. || всі, всіх, <text:span text:style-name="T52">мн.</text:span> У повному складі, без винятку. || все, <text:span text:style-name="T52">мн.</text:span> всі. Уживається як узагальнююче слово в переліку.</text:p>
            <text:p text:style-name="P6">3) <text:span text:style-name="T52">при ім.</text:span> <text:span text:style-name="T52">з прийм.</text:span> з (зо), на. Утворює сполуки способу дії, що означають повноту, посилений перебіг дії. <text:span text:style-name="T62">(С, 12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езо́</text:span><text:span text:style-name="T39">дня</text:span></text:p>
            <text:p text:style-name="P6"><text:soft-page-break/><text:span text:style-name="T27">-і, </text:span><text:span text:style-name="T32">ж.</text:span></text:p>
            <text:p text:style-name="P6">1) Глибоке провалля; прірва.</text:p>
            <text:p text:style-name="P6">2) <text:span text:style-name="T52">чого</text:span>, <text:span text:style-name="T52">перен.</text:span> Про дуже велику кількість, найвищий ступінь вияву чого-небудь.<text:span text:style-name="T77"> </text:span><text:span text:style-name="T78">(С, 70)</text:span></text:p>
          </table:table-cell>
        </table:table-row>
        <table:table-row>
          <table:table-cell table:style-name="Dictionary.A2" table:number-rows-spanned="3" office:value-type="string">
            <text:p text:style-name="P3">ВСЕБЕ́ЗРУХ</text:p>
            <text:p text:style-name="P6">-у, <text:span text:style-name="T53">ім., ч., інд.-авт.,</text:span></text:p>
            <text:p text:style-name="P6"><text:span text:style-name="T66">утворене способом основоскладання, </text:span><text:span text:style-name="T66">похідне від слів:</text:span> <text:span text:style-name="T41">все</text:span><text:span text:style-name="T46">,</text:span><text:span text:style-name="T41"> без </text:span><text:span text:style-name="T46">і</text:span><text:span text:style-name="T41"> рух.</text:span></text:p>
            <text:p text:style-name="P8">У штольнях ночей вертикальних</text:p>
            <text:p text:style-name="P8">іде схарапуджене дляння</text:p>
            <text:p text:style-name="P6"><text:span text:style-name="T59">всебезруху</text:span><text:span text:style-name="T54">…</text:span> (П, І, 87)</text:p>
          </table:table-cell>
          <table:table-cell table:style-name="Dictionary.B2" office:value-type="string">
            <text:p text:style-name="P6"><text:span text:style-name="T41">все</text:span> <text:span text:style-name="T45">(див. </text:span><text:span text:style-name="T41">ВСЕБЕЗО́ДНЯ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без</text:p>
            <text:p text:style-name="P6"><text:span text:style-name="T26">I </text:span><text:span text:style-name="T32">прийм.</text:span><text:span text:style-name="T27">, </text:span><text:span text:style-name="T32">з род. в.</text:span></text:p>
            <text:p text:style-name="P6"><text:span text:style-name="T7">1) Вказує на відсутність кого-, чого-небудь. || </text:span><text:span text:style-name="T22">у сполуч.</text:span><text:span text:style-name="T7"> </text:span><text:span text:style-name="T22">з ім.</text:span><text:span text:style-name="T7"> </text:span><text:span text:style-name="T22">у род. в.</text:span><text:span text:style-name="T7">Уживається як означення (предмета або особи). || </text:span><text:span text:style-name="T22">у сполуч.</text:span><text:span text:style-name="T7"> </text:span><text:span text:style-name="T22">з деякимиім.</text:span><text:span text:style-name="T7"> Уживається у значенні прислівника від відповідного іменника з префіксом без або не. || </text:span><text:span text:style-name="T22">у сполуч.</text:span><text:span text:style-name="T7"> </text:span><text:span text:style-name="T22">з абстр.</text:span><text:span text:style-name="T7"> </text:span><text:span text:style-name="T22">ім.</text:span><text:span text:style-name="T7"> </text:span><text:span text:style-name="T22">перев.</text:span><text:span text:style-name="T7"> </text:span><text:span text:style-name="T22">із знач.</text:span><text:span text:style-name="T7"> </text:span><text:span text:style-name="T22">дії або стану</text:span><text:span text:style-name="T7">. Передає заперечення дії. </text:span><text:span text:style-name="T21">(С, 65)</text:span></text:p>
          </table:table-cell>
        </table:table-row>
        <table:table-row>
          <table:covered-table-cell/>
          <table:table-cell table:style-name="Dictionary.B2" office:value-type="string">
            <text:p text:style-name="P7">рух</text:p>
            <text:p text:style-name="P6"><text:span text:style-name="T27">-у, </text:span><text:span text:style-name="T32">ч.</text:span></text:p>
            <text:p text:style-name="P6">1) <text:span text:style-name="T52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6">6) Зміна в душевному стані, викликана <text:soft-page-break/>яким-небудь почуттям, переживанням і т. ін. || Розвиток процесу мислення в людини.<text:span text:style-name="T77"> </text:span><text:span text:style-name="T78">(С, 1280)</text:span></text:p>
          </table:table-cell>
        </table:table-row>
        <table:table-row>
          <table:table-cell table:style-name="Dictionary.A1" table:number-rows-spanned="2" office:value-type="string">
            <text:p text:style-name="P3">ВСЕБІ́ДИЙ</text:p>
            <text:p text:style-name="P6">-а, -е, <text:span text:style-name="T54">прикм., інд.-авт.,</text:span></text:p>
            <text:p text:style-name="P6">утворене складнофлективним способом, похідне від слів: <text:span text:style-name="T41">все </text:span><text:span text:style-name="T46">і</text:span><text:span text:style-name="T41"> бі́</text:span><text:span text:style-name="T41">дний.</text:span></text:p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8"><text:span text:style-name="T40">всебідий</text:span>, всегнівний, всещедрий, всекволий.</text:p>
            <text:p text:style-name="P6"><text:span text:style-name="T54">А що під крилом твоїм? Кара – карай.</text:span> (П, І, 98)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і́</text:span><text:span text:style-name="T39">дний</text:span></text:p>
            <text:p text:style-name="P6">-а, -е.</text:p>
            <text:p text:style-name="P6">1) Який живе в нужді, нестатках; убогий; <text:span text:style-name="T52">прот.</text:span> багатий. || Недостатньо забезпечений матеріально; небагатий, незаможний. || <text:span text:style-name="T52">у знач.</text:span> <text:span text:style-name="T52">ім.</text:span> бідний, -ного, <text:span text:style-name="T52">ч.</text:span> Убога людина, бідняк.</text:p>
            <text:p text:style-name="P6">2) Такий, як у бідняка, <text:span text:style-name="T52">власт.</text:span> біднякові; недорогий, непишний.</text:p>
            <text:p text:style-name="P6">3) Невеликий кількістю, недостатній.</text:p>
            <text:p text:style-name="P6">4) Який має в незначній кількості потрібні риси, ознаки.</text:p>
            <text:p text:style-name="P6">5) <text:span text:style-name="T52">на що</text:span>, <text:span text:style-name="T52">чим</text:span>. Який має, містить мало, недостатньо чого-небудь.</text:p>
            <text:p text:style-name="P6">6) Який викликає співчуття; нещасний, бідолашний.<text:span text:style-name="T77"> </text:span><text:span text:style-name="T78">(С, 79)</text:span></text:p>
          </table:table-cell>
        </table:table-row>
        <table:table-row>
          <table:table-cell table:style-name="Dictionary.A2" table:number-rows-spanned="2" office:value-type="string">
            <text:p text:style-name="P7">ВСЕВЕЛЬМО́ЖНИЙ (УСЕВЕЛЬМО́ЖНИЙ)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кладання, </text:span><text:soft-page-break/><text:span text:style-name="T66">похідне від слів:</text:span> <text:span text:style-name="T41">все</text:span> і <text:span text:style-name="T41">вельмо́</text:span><text:span text:style-name="T41">жний.</text:span></text:p>
            <text:p text:style-name="P8">Розкоше світу, йми мене в полон,</text:p>
            <text:p text:style-name="P8">адже і ти така, як я, порожня.</text:p>
            <text:p text:style-name="P8">Тож полони мене, <text:span text:style-name="T40">усевельможна</text:span>,</text:p>
            <text:p text:style-name="P6"><text:span text:style-name="T54">дай перейти з тобою Рубікон.</text:span> (П, І, 88)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ельмо́</text:span><text:span text:style-name="T39">жний</text:span></text:p>
            <text:p text:style-name="P6"><text:span text:style-name="T27">-а, -е, </text:span><text:span text:style-name="T32">заст.</text:span></text:p>
            <text:p text:style-name="P6">1) Родовитий, знатний, багатий, який має <text:soft-page-break/>значну владу. || <text:span text:style-name="T52">у знач.</text:span> <text:span text:style-name="T52">ім. </text:span>вельможний, -ного, <text:span text:style-name="T52">ч.</text:span>; вельможна, -ної, <text:span text:style-name="T52">ж.</text:span></text:p>
            <text:p text:style-name="P6"><text:span text:style-name="T11">2) </text:span><text:span text:style-name="T23">у сполуч.</text:span><text:span text:style-name="T11"> </text:span><text:span text:style-name="T23">зі сл.</text:span><text:span text:style-name="T11"> пан, пані. Вживалось у звертанні до особи (або в розмові про неї), яка посідала високе суспільне становище, мала значну владу.</text:span><text:span text:style-name="T12"> </text:span><text:span text:style-name="T13">(С, 120)</text:span></text:p>
          </table:table-cell>
        </table:table-row>
        <table:table-row>
          <table:table-cell table:style-name="Dictionary.A2" table:number-rows-spanned="2" office:value-type="string">
            <text:p text:style-name="P7">ВСЕВІДРА́ДА</text:p>
            <text:p text:style-name="P6">-и, <text:span text:style-name="T53">ім., інд.-авт.,</text:span></text:p>
            <text:p text:style-name="P6"><text:span text:style-name="T64">утворене способом основословоскладання, похідне від слів:</text:span> <text:span text:style-name="T41">все</text:span> і <text:span text:style-name="T41">відра́</text:span><text:span text:style-name="T41">да.</text:span></text:p>
            <text:p text:style-name="P8">Треба щедро – серцем одним, устами</text:p>
            <text:p text:style-name="P8">ледь розпуклими – розпелюстити втіхи гін,</text:p>
            <text:p text:style-name="P8"><text:span text:style-name="T40">всевідради</text:span>! Сонце бо йде – за нами. <text:span text:style-name="T70">(П, І, 106);</text:span>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<text:span text:style-name="T40">всевідради</text:span></text:p>
            <text:p text:style-name="P6"><text:span text:style-name="T54">всеглядно постає.</text:span> (П, І, 179)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ідра́</text:span><text:span text:style-name="T39">да</text:span></text:p>
            <text:p text:style-name="P6"><text:span text:style-name="T27">-и, </text:span><text:span text:style-name="T32">ж.</text:span></text:p>
            <text:p text:style-name="P6">Те, що заспокоює, сповнює радістю; втіха, задоволення.<text:span text:style-name="T77"> </text:span><text:span text:style-name="T78">(С, 178)</text:span></text:p>
          </table:table-cell>
        </table:table-row>
        <table:table-row>
          <table:table-cell table:style-name="Dictionary.A2" table:number-rows-spanned="2" office:value-type="string">
            <text:p text:style-name="P7">ВСЕВІКИ́ (ВСЕВІ́К)</text:p>
            <text:p text:style-name="P8">присл., інд.-авт.</text:p>
            <text:p text:style-name="P6"><text:soft-page-break/><text:span text:style-name="T64">утворене способом основоскладання, похідне від слів:</text:span> <text:span text:style-name="T41">все</text:span> і <text:span text:style-name="T41">віки́</text:span><text:span text:style-name="T4">.</text:span></text:p>
            <text:p text:style-name="P8">Задосить. Приостань. Упився гроз?</text:p>
            <text:p text:style-name="P8">Від правіків на <text:span text:style-name="T40">всевіки</text:span> упився? (П, І, 165);</text:p>
            <text:p text:style-name="P8">Забарні слова,</text:p>
            <text:p text:style-name="P8">що з тіла мертвого летіли</text:p>
            <text:p text:style-name="P8">і споминами душу гріли,</text:p>
            <text:p text:style-name="P8">що, наче дошка гробова,</text:p>
            <text:p text:style-name="P6"><text:span text:style-name="T54">позаклякала на </text:span><text:span text:style-name="T59">всевік</text:span><text:span text:style-name="T54">.</text:span> (П, ІІ, 19)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вік</text:p>
            <text:p text:style-name="P6"><text:soft-page-break/><text:span text:style-name="T27">-у, </text:span><text:span text:style-name="T32">ч.</text:span></text:p>
            <text:p text:style-name="P6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6">2) Те саме, що сторіччя.</text:p>
            <text:p text:style-name="P6">3) <text:span text:style-name="T52">з означ.</text:span> Період часу, виокремлений за певними ознаками; епоха.<text:span text:style-name="T52">Середні віки</text:span>. || Відрізок часу, який відповідає геологічному ярусові Землі.</text:p>
            <text:p text:style-name="P6">4) <text:span text:style-name="T52">розм.</text:span> Надзвичайно довгий час; вічність.</text:p>
            <text:p text:style-name="P7"><text:span text:style-name="T11">5) </text:span><text:span text:style-name="T23">у знач.</text:span><text:span text:style-name="T11"> </text:span><text:span text:style-name="T23">присл.</text:span><text:span text:style-name="T11"> Надзвичайно довго; завжди.</text:span><text:span text:style-name="T12"> 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ВІ́КНА</text:p>
            <text:p text:style-name="P6">всеві́кон, <text:span text:style-name="T53">ім., мн., інд.-авт.,</text:span></text:p>
            <text:p text:style-name="P6"><text:span text:style-name="T64">утворене способом основоскладання, похідне від слів:</text:span> <text:span text:style-name="T41">все</text:span> і <text:span text:style-name="T41">вікно́</text:span><text:span text:style-name="T4">.</text:span></text:p>
            <text:p text:style-name="P8">Заплакані вікна. <text:span text:style-name="T40">Всевікна</text:span> твої.</text:p>
            <text:p text:style-name="P6"><text:span text:style-name="T54">Готуйся до злету. Кінець животінню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вікно́</text:p>
            <text:p text:style-name="P6"><text:span text:style-name="T27">-а, </text:span><text:span text:style-name="T32">с.</text:span></text:p>
            <text:p text:style-name="P6">1) Отвір для світла й повітря в стіні приміщення (будинку, вагона тощо), куди вставлено раму з шибками. || Шибки. || Підвіконня.<text:span text:style-name="T77"> </text:span><text:span text:style-name="T78">(С, 187)</text:span></text:p>
          </table:table-cell>
        </table:table-row>
        <table:table-row>
          <table:table-cell table:style-name="Dictionary.A2" table:number-rows-spanned="2" office:value-type="string">
            <text:p text:style-name="P7">ВСЕГÍН</text:p>
            <text:p text:style-name="P6">-гóну, <text:span text:style-name="T53">ім., ч., інд.-авт.,</text:span></text:p>
            <text:p text:style-name="P6"><text:span text:style-name="T66">утворене способом основоскладання, </text:span><text:soft-page-break/><text:span text:style-name="T66">похідне від слів:</text:span> <text:span text:style-name="T41">все</text:span> і <text:span text:style-name="T41">гін.</text:span></text:p>
            <text:p text:style-name="P8">Ця дорога вседороги</text:p>
            <text:p text:style-name="P8">всенезустрічі – <text:span text:style-name="T40">всегону</text:span>.</text:p>
            <text:p text:style-name="P8">Позирай із заквагону</text:p>
            <text:p text:style-name="P6"><text:span text:style-name="T54">за сузір’ям Козерога.</text:span><text:span text:style-name="T53"> </text:span><text:span text:style-name="T64">(П, І, 67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гін</text:p>
            <text:p text:style-name="P6"><text:span text:style-name="T27">го́</text:span><text:span text:style-name="T27">ну, </text:span><text:span text:style-name="T32">ч.</text:span></text:p>
            <text:p text:style-name="P6"><text:soft-page-break/>1) Дія за знач. гнати і гнатися. <text:span text:style-name="T62">(С, 239)</text:span></text:p>
          </table:table-cell>
        </table:table-row>
        <table:table-row>
          <table:table-cell table:style-name="Dictionary.A2" office:value-type="string">
            <text:p text:style-name="P7">ВСЕГЛЯ́ДНО</text:p>
            <text:p text:style-name="P8">присл., інд.-авт.,</text:p>
            <text:p text:style-name="P6"><text:span text:style-name="T65">утворене суфіксальним способом, похідне від слова</text:span><text:span text:style-name="T68"> </text:span><text:span text:style-name="T42">всегля́</text:span><text:span text:style-name="T42">дний.</text:span></text:p>
            <text:p text:style-name="P8">Снують думок рої,</text:p>
            <text:p text:style-name="P8">котрим немає ради</text:p>
            <text:p text:style-name="P8">(смертельні перепади!),</text:p>
            <text:p text:style-name="P8">а сонце всевідради</text:p>
            <text:p text:style-name="P6"><text:span text:style-name="T59">всеглядно</text:span><text:span text:style-name="T54"> постає.</text:span><text:span text:style-name="T53"> </text:span><text:span text:style-name="T64">(П, І, 179)</text:span></text:p>
          </table:table-cell>
          <table:table-cell table:style-name="Dictionary.B2" office:value-type="string">
            <text:p text:style-name="P6"><text:span text:style-name="T42">всегля́</text:span><text:span text:style-name="T42">дний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ГНІ́ВНИЙ</text:p>
            <text:p text:style-name="P6">-а, -е, <text:span text:style-name="T54">прикм., </text:span><text:span text:style-name="T53">інд.-авт.,</text:span></text:p>
            <text:p text:style-name="P6"><text:span text:style-name="T65">утворене складносуфіксальним способом або способом основословоскладання, похідне від слів:</text:span> <text:span text:style-name="T41">все</text:span> і <text:span text:style-name="T41">гні́</text:span><text:span text:style-name="T41">вний.</text:span></text:p>
            <text:p text:style-name="P5">Тож – в неба провалля в бездоння, бездолий</text:p>
            <text:p text:style-name="P5">нагірний, невірний, западистий рай,</text:p>
            <text:p text:style-name="P4"><text:soft-page-break/><text:span text:style-name="T86">всебідий, </text:span><text:span text:style-name="T87">всегнівний</text:span><text:span text:style-name="T86">, всещедрий, </text:span><text:span text:style-name="T86">всекволий.</text:span></text:p>
            <text:p text:style-name="P4"><text:span text:style-name="T86">А що під крилом твоїм? Кара – карай.</text:span><text:span text:style-name="T85"> </text:span><text:span text:style-name="T88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ні́</text:span><text:span text:style-name="T39">вний</text:span></text:p>
            <text:p text:style-name="P6">-а, -е.</text:p>
            <text:p text:style-name="P6">Який перебуває в стані нервового збудження, гніву. || Який виражає гнів, перейнятий гнівом.<text:span text:style-name="T77"> </text:span><text:span text:style-name="T78">(С, 248)</text:span></text:p>
          </table:table-cell>
        </table:table-row>
        <table:table-row>
          <table:table-cell table:style-name="Dictionary.A2" table:number-rows-spanned="2" office:value-type="string">
            <text:p text:style-name="P7">ВСЕГОЛО́ДНИЙ</text:p>
            <text:p text:style-name="P6">-а, -е, <text:span text:style-name="T54">прикм., </text:span><text:span text:style-name="T53">інд.-авт.,</text:span></text:p>
            <text:p text:style-name="P6"><text:span text:style-name="T65">утворене складносуфіксальним способом або способом основословоскладання, похідне від слів:</text:span> <text:span text:style-name="T41">все </text:span>і <text:span text:style-name="T41">голо́</text:span><text:span text:style-name="T41">дний</text:span></text:p>
            <text:p text:style-name="P8">Народжені мої бажання,</text:p>
            <text:p text:style-name="P8">усенестерпні, <text:span text:style-name="T40">всеголодні</text:span>,</text:p>
            <text:p text:style-name="P8">такі вітри зняли довкола,</text:p>
            <text:p text:style-name="P6"><text:span text:style-name="T54">що все несеться шкереберть.</text:span><text:span text:style-name="T53"> </text:span><text:span text:style-name="T64">(П, ІІ, 195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ло́</text:span><text:span text:style-name="T39">дний</text:span></text:p>
            <text:p text:style-name="P6">-а, -е.</text:p>
            <text:p text:style-name="P6">1) Який відчуває голод (у 1 <text:span text:style-name="T52">знач.</text:span>). || Який виражає голод. || <text:span text:style-name="T52">у знач.ім.</text:span> голодний, -ного, <text:span text:style-name="T52">ч.</text:span> Той, хто відчуває голод, постійно голодує.</text:p>
            <text:p text:style-name="P6">2) Який настає від голоду; викликаний голодом.<text:span text:style-name="T77"> </text:span><text:span text:style-name="T78">(С, 251)</text:span></text:p>
          </table:table-cell>
        </table:table-row>
        <table:table-row>
          <table:table-cell table:style-name="Dictionary.A2" table:number-rows-spanned="2" office:value-type="string">
            <text:p text:style-name="P7">ВСЕДОБРО́</text:p>
            <text:p text:style-name="P6">-а́, <text:span text:style-name="T53">ім., с., інд.-авт.,</text:span></text:p>
            <text:p text:style-name="P6"><text:span text:style-name="T64">утворене способом основословоскладання, похідне від слів:</text:span> <text:span text:style-name="T41">все</text:span> і <text:span text:style-name="T41">добро́</text:span><text:span text:style-name="T4">.</text:span></text:p>
            <text:p text:style-name="P8">Спасенної тримайся криги,</text:p>
            <text:p text:style-name="P8">пречистої тримайся туги,</text:p>
            <text:p text:style-name="P8">шаленої тримайся муки</text:p>
            <text:p text:style-name="P6"><text:span text:style-name="T54">і так існуй – на </text:span><text:span text:style-name="T59">вседобро</text:span><text:span text:style-name="T54">.</text:span><text:span text:style-name="T53"> </text:span><text:span text:style-name="T64">(П, ІІ, 83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добро́</text:p>
            <text:p text:style-name="P6"><text:span text:style-name="T27">-а, </text:span><text:span text:style-name="T32">с.</text:span></text:p>
            <text:p text:style-name="P6"><text:span text:style-name="T11">1) Усе позитивне в житті людей, що відповідає їхнім інтересам, бажанням, мріям; благо; </text:span><text:span text:style-name="T23">прот.</text:span><text:span text:style-name="T11"> лихо, зло. || Добра, корисна справа, вчинок і т. ін.</text:span><text:span text:style-name="T12"> </text:span><text:span text:style-name="T13">(С, 307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́ГА</text:p>
            <text:p text:style-name="P6"><text:soft-page-break/>-и́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доро́</text:span><text:span text:style-name="T41">га.</text:span></text:p>
            <text:p text:style-name="P8">Ця дорога <text:span text:style-name="T40">вседороги</text:span></text:p>
            <text:p text:style-name="P8">всенезустрічі – всегону.</text:p>
            <text:p text:style-name="P8">Позирай із заквагону</text:p>
            <text:p text:style-name="P8">за сузір’ям Козерога. (П, І, 67); Ламка і витка всеспадна <text:span text:style-name="T40">вседорога</text:span>.</text:p>
            <text:p text:style-name="P6"><text:span text:style-name="T54">Дорога до Бога – ламка і витка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ро́</text:span><text:span text:style-name="T39">га</text:span></text:p>
            <text:p text:style-name="P6"><text:span text:style-name="T27">-и, </text:span><text:span text:style-name="T32">ж.</text:span></text:p>
            <text:p text:style-name="P6">1) Смуга землі, по якій їздять і ходять. || Смуга, що лишається як слід після руху кого-, чого-небудь.</text:p>
            <text:p text:style-name="P6">2) Місце для проходу, проїзду. || <text:span text:style-name="T52">перен.</text:span> Доступ куди-небудь, можливість потрапити куди-небудь.</text:p>
            <text:p text:style-name="P6">3) Перебування в русі (йдучи або їдучи куди-небудь).</text:p>
            <text:p text:style-name="P9">4) <text:span text:style-name="T52">у знач.</text:span> <text:span text:style-name="T52">присл.</text:span> дорогою. Під час руху, подорожування куди-небудь.</text:p>
            <text:p text:style-name="P9"><text:span text:style-name="T7">5) </text:span><text:span text:style-name="T7">Правильний напрямок для руху кого-небудь. || </text:span><text:span text:style-name="T22">перен.</text:span><text:span text:style-name="T7"> Напрямок діяльності, шлях розвитку.</text:span><text:span text:style-name="T19"> 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ДОРОГИ́Й</text:p>
            <text:p text:style-name="P6">-а́, -е́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дороги́</text:span><text:span text:style-name="T41">й.</text:span></text:p>
            <text:p text:style-name="P8">Земля – хитлива і плавка – <text:span text:style-name="T40">вседорога</text:span> і всепрощальна - </text:p>
            <text:p text:style-name="P8">здоліла стати, щоб благальна помічена була рука. (П, ІІ, 147);</text:p>
            <text:p text:style-name="P8">Який бо холод довкруги!</text:p>
            <text:p text:style-name="P8"><text:soft-page-break/>Самотності! Ніде нікого.</text:p>
            <text:p text:style-name="P8">Одна підтримка – голос Бога</text:p>
            <text:p text:style-name="P6"><text:span text:style-name="T59">вседорогий, вседорогий</text:span><text:span text:style-name="T54">.</text:span><text:span text:style-name="T53"> </text:span><text:span text:style-name="T64">(П, ІІ, 18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роги́</text:span><text:span text:style-name="T39">й</text:span></text:p>
            <text:p text:style-name="P6">-а, -е.</text:p>
            <text:p text:style-name="P6">1) Який коштує великі гроші; <text:span text:style-name="T52">прот.</text:span> дешевий. || Високий (про ціну).</text:p>
            <text:p text:style-name="P6">2) <text:span text:style-name="T52">перен.</text:span> Який високо ціниться, оберігається, яким дорожать.</text:p>
            <text:p text:style-name="P6">3) Близький, милий серцю. || Бажаний, жданий (про гостей). || У звертанні – для <text:soft-page-break/>вираження любові, приязні.<text:span text:style-name="T77"> </text:span><text:span text:style-name="T78">(С, 320)</text:span></text:p>
          </table:table-cell>
        </table:table-row>
        <table:table-row>
          <table:table-cell table:style-name="Dictionary.A2" table:number-rows-spanned="2" office:value-type="string">
            <text:p text:style-name="P7">ВСЕЗАДУ́́МА</text:p>
            <text:p text:style-name="P6">-и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заду́</text:span><text:span text:style-name="T41">ма.</text:span></text:p>
            <text:p text:style-name="P8">Пірни</text:p>
            <text:p text:style-name="P6"><text:span text:style-name="T54">у </text:span><text:span text:style-name="T59">всезадуму</text:span><text:span text:style-name="T54"> і збавляй безчасся.</text:span><text:span text:style-name="T53"> </text:span><text:span text:style-name="T64">(П, І, 17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аду́</text:span><text:span text:style-name="T39">ма</text:span></text:p>
            <text:p text:style-name="P6"><text:span text:style-name="T27">-и, </text:span><text:span text:style-name="T32">ж.</text:span></text:p>
            <text:p text:style-name="P6">Стан того, хто заглибився в думки, роздуми.<text:span text:style-name="T77"> </text:span><text:span text:style-name="T78">(С, 390)</text:span></text:p>
          </table:table-cell>
        </table:table-row>
        <table:table-row>
          <table:table-cell table:style-name="Dictionary.A2" table:number-rows-spanned="2" office:value-type="string">
            <text:p text:style-name="P7">ВСЕКВО́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 <text:span text:style-name="T41">все </text:span>і <text:span text:style-name="T41">кво́</text:span><text:span text:style-name="T41">лий.</text:span></text:p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8">всебідий, всегнівний, всещедрий, <text:span text:style-name="T40">всекволий</text:span>.</text:p>
            <text:p text:style-name="P6"><text:span text:style-name="T54">А що під крилом твоїм? Кара – </text:span><text:span text:style-name="T54">карай</text:span><text:span text:style-name="T70">. 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во́</text:span><text:span text:style-name="T39">лий</text:span></text:p>
            <text:p text:style-name="P6">-а, -е.</text:p>
            <text:p text:style-name="P6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’я). || Який погано росте; негустий, невисокий, прив’ялий (про рослини). || Неміцний, нестійкий (про будівлі, їх частини).</text:p>
            <text:p text:style-name="P6"><text:span text:style-name="T7">2) </text:span><text:span text:style-name="T22">перен.</text:span><text:span text:style-name="T7"> Позбавлений душевної стійкості, твердості, сили волі. || Небадьорий, млявий.</text:span><text:span text:style-name="T19"> </text:span><text:span text:style-name="T20">(С, 534)</text:span></text:p>
          </table:table-cell>
        </table:table-row>
        <table:table-row>
          <table:table-cell table:style-name="Dictionary.A2" table:number-rows-spanned="2" office:value-type="string">
            <text:p text:style-name="P7">ВСЕМЕЖА́</text:p>
            <text:p text:style-name="P6"><text:soft-page-break/>-и́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межа́</text:span><text:span text:style-name="T2">.</text:span></text:p>
            <text:p text:style-name="P8">Ти ще – ось-ось. Допіру-но ступив</text:p>
            <text:p text:style-name="P6"><text:span text:style-name="T54">за </text:span><text:span text:style-name="T59">всемежу</text:span><text:span text:style-name="T54">.</text:span><text:span text:style-name="T53"> </text:span><text:span text:style-name="T64">(П, І, 182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межа́</text:p>
            <text:p text:style-name="P6"><text:span text:style-name="T27">-і, </text:span><text:span text:style-name="T32">ж.</text:span></text:p>
            <text:p text:style-name="P6"><text:span text:style-name="T7">1) Лінія поділу якої-небудь території; границя (у 1 </text:span><text:span text:style-name="T22">знач.</text:span><text:span text:style-name="T7"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 </text:span><text:span text:style-name="T22">перен.</text:span><text:span text:style-name="T7"> Уявна точка на сонячній орбіті, що поділяє лінію орбіти на відрізки, відповідні до ранку, дня або вечора. ||</text:span><text:span text:style-name="T22">між чим і чим</text:span><text:span text:style-name="T7">, </text:span><text:span text:style-name="T22">чого і чого</text:span><text:span text:style-name="T7">, </text:span><text:span text:style-name="T22">перен.</text:span><text:span text:style-name="T7"> Границя поділу, розрізнення яких-небудь явищ, предметів тощо.</text:span><text:span text:style-name="T19"> </text:span><text:span text:style-name="T20">(С, 656)</text:span></text:p>
          </table:table-cell>
        </table:table-row>
        <table:table-row>
          <table:table-cell table:style-name="Dictionary.A2" table:number-rows-spanned="2" office:value-type="string">
            <text:p text:style-name="P7">ВСЕМОЛОДИ́Й</text:p>
            <text:p text:style-name="P6">-а́, -е́, <text:span text:style-name="T54">прикм., </text:span><text:span text:style-name="T53">інд.-авт.,</text:span></text:p>
            <text:p text:style-name="P6"><text:span text:style-name="T64">утворене способом основоскладання, похідне від слів:</text:span> <text:span text:style-name="T41">все</text:span> і <text:span text:style-name="T41">молоди́</text:span><text:span text:style-name="T41">й.</text:span></text:p>
            <text:p text:style-name="P8">Усесвіту пустеля</text:p>
            <text:p text:style-name="P8">небавом нас огорне,</text:p>
            <text:p text:style-name="P8">і мертва не воскресне</text:p>
            <text:p text:style-name="P8"><text:span text:style-name="T40">всемолода</text:span> біда. (П, І, 212);</text:p>
            <text:p text:style-name="P8">І, хилячи <text:span text:style-name="T40">всемолоде</text:span> чоло,</text:p>
            <text:p text:style-name="P6"><text:span text:style-name="T54">пройти під поглядом, немов під </text:span><text:soft-page-break/><text:span text:style-name="T54">градом…</text:span><text:span text:style-name="T53"> </text:span><text:span text:style-name="T64">(П, ІІ, 83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молоди́</text:span><text:span text:style-name="T39">й</text:span></text:p>
            <text:p text:style-name="P6"><text:span text:style-name="T27">-а, -е, </text:span><text:span text:style-name="T32">нар.-поет.</text:span></text:p>
            <text:p text:style-name="P6"><text:span text:style-name="T28">1) Який має небагато років, не досяг зрілого віку; юний. || Не старий. || </text:span><text:span text:style-name="T33">у знач.</text:span><text:span text:style-name="T28"> </text:span><text:span text:style-name="T33">ім.</text:span><text:span text:style-name="T28"> молодий, -дого, </text:span><text:span text:style-name="T33">ч.</text:span><text:span text:style-name="T28">; молода, -дої, </text:span><text:span text:style-name="T33">ж.</text:span><text:span text:style-name="T28">; молоде, -дого, </text:span><text:span text:style-name="T33">с.</text:span><text:span text:style-name="T28"> Той, хто має небагато років, ще не старий. || З прізвищем, прізвиськом і т. ін. – означає дітей (на відміну від батьків). || </text:span><text:span text:style-name="T33">у знач.</text:span><text:span text:style-name="T28"> </text:span><text:span text:style-name="T33">ім.</text:span><text:span text:style-name="T28"> молоді, -дих,</text:span><text:span text:style-name="T33">мн.</text:span><text:span text:style-name="T28"> Діти (</text:span><text:span text:style-name="T33">див.</text:span><text:span text:style-name="T28"> діти I 2)). || Стос. до молодості, належний, </text:span><text:span text:style-name="T33">власт.</text:span><text:span text:style-name="T28"> їй.</text:span><text:span text:style-name="T29"> </text:span><text:span text:style-name="T30">(С, 685)</text:span></text:p>
          </table:table-cell>
        </table:table-row>
        <table:table-row>
          <table:table-cell table:style-name="Dictionary.A2" table:number-rows-spanned="2" office:value-type="string">
            <text:p text:style-name="P7">ВСЕНАЧУВА́ННИЙ</text:p>
            <text:p text:style-name="P6"><text:span text:style-name="T46">-а, -е, </text:span><text:span text:style-name="T56">прикм., </text:span><text:span text:style-name="T57">інд.-авт.,</text:span></text:p>
            <text:p text:style-name="P6"><text:span text:style-name="T66">утворене складносуфіксальним способом, похідне від слів:</text:span> <text:span text:style-name="T41">все </text:span>і <text:span text:style-name="T41">начува́</text:span><text:span text:style-name="T41">тися.</text:span></text:p>
            <text:p text:style-name="P8">І торопкі <text:span text:style-name="T40">всеначуванні</text:span> кроки,</text:p>
            <text:p text:style-name="P6"><text:span text:style-name="T54">то лис блукає – із хвостом рудим.</text:span><text:span text:style-name="T53"> </text:span><text:span text:style-name="T64">(П, ІІ, 156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чува́</text:span><text:span text:style-name="T39">тися</text:span></text:p>
            <text:p text:style-name="P6"><text:span text:style-name="T27">-аюся, -аєшся, </text:span><text:span text:style-name="T32">недок.</text:span></text:p>
            <text:p text:style-name="P6"><text:span text:style-name="T11">Чекати розплати, помсти. || </text:span><text:span text:style-name="T23">чого</text:span><text:span text:style-name="T11">. Чекати чого-небудь неприємного.</text:span><text:span text:style-name="T12"> </text:span><text:span text:style-name="T13">(С, 745)</text:span></text:p>
          </table:table-cell>
        </table:table-row>
        <table:table-row>
          <table:table-cell table:style-name="Dictionary.A2" table:number-rows-spanned="3" office:value-type="string">
            <text:p text:style-name="P7">ВСЕНЕДОЧЕКА́ВШИСЯ</text:p>
            <text:p text:style-name="P8">дієприсл., док., інд.-авт.,</text:p>
            <text:p text:style-name="P6"><text:span text:style-name="T65">утворене способом основоскладання і суфіксально-префіксальним, похідне від слів:</text:span> <text:span text:style-name="T41">все</text:span> і <text:span text:style-name="T41">не дочека́</text:span><text:span text:style-name="T41">тися.</text:span></text:p>
            <text:p text:style-name="P8">Ну й долечка! Прождати на життя -</text:p>
            <text:p text:style-name="P6"><text:span text:style-name="T54">і </text:span><text:span text:style-name="T59">всенедочекавшися</text:span><text:span text:style-name="T54"> – померти!</text:span><text:span text:style-name="T53"> </text:span><text:span text:style-name="T64">(П, І, 18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</text:p>
            <text:p text:style-name="P6"><text:span text:style-name="T32">запереч.</text:span><text:span text:style-name="T27"> </text:span><text:span text:style-name="T32">част.</text:span></text:p>
            <text:p text:style-name="P6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<text:soft-page-break/>у поєднанні з повторюваним словом. <text:span text:style-name="T62">(С, 74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чека́</text:span><text:span text:style-name="T39">тися</text:span></text:p>
            <text:p text:style-name="P6"><text:span text:style-name="T27">-аюся, -аєшся, </text:span><text:span text:style-name="T32">док.</text:span><text:span text:style-name="T27">, дочікуватися, -уюся, -уєшся, </text:span><text:span text:style-name="T32">недок.</text:span></text:p>
            <text:p text:style-name="P6">Пробути, прожити до того часу, поки настане, з’явиться очікуване; діждатися.<text:span text:style-name="T77"> </text:span><text:span text:style-name="T78">(С, 325)</text:span></text:p>
          </table:table-cell>
        </table:table-row>
        <table:table-row>
          <table:table-cell table:style-name="Dictionary.A1" table:number-rows-spanned="3" office:value-type="string">
            <text:p text:style-name="P7">ВСЕНЕНАЖДА́ННИЙ</text:p>
            <text:p text:style-name="P6"><text:span text:style-name="T46">-а, -е, </text:span><text:span text:style-name="T56">прикм., </text:span><text:span text:style-name="T57">інд.-авт.,</text:span></text:p>
            <text:p text:style-name="P6"><text:span text:style-name="T45">утворене способом основоскладання і суфіксально-префіксальним, похідне від слів:</text:span><text:span text:style-name="T46"> </text:span><text:span text:style-name="T41">все</text:span><text:span text:style-name="T46"> і </text:span><text:span text:style-name="T41">не</text:span> <text:span text:style-name="T41">жда́</text:span><text:span text:style-name="T41">ти.</text:span></text:p>
            <text:p text:style-name="P8">я забуваюся, коли цнота</text:p>
            <text:p text:style-name="P8">пречистого пребілого паперу</text:p>
            <text:p text:style-name="P8">почне мене, відкривши добру еру</text:p>
            <text:p text:style-name="P8">натхнення в тиші, і коли мета</text:p>
            <text:p text:style-name="P6"><text:span text:style-name="T54">мене в полон імкне, </text:span><text:span text:style-name="T59">всененажданна</text:span><text:span text:style-name="T54">.</text:span><text:span text:style-name="T53"> </text:span><text:span text:style-name="T64">(П, ІІ, 169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не</text:span> <text:span text:style-name="T45">(див. </text:span><text:span text:style-name="T41">ВСЕНЕДОЧЕКА́ВШИСЯ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да́</text:span><text:span text:style-name="T39">ти</text:span></text:p>
            <text:p text:style-name="P6"><text:span text:style-name="T27">жду, ждеш, </text:span><text:span text:style-name="T32">недок.</text:span></text:p>
            <text:p text:style-name="P6">1) <text:span text:style-name="T52">перех.</text:span> Перебувати де-небудь, щоб побачити когось, зустрітися з кимось; чекати, очікувати. || <text:span text:style-name="T52">перех.</text:span> <text:span text:style-name="T52">і неперех.</text:span>, <text:span text:style-name="T52">кого</text:span>, <text:span text:style-name="T52">чого</text:span>, <text:span text:style-name="T52">на кого </text:span>–<text:span text:style-name="T52">що</text:span>, <text:span text:style-name="T52">зі спол.</text:span> Розраховувати на чиє-небудь повернення, на прихід, появу когось, чогось, на здійснення чогось.</text:p>
            <text:p text:style-name="P6"><text:span text:style-name="T11">2) </text:span><text:span text:style-name="T23">перех.</text:span><text:span text:style-name="T11"> </text:span><text:span text:style-name="T23">і неперех.</text:span><text:span text:style-name="T11"> Надіятися на що-небудь, сподіватися чогось; чекати.</text:span><text:span text:style-name="T12"> </text:span><text:span text:style-name="T13">(С, 365)</text:span></text:p>
          </table:table-cell>
        </table:table-row>
        <table:table-row>
          <table:table-cell table:style-name="Dictionary.A1" table:number-rows-spanned="3" office:value-type="string">
            <text:p text:style-name="P7">ВСЕНЕЗУ́́СТРІЧ</text:p>
            <text:p text:style-name="P6">-і, <text:span text:style-name="T53">ім., ж., інд.-авт.,</text:span></text:p>
            <text:p text:style-name="P6"><text:span text:style-name="T66">утворене способом зрощення, похідне </text:span><text:soft-page-break/><text:span text:style-name="T66">від слів:</text:span> <text:span text:style-name="T41">все</text:span> і <text:span text:style-name="T41">незу́</text:span><text:span text:style-name="T41">стріч.</text:span></text:p>
            <text:p text:style-name="P8">Ця дорога вседороги</text:p>
            <text:p text:style-name="P8"><text:span text:style-name="T40">всенезустрічі</text:span> – всегону.</text:p>
            <text:p text:style-name="P8">Позирай із заквагону</text:p>
            <text:p text:style-name="P8">за сузір’ям Козерога. (П, І, 67);</text:p>
            <text:p text:style-name="P8">Що мав – привиділось, причулося,</text:p>
            <text:p text:style-name="P6"><text:span text:style-name="T54">на </text:span><text:span text:style-name="T59">всенезустріч</text:span><text:span text:style-name="T54">, всепрощання.</text:span><text:span text:style-name="T53"> </text:span><text:span text:style-name="T64">(П, І, 199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 <text:span text:style-name="T45">(див. </text:span>ВСЕНЕДОЧЕКА́ВШИС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у́</text:span><text:span text:style-name="T39">стріч</text:span></text:p>
            <text:p text:style-name="P6"><text:soft-page-break/><text:span text:style-name="T27">-і, </text:span><text:span text:style-name="T32">ж.</text:span><text:span text:style-name="T27">, </text:span><text:span text:style-name="T32">кого</text:span><text:span text:style-name="T27">, </text:span><text:span text:style-name="T32">чого</text:span><text:span text:style-name="T27">, </text:span><text:span text:style-name="T32">з ким </text:span><text:span text:style-name="T27">– </text:span><text:span text:style-name="T32">чим і без додатка</text:span><text:span text:style-name="T27">.</text:span></text:p>
            <text:p text:style-name="P6">1) Зближення з ким-, чим-небудь, хто (що) рухається навпроти.</text:p>
            <text:p text:style-name="P6"><text:span text:style-name="T7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22">рідко</text:span><text:span text:style-name="T7">. Знайомство.</text:span><text:span text:style-name="T19"> </text:span><text:span text:style-name="T20">(С, 483)</text:span></text:p>
          </table:table-cell>
        </table:table-row>
        <table:table-row>
          <table:table-cell table:style-name="Dictionary.A1" table:number-rows-spanned="2" office:value-type="string">
            <text:p text:style-name="P7">ВСЕНЕЗУ́́СТРІЧ-ВСЕГÍН</text:p>
            <text:p text:style-name="P6">-го́ну, <text:span text:style-name="T53">ім., ж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всенезу́</text:span><text:span text:style-name="T42">стріч</text:span><text:span text:style-name="T83"> і </text:span><text:span text:style-name="T42">всегі́</text:span><text:span text:style-name="T42">н.</text:span></text:p>
            <text:p text:style-name="P8">Ця дорога вседороги,</text:p>
            <text:p text:style-name="P8"><text:span text:style-name="T40">всенезустрічі-всегону</text:span>,</text:p>
            <text:p text:style-name="P8">позирай із зак-вагону</text:p>
            <text:p text:style-name="P6"><text:span text:style-name="T54">за сузір’ям Козерога.</text:span><text:span text:style-name="T53"> </text:span><text:span text:style-name="T64">(П, І, 118)</text:span></text:p>
          </table:table-cell>
          <table:table-cell table:style-name="Dictionary.B1" office:value-type="string">
            <text:p text:style-name="P6"><text:span text:style-name="T42">всенезу́</text:span><text:span text:style-name="T42">стріч </text:span><text:span text:style-name="T47">(див. </text:span><text:span text:style-name="T42">ВСЕНЕЗУ́́СТРІЧ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всегі́</text:span><text:span text:style-name="T42">н </text:span><text:span text:style-name="T47">(див. </text:span><text:span text:style-name="T42">ВСЕГÍН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ВСЕНЕПІ́ЗНА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непі́</text:span><text:span text:style-name="T41">знаний.</text:span></text:p>
            <text:p text:style-name="P8">…попелясті зозулі</text:p>
            <text:p text:style-name="P8"><text:soft-page-break/>вістили роки: жий однині</text:p>
            <text:p text:style-name="P6"><text:span text:style-name="T54">на </text:span><text:span text:style-name="T59">всенепізнаній</text:span><text:span text:style-name="T54"> землі.</text:span><text:span text:style-name="T53"> </text:span><text:span text:style-name="T64">(П, І, 12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пі́</text:span><text:span text:style-name="T39">знаний</text:span></text:p>
            <text:p text:style-name="P6">-а, -е.</text:p>
            <text:p text:style-name="P6">Якого ще не пізнали, не вивчили. <text:span text:style-name="T78">(С, 772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ГА́С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непога́́</text:span><text:span text:style-name="T41">сний</text:span></text:p>
            <text:p text:style-name="P8">оце світіння полохких світань</text:p>
            <text:p text:style-name="P8">світів жертовних, що мене запалює</text:p>
            <text:p text:style-name="P8"><text:span text:style-name="T40">всенепогасним</text:span> і ламким, як крига,</text:p>
            <text:p text:style-name="P6"><text:span text:style-name="T54">огнем співучих надторосів – криг.</text:span><text:span text:style-name="T53"> </text:span><text:span text:style-name="T64">(П, І, 80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пога́</text:span><text:span text:style-name="T39">сний</text:span></text:p>
            <text:p text:style-name="P6">-а, -е.</text:p>
            <text:p text:style-name="P6">1) Який не гасне, якого не можна погасити; невгасимий.</text:p>
            <text:p text:style-name="P6"><text:span text:style-name="T11">2) </text:span><text:span text:style-name="T23">перен.</text:span><text:span text:style-name="T11"> Який з часом не втрачає своєї сили; неослабний. || Якого не можна стримати, угамувати.</text:span><text:span text:style-name="T12"> </text:span><text:span text:style-name="T13">(С, 773)</text:span></text:p>
          </table:table-cell>
        </table:table-row>
        <table:table-row>
          <table:table-cell table:style-name="Dictionary.A2" table:number-rows-spanned="2" office:value-type="string">
            <text:p text:style-name="P7">ВСЕНЕПОКО́РА</text:p>
            <text:p text:style-name="P6">-и, <text:span text:style-name="T53">ім., ж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непоко́</text:span><text:span text:style-name="T41">ра.</text:span></text:p>
            <text:p text:style-name="P8">Страшна ковбаня – чорна і масна.</text:p>
            <text:p text:style-name="P8">І дух тяжкий повзе, немов потвора,</text:p>
            <text:p text:style-name="P8">в лещатах дум твоя <text:span text:style-name="T40">всенепокора</text:span>,</text:p>
            <text:p text:style-name="P6"><text:span text:style-name="T54">стою на кладці. Дозираю дна.</text:span><text:span text:style-name="T53"> </text:span><text:span text:style-name="T64">(П, І, 151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поко́</text:span><text:span text:style-name="T39">ра</text:span></text:p>
            <text:p text:style-name="P6"><text:span text:style-name="T27">-и, </text:span><text:span text:style-name="T32">ж.</text:span></text:p>
            <text:p text:style-name="P6">Небажання або відмова підкорятися кому-небудь, слухатися когось і т. ін.<text:span text:style-name="T77"> </text:span><text:span text:style-name="T78">(С, 774)</text:span></text:p>
          </table:table-cell>
        </table:table-row>
        <table:table-row>
          <table:table-cell table:style-name="Dictionary.A2" table:number-rows-spanned="2" office:value-type="string">
            <text:p text:style-name="P7">ВСЕНИЩІ́ВНІСТЬ</text:p>
            <text:p text:style-name="P6">-ності, <text:span text:style-name="T53">ім., ж., 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все </text:span><text:span text:style-name="T47">і </text:span><text:soft-page-break/><text:span text:style-name="T42">нищі́вний.</text:span></text:p>
            <text:p text:style-name="P8">І ти збагнеш</text:p>
            <text:p text:style-name="P6"><text:span text:style-name="T54">обнавіснілу </text:span><text:span text:style-name="T59">всенищівність</text:span><text:span text:style-name="T54"> роду.</text:span><text:span text:style-name="T53"> </text:span><text:span text:style-name="T64">(П, І, 14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ищівни́</text:span><text:span text:style-name="T39">й</text:span></text:p>
            <text:p text:style-name="P6">-а, -е.</text:p>
            <text:p text:style-name="P6"><text:soft-page-break/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77"> </text:span><text:span text:style-name="T78">(С, 786)</text:span></text:p>
          </table:table-cell>
        </table:table-row>
        <table:table-row>
          <table:table-cell table:style-name="Dictionary.A2" table:number-rows-spanned="2" office:value-type="string">
            <text:p text:style-name="P7">ВСЕО́БРІЙ</text:p>
            <text:p text:style-name="P6">-ю, <text:span text:style-name="T53">ім., ч., інд.-авт.,</text:span></text:p>
            <text:p text:style-name="P6"><text:span text:style-name="T66">утворене способом основоскладання, похідне від слів:</text:span> <text:span text:style-name="T41">все </text:span>і <text:span text:style-name="T41">о́</text:span><text:span text:style-name="T41">брій.</text:span></text:p>
            <text:p text:style-name="P8">Старечою ходою</text:p>
            <text:p text:style-name="P8">із костуром – іще бриниш мені</text:p>
            <text:p text:style-name="P6"><text:span text:style-name="T59">всеобрієм</text:span><text:span text:style-name="T54">.</text:span><text:span text:style-name="T53"> </text:span><text:span text:style-name="T64">(П, І, 182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о́</text:span><text:span text:style-name="T39">брій</text:span></text:p>
            <text:p text:style-name="P6"><text:span text:style-name="T27">-ю, </text:span><text:span text:style-name="T32">ч.</text:span></text:p>
            <text:p text:style-name="P6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6">2) Простір, який постає перед очима на відкритій місцевості; видноколо.<text:span text:style-name="T77"> </text:span><text:span text:style-name="T78">(С, 816)</text:span></text:p>
          </table:table-cell>
        </table:table-row>
        <table:table-row>
          <table:table-cell table:style-name="Dictionary.A2" table:number-rows-spanned="2" office:value-type="string">
            <text:p text:style-name="P7">ВСЕОБРУША́ТИ</text:p>
            <text:p text:style-name="P6">-а́ю, -єш, дієсл., <text:span text:style-name="T54">недок., перех., інд.-авт.,</text:span></text:p>
            <text:p text:style-name="P6"><text:span text:style-name="T64">утворене способом основоскладання, похідне від слів:</text:span> <text:span text:style-name="T41">все</text:span> і <text:span text:style-name="T41">обруша́</text:span><text:span text:style-name="T41">ти.</text:span></text:p>
            <text:p text:style-name="P8">Та <text:span text:style-name="T40">всеобрушає</text:span> нестерпно</text:p>
            <text:p text:style-name="P8">двопогляд. У ньому ти сущий,</text:p>
            <text:p text:style-name="P8">померлий, пантруєш живого,</text:p>
            <text:p text:style-name="P6"><text:span text:style-name="T54">зориш за померлим – живий.</text:span><text:span text:style-name="T53"> </text:span><text:span text:style-name="T64">(П, І, 87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обру́</text:span><text:span text:style-name="T9">шувати</text:span></text:p>
            <text:p text:style-name="P6"><text:span text:style-name="T27">-ую, -уєш </text:span><text:span text:style-name="T32">і рідко </text:span><text:span text:style-name="T27">обрушати, -аю, -аєш, </text:span><text:span text:style-name="T32">недок.</text:span><text:span text:style-name="T27">, обрушити, -шу, -шиш,</text:span><text:span text:style-name="T32">док.</text:span><text:span text:style-name="T27">, </text:span><text:span text:style-name="T32">перех.</text:span></text:p>
            <text:p text:style-name="P6"><text:span text:style-name="T7">3) </text:span><text:span text:style-name="T22">перен.</text:span><text:span text:style-name="T7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19"> </text:span><text:span text:style-name="T20">(С, 817)</text:span></text:p>
          </table:table-cell>
        </table:table-row>
        <table:table-row>
          <table:table-cell table:style-name="Dictionary.A1" table:number-rows-spanned="2" office:value-type="string">
            <text:p text:style-name="P7">ВСЕО́ЧІ</text:p>
            <text:p text:style-name="P6"><text:soft-page-break/>-чéй, <text:span text:style-name="T53">ім., мн., 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1">о́</text:span><text:span text:style-name="T41">чі.</text:span></text:p>
            <text:p text:style-name="P8">Узорені, роздумані, прозорі -</text:p>
            <text:p text:style-name="P8">вони – одне високе чудування -</text:p>
            <text:p text:style-name="P8">недоторканна є оця зчужілість</text:p>
            <text:p text:style-name="P6"><text:span text:style-name="T54">і всепрозріння добрих </text:span><text:span text:style-name="T59">всеочей</text:span><text:span text:style-name="T54">.</text:span><text:span text:style-name="T53"> </text:span><text:span text:style-name="T64">(П, ІІ, 198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О́</text:span><text:span text:style-name="T8">ко (о́</text:span><text:span text:style-name="T8">чі)</text:span><text:soft-page-break/></text:p>
            <text:p text:style-name="P6"><text:span text:style-name="T26">I </text:span><text:span text:style-name="T27">-а, </text:span><text:span text:style-name="T32">с.</text:span><text:span text:style-name="T27"> (</text:span><text:span text:style-name="T32">мн.</text:span><text:span text:style-name="T27"> очі, </text:span><text:span text:style-name="T32">рідко </text:span><text:span text:style-name="T27">вічі, очей – </text:span><text:span text:style-name="T32">перев.</text:span><text:span text:style-name="T27"> </text:span><text:span text:style-name="T32">з прийм.</text:span><text:span text:style-name="T27"> у).</text:span></text:p>
            <text:p text:style-name="P6">1) Орган зору у людини, всіх хребетних та деяких безхребетних тварин. || Те саме, що погляд.</text:p>
            <text:p text:style-name="P6">2) <text:span text:style-name="T52">розм.</text:span> Здатність бачити; зір. || <text:span text:style-name="T52">тільки одн.</text:span> Особлива здатність бачення, властива людині завдяки певній професії, досвіду і т. ін.</text:p>
            <text:p text:style-name="P6"><text:span text:style-name="T11">3) </text:span><text:span text:style-name="T23">перен.</text:span><text:span text:style-name="T11">, </text:span><text:span text:style-name="T23">розм.</text:span><text:span text:style-name="T11"> Піклування, догляд.</text:span><text:span text:style-name="T12"> </text:span><text:span text:style-name="T13">(С, 837)</text:span></text:p>
          </table:table-cell>
        </table:table-row>
        <table:table-row>
          <table:table-cell table:style-name="Dictionary.A1" table:number-rows-spanned="2" office:value-type="string">
            <text:p text:style-name="P7">ВСЕПАМ’ЯТКИ́Й</text:p>
            <text:p text:style-name="P6">-á, -é, <text:span text:style-name="T54">прикм., </text:span><text:span text:style-name="T53">інд.-авт.,</text:span></text:p>
            <text:p text:style-name="P6"><text:span text:style-name="T66">утворене способом основоскладання, похідне від слів:</text:span> <text:span text:style-name="T41">все</text:span> і <text:span text:style-name="T42">пам’ятки́й.</text:span></text:p>
            <text:p text:style-name="P8">Володарю своєї смерті, доля - </text:p>
            <text:p text:style-name="P8"><text:span text:style-name="T40">всепам’ятка</text:span>, всечула, всевидюща - </text:p>
            <text:p text:style-name="P6"><text:span text:style-name="T54">нічого не забуде, не простить.</text:span><text:span text:style-name="T53"> </text:span><text:span text:style-name="T64">(П, І, 144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Пам’ятли́</text:span><text:span text:style-name="T9">вий (пам’ятки́</text:span><text:span text:style-name="T9">й)</text:span></text:p>
            <text:p text:style-name="P6">-а, -е.</text:p>
            <text:p text:style-name="P6">1) Який має добру пам’ять, здатний легко запам’ятовувати.<text:span text:style-name="T77"> </text:span><text:span text:style-name="T78">(С, 879)</text:span></text:p>
          </table:table-cell>
        </table:table-row>
        <table:table-row>
          <table:table-cell table:style-name="Dictionary.A1" table:number-rows-spanned="2" office:value-type="string">
            <text:p text:style-name="P7">ВСЕПЕКЕ́ЛЬНИЙ</text:p>
            <text:p text:style-name="P6">-а, -е, <text:span text:style-name="T54">прикм., </text:span><text:span text:style-name="T53">інд.-авт.,</text:span></text:p>
            <text:p text:style-name="P6"><text:span text:style-name="T45">утворене способом основоскладання, похідне від слів:</text:span> <text:span text:style-name="T41">все</text:span> і <text:span text:style-name="T41">пекéльний.</text:span></text:p>
            <text:p text:style-name="P8"><text:soft-page-break/>Сяє срібне серце землі</text:p>
            <text:p text:style-name="P6"><text:span text:style-name="T59">всепекельними </text:span><text:span text:style-name="T54">калюжами.</text:span><text:span text:style-name="T53"> </text:span><text:span text:style-name="T64">(П, І, 173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пеке́льний</text:p>
            <text:p text:style-name="P6">-а, -е.</text:p>
            <text:p text:style-name="P6">1) Прикм. до пекло 1). || Який уявно <text:soft-page-break/>спостерігається в пеклі.</text:p>
            <text:p text:style-name="P6">2) <text:span text:style-name="T52">перен.</text:span> Важкий, жахливий, нестерпний; такий, як у пеклі. || Надзвичайний за ступенем прояву; дуже великий.</text:p>
            <text:p text:style-name="P6"><text:span text:style-name="T11">3) </text:span><text:span text:style-name="T23">перен.</text:span><text:span text:style-name="T11"> Злий, підступний. || </text:span><text:span text:style-name="T23">розм.</text:span><text:span text:style-name="T11"> Уживається як лайливе слово.</text:span><text:span text:style-name="T12"> </text:span><text:span text:style-name="T13">(С, 896-897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Е́Т</text:p>
            <text:p text:style-name="P6">-у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перелі́</text:span><text:span text:style-name="T42">т.</text:span></text:p>
            <text:p text:style-name="P8">Це божевілля пориву, ця рвань</text:p>
            <text:p text:style-name="P8"><text:span text:style-name="T40">всеперелетів</text:span> – з пекла і до раю,</text:p>
            <text:p text:style-name="P6"><text:span text:style-name="T54">це надвисання в смерть…</text:span><text:span text:style-name="T53"> </text:span><text:span text:style-name="T64">(П, І, 14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ерелі́</text:span><text:span text:style-name="T39">т</text:span></text:p>
            <text:p text:style-name="P6"><text:span text:style-name="T27">-льоту, </text:span><text:span text:style-name="T32">ч.</text:span></text:p>
            <text:p text:style-name="P6">1) Дія і стан за знач. перелетіти 1), перелітати. <text:span text:style-name="T62">(С, 916)</text:span></text:p>
          </table:table-cell>
        </table:table-row>
        <table:table-row>
          <table:table-cell table:style-name="Dictionary.A2" table:number-rows-spanned="2" office:value-type="string">
            <text:p text:style-name="P7">ВСЕПЕРЕЛЯ́К</text:p>
            <text:p text:style-name="P6">-у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переля́к.</text:span></text:p>
            <text:p text:style-name="P8">Куди сховатись,</text:p>
            <text:p text:style-name="P8">аби втекти глухонімого болю</text:p>
            <text:p text:style-name="P8">і таємничого <text:span text:style-name="T40">Всепереляку</text:span></text:p>
            <text:p text:style-name="P6"><text:span text:style-name="T54">і ницого рятунку Порожнеч?</text:span><text:span text:style-name="T53"> </text:span><text:span text:style-name="T64">(П, І, 136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ереля́</text:span><text:span text:style-name="T39">к</text:span></text:p>
            <text:p text:style-name="P6"><text:span text:style-name="T27">-у, </text:span><text:span text:style-name="T32">ч.</text:span></text:p>
            <text:p text:style-name="P6">Почуття страху, боязні. || Стан, викликаний таким почуттям; зовнішні ознаки такого почуття.<text:span text:style-name="T77"> </text:span><text:span text:style-name="T78">(С, 916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ВСЕПОПÉРЕДУ</text:p>
            <text:p text:style-name="P8">присл., інд.-авт.,</text:p>
            <text:p text:style-name="P6"><text:span text:style-name="T65">утворене способом </text:span><text:span text:style-name="T65">зрощення, похідне </text:span><text:span text:style-name="T65">від слів:</text:span><text:span text:style-name="T83"> </text:span><text:span text:style-name="T42">все</text:span><text:span text:style-name="T83"> і </text:span><text:span text:style-name="T42">попéреду</text:span></text:p>
            <text:p text:style-name="P8">Іду до вас – ви <text:span text:style-name="T40">всепопереду</text:span>,</text:p>
            <text:p text:style-name="P6"><text:span text:style-name="T54">за заримим обрієм моїм.</text:span><text:span text:style-name="T53"> </text:span><text:span text:style-name="T64">(П, ІІ, 7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попе́реду</text:p>
            <text:p text:style-name="P6"><text:span text:style-name="T26">I </text:span><text:span text:style-name="T32">присл.</text:span></text:p>
            <text:p text:style-name="P6">1) Перед ким-, чим-небудь, на чолі когось, чогось; <text:span text:style-name="T52">прот.</text:span> позаду. || У передній частині чого-небудь. || У числі перших, передових, в авангарді.</text:p>
            <text:p text:style-name="P6">2) Раніше від кого-, чого-небудь; спершу. || За якийсь час до чого-небудь; заздалегідь, наперед. || У минулому, раніше.</text:p>
            <text:p text:style-name="P6">3) На деякій відстані перед ким-, чим-небудь. || На значній віддалі на шляху під час пересування.</text:p>
            <text:p text:style-name="P6">4) У майбутньому.<text:span text:style-name="T77"> </text:span><text:span text:style-name="T78">(С, 1054)</text:span></text:p>
          </table:table-cell>
        </table:table-row>
        <table:table-row>
          <table:table-cell table:style-name="Dictionary.A2" table:number-rows-spanned="2" office:value-type="string">
            <text:p text:style-name="P7">ВСЕПРОЗРÍННЯ</text:p>
            <text:p text:style-name="P8">ім., с., інд.-авт.,</text:p>
            <text:p text:style-name="P6"><text:span text:style-name="T65">утворене способом основоскладання, </text:span><text:span text:style-name="T65">похідне від слів:</text:span><text:span text:style-name="T83"> </text:span><text:span text:style-name="T42">все</text:span><text:span text:style-name="T83"> </text:span><text:span text:style-name="T83">і </text:span><text:span text:style-name="T42">прозрíння.</text:span></text:p>
            <text:p text:style-name="P8">На всерозхресті люті і жаху,</text:p>
            <text:p text:style-name="P8">на <text:span text:style-name="T40">всепрозрінні</text:span> смертного скрику</text:p>
            <text:p text:style-name="P8">дай мені, Боже, чесного шляху,</text:p>
            <text:p text:style-name="P6"><text:span text:style-name="T54">дай мені, Боже, гордого лику!</text:span><text:span text:style-name="T53"> </text:span><text:span text:style-name="T64">(П, І, 153);</text:span></text:p>
            <text:p text:style-name="P8"><text:soft-page-break/>Узорені, роздумані, прозорі - </text:p>
            <text:p text:style-name="P8">вони – одне високе чудування - </text:p>
            <text:p text:style-name="P8">недоторканна є оця зчужілість</text:p>
            <text:p text:style-name="P6"><text:span text:style-name="T54">і </text:span><text:span text:style-name="T59">всепрозріння</text:span><text:span text:style-name="T54"> добрих всеочей.</text:span><text:span text:style-name="T53"> </text:span><text:span text:style-name="T64">(П, ІІ, 1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зрі́</text:span><text:span text:style-name="T39">ння</text:span></text:p>
            <text:p text:style-name="P6"><text:span text:style-name="T27">-я, </text:span><text:span text:style-name="T32">с.</text:span></text:p>
            <text:p text:style-name="P6">1) Дія і стан за знач. прозріти. <text:span text:style-name="T62">(С, 1153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все</text:span><text:span text:style-name="T83"> і </text:span><text:span text:style-name="T42">прощáльний.</text:span></text:p>
            <text:p text:style-name="P8">Земля – хитлива і плавка – вседорога і <text:span text:style-name="T40">всепрощальна</text:span> - </text:p>
            <text:p text:style-name="P6"><text:span text:style-name="T54">здоліла стати, щоб благальна помічена була рука.</text:span><text:span text:style-name="T53"> </text:span><text:span text:style-name="T64">(П, ІІ, 147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ща́</text:span><text:span text:style-name="T39">льний</text:span></text:p>
            <text:p text:style-name="P6">-а, -е.</text:p>
            <text:p text:style-name="P6">1) Стос. до прощання. ||Викликаний прощанням. || Який буває, відбувається тощо під час прощання з покійником. || Який влаштовується з нагоди від’їзду.</text:p>
            <text:p text:style-name="P6"><text:span text:style-name="T7">2) </text:span><text:span text:style-name="T22">перен.</text:span><text:span text:style-name="T7"> Останній.</text:span><text:span text:style-name="T19"> </text:span><text:span text:style-name="T20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ПРОЩÁНН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все</text:span><text:span text:style-name="T83"> і </text:span><text:span text:style-name="T42">прощáння.</text:span></text:p>
            <text:p text:style-name="P8">Що мав – привиділось, причулося,</text:p>
            <text:p text:style-name="P6"><text:span text:style-name="T54">на всенезустріч, </text:span><text:span text:style-name="T59">всепрощання</text:span><text:span text:style-name="T54">.</text:span><text:span text:style-name="T53"> </text:span><text:span text:style-name="T64">(П, І, 199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ща́</text:span><text:span text:style-name="T39">ння</text:span></text:p>
            <text:p text:style-name="P6"><text:span text:style-name="T27">-я, </text:span><text:span text:style-name="T32">с.</text:span></text:p>
            <text:p text:style-name="P6"><text:span text:style-name="T28">1) Дія за знач. прощатися 1). || Слова, які вимовляються перед розлукою, </text:span><text:span text:style-name="T28">розставанням. </text:span><text:span text:style-name="T33">Час прощання</text:span><text:span text:style-name="T28">.</text:span></text:p>
            <text:p text:style-name="P6"><text:span text:style-name="T11">2) </text:span><text:span text:style-name="T23">перен.</text:span><text:span text:style-name="T11"> Розставання з чим-небудь.</text:span><text:span text:style-name="T12"> </text:span><text:span text:style-name="T13">(С, 1181)</text:span></text:p>
          </table:table-cell>
        </table:table-row>
        <table:table-row>
          <table:table-cell table:style-name="Dictionary.A2" table:number-rows-spanned="2" office:value-type="string">
            <text:p text:style-name="P7">ВСЕРОЗЛУ́́КА</text:p>
            <text:p text:style-name="P6"><text:soft-page-break/>-и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розлу́ка.</text:span></text:p>
            <text:p text:style-name="P6">Сягни рукою – і не досягнеш</text:p>
            <text:p text:style-name="P6"><text:span text:style-name="T53">ні краю </text:span><text:span text:style-name="T58">всерозлук</text:span><text:span text:style-name="T53">, ні муки краю. </text:span><text:span text:style-name="T64">(П, І, 149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розлу́</text:span><text:span text:style-name="T39">ка</text:span></text:p>
            <text:p text:style-name="P6"><text:soft-page-break/><text:span text:style-name="T27">-и, </text:span><text:span text:style-name="T32">ж.</text:span></text:p>
            <text:p text:style-name="P6">1) Розставання, прощання з ким-, чим-небудь близьким, дорогим.</text:p>
            <text:p text:style-name="P6">2) Тимчасове перебування далеко від кого-, чого-небудь близького, дорогого.<text:span text:style-name="T77"> </text:span><text:span text:style-name="T78">(С, 1250)</text:span></text:p>
          </table:table-cell>
        </table:table-row>
        <table:table-row>
          <table:table-cell table:style-name="Dictionary.A2" table:number-rows-spanned="2" office:value-type="string">
            <text:p text:style-name="P7">ВСЕРОЗХРÉСТЯ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рефіксальним і нульсуфіксальним, </text:span><text:span text:style-name="T66">похідне від слів:</text:span><text:span text:style-name="T83"> </text:span><text:span text:style-name="T42">все</text:span><text:span text:style-name="T83"> і </text:span><text:span text:style-name="T42">хрест.</text:span></text:p>
            <text:p text:style-name="P8">На <text:span text:style-name="T40">всерозхресті</text:span> люті і жаху,</text:p>
            <text:p text:style-name="P8">на всепрозрінні смертного скрику</text:p>
            <text:p text:style-name="P8">дай мені, Боже, чесного шляху,</text:p>
            <text:p text:style-name="P6"><text:span text:style-name="T54">дай мені, Боже, гордого лику!</text:span><text:span text:style-name="T53"> </text:span><text:span text:style-name="T64">(П, І, 153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7">хрест</text:p>
            <text:p text:style-name="P6"><text:span text:style-name="T27">-а́</text:span><text:span text:style-name="T27">, </text:span><text:span text:style-name="T32">ч.</text:span></text:p>
            <text:p text:style-name="P6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6"><text:span text:style-name="T11">5) </text:span><text:span text:style-name="T23">перен.</text:span><text:span text:style-name="T11"> Страждання, випробування, що випали на чиюсь долю.</text:span><text:span text:style-name="T12"> </text:span><text:span text:style-name="T13">(С, 1572)</text:span></text:p>
          </table:table-cell>
        </table:table-row>
        <table:table-row>
          <table:table-cell table:style-name="Dictionary.A2" office:value-type="string">
            <text:p text:style-name="P7">ВСЕСÁДНО</text:p>
            <text:p text:style-name="P8">присл., інд.-авт.,</text:p>
            <text:p text:style-name="P6"><text:span text:style-name="T65">утворене суфіксальним способом, похідне від слова</text:span><text:span text:style-name="T83"> </text:span><text:span text:style-name="T42">всесáдний.</text:span></text:p>
            <text:p text:style-name="P8">Меркавий<text:span text:style-name="T40"> </text:span>місяць був посів</text:p>
            <text:p text:style-name="P8"><text:soft-page-break/>на всю околицю, <text:span text:style-name="T40">всесадно</text:span></text:p>
            <text:p text:style-name="P8">пишаючись і правив владно,</text:p>
            <text:p text:style-name="P6"><text:span text:style-name="T54">нічний мій сором чемно крив.</text:span><text:span text:style-name="T53"> </text:span><text:span text:style-name="T64">(П, ІІ, 296)</text:span></text:p>
          </table:table-cell>
          <table:table-cell table:style-name="Dictionary.B2" office:value-type="string">
            <text:p text:style-name="P6"><text:span text:style-name="T42">Всесáдний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ВСЕСПÁЛ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все</text:span><text:span text:style-name="T83"> і </text:span><text:span text:style-name="T42">спáлення.</text:span></text:p>
            <text:p text:style-name="P8"><text:span text:style-name="T40">Всеспалення</text:span> Твоє автодафе - </text:p>
            <text:p text:style-name="P8">перепочинок перед різнім святом,</text:p>
            <text:p text:style-name="P8">як ворогу назвешся рідним братом</text:p>
            <text:p text:style-name="P6"><text:span text:style-name="T54">і смерк розсуне лірою Орфей.</text:span><text:span text:style-name="T53"> </text:span><text:span text:style-name="T64">(П, І, 13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па́</text:span><text:span text:style-name="T39">лення</text:span></text:p>
            <text:p text:style-name="P6"><text:span text:style-name="T27">-я, </text:span><text:span text:style-name="T32">с.</text:span></text:p>
            <text:p text:style-name="P6">Дія за знач. спалити. <text:span text:style-name="T62">(С, 1361)</text:span></text:p>
          </table:table-cell>
        </table:table-row>
        <table:table-row>
          <table:table-cell table:style-name="Dictionary.A2" table:number-rows-spanned="2" office:value-type="string">
            <text:p text:style-name="P7">ВСЕСПОГÁДУВАТИ</text:p>
            <text:p text:style-name="P6">-ую, -єш, дієсл., <text:span text:style-name="T53">недок., перех., інд.-авт.,</text:span></text:p>
            <text:p text:style-name="P6"><text:span text:style-name="T45">утворене способом основоскладання, похідне від слів:</text:span> <text:span text:style-name="T41">все</text:span> і <text:span text:style-name="T41">спогáдувати.</text:span></text:p>
            <text:p text:style-name="P8">Як лев, що причаївся в хащах обрію,</text:p>
            <text:p text:style-name="P8">заки й зблудив, отак і я валандаюсь,</text:p>
            <text:p text:style-name="P8">від тебе відмежований навіки,</text:p>
            <text:p text:style-name="P6"><text:span text:style-name="T54">і </text:span><text:span text:style-name="T59">всеспогадую</text:span><text:span text:style-name="T54"> – немов живу.</text:span><text:span text:style-name="T53"> </text:span><text:span text:style-name="T64">(П, І, 70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пога́</text:span><text:span text:style-name="T39">дувати</text:span></text:p>
            <text:p text:style-name="P6"><text:span text:style-name="T27">-ую, -уєш, </text:span><text:span text:style-name="T32">недок.</text:span><text:span text:style-name="T27">, спогадати, -аю, -аєш, </text:span><text:span text:style-name="T32">док.</text:span><text:span text:style-name="T27">, </text:span><text:span text:style-name="T32">перех.</text:span><text:span text:style-name="T27">, </text:span><text:span text:style-name="T32">також із спол.</text:span><text:span text:style-name="T27">що, як, коли, </text:span><text:span text:style-name="T32">неперех.</text:span><text:span text:style-name="T27">, </text:span><text:span text:style-name="T32">про кого </text:span><text:span text:style-name="T27">– </text:span><text:span text:style-name="T32">що</text:span><text:span text:style-name="T27">, </text:span><text:span text:style-name="T32">розм.</text:span><text:span text:style-name="T27"> </text:span><text:span text:style-name="T32">за кого </text:span><text:span text:style-name="T27">– </text:span><text:span text:style-name="T32">що</text:span><text:span text:style-name="T27">, </text:span><text:span text:style-name="T32">розм.</text:span></text:p>
            <text:p text:style-name="P6"><text:span text:style-name="T28">1) Те саме, що згадувати. </text:span><text:span text:style-name="T33">Спогадувати добрим словом</text:span><text:span text:style-name="T28">.</text:span></text:p>
            <text:p text:style-name="P6">2) Думати, уявляти що-небудь.<text:span text:style-name="T77"> </text:span><text:span text:style-name="T78">(С, 1371)</text:span></text:p>
          </table:table-cell>
        </table:table-row>
        <table:table-row>
          <table:table-cell table:style-name="Dictionary.A2" table:number-rows-spanned="2" office:value-type="string">
            <text:p text:style-name="P7">ВСЕТРИВÓГА</text:p>
            <text:p text:style-name="P6">-и, <text:span text:style-name="T53">ім., ж., інд.-авт.,</text:span></text:p>
            <text:p text:style-name="P6"><text:soft-page-break/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тривóга.</text:span></text:p>
            <text:p text:style-name="P8">Надимляється дорога</text:p>
            <text:p text:style-name="P8">від диявола до Бога,</text:p>
            <text:p text:style-name="P8">вслід ступає <text:span text:style-name="T40">всетривога</text:span>,</text:p>
            <text:p text:style-name="P6"><text:span text:style-name="T54">і спинилась біла смерть.</text:span><text:span text:style-name="T53"> </text:span><text:span text:style-name="T64">(П, ІІ, 127);</text:span></text:p>
            <text:p text:style-name="P8">О ця займанщина душі!</text:p>
            <text:p text:style-name="P8">Спіши – з дороги і в дорогу.</text:p>
            <text:p text:style-name="P8">Годуй голодну <text:span text:style-name="T40">всетривогу</text:span></text:p>
            <text:p text:style-name="P6"><text:span text:style-name="T54">і спогаду не воруши.</text:span><text:span text:style-name="T53"> </text:span><text:span text:style-name="T64">(П, ІІ, 289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триво́</text:span><text:span text:style-name="T39">га</text:span></text:p>
            <text:p text:style-name="P6"><text:soft-page-break/><text:span text:style-name="T27">-и, </text:span><text:span text:style-name="T32">ж.</text:span></text:p>
            <text:p text:style-name="P6">1) Неспокій, збентеження, викликані якимсь побоюванням, страхом перед чимось, передчуттям неприємного, небезпечного. || <text:span text:style-name="T52">перев.</text:span> <text:span text:style-name="T52">мн.</text:span>Хвилювання, переживання, що порушують душевний спокій.</text:p>
            <text:p text:style-name="P6">2) Метушня, шарпанина, переполох.</text:p>
            <text:p text:style-name="P6"><text:span text:style-name="T7">3) Стан, що вимагає активних дій; загроза, небезпека. || Умовний сигнал, що сповіщає про небезпеку, загрозу або про битву, бій. </text:span><text:span text:style-name="T22">Бойова тривога</text:span><text:span text:style-name="T7">.</text:span><text:span text:style-name="T19"> </text:span><text:span text:style-name="T20">(С, 1473)</text:span></text:p>
          </table:table-cell>
        </table:table-row>
        <table:table-row>
          <table:table-cell table:style-name="Dictionary.A2" table:number-rows-spanned="2" office:value-type="string">
            <text:p text:style-name="P7">ВСЕЦÁРСТВІЄ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цáрствіє.</text:span></text:p>
            <text:p text:style-name="P8">Оце й бо він, твій люд. Оце й бо він, твій край.</text:p>
            <text:p text:style-name="P6"><text:span text:style-name="T59">Всецарствіє</text:span><text:span text:style-name="T54"> паскуд в сто горл реве: тримай.</text:span><text:span text:style-name="T53"> </text:span><text:span text:style-name="T64">(П, ІІ, 192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9">Ца́</text:span><text:span text:style-name="T9">рство (ца́</text:span><text:span text:style-name="T9">рствіє)</text:span></text:p>
            <text:p text:style-name="P6"><text:span text:style-name="T27">-а, </text:span><text:span text:style-name="T32">с.</text:span></text:p>
            <text:p text:style-name="P6">1) Держава, якою править цар (у 1 <text:span text:style-name="T52">знач.</text:span>).</text:p>
            <text:p text:style-name="P6"><text:span text:style-name="T7">2) </text:span><text:span text:style-name="T22">рідко</text:span><text:span text:style-name="T7">. Правління царя (у 1 </text:span><text:span text:style-name="T22">знач.</text:span><text:span text:style-name="T7">); царювання. || </text:span><text:span text:style-name="T22">перен.</text:span><text:span text:style-name="T7"> Сфера, ділянка, в якій хто-небудь почуває себе повновладним господарем.</text:span><text:span text:style-name="T19"> </text:span><text:span text:style-name="T20">(С, 1578)</text:span></text:p>
          </table:table-cell>
        </table:table-row>
        <table:table-row>
          <table:table-cell table:style-name="Dictionary.A1" table:number-rows-spanned="2" office:value-type="string">
            <text:p text:style-name="P7">ВСЕЧЕКÁННЯ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все</text:span><text:span text:style-name="T83"> і </text:span><text:span text:style-name="T42">чекáння.</text:span></text:p>
            <text:p text:style-name="P8"><text:soft-page-break/>Це все юрма. І ніч. І брат мій спить.</text:p>
            <text:p text:style-name="P6"><text:span text:style-name="T54">Росте під стелю </text:span><text:span text:style-name="T59">всечекання</text:span><text:span text:style-name="T54">.</text:span><text:span text:style-name="T53"> </text:span><text:span text:style-name="T64">(П, І, 164)</text:span></text:p>
          </table:table-cell>
          <table:table-cell table:style-name="Dictionary.B1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чека́</text:span><text:span text:style-name="T39">ння</text:span></text:p>
            <text:p text:style-name="P6"><text:span text:style-name="T27">-я, </text:span><text:span text:style-name="T32">с.</text:span></text:p>
            <text:p text:style-name="P6">Стан за знач. чекати. <text:span text:style-name="T62">(С, 1596)</text:span></text:p>
          </table:table-cell>
        </table:table-row>
        <table:table-row>
          <table:table-cell table:style-name="Dictionary.A2" table:number-rows-spanned="2" office:value-type="string">
            <text:p text:style-name="P7">ВСЕЧУ́́ЛИЙ</text:p>
            <text:p text:style-name="P6">-а, -е, <text:span text:style-name="T54">дієпр., </text:span><text:span text:style-name="T53">інд.-авт.,</text:span></text:p>
            <text:p text:style-name="P6"><text:span text:style-name="T66">утворене складносуфіксальни</text:span><text:span text:style-name="T66">м способом, похідне від слів:</text:span><text:span text:style-name="T83"> </text:span><text:span text:style-name="T42">все</text:span><text:span text:style-name="T83"> і </text:span><text:span text:style-name="T42">чýти.</text:span></text:p>
            <text:p text:style-name="P8">Володарю своєї смерті, доля - </text:p>
            <text:p text:style-name="P8">всепам’ятка, <text:span text:style-name="T40">всечула</text:span>, всевидюща - </text:p>
            <text:p text:style-name="P6"><text:span text:style-name="T54">нічого не забуде, не простить.</text:span><text:span text:style-name="T53"> </text:span><text:span text:style-name="T64">(П, І, 144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чу́</text:span><text:span text:style-name="T39">ти</text:span></text:p>
            <text:p text:style-name="P6"><text:span text:style-name="T27">чую, чуєш, </text:span><text:span text:style-name="T32">недок.</text:span></text:p>
            <text:p text:style-name="P6">1) <text:span text:style-name="T52">перех.</text:span> Сприймати за допомогою органів слуху які-небудь звуки. ||<text:span text:style-name="T52">у знач.</text:span> <text:span text:style-name="T52">вставн. сл.</text:span> Чується.</text:p>
            <text:p text:style-name="P6">2) <text:span text:style-name="T52">неперех.</text:span> Мати слух.</text:p>
            <text:p text:style-name="P6"><text:span text:style-name="T11">3) </text:span><text:span text:style-name="T23">перех.</text:span><text:span text:style-name="T11"> Мати які-небудь дані, відомості про кого-, що-небудь, знати про кого-небудь із розмов, чуток і т. ін.</text:span><text:span text:style-name="T12"> </text:span><text:span text:style-name="T13">(С, 1609)</text:span></text:p>
          </table:table-cell>
        </table:table-row>
        <table:table-row>
          <table:table-cell table:style-name="Dictionary.A2" table:number-rows-spanned="2" office:value-type="string">
            <text:p text:style-name="P7">ВСЕЩÉДР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все</text:span><text:span text:style-name="T83"> і </text:span><text:span text:style-name="T42">щéдрий.</text:span></text:p>
            <text:p text:style-name="P8">Тож – в неба провалля в бездоння, бездолий</text:p>
            <text:p text:style-name="P8">нагірний, невірний, западистий рай,</text:p>
            <text:p text:style-name="P8">всебідий, всегнівний, <text:span text:style-name="T40">всещедрий</text:span>, всекволий.</text:p>
            <text:p text:style-name="P6"><text:span text:style-name="T54">А що під крилом твоїм? Кара – карай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все <text:span text:style-name="T45">(див. </text:span>ВСЕБЕЗО́ДНЯ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12">ще́дрий</text:p>
            <text:p text:style-name="P6">-а, -е.</text:p>
            <text:p text:style-name="P6"><text:span text:style-name="T11">1) Який охоче ділиться своїм майном, коштами і т. ін., не шкодує витрачати що-небудь. || </text:span><text:span text:style-name="T23">у знач.</text:span><text:span text:style-name="T11"> </text:span><text:span text:style-name="T23">ім.</text:span><text:span text:style-name="T11"> щедрий, -рого, </text:span><text:span text:style-name="T23">ч.</text:span><text:span text:style-name="T11"> Той, хто не шкодує витрачати що-небудь. || </text:span><text:span text:style-name="T23">перен.</text:span><text:span text:style-name="T11">, </text:span><text:span text:style-name="T23">на що</text:span><text:span text:style-name="T11">, </text:span><text:span text:style-name="T23">в чому</text:span><text:span text:style-name="T11">. Який легко, охоче роздає щось, наділяє чимсь.</text:span><text:span text:style-name="T12"> </text:span><text:span text:style-name="T13">(С, 1638)</text:span></text:p>
          </table:table-cell>
        </table:table-row>
        <text:soft-page-break/>
        <table:table-row>
          <table:table-cell table:style-name="Dictionary.A2" office:value-type="string">
            <text:p text:style-name="P7">ГЕТЬМÁНИТИСЯ</text:p>
            <text:p text:style-name="P6">-нюся, -нишся, <text:span text:style-name="T54">дієсл., недок., перех., інд.-авт.,</text:span></text:p>
            <text:p text:style-name="P6"><text:span text:style-name="T66">утворене суфіксально-постфіксальним способом, похідне від слова</text:span> <text:span text:style-name="T41">ге́</text:span><text:span text:style-name="T41">тьман.</text:span><text:span text:style-name="T45"> Вивищуватися</text:span></text:p>
            <text:p text:style-name="P8">…той віщий пагорб, на котрому горді</text:p>
            <text:p text:style-name="P8"><text:span text:style-name="T40">гетьманяться</text:span> дуби – наснився з ночі,</text:p>
            <text:p text:style-name="P6"><text:span text:style-name="T54">аби розлуку близити мою.</text:span><text:span text:style-name="T53"> </text:span><text:span text:style-name="T64">(П, ІІ, 172)</text:span></text:p>
          </table:table-cell>
          <table:table-cell table:style-name="Dictionary.B2" office:value-type="string">
            <text:p text:style-name="P6"><text:span text:style-name="T39">ге́</text:span><text:span text:style-name="T39">тьман</text:span></text:p>
            <text:p text:style-name="P6">поет.</text:p>
            <text:p text:style-name="P6"><text:span text:style-name="T11">гетьма́</text:span><text:span text:style-name="T11">н, -а, </text:span><text:span text:style-name="T23">ч.</text:span><text:span text:style-name="T11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12"> </text:span><text:span text:style-name="T13">(С, 235)</text:span></text:p>
          </table:table-cell>
        </table:table-row>
        <table:table-row>
          <table:table-cell table:style-name="Dictionary.A2" table:number-rows-spanned="3" office:value-type="string">
            <text:p text:style-name="P7">ГЛИ́Б-СИ́НЬ-СЕ́РЦЕ</text:p>
            <text:p text:style-name="P6">-я, <text:span text:style-name="T54">ім., с. інд.-авт.,</text:span></text:p>
            <text:p text:style-name="P6"><text:span text:style-name="T67">утворене способом словоскладання, похідне від слів:</text:span> <text:span text:style-name="T41">глиб</text:span>, <text:span text:style-name="T41">синь</text:span> і <text:span text:style-name="T41">се́</text:span><text:span text:style-name="T41">рце.</text:span></text:p>
            <text:p text:style-name="P8"><text:span text:style-name="T45">Золотокінва</text:span> – пади-но,</text:p>
            <text:p text:style-name="P6"><text:span text:style-name="T54">спади з лиця в </text:span><text:span text:style-name="T60">глиб-синь-серця</text:span><text:span text:style-name="T54">.</text:span><text:span text:style-name="T53"> </text:span><text:span text:style-name="T64">(П, ІІ, 191)</text:span></text:p>
          </table:table-cell>
          <table:table-cell table:style-name="Dictionary.B2" office:value-type="string">
            <text:p text:style-name="P6"><text:span text:style-name="T39">глибина́</text:span><text:span text:style-name="T39"> (глиб)</text:span></text:p>
            <text:p text:style-name="P6"><text:span text:style-name="T27">-и, </text:span><text:span text:style-name="T32">ж.</text:span></text:p>
            <text:p text:style-name="P6">1) Відстань зверху вниз від поверхні, краю чого-небудь.</text:p>
            <text:p text:style-name="P6"><text:span text:style-name="T11">5) </text:span><text:span text:style-name="T23">тільки одн.</text:span><text:span text:style-name="T11">, </text:span><text:span text:style-name="T23">перен.</text:span><text:span text:style-name="T11"> Про значущість, змістовність чого-небудь. </text:span><text:span text:style-name="T14">(С, 24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и́</text:span><text:span text:style-name="T39">нява (синь)</text:span></text:p>
            <text:p text:style-name="P6"><text:span text:style-name="T27">-и, </text:span><text:span text:style-name="T32">ж.</text:span></text:p>
            <text:p text:style-name="P6">1) Синій колір чого-небудь. || Ясне синє небо. || Серпанок. || <text:span text:style-name="T52">поет.</text:span>Сутінки.</text:p>
            <text:p text:style-name="P6">2) Синій простір, синя поверхня (про небо, море). <text:span text:style-name="T62">(С, 131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е́</text:span><text:span text:style-name="T39">рце</text:span></text:p>
            <text:p text:style-name="P6"><text:span text:style-name="T27">-я, </text:span><text:span text:style-name="T32">с.</text:span></text:p>
            <text:p text:style-name="P6"><text:soft-page-break/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’язаності.<text:span text:style-name="T77"> </text:span><text:span text:style-name="T78">(С, 1310)</text:span></text:p>
          </table:table-cell>
        </table:table-row>
        <table:table-row>
          <table:table-cell table:style-name="Dictionary.A1" table:number-rows-spanned="2" office:value-type="string">
            <text:p text:style-name="P7">ГОРЛОЗГУ́́К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гóрло </text:span><text:span text:style-name="T83">і </text:span><text:span text:style-name="T42">згýкий (</text:span><text:span text:style-name="T83">від </text:span><text:span text:style-name="T42">звук).</text:span></text:p>
            <text:p text:style-name="P8">А обрій утікав. Я надбігав</text:p>
            <text:p text:style-name="P8">щосил моїх. Та обрій <text:span text:style-name="T40">горлозгукий</text:span></text:p>
            <text:p text:style-name="P6"><text:span text:style-name="T54">пустився впрост.</text:span><text:span text:style-name="T53"> </text:span><text:span text:style-name="T64">(П, І, 183)</text:span></text:p>
          </table:table-cell>
          <table:table-cell table:style-name="Dictionary.B1" office:value-type="string">
            <text:p text:style-name="P6"><text:span text:style-name="T39">го́</text:span><text:span text:style-name="T39">рло</text:span></text:p>
            <text:p text:style-name="P6"><text:span text:style-name="T27">-а, </text:span><text:span text:style-name="T32">с.</text:span></text:p>
            <text:p text:style-name="P6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62">(С, 254)</text:span></text:p>
          </table:table-cell>
        </table:table-row>
        <table:table-row>
          <table:covered-table-cell/>
          <table:table-cell table:style-name="Dictionary.B2" office:value-type="string">
            <text:p text:style-name="P7">звук</text:p>
            <text:p text:style-name="P6">ч.</text:p>
            <text:p text:style-name="P6">1) <text:span text:style-name="T52">род.</text:span> -у.Слухове відчуття, що викликається механічними коливаннями; те, що людина чує, сприймає органом слуху. || Спів, музика. || <text:span text:style-name="T52">перев.</text:span> <text:span text:style-name="T52">мн.</text:span> Мелодія.</text:p>
            <text:p text:style-name="P6"><text:span text:style-name="T11">4) </text:span><text:span text:style-name="T23">род.</text:span><text:span text:style-name="T11"> -а, </text:span><text:span text:style-name="T23">лінгв.</text:span><text:span text:style-name="T11"> Членороздільний елемент людської мови, утворюваний за допомогою органів мовлення. </text:span><text:span text:style-name="T23">Голосні звуки</text:span><text:span text:style-name="T11">.</text:span><text:span text:style-name="T23">Альвеолярні звуки</text:span><text:span text:style-name="T11">.</text:span><text:span text:style-name="T12"> </text:span><text:span text:style-name="T13">(С, 44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ДВОПÓГЛЯД</text:p>
            <text:p text:style-name="P6">-у, <text:span text:style-name="T53">ім., ч., інд.-авт.,</text:span></text:p>
            <text:p text:style-name="P6"><text:span text:style-name="T66">утворене способом основоскладання, </text:span><text:span text:style-name="T66">похідне від слів:</text:span><text:span text:style-name="T83"> </text:span><text:span text:style-name="T42">два</text:span><text:span text:style-name="T83"> і </text:span><text:span text:style-name="T42">пóгляд.</text:span></text:p>
            <text:p text:style-name="P8">Та всеобрушає нестерпно</text:p>
            <text:p text:style-name="P8"><text:span text:style-name="T40">двопогляд</text:span>. У ньому ти сущий,</text:p>
            <text:p text:style-name="P8">померлий, пантруєш живого,</text:p>
            <text:p text:style-name="P6"><text:span text:style-name="T54">зориш за померлим – живий.</text:span><text:span text:style-name="T53"> </text:span><text:span text:style-name="T64">(П, І, 87)</text:span></text:p>
          </table:table-cell>
          <table:table-cell table:style-name="Dictionary.B2" office:value-type="string">
            <text:p text:style-name="P6">два</text:p>
            <text:p text:style-name="P6"><text:span text:style-name="T32">ч.</text:span><text:span text:style-name="T27"> </text:span><text:span text:style-name="T32">і с.</text:span><text:span text:style-name="T27">, дві, </text:span><text:span text:style-name="T32">ж.</text:span><text:span text:style-name="T27">, двох, </text:span><text:span text:style-name="T32">числ.</text:span><text:span text:style-name="T27"> </text:span><text:span text:style-name="T32">кільк.</text:span></text:p>
            <text:p text:style-name="P6">1) Назва числа 2 і його цифрового позначення. || Кількість із двох одиниць. <text:span text:style-name="T62">(С, 27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́</text:span><text:span text:style-name="T39">гляд</text:span></text:p>
            <text:p text:style-name="P6"><text:span text:style-name="T27">-у, </text:span><text:span text:style-name="T32">ч.</text:span></text:p>
            <text:p text:style-name="P6">1) Спрямованість, скерованість зору на кого-, що-небудь. || Вираз очей, манера дивитися. <text:span text:style-name="T52">Відводити погляд</text:span>. <text:span text:style-name="T52">Зустрічатися поглядом</text:span>.</text:p>
            <text:p text:style-name="P6"><text:span text:style-name="T11">2) Думка, судження про що-небудь. || </text:span><text:span text:style-name="T23">тільки мн.</text:span><text:span text:style-name="T11"> Система переконань, уявлень; світогляд, світосприймання.</text:span><text:span text:style-name="T12"> </text:span><text:span text:style-name="T13">(С, 1004)</text:span></text:p>
          </table:table-cell>
        </table:table-row>
        <table:table-row>
          <table:table-cell table:style-name="Dictionary.A2" table:number-rows-spanned="2" office:value-type="string">
            <text:p text:style-name="P7">ДЗЕНЬ-СТРУНÁ</text:p>
            <text:p text:style-name="P6">-и́, <text:span text:style-name="T53">ім., ж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дзень</text:span><text:span text:style-name="T83"> і </text:span><text:span text:style-name="T42">струнá.</text:span></text:p>
            <text:p text:style-name="P8">І думою одною</text:p>
            <text:p text:style-name="P8">півсну кошлатить ся. І <text:span text:style-name="T40">дзень-струною</text:span></text:p>
            <text:p text:style-name="P6"><text:span text:style-name="T54">не йде це дивне диво з голови.</text:span><text:span text:style-name="T53"> </text:span><text:span text:style-name="T64">(П, ІІ, 194)</text:span></text:p>
          </table:table-cell>
          <table:table-cell table:style-name="Dictionary.B2" office:value-type="string">
            <text:p text:style-name="P7">дзень</text:p>
            <text:p text:style-name="P6">виг.</text:p>
            <text:p text:style-name="P6"><text:span text:style-name="T28">Уживається як присудок за </text:span><text:span text:style-name="T33">знач.</text:span><text:span text:style-name="T28"> дзенькати.</text:span><text:span text:style-name="T27"> </text:span><text:span text:style-name="T31">(С, 292)</text:span></text:p>
          </table:table-cell>
        </table:table-row>
        <table:table-row>
          <table:covered-table-cell/>
          <table:table-cell table:style-name="Dictionary.B2" office:value-type="string">
            <text:p text:style-name="P12">струна́</text:p>
            <text:p text:style-name="P6"><text:span text:style-name="T27">-и́</text:span><text:span text:style-name="T27">, </text:span><text:span text:style-name="T32">ж.</text:span></text:p>
            <text:p text:style-name="P6">1) Гнучка, пружна, туго натягнена нитка (металева, жильна і т. ін.) в музичних інструментах, що, коливаючись, створює звуки. || <text:span text:style-name="T52">тількимн.</text:span>, <text:span text:style-name="T52">перен.</text:span> Про звуки <text:soft-page-break/>якого-небудь музичного інструмента; взагалі про музику, поезію.</text:p>
            <text:p text:style-name="P6"><text:span text:style-name="T11">2) </text:span><text:span text:style-name="T23">перен.</text:span><text:span text:style-name="T11"> Особливість кого-, чого-небудь, риса людини, властивість її </text:span><text:span text:style-name="T11">характеру.</text:span><text:span text:style-name="T12"> </text:span><text:span text:style-name="T13">(С, 1405)</text:span></text:p>
          </table:table-cell>
        </table:table-row>
        <table:table-row>
          <table:table-cell table:style-name="Dictionary.A2" table:number-rows-spanned="2" office:value-type="string">
            <text:p text:style-name="P7">ДИВНОВЗÍР</text:p>
            <text:p text:style-name="P6">-зóру, <text:span text:style-name="T53">ім., ч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ди́</text:span><text:span text:style-name="T42">вний</text:span><text:span text:style-name="T83"> і </text:span><text:span text:style-name="T42">взі́</text:span><text:span text:style-name="T42">р.</text:span></text:p>
            <text:p text:style-name="P8">Там крила птаства рясно миготіли,</text:p>
            <text:p text:style-name="P8">мережилася зелень <text:span text:style-name="T40">дивновзором</text:span>,</text:p>
            <text:p text:style-name="P8">а душу вже поймав самодоходжень</text:p>
            <text:p text:style-name="P6"><text:span text:style-name="T54">зухвалий холод і зухвалий жах.</text:span><text:span text:style-name="T53"> </text:span><text:span text:style-name="T64">(П, ІІ, 118)</text:span></text:p>
          </table:table-cell>
          <table:table-cell table:style-name="Dictionary.B2" office:value-type="string">
            <text:p text:style-name="P6"><text:span text:style-name="T39">ди́</text:span><text:span text:style-name="T39">вний</text:span></text:p>
            <text:p text:style-name="P6">-а, -е.</text:p>
            <text:p text:style-name="P6"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6">2) Дуже гарний; чудовий, чарівний. <text:span text:style-name="T62">(С, 294)</text:span></text:p>
          </table:table-cell>
        </table:table-row>
        <table:table-row>
          <table:covered-table-cell/>
          <table:table-cell table:style-name="Dictionary.B2" office:value-type="string">
            <text:p text:style-name="P7">взір</text:p>
            <text:p text:style-name="P6"><text:span text:style-name="T27">(узір), взору, </text:span><text:span text:style-name="T32">ч.</text:span><text:span text:style-name="T27">, </text:span><text:span text:style-name="T32">рідко</text:span><text:span text:style-name="T27">.</text:span></text:p>
            <text:p text:style-name="P6">1) Зовнішній вигляд кого-, чого-небудь.</text:p>
            <text:p text:style-name="P6"><text:span text:style-name="T11">3) </text:span><text:span text:style-name="T23">діал.</text:span><text:span text:style-name="T11"> Зір, погляд.</text:span><text:span text:style-name="T12"> </text:span><text:span text:style-name="T13">(С, 125)</text:span></text:p>
          </table:table-cell>
        </table:table-row>
        <table:table-row>
          <table:table-cell table:style-name="Dictionary.A2" office:value-type="string">
            <text:p text:style-name="P7">ДЛЯ́ННЯ</text:p>
            <text:p text:style-name="P6"><text:span text:style-name="T1">-</text:span>я, <text:span text:style-name="T53">ім., с., інд.-авт.,</text:span></text:p>
            <text:p text:style-name="P6"><text:span text:style-name="T66">утворене суфіксальним способом, похідне від слова</text:span> <text:span text:style-name="T41">для́</text:span><text:span text:style-name="T41">ти.</text:span></text:p>
            <text:p text:style-name="P6">У штольнях ночей вертикальних</text:p>
            <text:p text:style-name="P6"><text:span text:style-name="T53">іде схарапуджене </text:span><text:span text:style-name="T58">дляння</text:span></text:p>
            <text:p text:style-name="P6"><text:soft-page-break/><text:span text:style-name="T53">всебезруху… </text:span><text:span text:style-name="T64">(П, І, 87)</text:span></text:p>
          </table:table-cell>
          <table:table-cell table:style-name="Dictionary.B2" office:value-type="string">
            <text:p text:style-name="P6"><text:span text:style-name="T39">для́</text:span><text:span text:style-name="T39">ти</text:span></text:p>
            <text:p text:style-name="P6"><text:span text:style-name="T27">дляю, дляєш, </text:span><text:span text:style-name="T32">недок.</text:span><text:span text:style-name="T27">, </text:span><text:span text:style-name="T32">розм.</text:span><text:span text:style-name="T27">, </text:span><text:span text:style-name="T32">рідко</text:span><text:span text:style-name="T27">.</text:span></text:p>
            <text:p text:style-name="P6">Не поспішати робити що-небудь; затягувати.<text:span text:style-name="T77"> </text:span><text:span text:style-name="T78">(С, 306)</text:span></text:p>
          </table:table-cell>
        </table:table-row>
        <table:table-row>
          <table:table-cell table:style-name="Dictionary.A2" office:value-type="string">
            <text:p text:style-name="P7">ДОДÓСВІТ</text:p>
            <text:p text:style-name="P6">-у, ім., <text:span text:style-name="T53">ч., інд.-авт.,</text:span></text:p>
            <text:p text:style-name="P6"><text:span text:style-name="T66">утворене префіксальним способом, похідне від слова</text:span> <text:span text:style-name="T41">до́</text:span><text:span text:style-name="T41">світ.</text:span></text:p>
            <text:p text:style-name="P8">Там ще <text:span text:style-name="T40">додосвіт</text:span>. Смерком облягло</text:p>
            <text:p text:style-name="P6"><text:span text:style-name="T54">ледачі верби, сторожкі тополі…</text:span><text:span text:style-name="T53"> </text:span><text:span text:style-name="T64">(П, ІІ, 13)</text:span></text:p>
          </table:table-cell>
          <table:table-cell table:style-name="Dictionary.B2" office:value-type="string">
            <text:p text:style-name="P6"><text:span text:style-name="T39">до́</text:span><text:span text:style-name="T39">світ</text:span></text:p>
            <text:p text:style-name="P6"><text:span text:style-name="T27">-у, </text:span><text:span text:style-name="T32">ч.</text:span></text:p>
            <text:p text:style-name="P6">Час доби перед сходом сонця, світанком.<text:span text:style-name="T77"> </text:span><text:span text:style-name="T78">(С, 321)</text:span></text:p>
          </table:table-cell>
        </table:table-row>
        <table:table-row>
          <table:table-cell table:style-name="Dictionary.A2" table:number-rows-spanned="2" office:value-type="string">
            <text:p text:style-name="P7">ДУШЕКРÓН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душá</text:span><text:span text:style-name="T83"> і </text:span><text:span text:style-name="T42">крóна.</text:span></text:p>
            <text:p text:style-name="P8">Ця розлука душ - </text:p>
            <text:p text:style-name="P8">одна загасла, друга спалахнула</text:p>
            <text:p text:style-name="P8">(лиш не твоя, бо смертна павза вже</text:p>
            <text:p text:style-name="P6"><text:span text:style-name="T54">обтяла зароділу </text:span><text:span text:style-name="T59">душекрону</text:span><text:span text:style-name="T54">)…</text:span><text:span text:style-name="T53"> </text:span><text:span text:style-name="T64">(П, І, 203)</text:span></text:p>
          </table:table-cell>
          <table:table-cell table:style-name="Dictionary.B2" office:value-type="string">
            <text:p text:style-name="P12">душа́</text:p>
            <text:p text:style-name="P6"><text:span text:style-name="T27">-і, </text:span><text:span text:style-name="T32">ж.</text:span></text:p>
            <text:p text:style-name="P6"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6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62">(С, 33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ро́</text:span><text:span text:style-name="T39">на</text:span></text:p>
            <text:p text:style-name="P6"><text:span text:style-name="T26">I </text:span><text:span text:style-name="T27">-и, </text:span><text:span text:style-name="T32">ж.</text:span></text:p>
            <text:p text:style-name="P6"><text:soft-page-break/>Верхня частина дерева, що являє собою сукупність його гілок.<text:span text:style-name="T77"> </text:span><text:span text:style-name="T78">(С, 590)</text:span></text:p>
          </table:table-cell>
        </table:table-row>
        <table:table-row>
          <table:table-cell table:style-name="Dictionary.A2" table:number-rows-spanned="2" office:value-type="string">
            <text:p text:style-name="P7">ЖИВОДНÍ</text:p>
            <text:p text:style-name="P6">-íв, <text:span text:style-name="T53">ім., мн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живи́й</text:span><text:span text:style-name="T83"> і </text:span><text:span text:style-name="T42">дні́.</text:span></text:p>
            <text:p text:style-name="P8">Коли протліла згага <text:span text:style-name="T40">живоднів</text:span></text:p>
            <text:p text:style-name="P8">ураз попустить серце, ніби напад</text:p>
            <text:p text:style-name="P8">нагальної недуги, в смертний запад,</text:p>
            <text:p text:style-name="P6"><text:span text:style-name="T54">у феєричні полиски жалів.</text:span><text:span text:style-name="T53"> </text:span><text:span text:style-name="T64">(П, І, 62)</text:span></text:p>
          </table:table-cell>
          <table:table-cell table:style-name="Dictionary.B2" office:value-type="string">
            <text:p text:style-name="P6"><text:span text:style-name="T39">живи́</text:span><text:span text:style-name="T39">й</text:span></text:p>
            <text:p text:style-name="P6">-а, -е.</text:p>
            <text:p text:style-name="P6"><text:span text:style-name="T11">1) Який існує, здійснює обмін речовин із зовнішнім середовищем, здатний рости, розмножуватися; </text:span><text:span text:style-name="T23">прот.</text:span><text:span text:style-name="T11"> мертвий. || Який є невід’ємною ознакою істоти, що живе, існує. || </text:span><text:span text:style-name="T23">у знач.</text:span><text:span text:style-name="T11"> </text:span><text:span text:style-name="T23">ім.</text:span><text:span text:style-name="T11"> живе, -вого, </text:span><text:span text:style-name="T23">с.</text:span><text:span text:style-name="T11"> Все, що виявляє ознаки життя, що живе, існує. || Якого створюють рослини, тварини, люди. </text:span><text:span text:style-name="T14">(С, 367)</text:span></text:p>
          </table:table-cell>
        </table:table-row>
        <table:table-row>
          <table:covered-table-cell/>
          <table:table-cell table:style-name="Dictionary.B2" office:value-type="string">
            <text:p text:style-name="P7">день</text:p>
            <text:p text:style-name="P6"><text:span text:style-name="T27">дня, </text:span><text:span text:style-name="T32">ч.</text:span></text:p>
            <text:p text:style-name="P6">1) Частина доби від сходу до заходу сонця, від ранку до вечора. || Про денне світло.</text:p>
            <text:p text:style-name="P6"><text:span text:style-name="T11">4) </text:span><text:span text:style-name="T23">тільки мн.</text:span><text:span text:style-name="T11">, </text:span><text:span text:style-name="T23">чого</text:span><text:span text:style-name="T11">, </text:span><text:span text:style-name="T23">які</text:span><text:span text:style-name="T11">. Час, період у житті людини, народу. || </text:span><text:span text:style-name="T23">чиї</text:span><text:span text:style-name="T11">. Життя.</text:span><text:span text:style-name="T12"> </text:span><text:span text:style-name="T13">(С, 284)</text:span></text:p>
          </table:table-cell>
        </table:table-row>
        <table:table-row>
          <table:table-cell table:style-name="Dictionary.A2" table:number-rows-spanned="2" office:value-type="string">
            <text:p text:style-name="P7">ЖИТТЄСМÉРТЬ</text:p>
            <text:p text:style-name="P6">-і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життя́</text:span><text:span text:style-name="T83"> і </text:span><text:span text:style-name="T42">сме́</text:span><text:span text:style-name="T42">рть.</text:span></text:p>
            <text:p text:style-name="P8"><text:soft-page-break/>Сховати ся од долі – не судилось.</text:p>
            <text:p text:style-name="P8">Ударив грім – і зразу шкереберть</text:p>
            <text:p text:style-name="P8">пішло життя. І ость ти – все, що снилось,</text:p>
            <text:p text:style-name="P6"><text:span text:style-name="T54">як смертеіснування й </text:span><text:span text:style-name="T59">життєсмерть</text:span><text:span text:style-name="T54">.</text:span><text:span text:style-name="T53"> </text:span><text:span text:style-name="T64">(П, І, 83)</text:span></text:p>
          </table:table-cell>
          <table:table-cell table:style-name="Dictionary.B2" office:value-type="string">
            <text:p text:style-name="P12">життя́</text:p>
            <text:p text:style-name="P6"><text:span text:style-name="T27">-я, </text:span><text:span text:style-name="T32">с.</text:span></text:p>
            <text:p text:style-name="P6">1) Вища форма існування матерії, найхарактернішими рисами якої є обмін речовин, самооновлення, <text:soft-page-break/>самовідтворення. || Існування всього живого; <text:span text:style-name="T52">прот.</text:span> смерть.</text:p>
            <text:p text:style-name="P6">2) Стан живого організму в стадії розвитку, зросту.</text:p>
            <text:p text:style-name="P6">3) Період існування кого-небудь; вік. || Все пережите, зроблене людиною за час її існування; біографія.</text:p>
            <text:p text:style-name="P6">4) Спосіб існування кого-небудь. <text:span text:style-name="T62">(С, 369)</text:span></text:p>
          </table:table-cell>
        </table:table-row>
        <table:table-row>
          <table:covered-table-cell/>
          <table:table-cell table:style-name="Dictionary.B2" office:value-type="string">
            <text:p text:style-name="P7">смерть</text:p>
            <text:p text:style-name="P6"><text:span text:style-name="T27">-і, </text:span><text:span text:style-name="T32">ж.</text:span></text:p>
            <text:p text:style-name="P6">1) Припинення життєдіяльності організму і загибель його; припинення біологічного обміну речовин в організмі або його частині.<text:span text:style-name="T52">Фізіологічна смерть</text:span>.</text:p>
            <text:p text:style-name="P6"><text:span text:style-name="T28">2) Припинення існування людини, тварини; </text:span><text:span text:style-name="T33">прот.</text:span><text:span text:style-name="T28"> життя; кончина, скін. || Те саме, що Смертна кара (</text:span><text:span text:style-name="T33">див.</text:span><text:span text:style-name="T28"> смертний). || </text:span><text:span text:style-name="T33">кому</text:span><text:span text:style-name="T28">. Уживається як заклик до помсти, відплати. || Персоніфікація кончини – людський скелет, звичайно з косою. || </text:span><text:span text:style-name="T33">перен.</text:span><text:span text:style-name="T28"> Загибель, припинення існування чого-небудь. || </text:span><text:span text:style-name="T33">перен.</text:span><text:span text:style-name="T28"> Занепад чого-небудь.</text:span><text:span text:style-name="T29"> </text:span><text:span text:style-name="T30">(С, 1348)</text:span></text:p>
          </table:table-cell>
        </table:table-row>
        <table:table-row>
          <table:table-cell table:style-name="Dictionary.A2" table:number-rows-spanned="2" office:value-type="string">
            <text:p text:style-name="P7">ЖИТТЄТÓКИ</text:p>
            <text:p text:style-name="P6">-ів, <text:span text:style-name="T53">ім., мн., інд.-авт.,</text:span></text:p>
            <text:p text:style-name="P6"><text:soft-page-break/><text:span text:style-name="T66">утворене способом основоскладання, похідне від слів:</text:span><text:span text:style-name="T83"> </text:span><text:span text:style-name="T42">життя́</text:span><text:span text:style-name="T83"> і </text:span><text:span text:style-name="T42">тóки.</text:span></text:p>
            <text:p text:style-name="P8">Нарешті збір, нарешті збір померлих днів і років,</text:p>
            <text:p text:style-name="P6"><text:span text:style-name="T54">мов ґрати чорних спроневір і ярих </text:span><text:span text:style-name="T59">життєтоків</text:span><text:span text:style-name="T54">…</text:span><text:span text:style-name="T53"> </text:span><text:span text:style-name="T64">(П, ІІ, 131)</text:span></text:p>
          </table:table-cell>
          <table:table-cell table:style-name="Dictionary.B2" office:value-type="string">
            <text:p text:style-name="P6"><text:span text:style-name="T42">життя́</text:span><text:span text:style-name="T83"> (див </text:span><text:span text:style-name="T42">ЖИТТЄСМÉРТЬ</text:span><text:span text:style-name="T83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к</text:p>
            <text:p text:style-name="P6"><text:soft-page-break/><text:span text:style-name="T27">то́</text:span><text:span text:style-name="T27">ку, </text:span><text:span text:style-name="T32">ч.</text:span></text:p>
            <text:p text:style-name="P6">1) Розчищене місце, спеціально підготовлений майданчик надворі або в приміщенні для молотьби, очищення і просушування зерна.</text:p>
            <text:p text:style-name="P6">2) Скирти, стіжки, ожереди і т. ін., що стоять на такому місці.<text:span text:style-name="T77"> </text:span><text:span text:style-name="T78">(С, 1453)</text:span></text:p>
          </table:table-cell>
        </table:table-row>
        <table:table-row>
          <table:table-cell table:style-name="Dictionary.A2" table:number-rows-spanned="2" office:value-type="string">
            <text:p text:style-name="P7">ЗА-СВІТИ́</text:p>
            <text:p text:style-name="P6">-і́в, <text:span text:style-name="T53">ім., мн.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за</text:span><text:span text:style-name="T83"> і </text:span><text:span text:style-name="T42">світи́.</text:span></text:p>
            <text:p text:style-name="P8">І не держу надії в бозі,</text:p>
            <text:p text:style-name="P6"><text:span text:style-name="T54">коли пірвався в </text:span><text:span text:style-name="T59">за-світи</text:span><text:span text:style-name="T54">.</text:span><text:span text:style-name="T53"> </text:span><text:span text:style-name="T64">(П, ІІ, 195)</text:span></text:p>
          </table:table-cell>
          <table:table-cell table:style-name="Dictionary.B2" office:value-type="string">
            <text:p text:style-name="P7">за</text:p>
            <text:p text:style-name="P6"><text:span text:style-name="T26">I </text:span><text:span text:style-name="T32">прийм.</text:span><text:span text:style-name="T27">, </text:span><text:span text:style-name="T32">з род.</text:span><text:span text:style-name="T27">, </text:span><text:span text:style-name="T32">знах.</text:span><text:span text:style-name="T27"> </text:span><text:span text:style-name="T32">і оруд.</text:span><text:span text:style-name="T27"> </text:span><text:span text:style-name="T32">відмінками</text:span><text:span text:style-name="T27">. Сполучення з </text:span><text:span text:style-name="T32">прийм.</text:span><text:span text:style-name="T27"> за виражають: Просторові відношення:</text:span></text:p>
            <text:p text:style-name="P6"><text:span text:style-name="T11">1) </text:span><text:span text:style-name="T23">із знах.</text:span><text:span text:style-name="T11"> </text:span><text:span text:style-name="T23">і оруд. в.</text:span><text:span text:style-name="T11"> Вказує на предмет, місце і т. ін.: а) за межі яких спрямовані дія, рух (</text:span><text:span text:style-name="T23">знах. в.</text:span><text:span text:style-name="T11">); б) позад, по той бік яких хто-, що-небудь знаходиться, міститься, перебуває або щось відбувається (</text:span><text:span text:style-name="T23">оруд. в.</text:span><text:span text:style-name="T11">). || У </text:span><text:span text:style-name="T23">сполуч.</text:span><text:span text:style-name="T11"> зі </text:span><text:span text:style-name="T23">сл.</text:span><text:span text:style-name="T11"> 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14">(С, 373)</text:span></text:p>
          </table:table-cell>
        </table:table-row>
        <table:table-row>
          <table:covered-table-cell/>
          <table:table-cell table:style-name="Dictionary.B2" office:value-type="string">
            <text:p text:style-name="P7">світ</text:p>
            <text:p text:style-name="P6"><text:span text:style-name="T26">II </text:span><text:span text:style-name="T27">-у </text:span><text:span text:style-name="T32">і заст.</text:span><text:span text:style-name="T27"> -а, </text:span><text:span text:style-name="T32">ч.</text:span></text:p>
            <text:p text:style-name="P6">1) Сукупність усіх форм матерії як єдине <text:soft-page-break/>ціле; всесвіт. <text:span text:style-name="T52">Геоцентрична </text:span><text:span text:style-name="T52">система світу</text:span>.<text:span text:style-name="T77"> </text:span><text:span text:style-name="T78">(С, 1298-1299)</text:span></text:p>
          </table:table-cell>
        </table:table-row>
        <table:table-row>
          <table:table-cell table:style-name="Dictionary.A2" table:number-rows-spanned="2" office:value-type="string">
            <text:p text:style-name="P7">ЗИМНОСХÍД</text:p>
            <text:p text:style-name="P6">-у, <text:span text:style-name="T53">ім., ч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зи́</text:span><text:span text:style-name="T42">мно</text:span><text:span text:style-name="T83"> і </text:span><text:span text:style-name="T42">схо́</text:span><text:span text:style-name="T42">дити.</text:span></text:p>
            <text:p text:style-name="P8">Довкруги - </text:p>
            <text:p text:style-name="P6"><text:span text:style-name="T54">лише вітри з шпаркого </text:span><text:span text:style-name="T59">зимносходу</text:span><text:span text:style-name="T54">.</text:span><text:span text:style-name="T53"> </text:span><text:span text:style-name="T64">(П, І, 173)</text:span></text:p>
          </table:table-cell>
          <table:table-cell table:style-name="Dictionary.B2" office:value-type="string">
            <text:p text:style-name="P6"><text:span text:style-name="T39">зи́</text:span><text:span text:style-name="T39">мно</text:span></text:p>
            <text:p text:style-name="P6"><text:span text:style-name="T26">I </text:span><text:span text:style-name="T32">розм.</text:span></text:p>
            <text:p text:style-name="P6">1) <text:span text:style-name="T54">Присл.</text:span> до зимний <text:span text:style-name="T62">(С, 459)</text:span></text:p>
          </table:table-cell>
        </table:table-row>
        <table:table-row>
          <table:covered-table-cell/>
          <table:table-cell table:style-name="Dictionary.B2" office:value-type="string">
            <text:p text:style-name="P7">схо́дити</text:p>
            <text:p text:style-name="P6"><text:span text:style-name="T26">I </text:span><text:span text:style-name="T27">схо́</text:span><text:span text:style-name="T27">дити</text:span></text:p>
            <text:p text:style-name="P6"><text:span text:style-name="T52">і рідше </text:span>зіходити, -джу, -диш, <text:span text:style-name="T52">недок.</text:span>, зійти, зійду, зійдеш, <text:span text:style-name="T52">док.</text:span></text:p>
            <text:p text:style-name="P6"><text:span text:style-name="T11">3) </text:span><text:span text:style-name="T23">перен.</text:span><text:span text:style-name="T11"> Наближатися, поширюючись, ніби опускаючись (про вечір, сутінки і т. ін.). || </text:span><text:span text:style-name="T23">на кого </text:span><text:span text:style-name="T11">– </text:span><text:span text:style-name="T23">що</text:span><text:span text:style-name="T11">, </text:span><text:span text:style-name="T23">розм.</text:span><text:span text:style-name="T11"> </text:span><text:span text:style-name="T23">кому до чого</text:span><text:span text:style-name="T11">, </text:span><text:span text:style-name="T23">книжн.</text:span><text:span text:style-name="T11">Охоплювати кого-небудь, оволодівати кимсь (про почуття, стан і т. ін.).</text:span><text:span text:style-name="T12"> </text:span><text:span text:style-name="T13">(С, 1421)</text:span></text:p>
          </table:table-cell>
        </table:table-row>
        <table:table-row>
          <table:table-cell table:style-name="Dictionary.A2" office:value-type="string">
            <text:p text:style-name="P7">ЗНЕГОЛОСНÍ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уфіксальним способом, похідне від слова</text:span><text:span text:style-name="T83"> </text:span><text:span text:style-name="T42">знеголосні́ти </text:span><text:span text:style-name="T47">— позбавитися голосу.</text:span></text:p>
            <text:p text:style-name="P8">…це кождочасне поривання в смерть ,</text:p>
            <text:p text:style-name="P8">щоб з неї виринати в знавіснілий</text:p>
            <text:p text:style-name="P6"><text:span text:style-name="T54">хрипкий чи геть </text:span><text:span text:style-name="T59">знеголоснілий</text:span><text:span text:style-name="T54"> крик.</text:span><text:span text:style-name="T53"> </text:span><text:span text:style-name="T64">(П, І, 121)</text:span></text:p>
          </table:table-cell>
          <table:table-cell table:style-name="Dictionary.B2" office:value-type="string">
            <text:p text:style-name="P6"><text:span text:style-name="T42">Знеголосні́ти </text:span><text:span text:style-name="T47">(не подано у словнику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ЗОЛОТОКÍНВА</text:p>
            <text:p text:style-name="P6">-и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золоти́й</text:span><text:span text:style-name="T83"> і </text:span><text:span text:style-name="T42">кíнва.</text:span></text:p>
            <text:p text:style-name="P8"><text:span text:style-name="T40">Золотокінва</text:span> – пади-но,</text:p>
            <text:p text:style-name="P6"><text:span text:style-name="T54">спади з лиця в глиб-синь-серця.</text:span><text:span text:style-name="T53"> </text:span><text:span text:style-name="T64">(П, ІІ, 191)</text:span></text:p>
          </table:table-cell>
          <table:table-cell table:style-name="Dictionary.B2" office:value-type="string">
            <text:p text:style-name="P6"><text:span text:style-name="T39">золоти́</text:span><text:span text:style-name="T39">й</text:span></text:p>
            <text:p text:style-name="P6">-а, -е.</text:p>
            <text:p text:style-name="P6">4) Який своїм кольором нагадує золото; блискучо-жовтий, оранжевий.<text:span text:style-name="T52">Золота осінь</text:span>. <text:span text:style-name="T52">Золота рибка</text:span>.</text:p>
            <text:p text:style-name="P6">5) <text:span text:style-name="T52">перен.</text:span> Дуже цінний, вартий поваги (про людину, її характер і т. ін.). <text:span text:style-name="T52">Золоте серце</text:span>. <text:span text:style-name="T52">Золоті руки</text:span>.</text:p>
            <text:p text:style-name="P6">6) <text:span text:style-name="T52">перен.</text:span> Який дає людям радість, щастя; прекрасний, щасливий.<text:span text:style-name="T52">Золоте дитинство</text:span>.</text:p>
            <text:p text:style-name="P6"><text:span text:style-name="T11">7) </text:span><text:span text:style-name="T23">перен.</text:span><text:span text:style-name="T11"> Дорогий, любий (у </text:span><text:span text:style-name="T23">пестл.</text:span><text:span text:style-name="T11"> звертанні до кого-небудь). </text:span><text:span text:style-name="T14">(С, 475)</text:span></text:p>
          </table:table-cell>
        </table:table-row>
        <table:table-row>
          <table:covered-table-cell/>
          <table:table-cell table:style-name="Dictionary.B2" office:value-type="string">
            <text:p text:style-name="P7">кінва́</text:p>
            <text:p text:style-name="P6"><text:span text:style-name="T26">II </text:span><text:span text:style-name="T27">кінва́</text:span></text:p>
            <text:p text:style-name="P6">-и, <text:span text:style-name="T52">ж.</text:span>, <text:span text:style-name="T52">розм.</text:span></text:p>
            <text:p text:style-name="P10"><text:span text:style-name="T35">Збірн. до </text:span><text:a xlink:type="simple" xlink:href="http://www.lingvo.ua/uk/Translate/uk-uk/кінь"><text:span text:style-name="T76">кінь</text:span></text:a><text:span text:style-name="T35">.</text:span><text:span text:style-name="T36"> </text:span><text:span text:style-name="T37">(С, 540)</text:span></text:p>
          </table:table-cell>
        </table:table-row>
        <table:table-row>
          <table:table-cell table:style-name="Dictionary.A2" table:number-rows-spanned="2" office:value-type="string">
            <text:p text:style-name="P7">З-ПОНАДСВÍТНІЙ</text:p>
            <text:p text:style-name="P6">-я, -є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з</text:span><text:span text:style-name="T47">-</text:span><text:span text:style-name="T42">по́над</text:span><text:span text:style-name="T83"> і </text:span><text:span text:style-name="T42">світ.</text:span></text:p>
            <text:p text:style-name="P8">…аж сіла зірка на дроту й щебече</text:p>
            <text:p text:style-name="P6"><text:soft-page-break/><text:span text:style-name="T54">і сяє горлом – </text:span><text:span text:style-name="T59">з-понадсвітній</text:span><text:span text:style-name="T54"> спів.</text:span><text:span text:style-name="T53"> </text:span><text:span text:style-name="T64">(П, ІІ, 120)</text:span></text:p>
          </table:table-cell>
          <table:table-cell table:style-name="Dictionary.B2" office:value-type="string">
            <text:p text:style-name="P6"><text:span text:style-name="T39">з-по́</text:span><text:span text:style-name="T39">над</text:span></text:p>
            <text:p text:style-name="P6"><text:span text:style-name="T32">прийм.</text:span><text:span text:style-name="T27">, </text:span><text:span text:style-name="T32">з род. в.</text:span></text:p>
            <text:p text:style-name="P6"><text:span text:style-name="T11">Вказує на предмет, через верхній край якого спрямовано дію, рух. || Вказує на предмет, місце, у безпосередній близькості від якого починається якась дія. </text:span><text:span text:style-name="T14">(С, 47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світ</text:span><text:span text:style-name="T45"> (див. </text:span><text:span text:style-name="T41">ЗА-СВІТИ́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ІСПЕРЕДЛÍТ</text:p>
            <text:p text:style-name="P8">присл., інд.-авт.,</text:p>
            <text:p text:style-name="P6"><text:span text:style-name="T65">утворене способом основоскладання, похідне від слів:</text:span> <text:span text:style-name="T41">спе́</text:span><text:span text:style-name="T41">ред</text:span> і <text:span text:style-name="T41">літ.</text:span></text:p>
            <text:p text:style-name="P8">Ось твоя подоба</text:p>
            <text:p text:style-name="P6"><text:span text:style-name="T54">подвижництво людське – </text:span><text:span text:style-name="T59">іспередліт</text:span><text:span text:style-name="T54">.</text:span><text:span text:style-name="T53"> </text:span><text:span text:style-name="T64">(П, ІІ, 158)</text:span></text:p>
          </table:table-cell>
          <table:table-cell table:style-name="Dictionary.B2" office:value-type="string">
            <text:p text:style-name="P6"><text:span text:style-name="T43">спе́</text:span><text:span text:style-name="T43">реду</text:span></text:p>
            <text:p text:style-name="P6"><text:span text:style-name="T27">3) </text:span><text:span text:style-name="T32">присл.</text:span><text:span text:style-name="T27">, </text:span><text:span text:style-name="T32">рідко</text:span><text:span text:style-name="T27">. Раніше, в минулому; перед цим.</text:span></text:p>
            <text:p text:style-name="P6"><text:span text:style-name="T6">4) </text:span><text:span text:style-name="T22">прийм.</text:span><text:span text:style-name="T6">, </text:span><text:span text:style-name="T22">з род. в.</text:span><text:span text:style-name="T6"> Уживається для означення місця перед ким-, чим-небудь; на передньому боці чогось. </text:span><text:span text:style-name="T25">(С, 1361-1364)</text:span></text:p>
          </table:table-cell>
        </table:table-row>
        <table:table-row>
          <table:covered-table-cell/>
          <table:table-cell table:style-name="Dictionary.B2" office:value-type="string">
            <text:p text:style-name="P12">літа́</text:p>
            <text:p text:style-name="P6"><text:span text:style-name="T27">літ, </text:span><text:span text:style-name="T32">мн.</text:span></text:p>
            <text:p text:style-name="P6">1) Період часу в кілька років; роки.<text:span text:style-name="T77"> </text:span><text:span text:style-name="T78">(С, 622)</text:span></text:p>
          </table:table-cell>
        </table:table-row>
        <table:table-row>
          <table:table-cell table:style-name="Dictionary.A2" office:value-type="string">
            <text:p text:style-name="P7">КРАЙÓКРАЙ</text:p>
            <text:p text:style-name="P6">крайóкраю, <text:span text:style-name="T53">ім., ч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край</text:span><text:span text:style-name="T83"> і </text:span><text:span text:style-name="T42">край.</text:span></text:p>
            <text:p text:style-name="P8">З <text:span text:style-name="T40">крайокраю</text:span>, з цієї високості,</text:p>
            <text:p text:style-name="P8">пади, згорнувши крила, до долин…<text:span text:style-name="T70"> (П, І, 40);</text:span></text:p>
            <text:p text:style-name="P8">Єси ти за <text:span text:style-name="T40">крайокраєм</text:span>, чаїшся</text:p>
            <text:p text:style-name="P6"><text:span text:style-name="T54">од мого неоговтаного погляду…</text:span><text:span text:style-name="T53"> </text:span><text:span text:style-name="T64">(П, І, 91)</text:span></text:p>
          </table:table-cell>
          <table:table-cell table:style-name="Dictionary.B2" office:value-type="string">
            <text:p text:style-name="P7">край</text:p>
            <text:p text:style-name="P6"><text:span text:style-name="T26">I </text:span><text:span text:style-name="T27">-ю, </text:span><text:span text:style-name="T32">ч.</text:span></text:p>
            <text:p text:style-name="P6"><text:span text:style-name="T28">1) Лінія, що обмежує поверхню чого-небудь, а також те, що прилягає до цієї лінії; кінець (</text:span><text:span text:style-name="T33">див.</text:span><text:span text:style-name="T28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6"><text:span text:style-name="T39">II </text:span><text:span text:style-name="T52">прийм.</text:span> <text:span text:style-name="T52">з род. в.</text:span></text:p>
            <text:p text:style-name="P6">Указує на місцезнаходження предмета <text:soft-page-break/>поблизу іншого; біля, коло.<text:span text:style-name="T77"> </text:span><text:span text:style-name="T78">(С, 582)</text:span></text:p>
          </table:table-cell>
        </table:table-row>
        <table:table-row>
          <table:table-cell table:style-name="Dictionary.A2" table:number-rows-spanned="2" office:value-type="string">
            <text:p text:style-name="P7">КРАЙСЕБÉ</text:p>
            <text:p text:style-name="P6"><text:span text:style-name="T54">присл., </text:span><text:span text:style-name="T53">інд.-авт.,</text:span></text:p>
            <text:p text:style-name="P6"><text:span text:style-name="T66">утворене способом </text:span><text:span text:style-name="T66">зрощення, похідне </text:span><text:span text:style-name="T66">від слів:</text:span><text:span text:style-name="T83"> </text:span><text:span text:style-name="T42">край</text:span><text:span text:style-name="T83"> і </text:span><text:span text:style-name="T42">себé.</text:span></text:p>
            <text:p text:style-name="P8">І не зайти за дальні далечі.</text:p>
            <text:p text:style-name="P6"><text:span text:style-name="T54">І за </text:span><text:span text:style-name="T59">крайсебе</text:span><text:span text:style-name="T54"> не зайти.</text:span><text:span text:style-name="T53"> </text:span><text:span text:style-name="T64">(П, І, 96)</text:span></text:p>
          </table:table-cell>
          <table:table-cell table:style-name="Dictionary.B2" office:value-type="string">
            <text:p text:style-name="P6"><text:span text:style-name="T42">край </text:span><text:span text:style-name="T50">(див. </text:span><text:span text:style-name="T42">КРАЙÓКРА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12">себе́</text:p>
            <text:p text:style-name="P6"><text:span text:style-name="T32">наз. в.</text:span><text:span text:style-name="T27"> </text:span><text:span text:style-name="T32">нема</text:span><text:span text:style-name="T27">, </text:span><text:span text:style-name="T32">одн.</text:span><text:span text:style-name="T27"> </text:span><text:span text:style-name="T32">і мн.</text:span><text:span text:style-name="T27">, </text:span><text:span text:style-name="T32">займ.</text:span><text:span text:style-name="T27"> </text:span><text:span text:style-name="T32">зворотний</text:span><text:span text:style-name="T27">.</text:span></text:p>
            <text:p text:style-name="P6">Вказує на спрямованість дії на самого виконавця дії, заміняючи за змістом особові займенники.<text:span text:style-name="T77"> </text:span><text:span text:style-name="T78">(С, 1301)</text:span></text:p>
          </table:table-cell>
        </table:table-row>
        <table:table-row>
          <table:table-cell table:style-name="Dictionary.A2" table:number-rows-spanned="2" office:value-type="string">
            <text:p text:style-name="P7">КРАЙЧÁС</text:p>
            <text:p text:style-name="P6"><text:span text:style-name="T54">присл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край</text:span><text:span text:style-name="T83"> і </text:span><text:span text:style-name="T42">час.</text:span></text:p>
            <text:p text:style-name="P8">Що б то нам</text:p>
            <text:p text:style-name="P8">посовгнути –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<text:span text:style-name="T40">крайчасу</text:span>,</text:p>
            <text:p text:style-name="P6"><text:span text:style-name="T54">за прапервні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42">край </text:span><text:span text:style-name="T50">(див. </text:span><text:span text:style-name="T42">КРАЙÓКРА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час</text:p>
            <text:p text:style-name="P6"><text:span text:style-name="T27">-у, </text:span><text:span text:style-name="T32">ч.</text:span></text:p>
            <text:p text:style-name="P6"><text:span text:style-name="T11">1) </text:span><text:span text:style-name="T23">філос.</text:span><text:span text:style-name="T11"> Одна з основних об’єктивних форм існування матерії, яка виявляється в тривалості буття.</text:span><text:span text:style-name="T12"> </text:span><text:span text:style-name="T13">(С, 1594)</text:span></text:p>
          </table:table-cell>
        </table:table-row>
        <table:table-row>
          <table:table-cell table:style-name="Dictionary.A2" table:number-rows-spanned="2" office:value-type="string">
            <text:p text:style-name="P7">КРИВОЛÉТ</text:p>
            <text:p text:style-name="P6">-у, <text:span text:style-name="T53">ім., ч., інд.-авт.,</text:span></text:p>
            <text:p text:style-name="P6"><text:span text:style-name="T66">утворене способом основоскладання, </text:span><text:soft-page-break/><text:span text:style-name="T66">похідне від слів:</text:span><text:span text:style-name="T83"> </text:span><text:span text:style-name="T42">криви́й</text:span><text:span text:style-name="T83"> і </text:span><text:span text:style-name="T42">лет.</text:span></text:p>
            <text:p text:style-name="P8">…ця колотнеча</text:p>
            <text:p text:style-name="P8">надій і спроневіри, <text:span text:style-name="T40">криволет</text:span></text:p>
            <text:p text:style-name="P8">лякливих ауспіцій, що в безгуччі</text:p>
            <text:p text:style-name="P8">шершаваими крильми прошерхотять </text:p>
            <text:p text:style-name="P6"><text:span text:style-name="T54">і всядуться на голові…</text:span><text:span text:style-name="T53"> </text:span><text:span text:style-name="T64">(П, І, 121)</text:span></text:p>
          </table:table-cell>
          <table:table-cell table:style-name="Dictionary.B2" office:value-type="string">
            <text:p text:style-name="P6"><text:span text:style-name="T39">криви́</text:span><text:span text:style-name="T39">й</text:span></text:p>
            <text:p text:style-name="P6">-а, -е.</text:p>
            <text:p text:style-name="P6"><text:span text:style-name="T28">6) </text:span><text:span text:style-name="T33">перен.</text:span><text:span text:style-name="T28">, </text:span><text:span text:style-name="T33">розм.</text:span><text:span text:style-name="T28"> Те саме, що хибний; неправильний (у 2 </text:span><text:span text:style-name="T33">знач.</text:span><text:span text:style-name="T28">), помилковий.</text:span><text:span text:style-name="T27"> </text:span><text:soft-page-break/><text:span text:style-name="T31">(С, 585)</text:span></text:p>
          </table:table-cell>
        </table:table-row>
        <table:table-row>
          <table:covered-table-cell/>
          <table:table-cell table:style-name="Dictionary.B2" office:value-type="string">
            <text:p text:style-name="P7">лет</text:p>
            <text:p text:style-name="P6"><text:span text:style-name="T27">-у, </text:span><text:span text:style-name="T32">ч.</text:span><text:span text:style-name="T27">, </text:span><text:span text:style-name="T32">поет.</text:span></text:p>
            <text:p text:style-name="P6"><text:span text:style-name="T28">Дія за знач. літати і летіти; літ (</text:span><text:span text:style-name="T33">див.</text:span><text:span text:style-name="T28"> літ </text:span><text:span text:style-name="T28">I). </text:span><text:span text:style-name="T33">Зриватися в лет</text:span><text:span text:style-name="T28">.</text:span><text:span text:style-name="T29"> </text:span><text:span text:style-name="T30">(С, 613)</text:span></text:p>
          </table:table-cell>
        </table:table-row>
        <table:table-row>
          <table:table-cell table:style-name="Dictionary.A2" table:number-rows-spanned="2" office:value-type="string">
            <text:p text:style-name="P7">КРИК-ЗЕЛÓ</text:p>
            <text:p text:style-name="P6"><text:span text:style-name="T1">-</text:span>á, <text:span text:style-name="T53">ім., ч., інд.-авт.,</text:span></text:p>
            <text:p text:style-name="P6"><text:span text:style-name="T72">утворене способом </text:span><text:span text:style-name="T72">словоскладання, похідне від слів:</text:span><text:span text:style-name="T83"> </text:span><text:span text:style-name="T42">крик</text:span><text:span text:style-name="T83"> і </text:span><text:span text:style-name="T42">зелó.</text:span></text:p>
            <text:p text:style-name="P8">Обміліла</text:p>
            <text:p text:style-name="P8">криниця. А верба пустила</text:p>
            <text:p text:style-name="P6"><text:span text:style-name="T54">гарячі брості – в </text:span><text:span text:style-name="T59">крик-зело.</text:span><text:span text:style-name="T53"> </text:span><text:span text:style-name="T64">(П, І, 84)</text:span></text:p>
          </table:table-cell>
          <table:table-cell table:style-name="Dictionary.B2" office:value-type="string">
            <text:p text:style-name="P7">крик</text:p>
            <text:p text:style-name="P6"><text:span text:style-name="T26">I -у, </text:span><text:span text:style-name="T34">ч.</text:span></text:p>
            <text:p text:style-name="P6">1) Сильний різкий звук голосу; зойк. || Вигук (у 1 <text:span text:style-name="T52">знач.</text:span>), вигуки. || Поклик. || Гамір, галас. || Ґвалт, лемент. || Про різкі звуки тварин, птахів.</text:p>
            <text:p text:style-name="P6"><text:span text:style-name="T39">II </text:span>-у, <text:span text:style-name="T52">ч.</text:span></text:p>
            <text:p text:style-name="P6">Річка, що пересихає, або тимчасовий водоток в Австралії. <text:span text:style-name="T62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12">зело́</text:p>
            <text:p text:style-name="P6"><text:span text:style-name="T26">I </text:span><text:span text:style-name="T27">-а, </text:span><text:span text:style-name="T32">с.</text:span><text:span text:style-name="T27">, </text:span><text:span text:style-name="T32">заст.</text:span><text:span text:style-name="T27">, </text:span><text:span text:style-name="T32">поет.</text:span></text:p>
            <text:p text:style-name="P6"><text:span text:style-name="T11">Зелень (у 1 </text:span><text:span text:style-name="T23">знач.</text:span><text:span text:style-name="T11">).</text:span><text:span text:style-name="T12"> </text:span><text:span text:style-name="T13">(С, 457)</text:span></text:p>
          </table:table-cell>
        </table:table-row>
        <table:table-row>
          <table:table-cell table:style-name="Dictionary.A2" table:number-rows-spanned="2" office:value-type="string">
            <text:p text:style-name="P7">КРИЛАТОЛÉЗО</text:p>
            <text:p text:style-name="P6"><text:span text:style-name="T54">присл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крилáтий</text:span><text:span text:style-name="T83"> і </text:span><text:span text:style-name="T42">лéзо.</text:span></text:p>
            <text:p text:style-name="P8"><text:soft-page-break/>Криваво рветься з нього вороння</text:p>
            <text:p text:style-name="P8">майбутнього. Летить <text:span text:style-name="T40">крилатолезо</text:span></text:p>
            <text:p text:style-name="P6"><text:span text:style-name="T54">понад проваллям яру…</text:span><text:span text:style-name="T53"> </text:span><text:span text:style-name="T64">(П, І, 29)</text:span></text:p>
          </table:table-cell>
          <table:table-cell table:style-name="Dictionary.B2" office:value-type="string">
            <text:p text:style-name="P6"><text:span text:style-name="T39">крила́</text:span><text:span text:style-name="T39">тий</text:span></text:p>
            <text:p text:style-name="P6">-а, -е.</text:p>
            <text:p text:style-name="P6"><text:span text:style-name="T11">1) Який має крила (у 1, 3, 4 </text:span><text:span text:style-name="T23">знач.</text:span><text:span text:style-name="T11">). || </text:span><text:span text:style-name="T23">перен.</text:span><text:span text:style-name="T11"> Який надихає, підносить. </text:span><text:span text:style-name="T23">Крилаті ідеї</text:span><text:span text:style-name="T11">. </text:span><text:span text:style-name="T14">(С, 5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ле́</text:span><text:span text:style-name="T39">зо</text:span></text:p>
            <text:p text:style-name="P6"><text:span text:style-name="T27">-а, </text:span><text:span text:style-name="T32">с.</text:span></text:p>
            <text:p text:style-name="P6"><text:span text:style-name="T11">Гостра частина знаряддя, яким ріжуть, колють або рубають. || Уся різальна частина такого знаряддя. </text:span><text:span text:style-name="T23">Лезо бритви</text:span><text:span text:style-name="T11">.</text:span><text:span text:style-name="T12"> </text:span><text:span text:style-name="T13">(С, 610)</text:span></text:p>
          </table:table-cell>
        </table:table-row>
        <table:table-row>
          <table:table-cell table:style-name="Dictionary.A2" table:number-rows-spanned="2" office:value-type="string">
            <text:p text:style-name="P7">КРИХКОКРИ́ЦЯ</text:p>
            <text:p text:style-name="P6">-і, <text:span text:style-name="T53">ім., ж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крихки́й</text:span><text:span text:style-name="T83"> і </text:span><text:span text:style-name="T42">кри́ця.</text:span></text:p>
            <text:p text:style-name="P8">І ти щербата доле <text:span text:style-name="T40">крихкокрице</text:span>,</text:p>
            <text:p text:style-name="P8">давно вже сонце перед нас зайшло,</text:p>
            <text:p text:style-name="P8">бо нашу путь пісками замело,</text:p>
            <text:p text:style-name="P6"><text:span text:style-name="T54">хто ж нам воздасть за битий шлях, сторице.</text:span><text:span text:style-name="T53"> </text:span><text:span text:style-name="T64">(П, ІІ, 292)</text:span></text:p>
          </table:table-cell>
          <table:table-cell table:style-name="Dictionary.B2" office:value-type="string">
            <text:p text:style-name="P6"><text:span text:style-name="T39">крихки́</text:span><text:span text:style-name="T39">й</text:span></text:p>
            <text:p text:style-name="P6">-а, -е.</text:p>
            <text:p text:style-name="P6">1) Який легко кришиться, розсипається. || Який не відзначається міцністю; трухлявий (про дерево тощо). <text:span text:style-name="T52">Крихкий метал</text:span>.</text:p>
            <text:p text:style-name="P6"><text:span text:style-name="T28">2) </text:span><text:span text:style-name="T33">перен.</text:span><text:span text:style-name="T28"> Те саме, що крихкотілий; тендітний.</text:span><text:span text:style-name="T27"> </text:span><text:span text:style-name="T31">(С, 58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ри́</text:span><text:span text:style-name="T39">ця</text:span></text:p>
            <text:p text:style-name="P6"><text:span text:style-name="T27">-і, </text:span><text:span text:style-name="T32">ж.</text:span></text:p>
            <text:p text:style-name="P6">1) Те саме, що сталь. || Виріб із сталі.</text:p>
            <text:p text:style-name="P6"><text:span text:style-name="T28">3) </text:span><text:span text:style-name="T33">розм.</text:span><text:span text:style-name="T28">, </text:span><text:span text:style-name="T33">рідко</text:span><text:span text:style-name="T28">. Те саме, що кресало.</text:span><text:span text:style-name="T29"> </text:span><text:span text:style-name="T30">(С, 588)</text:span></text:p>
          </table:table-cell>
        </table:table-row>
        <table:table-row>
          <table:table-cell table:style-name="Dictionary.A2" office:value-type="string">
            <text:p text:style-name="P7">МАРНИ́ЧИТИ</text:p>
            <text:p text:style-name="P6">-чу, -чиш, <text:span text:style-name="T54">дієсл., недо</text:span><text:span text:style-name="T53">к., перех., інд.-авт.,</text:span></text:p>
            <text:p text:style-name="P6"><text:span text:style-name="T66">утворене суфіксальним способом, похідне від слова</text:span><text:span text:style-name="T46"> </text:span><text:span text:style-name="T41">марни́й.</text:span></text:p>
            <text:p text:style-name="P8">І двері на замку,</text:p>
            <text:p text:style-name="P8"><text:soft-page-break/>ні душечки – довкола,</text:p>
            <text:p text:style-name="P8">лиш зозулі – ку-ку! - </text:p>
            <text:p text:style-name="P6"><text:span text:style-name="T59">марничать</text:span><text:span text:style-name="T54"> і спроквола.</text:span><text:span text:style-name="T53"> </text:span><text:span text:style-name="T64">(П, ІІ, 19)</text:span></text:p>
          </table:table-cell>
          <table:table-cell table:style-name="Dictionary.B2" office:value-type="string">
            <text:p text:style-name="P7">марний</text:p>
            <text:p text:style-name="P6"><text:span text:style-name="T26">II </text:span><text:span text:style-name="T27">ма́</text:span><text:span text:style-name="T27">рни́</text:span><text:span text:style-name="T27">й</text:span></text:p>
            <text:p text:style-name="P6">марна, марне, <text:span text:style-name="T52">розм.</text:span></text:p>
            <text:p text:style-name="P6">Худий, мізерний, блідий.<text:span text:style-name="T77"> </text:span><text:span text:style-name="T78">(С, 647)</text:span></text:p>
          </table:table-cell>
        </table:table-row>
        <table:table-row>
          <table:table-cell table:style-name="Dictionary.A2" table:number-rows-spanned="2" office:value-type="string">
            <text:p text:style-name="P7">МЕЖИГÓНИ</text:p>
            <text:p text:style-name="P6">-ів, <text:span text:style-name="T53">ім., мн., інд.-авт.,</text:span></text:p>
            <text:p text:style-name="P6">утворене способом основоскладання, похідне від слів: <text:span text:style-name="T41">мéжи</text:span> і <text:span text:style-name="T41">гін.</text:span></text:p>
            <text:p text:style-name="P8">Що б то нам</text:p>
            <text:p text:style-name="P8">посовгнути – ці <text:span text:style-name="T40">межигони</text:span> часу,</text:p>
            <text:p text:style-name="P8">марудні <text:span text:style-name="T40">межигони</text:span>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6"><text:span text:style-name="T54">за прапервні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7">Між (ме́жи)</text:p>
            <text:p text:style-name="P6"><text:span text:style-name="T27">межи, меж, </text:span><text:span text:style-name="T32">прийм.</text:span><text:span text:style-name="T27"> Уживається із </text:span><text:span text:style-name="T32">род.</text:span><text:span text:style-name="T27">, </text:span><text:span text:style-name="T32">знах.</text:span><text:span text:style-name="T27"> і </text:span><text:span text:style-name="T32">оруд.</text:span><text:span text:style-name="T27"> відмінками. Сполучення з між, межи, меж виражають: Просторові відношення:</text:span></text:p>
            <text:p text:style-name="P6"><text:span text:style-name="T11">1) </text:span><text:span text:style-name="T23">з оруд.</text:span><text:span text:style-name="T11">, </text:span><text:span text:style-name="T23">рідше з род. в.</text:span><text:span text:style-name="T11"> Уживається на означення просторового розташування предмета чи вияву дії посередині чого-небудь. </text:span><text:span text:style-name="T14">(С, 67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гін </text:span><text:span text:style-name="T45">(див. </text:span><text:span text:style-name="T41">ВСЕГÍН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МЕЖИСВÍТНІЙ</text:p>
            <text:p text:style-name="P6">-я, -є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70"> </text:span><text:span text:style-name="T74">ме́</text:span><text:span text:style-name="T74">жи</text:span><text:span text:style-name="T69"> і </text:span><text:span text:style-name="T74">світ.</text:span></text:p>
            <text:p text:style-name="P8">Ці сосни, вбрані в синій-синій іній,</text:p>
            <text:p text:style-name="P8">на взгір’я збіглі і завмерлі, мерехтом -</text:p>
            <text:p text:style-name="P8">чи то цвинтарним ачи <text:span text:style-name="T40">межисвітнім</text:span> -</text:p>
            <text:p text:style-name="P6"><text:soft-page-break/><text:span text:style-name="T54">мені відкрили візерунки душ…</text:span><text:span text:style-name="T53"> </text:span><text:span text:style-name="T64">(П, І, 79)</text:span></text:p>
          </table:table-cell>
          <table:table-cell table:style-name="Dictionary.B2" office:value-type="string">
            <text:p text:style-name="P6"><text:span text:style-name="T41">ме́жи</text:span> <text:span text:style-name="T45">(див. </text:span><text:span text:style-name="T41">МЕЖИГÓНИ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світ</text:span><text:span text:style-name="T62"> </text:span><text:span text:style-name="T45">(див. </text:span><text:span text:style-name="T41">ЗА-СВІТИ́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МЕРТВОКРИ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</text:span><text:span text:style-name="T66">похідне від слів:</text:span><text:span text:style-name="T83"> </text:span><text:span text:style-name="T42">мéртвий</text:span><text:span text:style-name="T83"> і </text:span><text:span text:style-name="T42">крилó.</text:span></text:p>
            <text:p text:style-name="P8">А <text:span text:style-name="T40">мертвокрилі</text:span> стугонять стимфали,</text:p>
            <text:p text:style-name="P8">напевну провіщаючи біду,</text:p>
            <text:p text:style-name="P8">що ослонила біле опахало</text:p>
            <text:p text:style-name="P6"><text:span text:style-name="T54">і по моєму нишпорить сліду.</text:span><text:span text:style-name="T53"> </text:span><text:span text:style-name="T64">(П, ІІ, 110)</text:span></text:p>
          </table:table-cell>
          <table:table-cell table:style-name="Dictionary.B2" office:value-type="string">
            <text:p text:style-name="P6"><text:span text:style-name="T39">ме́</text:span><text:span text:style-name="T39">ртвий</text:span></text:p>
            <text:p text:style-name="P6">-а, -е.</text:p>
            <text:p text:style-name="P6">1) Такий, у якому припинилося життя; померлий; <text:span text:style-name="T52">прот.</text:span> живий. || <text:span text:style-name="T52">у знач.</text:span> <text:span text:style-name="T52">ім.</text:span> мертвий, -вого, <text:span text:style-name="T52">ч.</text:span>; мертва, -вої, <text:span text:style-name="T52">ж.</text:span> Мрець. || Про частини тіла мерця. || Засохлий, завмерлий, сухий (про рослинність). || <text:span text:style-name="T52">перен.</text:span>Надзвичайно схвильований, знесилений, стомлений (про людину).</text:p>
            <text:p text:style-name="P6"><text:span text:style-name="T11">3) </text:span><text:span text:style-name="T23">перен.</text:span><text:span text:style-name="T11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14">(С, 661)</text:span></text:p>
          </table:table-cell>
        </table:table-row>
        <table:table-row>
          <table:covered-table-cell/>
          <table:table-cell table:style-name="Dictionary.B2" office:value-type="string">
            <text:p text:style-name="P12">крило́</text:p>
            <text:p text:style-name="P6"><text:span text:style-name="T27">-а, </text:span><text:span text:style-name="T32">с.</text:span></text:p>
            <text:p text:style-name="P6">1) Літальний орган птахів, комах та деяких ссавців (напр., кажанів).<text:span text:style-name="T77"> </text:span><text:span text:style-name="T78">(С, 587)</text:span></text:p>
          </table:table-cell>
        </table:table-row>
        <table:table-row>
          <table:table-cell table:style-name="Dictionary.A2" table:number-rows-spanned="2" office:value-type="string">
            <text:p text:style-name="P7">МОЛОДОЩÁСТЯ</text:p>
            <text:p text:style-name="P6">-я, <text:span text:style-name="T53">ім., с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молоди́й</text:span><text:span text:style-name="T83"> і </text:span><text:span text:style-name="T42">щáстя.</text:span></text:p>
            <text:p text:style-name="P8"><text:soft-page-break/>Ти десь живеш на призабутім березі</text:p>
            <text:p text:style-name="P8">моїх змілілих пам’ятей. Блукаєш</text:p>
            <text:p text:style-name="P8">пустелею моїх <text:span text:style-name="T40">молодощасть</text:span>,</text:p>
            <text:p text:style-name="P6"><text:span text:style-name="T54">як біла тінь суворої скорботи.</text:span><text:span text:style-name="T53"> </text:span><text:span text:style-name="T64">(П, І, 52)</text:span></text:p>
          </table:table-cell>
          <table:table-cell table:style-name="Dictionary.B2" office:value-type="string">
            <text:p text:style-name="P6"><text:span text:style-name="T42">молоди́й </text:span><text:span text:style-name="T50">(див. </text:span><text:span text:style-name="T42">ВСЕМОЛОДИ́Й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ща́</text:span><text:span text:style-name="T39">стя</text:span></text:p>
            <text:p text:style-name="P6"><text:span text:style-name="T27">-я, </text:span><text:span text:style-name="T32">с.</text:span></text:p>
            <text:p text:style-name="P6">1) Стан цілковитого задоволення <text:soft-page-break/>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77"> </text:span><text:span text:style-name="T78">(С, 1637)</text:span></text:p>
          </table:table-cell>
        </table:table-row>
        <table:table-row>
          <table:table-cell table:style-name="Dictionary.A2" table:number-rows-spanned="2" office:value-type="string">
            <text:p text:style-name="P7">НÁДВИЩ</text:p>
            <text:p text:style-name="P6">-і, <text:span text:style-name="T53">ім., ж., інд.-авт.,</text:span></text:p>
            <text:p text:style-name="P6"><text:span text:style-name="T66">утворене суфіксально-префіксальним способом, похідне від слів:</text:span><text:span text:style-name="T83"> </text:span><text:span text:style-name="T42">над</text:span><text:span text:style-name="T83"> і </text:span><text:span text:style-name="T42">ви́щий.</text:span></text:p>
            <text:p text:style-name="P8">У небо, у <text:span text:style-name="T40">надвищ</text:span>, за хмари за чорні</text:p>
            <text:p text:style-name="P6"><text:span text:style-name="T54">до сонця, Ікаре, спрямовуй свій лет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над</text:p>
            <text:p text:style-name="P6"><text:span text:style-name="T32">рідко </text:span><text:span text:style-name="T27">наді, надо, </text:span><text:span text:style-name="T32">прийм.</text:span><text:span text:style-name="T27">, </text:span><text:span text:style-name="T32">з оруд.</text:span><text:span text:style-name="T27"> </text:span><text:span text:style-name="T32">і знах. в.</text:span><text:span text:style-name="T27"> Сполучення з над виражають: Просторові відношення:</text:span></text:p>
            <text:p text:style-name="P6">1) <text:span text:style-name="T52">з оруд. в.</text:span> 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6">2) <text:span text:style-name="T52">із знах. в.</text:span> Уживається для позначення місця, куди спрямована дія. Об’єктні відношення:</text:p>
            <text:p text:style-name="P6"><text:span text:style-name="T11">5) </text:span><text:span text:style-name="T23">із знах.</text:span><text:span text:style-name="T11">, </text:span><text:span text:style-name="T23">рідко з оруд. в.</text:span><text:span text:style-name="T11"> Уживається для позначення вищої міри, ступеня </text:span><text:soft-page-break/><text:span text:style-name="T11">порівняння, більшої кількості і т. ін. || Уживається для позначення предметів, осіб, яким надається перевага над ким-, чим-небудь. || Уживається для </text:span><text:span text:style-name="T11">позначення перевищення якої-небудь </text:span><text:span text:style-name="T11">міри, ступеня і т. ін. </text:span><text:span text:style-name="T23">Над усе</text:span><text:span text:style-name="T11">. </text:span><text:span text:style-name="T14">(С, 70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и́</text:span><text:span text:style-name="T39">щий</text:span></text:p>
            <text:p text:style-name="P6">-а, -е.</text:p>
            <text:p text:style-name="P6">1) Вищ. ст. до високий. <text:span text:style-name="T62">(С, 162)</text:span></text:p>
          </table:table-cell>
        </table:table-row>
        <table:table-row>
          <table:table-cell table:style-name="Dictionary.A2" table:number-rows-spanned="2" office:value-type="string">
            <text:p text:style-name="P7">НАДНÉБО</text:p>
            <text:p text:style-name="P6">-а, <text:span text:style-name="T53">ім., с., інд.-авт.,</text:span></text:p>
            <text:p text:style-name="P6"><text:span text:style-name="T66">утворене префіксальним способом, похідне від слова</text:span><text:span text:style-name="T83"> </text:span><text:span text:style-name="T42">над</text:span><text:span text:style-name="T83"> і </text:span><text:span text:style-name="T42">нéбо.</text:span></text:p>
            <text:p text:style-name="P8">Були мої моління всує - </text:p>
            <text:p text:style-name="P8">Бог не почув і не простив,</text:p>
            <text:p text:style-name="P8">і вже її душа прямує</text:p>
            <text:p text:style-name="P6"><text:span text:style-name="T54">в </text:span><text:span text:style-name="T59">наднеба</text:span><text:span text:style-name="T54"> синь.</text:span><text:span text:style-name="T53"> </text:span><text:span text:style-name="T64">(П, ІІ, 114)</text:span></text:p>
          </table:table-cell>
          <table:table-cell table:style-name="Dictionary.B2" office:value-type="string">
            <text:p text:style-name="P6"><text:span text:style-name="T42">над </text:span><text:span text:style-name="T50">(див. </text:span><text:span text:style-name="T42">НÁДВИЩ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небо</text:p>
            <text:p text:style-name="P6"><text:span text:style-name="T26">I </text:span><text:span text:style-name="T27">не́</text:span><text:span text:style-name="T27">бо</text:span></text:p>
            <text:p text:style-name="P6">-а, <text:span text:style-name="T52">с.</text:span></text:p>
            <text:p text:style-name="P6">1) Видимий над поверхнею землі повітряний простір у формі шатра.</text:p>
            <text:p text:style-name="P6">2) За релігійними уявленнями – місцеперебування Бога, ангелів, святих; потойбічний світ, рай.<text:span text:style-name="T77"> </text:span><text:span text:style-name="T78">(С, 747)</text:span></text:p>
          </table:table-cell>
        </table:table-row>
        <table:table-row>
          <table:table-cell table:style-name="Dictionary.A2" table:number-rows-spanned="2" office:value-type="string">
            <text:p text:style-name="P7">НАДÓКРУЖ</text:p>
            <text:p text:style-name="P8">незм., присл., інд.-авт.,</text:p>
            <text:p text:style-name="P6"><text:span text:style-name="T65">утворене префіксальним способом, похідне від слова</text:span><text:span text:style-name="T70"> </text:span><text:span text:style-name="T74">о́</text:span><text:span text:style-name="T74">круга.</text:span></text:p>
            <text:p text:style-name="P8">А <text:span text:style-name="T40">надокруж</text:span> – майстри заплічні</text:p>
            <text:p text:style-name="P6"><text:span text:style-name="T54">стежок – ганебних і величних.</text:span><text:span text:style-name="T53"> </text:span><text:soft-page-break/><text:span text:style-name="T64">(П, ІІ, 165)</text:span></text:p>
          </table:table-cell>
          <table:table-cell table:style-name="Dictionary.B2" office:value-type="string">
            <text:p text:style-name="P7"><text:span text:style-name="T83">над </text:span><text:span text:style-name="T50">(див. </text:span><text:span text:style-name="T83">НÁДВИЩ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окру́</text:span><text:span text:style-name="T39">га</text:span></text:p>
            <text:p text:style-name="P6"><text:span text:style-name="T27">-и, </text:span><text:span text:style-name="T32">ж.</text:span></text:p>
            <text:p text:style-name="P6">1) Навколишня місцевість.<text:span text:style-name="T77"> </text:span><text:span text:style-name="T78">(С, 838)</text:span></text:p>
          </table:table-cell>
        </table:table-row>
        <table:table-row>
          <table:table-cell table:style-name="Dictionary.A2" table:number-rows-spanned="2" office:value-type="string">
            <text:p text:style-name="P7">НАДТОРÓСИ</text:p>
            <text:p text:style-name="P6">-ів, <text:span text:style-name="T53">ім., мн., інд.-авт.,</text:span></text:p>
            <text:p text:style-name="P6"><text:span text:style-name="T66">утворене префіксальним способом, похідне від слів:</text:span> <text:span text:style-name="T41">над</text:span> і <text:span text:style-name="T40">торóси.</text:span></text:p>
            <text:p text:style-name="P8">…оце світіння полохких світань</text:p>
            <text:p text:style-name="P8">світів жертовних, що мене запалює</text:p>
            <text:p text:style-name="P8">всенепогасним і ламким, як крига,</text:p>
            <text:p text:style-name="P6"><text:span text:style-name="T54">огнем співучих </text:span><text:span text:style-name="T59">надторосів</text:span><text:span text:style-name="T54"> – криг.</text:span><text:span text:style-name="T53"> </text:span><text:span text:style-name="T64">(П, І, 80)</text:span></text:p>
          </table:table-cell>
          <table:table-cell table:style-name="Dictionary.B2" office:value-type="string">
            <text:p text:style-name="P7"><text:span text:style-name="T83">над </text:span><text:span text:style-name="T50">(див. </text:span><text:span text:style-name="T83">НÁДВИЩ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торо́</text:span><text:span text:style-name="T39">с</text:span></text:p>
            <text:p text:style-name="P6"><text:span text:style-name="T27">-а, </text:span><text:span text:style-name="T32">ч.</text:span></text:p>
            <text:p text:style-name="P6">Нагромадження уламків криги на замерзлих морях і річках, що утворюється внаслідок стискання льоду.<text:span text:style-name="T77"> </text:span><text:span text:style-name="T78">(С, 1464)</text:span></text:p>
          </table:table-cell>
        </table:table-row>
        <table:table-row>
          <table:table-cell table:style-name="Dictionary.A2" office:value-type="string">
            <text:p text:style-name="P7">НÁКРИК</text:p>
            <text:p text:style-name="P6">-у, <text:span text:style-name="T53">ім., ч., інд.-авт.,</text:span></text:p>
            <text:p text:style-name="P6"><text:span text:style-name="T66">утворене префіксальним способом, похідне від слова</text:span><text:span text:style-name="T83"> </text:span><text:span text:style-name="T42">крик.</text:span></text:p>
            <text:p text:style-name="P8">Отой прощальний змах тонкоголосий</text:p>
            <text:p text:style-name="P8">тремтливої руки, той голий <text:span text:style-name="T40">накрик</text:span> - </text:p>
            <text:p text:style-name="P8">пункти рами – щербати й яр, той пагорб - </text:p>
            <text:p text:style-name="P6"><text:span text:style-name="T54">яким зигзагом путь тобі значив?</text:span><text:span text:style-name="T53"> </text:span><text:span text:style-name="T64">(П, І, 124)</text:span></text:p>
          </table:table-cell>
          <table:table-cell table:style-name="Dictionary.B2" office:value-type="string">
            <text:p text:style-name="P6"><text:span text:style-name="T42">крик </text:span><text:span text:style-name="T50">(див. </text:span><text:span text:style-name="T42">КРИК-ЗЕЛÓ</text:span><text:span text:style-name="T50">)</text:span></text:p>
          </table:table-cell>
        </table:table-row>
        <table:table-row>
          <table:table-cell table:style-name="Dictionary.A2" office:value-type="string">
            <text:p text:style-name="P7">НÁМЕРЗИ</text:p>
            <text:p text:style-name="P6">-ів, <text:span text:style-name="T53">ім., мн., інд.-авт.,</text:span></text:p>
            <text:p text:style-name="P6"><text:span text:style-name="T66">утворене нульсуфіксальним способом, </text:span><text:soft-page-break/><text:span text:style-name="T66">похідне від слова</text:span><text:span text:style-name="T83"> </text:span><text:span text:style-name="T42">намерза́</text:span><text:span text:style-name="T42">ти.</text:span></text:p>
            <text:p text:style-name="P8">О скрипки тьмавий гуд – мов скапує живиця,</text:p>
            <text:p text:style-name="P8">зникають <text:span text:style-name="T40">намерзи</text:span> і вже хмеліє гін</text:p>
            <text:p text:style-name="P6"><text:span text:style-name="T54">дзвінкого дерева…</text:span><text:span text:style-name="T53"> </text:span><text:span text:style-name="T64">(П, ІІ, 155)</text:span></text:p>
          </table:table-cell>
          <table:table-cell table:style-name="Dictionary.B2" office:value-type="string">
            <text:p text:style-name="P6"><text:span text:style-name="T39">намерза́</text:span><text:span text:style-name="T39">ти</text:span></text:p>
            <text:p text:style-name="P6"><text:span text:style-name="T27">-ає, </text:span><text:span text:style-name="T32">недок.</text:span><text:span text:style-name="T27">, намерзнути </text:span><text:span text:style-name="T32">і </text:span><text:span text:style-name="T27">намерзти, -зне; </text:span><text:span text:style-name="T32">мин. ч.</text:span><text:span text:style-name="T27"> намерз, -ла, -ло; </text:span><text:span text:style-name="T32">док.</text:span></text:p>
            <text:p text:style-name="P6"><text:soft-page-break/>1) Замерзаючи, вкривати поверхню чого-небудь або нагромаджуватися на чому-небудь (про лід, сніг і т. ін.). || Покриватися льодом.<text:span text:style-name="T77"> </text:span><text:span text:style-name="T78">(С, 723)</text:span></text:p>
          </table:table-cell>
        </table:table-row>
        <table:table-row>
          <table:table-cell table:style-name="Dictionary.A2" table:number-rows-spanned="2" office:value-type="string">
            <text:p text:style-name="P7">НАПІВБАЖÁННЯ</text:p>
            <text:p text:style-name="P6">-я, <text:span text:style-name="T53">ім., с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напíв</text:span><text:span text:style-name="T83"> і </text:span><text:span text:style-name="T42">бажáння.</text:span></text:p>
            <text:p text:style-name="P8">Напівступою,</text:p>
            <text:p text:style-name="P8">як над собою винесений крок</text:p>
            <text:p text:style-name="P8">задумався і скляк. <text:span text:style-name="T40">Напівбажання</text:span>,</text:p>
            <text:p text:style-name="P6"><text:span text:style-name="T54">на півваганні втяте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Наполови́</text:span><text:span text:style-name="T39">ну (напі́</text:span><text:span text:style-name="T39">в)</text:span></text:p>
            <text:p text:style-name="P8">присл.</text:p>
            <text:p text:style-name="P6">1) У розмірі чи обсязі, що охоплює половину кого-, чого-небудь.</text:p>
            <text:p text:style-name="P6">2) Пополам з чим-небудь; з домішкою, з ознакою, з елементами чогось.</text:p>
            <text:p text:style-name="P6">3) Частково, не зовсім, не повністю або значною мірою. <text:span text:style-name="T62">(С, 73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ажа́</text:span><text:span text:style-name="T39">ння</text:span></text:p>
            <text:p text:style-name="P6"><text:span text:style-name="T27">-я, </text:span><text:span text:style-name="T32">с.</text:span></text:p>
            <text:p text:style-name="P6">1) Прагнення, потяг до здійснення чого-небудь; хотіння.<text:span text:style-name="T77"> </text:span><text:span text:style-name="T78">(С, 55)</text:span></text:p>
          </table:table-cell>
        </table:table-row>
        <table:table-row>
          <table:table-cell table:style-name="Dictionary.A2" table:number-rows-spanned="2" office:value-type="string">
            <text:p text:style-name="P7">НАПІВСТУПÁ</text:p>
            <text:p text:style-name="P6">-и́, <text:span text:style-name="T53">ім., </text:span><text:span text:style-name="T54">ж., інд.-авт.,</text:span></text:p>
            <text:p text:style-name="P6"><text:span text:style-name="T64">утворене префіксальним способом, похідне від слів:</text:span><text:span text:style-name="T83"> </text:span><text:span text:style-name="T42">напíв</text:span><text:span text:style-name="T83"> і </text:span><text:span text:style-name="T42">ступа́</text:span><text:span text:style-name="T75">.</text:span></text:p>
            <text:p text:style-name="P8"><text:span text:style-name="T40">Напівступою</text:span>,</text:p>
            <text:p text:style-name="P8">як над собою винесений крок</text:p>
            <text:p text:style-name="P8"><text:soft-page-break/>задумався і скляк. Напівбажання,</text:p>
            <text:p text:style-name="P6"><text:span text:style-name="T54">на півваганні втяте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напі́в </text:span>(див. <text:span text:style-name="T41">НАПІВБАЖÁННЯ</text:span>)</text:p>
          </table:table-cell>
        </table:table-row>
        <table:table-row>
          <table:covered-table-cell/>
          <table:table-cell table:style-name="Dictionary.B2" office:value-type="string">
            <text:p text:style-name="P7">ступа́</text:p>
            <text:p text:style-name="P6"><text:span text:style-name="T26">II </text:span><text:span text:style-name="T27">ступа́</text:span></text:p>
            <text:p text:style-name="P6">-и, <text:span text:style-name="T52">ж.</text:span>, <text:span text:style-name="T52">перев.</text:span> <text:span text:style-name="T52">з означ.</text:span></text:p>
            <text:p text:style-name="P6">Манера ходити, ступати; хода. || Рух ногою вперед, убік або назад; крок. || <text:soft-page-break/>Звуки від таких рухів. || Про спокійну, тиху ходу коня; найповільніший алюр.<text:span text:style-name="T77"> </text:span><text:span text:style-name="T78">(С, 1407)</text:span></text:p>
          </table:table-cell>
        </table:table-row>
        <table:table-row>
          <table:table-cell table:style-name="Dictionary.A2" office:value-type="string">
            <text:p text:style-name="P7">НÁХЛЮПИ</text:p>
            <text:p text:style-name="P6">-ів, <text:span text:style-name="T53">ім., мн., інд.-авт.,</text:span></text:p>
            <text:p text:style-name="P6"><text:span text:style-name="T66">утворене префіксальним і нульсуфіксальним способом, похідне від слова</text:span><text:span text:style-name="T83"> </text:span><text:span text:style-name="T42">хлю́пати.</text:span></text:p>
            <text:p text:style-name="P8">Покірні вітру, <text:span text:style-name="T40">нахлюпи</text:span> щедрот</text:p>
            <text:p text:style-name="P8">з убогого жебрацького бенкету,</text:p>
            <text:p text:style-name="P8">відвирувавши, котяться у Лету,</text:p>
            <text:p text:style-name="P6"><text:span text:style-name="T54">в таночок взявши кревних і заброд</text:span><text:span text:style-name="T53">. </text:span><text:span text:style-name="T64">(П, І, 101)</text:span></text:p>
          </table:table-cell>
          <table:table-cell table:style-name="Dictionary.B2" office:value-type="string">
            <text:p text:style-name="P6"><text:span text:style-name="T39">хлю́</text:span><text:span text:style-name="T39">пати</text:span></text:p>
            <text:p text:style-name="P6"><text:span text:style-name="T27">-аю, -аєш, </text:span><text:span text:style-name="T32">недок.</text:span></text:p>
            <text:p text:style-name="P6">1) <text:span text:style-name="T52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6"><text:span text:style-name="T11">2) </text:span><text:span text:style-name="T23">перех.</text:span><text:span text:style-name="T11"> </text:span><text:span text:style-name="T23">і неперех.</text:span><text:span text:style-name="T11"> Рвучкими рухами лити, бризкати водою або іншою рідиною на кого-, що-небудь. || </text:span><text:span text:style-name="T11">Розливатися, виливатися, розпліскуватися. || Утворювати звуки, що нагадують хлипання.</text:span><text:span text:style-name="T23">Хлюпати носом</text:span><text:span text:style-name="T11">.</text:span><text:span text:style-name="T12"> </text:span><text:span text:style-name="T13">(С, 1565)</text:span></text:p>
          </table:table-cell>
        </table:table-row>
        <table:table-row>
          <table:table-cell table:style-name="Dictionary.A2" table:number-rows-spanned="2" office:value-type="string">
            <text:p text:style-name="P7">ОБАКРÁЙ</text:p>
            <text:p text:style-name="P6">-ю, <text:span text:style-name="T53">ім., ч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óба</text:span><text:span text:style-name="T83"> і </text:span><text:span text:style-name="T42">край.</text:span></text:p>
            <text:p text:style-name="P8">З ціложиттєвого ждання</text:p>
            <text:p text:style-name="P8">Ти смерть на кілька літ відтрутив,</text:p>
            <text:p text:style-name="P8"><text:soft-page-break/>аби почути пахощ рути</text:p>
            <text:p text:style-name="P8">і в неї впасти навмання - </text:p>
            <text:p text:style-name="P8">з усіх розлук – на <text:span text:style-name="T40">обакрай</text:span></text:p>
            <text:p text:style-name="P6"><text:span text:style-name="T54">Вітчизни – і яви, і мрії.</text:span><text:span text:style-name="T53"> </text:span><text:span text:style-name="T64">(П, ІІ, 19)</text:span></text:p>
          </table:table-cell>
          <table:table-cell table:style-name="Dictionary.B2" office:value-type="string">
            <text:p text:style-name="P6"><text:span text:style-name="T39">Оби́</text:span><text:span text:style-name="T39">два (</text:span><text:span text:style-name="T42">óба</text:span><text:span text:style-name="T39">)</text:span></text:p>
            <text:p text:style-name="P6"><text:span text:style-name="T27">обох, </text:span><text:span text:style-name="T32">ч.</text:span><text:span text:style-name="T27"> </text:span><text:span text:style-name="T32">і с.</text:span><text:span text:style-name="T27">, обидві, обох, </text:span><text:span text:style-name="T32">ж.</text:span><text:span text:style-name="T27">, </text:span><text:span text:style-name="T32">числ.</text:span><text:span text:style-name="T27">, </text:span><text:span text:style-name="T32">збірн.</text:span></text:p>
            <text:p text:style-name="P6"><text:span text:style-name="T11">Означає кожний із двох названих або відомих предметів; один і другий; і той, і другий. </text:span><text:span text:style-name="T23">В обидва кінці</text:span><text:span text:style-name="T11">. </text:span><text:span text:style-name="T14">(С, 80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ай </text:span><text:span text:style-name="T50">(див. </text:span><text:span text:style-name="T42">КРАЙÓКРАЙ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ОБОЮДОЖÁ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70"> </text:span><text:span text:style-name="T74">обою́</text:span><text:span text:style-name="T74">до</text:span><text:span text:style-name="T70"> і </text:span><text:span text:style-name="T74">жалі́</text:span><text:span text:style-name="T74">ти.</text:span></text:p>
            <text:p text:style-name="P8">Та мури, мов із мертвих всталі,</text:p>
            <text:p text:style-name="P8">похмуро мовили: чекай,</text:p>
            <text:p text:style-name="P8">ще обрадіє із печалі</text:p>
            <text:p text:style-name="P6"><text:span text:style-name="T54">твій </text:span><text:span text:style-name="T59">обоюдожалий</text:span><text:span text:style-name="T54"> край.</text:span><text:span text:style-name="T53"> </text:span><text:span text:style-name="T64">(П, І, 36)</text:span></text:p>
          </table:table-cell>
          <table:table-cell table:style-name="Dictionary.B2" office:value-type="string">
            <text:p text:style-name="P6"><text:span text:style-name="T74">Обою́</text:span><text:span text:style-name="T74">до </text:span><text:span text:style-name="T69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лі́</text:span><text:span text:style-name="T39">ти</text:span></text:p>
            <text:p text:style-name="P6"><text:span text:style-name="T27">-ію, -ієш, </text:span><text:span text:style-name="T32">недок.</text:span></text:p>
            <text:p text:style-name="P6">1) <text:span text:style-name="T52">перех.</text:span> <text:span text:style-name="T52">і без додатка</text:span>. Відчувати жалість, співчуття до кого-небудь.</text:p>
            <text:p text:style-name="P6">2) <text:span text:style-name="T52">неперех.</text:span> Нарікати на що-небудь, уболівати за чимось, за щось; шкодувати, жалкувати.</text:p>
            <text:p text:style-name="P6"><text:span text:style-name="T11">3) </text:span><text:span text:style-name="T23">перех.</text:span><text:span text:style-name="T11"> Берегти, оберігати кого-, що-небудь. || Неохоче витрачати що-небудь; </text:span><text:span text:style-name="T11">шкодувати, жалкувати.</text:span><text:span text:style-name="T12"> </text:span><text:span text:style-name="T13">(С, 364)</text:span></text:p>
          </table:table-cell>
        </table:table-row>
        <table:table-row>
          <table:table-cell table:style-name="Dictionary.A2" office:value-type="string">
            <text:p text:style-name="P7">ОВÓГНЕНИЙ</text:p>
            <text:p text:style-name="P6">-а, -е, <text:span text:style-name="T54">дієпр., інд.-авт.,</text:span></text:p>
            <text:p text:style-name="P6"><text:span text:style-name="T65">утворене суфіксально-префіксальним способом, похідне від </text:span><text:span text:style-name="T66">в</text:span><text:span text:style-name="T83">ід неіснуючого дієслова </text:span><text:span text:style-name="T42">ово́гнити.</text:span></text:p>
            <text:p text:style-name="P8">Та за тобою небо запалало,</text:p>
            <text:p text:style-name="P6"><text:span text:style-name="T59">овогнене</text:span><text:span text:style-name="T54"> грозою стожалів.</text:span><text:span text:style-name="T53"> </text:span><text:span text:style-name="T64">(П, ІІ, 68)</text:span></text:p>
          </table:table-cell>
          <table:table-cell table:style-name="Dictionary.B2" office:value-type="string">
            <text:p text:style-name="P6"><text:span text:style-name="T42">Ово́гнити </text:span><text:span text:style-name="T47">(не подано у словнику)</text:span></text:p>
          </table:table-cell>
        </table:table-row>
        <table:table-row>
          <table:table-cell table:style-name="Dictionary.A2" office:value-type="string">
            <text:p text:style-name="P7">ОГРÁННЯ</text:p>
            <text:p text:style-name="P8"><text:soft-page-break/>ім., с., інд.-авт.,</text:p>
            <text:p text:style-name="P6"><text:span text:style-name="T66">утворене суфіксальним способом, похідне від слова</text:span><text:span text:style-name="T70"> </text:span><text:span text:style-name="T41">огрáнювати.</text:span></text:p>
            <text:p text:style-name="P8">У зашморзі бід</text:p>
            <text:p text:style-name="P8">аж зайшовся кривий од волання борлак,</text:p>
            <text:p text:style-name="P6"><text:span text:style-name="T54">аж </text:span><text:span text:style-name="T59">огранням</text:span><text:span text:style-name="T54"> дзеркал заросилася кров!</text:span><text:span text:style-name="T53"> </text:span><text:span text:style-name="T64">(П, І, 33)</text:span></text:p>
          </table:table-cell>
          <table:table-cell table:style-name="Dictionary.B2" office:value-type="string">
            <text:p text:style-name="P6"><text:span text:style-name="T39">Ограно́</text:span><text:span text:style-name="T39">вувати (</text:span><text:span text:style-name="T41">огрáнювати</text:span><text:span text:style-name="T39">)</text:span></text:p>
            <text:p text:style-name="P6"><text:soft-page-break/><text:span text:style-name="T27">-ую, -уєш, </text:span><text:span text:style-name="T32">недок.</text:span><text:span text:style-name="T27">, огранувати, -ую, -уєш, </text:span><text:span text:style-name="T32">док.</text:span><text:span text:style-name="T27">, </text:span><text:span text:style-name="T32">перех.</text:span><text:span text:style-name="T27">, </text:span><text:span text:style-name="T32">спец.</text:span></text:p>
            <text:p text:style-name="P6"><text:span text:style-name="T11">Шліфуючи поверхню чого-небудь, робити на ній грані.</text:span><text:span text:style-name="T12"> </text:span><text:span text:style-name="T13">(С, 826)</text:span></text:p>
          </table:table-cell>
        </table:table-row>
        <table:table-row>
          <table:table-cell table:style-name="Dictionary.A2" office:value-type="string">
            <text:p text:style-name="P7">ОЗЛÍННЯ</text:p>
            <text:p text:style-name="P6">-я, <text:span text:style-name="T53">ім., ж., інд.-авт.,</text:span></text:p>
            <text:p text:style-name="P6"><text:span text:style-name="T45">утворене суфіксальним способом, похідне від слова</text:span> <text:span text:style-name="T41">озли́тися.</text:span></text:p>
            <text:p text:style-name="P8">А шал який! Яке <text:span text:style-name="T40">озління</text:span>!</text:p>
            <text:p text:style-name="P6"><text:span text:style-name="T54">О білий світе-блекота.</text:span><text:span text:style-name="T53"> </text:span><text:span text:style-name="T64">(П, І, 132)</text:span></text:p>
          </table:table-cell>
          <table:table-cell table:style-name="Dictionary.B2" office:value-type="string">
            <text:p text:style-name="P6"><text:span text:style-name="T39">озли́</text:span><text:span text:style-name="T39">тися</text:span></text:p>
            <text:p text:style-name="P6"><text:span text:style-name="T27">-люся, -лишся, </text:span><text:span text:style-name="T32">док.</text:span></text:p>
            <text:p text:style-name="P6">Стати розлюченим, роздратованим; розізлитися, розгніватися. || Стати злим, злостивим.<text:span text:style-name="T77"> </text:span><text:span text:style-name="T78">(С, 834)</text:span></text:p>
          </table:table-cell>
        </table:table-row>
        <table:table-row>
          <table:table-cell table:style-name="Dictionary.A2" office:value-type="string">
            <text:p text:style-name="P7">ОШРÓТТЯ</text:p>
            <text:p text:style-name="P6">-я, <text:span text:style-name="T53">ім., збірн., інд.-авт.,</text:span></text:p>
            <text:p text:style-name="P6"><text:span text:style-name="T66">утворене суфіксально-префіксальним способом, похідне від слова</text:span> <text:span text:style-name="T41">шріт.</text:span></text:p>
            <text:p text:style-name="P8">І тінь біжить – поверхи давніх днів.</text:p>
            <text:p text:style-name="P6"><text:span text:style-name="T54">І заволока – на </text:span><text:span text:style-name="T59">ошроття</text:span><text:span text:style-name="T54"> часу.</text:span><text:span text:style-name="T53"> </text:span><text:span text:style-name="T64">(П, І, 137)</text:span></text:p>
          </table:table-cell>
          <table:table-cell table:style-name="Dictionary.B2" office:value-type="string">
            <text:p text:style-name="P7">шріт</text:p>
            <text:p text:style-name="P6"><text:span text:style-name="T27">шроту, </text:span><text:span text:style-name="T32">ч.</text:span></text:p>
            <text:p text:style-name="P6">1) Дрібні свинцеві кульки для стрільби з мисливської рушниці; дріб.<text:span text:style-name="T77"> </text:span><text:span text:style-name="T78">(С, 1631)</text:span></text:p>
          </table:table-cell>
        </table:table-row>
        <table:table-row>
          <table:table-cell table:style-name="Dictionary.A2" table:number-rows-spanned="2" office:value-type="string">
            <text:p text:style-name="P7">ПÁВЕРХ</text:p>
            <text:p text:style-name="P6">-у, <text:span text:style-name="T53">ім., ч., інд.-авт.,</text:span></text:p>
            <text:p text:style-name="P6"><text:span text:style-name="T66">утворене префіксальним способом, </text:span><text:soft-page-break/><text:span text:style-name="T66">похідне від слів:</text:span><text:span text:style-name="T83"> </text:span><text:span text:style-name="T42">па</text:span><text:span text:style-name="T83">... (“подібний”) і </text:span><text:span text:style-name="T42">верх.</text:span></text:p>
            <text:p text:style-name="P8">Тут <text:span text:style-name="T40">паверх</text:span>, паниз, пажиття і паскін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6"><text:span text:style-name="T10">Па</text:span><text:span text:style-name="T15">... </text:span><text:span text:style-name="T16">(не подано у словнику)</text:span></text:p>
          </table:table-cell>
        </table:table-row>
        <table:table-row>
          <table:covered-table-cell/>
          <table:table-cell table:style-name="Dictionary.B2" office:value-type="string">
            <text:p text:style-name="P7">верх</text:p>
            <text:p text:style-name="P6"><text:span text:style-name="T27">-у, </text:span><text:span text:style-name="T32">ч.</text:span></text:p>
            <text:p text:style-name="P6"><text:soft-page-break/>1) Верхня, найвища частина чого-небудь; вершина. || Поверхня землі, якої-небудь рідини і т. ін.<text:span text:style-name="T77"> </text:span><text:span text:style-name="T78">(С, 123)</text:span></text:p>
          </table:table-cell>
        </table:table-row>
        <table:table-row>
          <table:table-cell table:style-name="Dictionary.A2" office:value-type="string">
            <text:p text:style-name="P7">ПАЖИТТЯ́</text:p>
            <text:p text:style-name="P6">-я, <text:span text:style-name="T53">ім., с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життя́.</text:span></text:p>
            <text:p text:style-name="P8">Тут паверх, паниз, <text:span text:style-name="T40">пажиття</text:span> і паскін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6"><text:span text:style-name="T42">життя́</text:span><text:span text:style-name="T50"> (див </text:span><text:span text:style-name="T42">ЖИТТЄСМÉРТЬ</text:span><text:span text:style-name="T50">)</text:span></text:p>
          </table:table-cell>
        </table:table-row>
        <table:table-row>
          <table:table-cell table:style-name="Dictionary.A2" office:value-type="string">
            <text:p text:style-name="P7">ПÁНИЗ</text:p>
            <text:p text:style-name="P6">-у, <text:span text:style-name="T53">ім., ч., інд.-авт.,</text:span></text:p>
            <text:p text:style-name="P6"><text:span text:style-name="T66">утворене префіксальним </text:span><text:span text:style-name="T66">способом, похідне від слів:</text:span><text:span text:style-name="T83"> </text:span><text:span text:style-name="T42">па</text:span><text:span text:style-name="T83">... (“подібний”) і </text:span><text:span text:style-name="T42">низ.</text:span></text:p>
            <text:p text:style-name="P8">Тут паверх, <text:span text:style-name="T40">паниз</text:span>, пажиття і паскін,</text:p>
            <text:p text:style-name="P8">переступай лискуче лезо меж,</text:p>
            <text:p text:style-name="P8"><text:soft-page-break/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7">низ</text:p>
            <text:p text:style-name="P6"><text:span text:style-name="T27">-у, </text:span><text:span text:style-name="T32">ч.</text:span></text:p>
            <text:p text:style-name="P6"><text:span text:style-name="T28">1) Нижня частина предмета. || </text:span><text:span text:style-name="T33">рідко</text:span><text:span text:style-name="T28">. Те саме, що виворіт.</text:span><text:span text:style-name="T29"> </text:span><text:span text:style-name="T30">(С, 785)</text:span></text:p>
          </table:table-cell>
        </table:table-row>
        <table:table-row>
          <table:table-cell table:style-name="Dictionary.A2" office:value-type="string">
            <text:p text:style-name="P7">ПАРУ́́РА</text:p>
            <text:p text:style-name="P6">-и, <text:span text:style-name="T53">ім., ж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рýра.</text:span></text:p>
            <text:p text:style-name="P8">Те безмежжя сил,</text:p>
            <text:p text:style-name="P8">розбурханих од молодого болю,</text:p>
            <text:p text:style-name="P6"><text:span text:style-name="T54">ті </text:span><text:span text:style-name="T59">парури</text:span><text:span text:style-name="T54"> зусиль…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ру́</text:span><text:span text:style-name="T39">ра</text:span></text:p>
            <text:p text:style-name="P6"><text:span text:style-name="T27">-и, </text:span><text:span text:style-name="T32">ж.</text:span></text:p>
            <text:p text:style-name="P10"><text:span text:style-name="T35">1) </text:span><text:span text:style-name="T38">зах.</text:span><text:span text:style-name="T35"> Те саме, що </text:span><text:a xlink:type="simple" xlink:href="http://www.lingvo.ua/uk/Translate/uk-uk/труба"><text:span text:style-name="T76">труба</text:span></text:a><text:span text:style-name="T35">.</text:span><text:span text:style-name="T36"> </text:span><text:span text:style-name="T37">(С, 1279)</text:span></text:p>
          </table:table-cell>
        </table:table-row>
        <table:table-row>
          <table:table-cell table:style-name="Dictionary.A2" office:value-type="string">
            <text:p text:style-name="P7">ПÁСКІН</text:p>
            <text:p text:style-name="P6">пáскону, <text:span text:style-name="T53">ім., ч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а</text:span><text:span text:style-name="T83">... (“подібний”) і </text:span><text:span text:style-name="T42">скін.</text:span></text:p>
            <text:p text:style-name="P8">Тут паверх, паниз, пажиття і <text:span text:style-name="T40">паскін</text:span>,</text:p>
            <text:p text:style-name="P8">переступай лискуче лезо меж,</text:p>
            <text:p text:style-name="P8">і рідні лиця за порожні маски</text:p>
            <text:p text:style-name="P6"><text:span text:style-name="T54">тобі здадуться з понадгірних веж.</text:span><text:span text:style-name="T53"> </text:span><text:span text:style-name="T64">(П, І, 167)</text:span></text:p>
          </table:table-cell>
          <table:table-cell table:style-name="Dictionary.B2" office:value-type="string">
            <text:p text:style-name="P7">скін</text:p>
            <text:p text:style-name="P6"><text:span text:style-name="T27">скону, </text:span><text:span text:style-name="T32">ч.</text:span><text:span text:style-name="T27">, </text:span><text:span text:style-name="T32">уроч.</text:span></text:p>
            <text:p text:style-name="P6">Те саме, що смерть. || Кінець, межа. <text:span text:style-name="T62">(С, 1330)</text:span></text:p>
          </table:table-cell>
        </table:table-row>
        <table:table-row>
          <table:table-cell table:style-name="Dictionary.A2" table:number-rows-spanned="2" office:value-type="string">
            <text:p text:style-name="P7">ПЕКЕЛЬНОЗÓРИЙ</text:p>
            <text:p text:style-name="P6">-а, -е, <text:span text:style-name="T54">прикм., </text:span><text:span text:style-name="T53">інд.-авт.,</text:span></text:p>
            <text:p text:style-name="P6"><text:soft-page-break/><text:span text:style-name="T66">утворене складнофлективним способом, похідне від слів:</text:span><text:span text:style-name="T83"> </text:span><text:span text:style-name="T42">пеке́льний </text:span><text:span text:style-name="T83">і </text:span><text:span text:style-name="T42">зір.</text:span></text:p>
            <text:p text:style-name="P8">Мигоче, мов відьмак, паркан <text:span text:style-name="T40">пекельнозорий</text:span>,</text:p>
            <text:p text:style-name="P6"><text:span text:style-name="T54">за голосом покори душа рушає вспак.</text:span><text:span text:style-name="T53"> </text:span><text:span text:style-name="T64">(П, ІІ, 31)</text:span></text:p>
          </table:table-cell>
          <table:table-cell table:style-name="Dictionary.B2" office:value-type="string">
            <text:p text:style-name="P6"><text:span text:style-name="T42">пеке́льний </text:span><text:span text:style-name="T47">(див. </text:span><text:span text:style-name="T42">ВСЕПЕКЕ́ЛЬНИ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7">зір</text:p>
            <text:p text:style-name="P6"><text:soft-page-break/><text:span text:style-name="T27">зору, </text:span><text:span text:style-name="T32">ч.</text:span></text:p>
            <text:p text:style-name="P6">1) Одне з п’яти почуттів, органом якого є око. || Здатність бачити.</text:p>
            <text:p text:style-name="P6">2) Спрямованість очей на кого-, що-небудь; погляд.</text:p>
            <text:p text:style-name="P6">3) Те саме, що очі. <text:span text:style-name="T62">(С, 460)</text:span></text:p>
          </table:table-cell>
        </table:table-row>
        <table:table-row>
          <table:table-cell table:style-name="Dictionary.A2" table:number-rows-spanned="2" office:value-type="string">
            <text:p text:style-name="P7">ПІВВАГÁННЯ</text:p>
            <text:p text:style-name="P6">-я, <text:span text:style-name="T53">ім., с., інд.-авт.,</text:span></text:p>
            <text:p text:style-name="P6"><text:span text:style-name="T66">утворене префіксальним способом, </text:span><text:span text:style-name="T66">похідне від слів:</text:span><text:span text:style-name="T83"> </text:span><text:span text:style-name="T42">пів</text:span><text:span text:style-name="T83"> і </text:span><text:span text:style-name="T42">вагáння.</text:span></text:p>
            <text:p text:style-name="P8">Напівступою,</text:p>
            <text:p text:style-name="P8">як над собою винесений крок</text:p>
            <text:p text:style-name="P8">задумався і скляк. Напівбажання,</text:p>
            <text:p text:style-name="P6"><text:span text:style-name="T54">на </text:span><text:span text:style-name="T59">півваганні</text:span><text:span text:style-name="T54"> втяте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39">Полови́</text:span><text:span text:style-name="T39">на </text:span><text:span text:style-name="T63">(пів)</text:span></text:p>
            <text:p text:style-name="P6"><text:span text:style-name="T27">-и, </text:span><text:span text:style-name="T32">ж.</text:span></text:p>
            <text:p text:style-name="P6">1) Одна з двох рівних частин чого-небудь. || Складова частина парного предмета. || Якась частина або певна кількість чого-небудь.</text:p>
            <text:p text:style-name="P6">2) Середина якої-небудь віддалі, якогось проміжку часу і т. ін. || Момент часу, який відповідає середині даної години. <text:span text:style-name="T62">(С, 103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ага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вагатися.</text:p>
            <text:p text:style-name="P6">2) Неспроможність відразу вирішити щось; роздумування.</text:p>
            <text:p text:style-name="P6">3) Непослідовність у поглядах, хитання.<text:span text:style-name="T77"> </text:span><text:span text:style-name="T78">(С, 106)</text:span></text:p>
          </table:table-cell>
        </table:table-row>
        <table:table-row>
          <table:table-cell table:style-name="Dictionary.A2" table:number-rows-spanned="2" office:value-type="string">
            <text:p text:style-name="P7">ПІВДУ́́ШІ</text:p>
            <text:p text:style-name="P6"><text:soft-page-break/>півдýш, <text:span text:style-name="T53">ім., мн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ів</text:span><text:span text:style-name="T83"> і </text:span><text:span text:style-name="T42">ду́ші.</text:span></text:p>
            <text:p text:style-name="P8">О царство півсерць, півнадій, півпричалів,</text:p>
            <text:p text:style-name="P6"><text:span text:style-name="T54">півзамірів царство, півзмаг і </text:span><text:span text:style-name="T59">півдуш</text:span><text:span text:style-name="T54">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6"><text:span text:style-name="T42">пів </text:span><text:span text:style-name="T50">(див. </text:span><text:span text:style-name="T42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у́ші </text:span><text:span text:style-name="T47">(див. </text:span><text:span text:style-name="T42">ДУШЕКРÓНА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ІВЗÁМІРИ</text:p>
            <text:p text:style-name="P6">-ів, <text:span text:style-name="T53">ім., мн., інд.-авт.,</text:span></text:p>
            <text:p text:style-name="P6"><text:span text:style-name="T66">утворене </text:span><text:span text:style-name="T66">префіксальним способом, </text:span><text:span text:style-name="T66">похідне від слів:</text:span><text:span text:style-name="T83"> </text:span><text:span text:style-name="T42">пів</text:span><text:span text:style-name="T83"> і </text:span><text:span text:style-name="T42">зáміри.</text:span></text:p>
            <text:p text:style-name="P8">О царство півсерць, півнадій, півпричалів,</text:p>
            <text:p text:style-name="P6"><text:span text:style-name="T59">півзамірів</text:span><text:span text:style-name="T54"> царство, півзмаг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6"><text:span text:style-name="T42">пів </text:span><text:span text:style-name="T50">(див. </text:span><text:span text:style-name="T42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за́мір</text:p>
            <text:p text:style-name="P6"><text:span text:style-name="T26">I </text:span><text:span text:style-name="T27">за́</text:span><text:span text:style-name="T27">мір</text:span></text:p>
            <text:p text:style-name="P6">-у, <text:span text:style-name="T52">ч.</text:span></text:p>
            <text:p text:style-name="P6"><text:span text:style-name="T11">Задум, бажання зробити щось; намір. || </text:span><text:span text:style-name="T23">перев.</text:span><text:span text:style-name="T11"> </text:span><text:span text:style-name="T23">мн.</text:span><text:span text:style-name="T11"> Таємні, підступні плани, спрямовані проти кого-, чого-небудь.</text:span><text:span text:style-name="T12"> </text:span><text:span text:style-name="T13">(С, 405)</text:span></text:p>
          </table:table-cell>
        </table:table-row>
        <table:table-row>
          <table:table-cell table:style-name="Dictionary.A2" table:number-rows-spanned="2" office:value-type="string">
            <text:p text:style-name="P7">ПІВЗМÁГИ</text:p>
            <text:p text:style-name="P8">ім., мн., інд.-авт.,</text:p>
            <text:p text:style-name="P6"><text:span text:style-name="T71">утворене префіксальним і </text:span><text:span text:style-name="T71">нульсуфіксальним способом, похідне від слів:</text:span><text:span text:style-name="T79"> </text:span><text:span text:style-name="T44">пів</text:span><text:span text:style-name="T79"> і </text:span><text:span text:style-name="T44">змагáння.</text:span></text:p>
            <text:p text:style-name="P8">О царство півсерць, півнадій, півпричалів,</text:p>
            <text:p text:style-name="P6"><text:span text:style-name="T54">півзамірів царство, </text:span><text:span text:style-name="T59">півзмаг</text:span><text:span text:style-name="T54">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мага́</text:span><text:span text:style-name="T39">ння</text:span></text:p>
            <text:p text:style-name="P6"><text:span text:style-name="T27">-я, </text:span><text:span text:style-name="T32">с.</text:span></text:p>
            <text:p text:style-name="P6">1) Намагання перевершити, перемогти когось у чому-небудь, домагаючись кращих, ніж у когось, результатів, показників.</text:p>
            <text:p text:style-name="P6"><text:span text:style-name="T11">3) </text:span><text:span text:style-name="T23">перен.</text:span><text:span text:style-name="T11"> Сутичка, боротьба двох протилежних або ворожих сил.</text:span><text:span text:style-name="T12"> </text:span><text:span text:style-name="T13">(С, 46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ІВНАДÍЇ</text:p>
            <text:p text:style-name="P6">півнадíй, <text:span text:style-name="T53">ім., мн., інд.-авт.,</text:span></text:p>
            <text:p text:style-name="P6"><text:span text:style-name="T66">утворене префіксальним способом, похідне </text:span><text:span text:style-name="T66">від слів:</text:span><text:span text:style-name="T83"> </text:span><text:span text:style-name="T42">пів</text:span><text:span text:style-name="T83"> і </text:span><text:span text:style-name="T42">надíї.</text:span></text:p>
            <text:p text:style-name="P8">О царство півсерць, <text:span text:style-name="T40">півнадій</text:span>, півпричалів,</text:p>
            <text:p text:style-name="P6"><text:span text:style-name="T54">півзамірів царство, півзмаг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ді́</text:span><text:span text:style-name="T39">я</text:span></text:p>
            <text:p text:style-name="P6"><text:span text:style-name="T27">-ї, </text:span><text:span text:style-name="T32">ж.</text:span></text:p>
            <text:p text:style-name="P6">1) Впевненість у можливості здійснення чогось бажаного, потрібного, приємного; сподівання.<text:span text:style-name="T77"> </text:span><text:span text:style-name="T78">(С, 711)</text:span></text:p>
          </table:table-cell>
        </table:table-row>
        <table:table-row>
          <table:table-cell table:style-name="Dictionary.A2" table:number-rows-spanned="2" office:value-type="string">
            <text:p text:style-name="P7">ПІВНЕБÉС</text:p>
            <text:p text:style-name="P6">півнебéс, <text:span text:style-name="T53">ім., мн., інд.-авт.,</text:span></text:p>
            <text:p text:style-name="P6"><text:span text:style-name="T66">утворене префіксальним способом, похідне </text:span><text:span text:style-name="T66">від слів:</text:span><text:span text:style-name="T83"> </text:span><text:span text:style-name="T42">пів</text:span><text:span text:style-name="T83"> і </text:span><text:span text:style-name="T42">небесá.</text:span></text:p>
            <text:p text:style-name="P8">І з тих затятих здвоєних ночей</text:p>
            <text:p text:style-name="P8">на <text:span text:style-name="T40">півнебес</text:span> зажевріло б іржання</text:p>
            <text:p text:style-name="P6"><text:span text:style-name="T54">чи сиваша чи привиду.</text:span><text:span text:style-name="T53"> </text:span><text:span text:style-name="T64">(П, І, 156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ебесá </text:span><text:span text:style-name="T47">(див. </text:span><text:span text:style-name="T42">НАДНÉБО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ІВПРИЧÁЛИ</text:p>
            <text:p text:style-name="P6">-ів, <text:span text:style-name="T53">ім., мн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ів</text:span><text:span text:style-name="T83"> і </text:span><text:span text:style-name="T42">причáли.</text:span></text:p>
            <text:p text:style-name="P8">О царство півсерць, півнадій, <text:span text:style-name="T40">півпричалів</text:span>,</text:p>
            <text:p text:style-name="P6"><text:span text:style-name="T54">півзамірів царство, півзмаг і півдуш!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пів </text:span><text:span text:style-name="T50">(див. </text:span><text:span text:style-name="T83">ПІВВАГÁ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ича́</text:span><text:span text:style-name="T39">л</text:span></text:p>
            <text:p text:style-name="P6"><text:span text:style-name="T27">-у, </text:span><text:span text:style-name="T32">ч.</text:span></text:p>
            <text:p text:style-name="P6"><text:span text:style-name="T11">2) </text:span><text:span text:style-name="T23">перен.</text:span><text:span text:style-name="T11"> Пристановище для кого-, чого-небудь; притулок.</text:span><text:span text:style-name="T12"> </text:span><text:span text:style-name="T13">(С, 1139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ПОВНОГÓРЛЯ</text:p>
            <text:p text:style-name="P6">-я, <text:span text:style-name="T53">ім., с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пóвний</text:span><text:span text:style-name="T83"> і </text:span><text:span text:style-name="T42">гóрло.</text:span></text:p>
            <text:p text:style-name="P8">До гори, до рік, до <text:span text:style-name="T40">повногорля</text:span>,</text:p>
            <text:p text:style-name="P8">повногруддям зобов’яж мене.</text:p>
            <text:p text:style-name="P8">Кожним днем боліти, кожним днем</text:p>
            <text:p text:style-name="P6"><text:span text:style-name="T54">виповняти серце власним горем.</text:span><text:span text:style-name="T53"> </text:span><text:span text:style-name="T64">(П, ІІ, 200)</text:span></text:p>
          </table:table-cell>
          <table:table-cell table:style-name="Dictionary.B2" office:value-type="string">
            <text:p text:style-name="P6"><text:span text:style-name="T39">по́</text:span><text:span text:style-name="T39">вний</text:span></text:p>
            <text:p text:style-name="P6">повен, -вна, -вне.</text:p>
            <text:p text:style-name="P6">1) У якому немає вільного місця, заповнений до краю. || У якому є, міститься, вміщується порівняно багато кого-, чого-небудь. || У<text:span text:style-name="T52">сполуч.</text:span> з деякими <text:span text:style-name="T52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52">у знач.ім.</text:span> по́вна, -ної, <text:span text:style-name="T52">ж.</text:span>, <text:span text:style-name="T52">розм.</text:span> Наповнена по вінця чарка.</text:p>
            <text:p text:style-name="P6"><text:span text:style-name="T11">2) </text:span><text:span text:style-name="T23">перен.</text:span><text:span text:style-name="T11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23">Повне життя</text:span><text:span text:style-name="T11">. </text:span><text:span text:style-name="T14">(С, 100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́</text:span><text:span text:style-name="T39">рло</text:span></text:p>
            <text:p text:style-name="P6"><text:span text:style-name="T27">-а, </text:span><text:span text:style-name="T32">с.</text:span></text:p>
            <text:p text:style-name="P6">1) Передня частина шиї, всередині якої <text:soft-page-break/>знаходиться початок стравоходу і дихальних шляхів. || Хрящовий канал, який є початком стравоходу і дихальних шляхів.</text:p>
            <text:p text:style-name="P6">2) Верхня звужена частина посуду.</text:p>
            <text:p text:style-name="P6">3) Протока між внутрішнім і окраїнним морями або при впадінні річки в озеро чи море.<text:span text:style-name="T77"> </text:span><text:span text:style-name="T78">(С, 254)</text:span></text:p>
          </table:table-cell>
        </table:table-row>
        <table:table-row>
          <table:table-cell table:style-name="Dictionary.A2" table:number-rows-spanned="2" office:value-type="string">
            <text:p text:style-name="P7">ПОЗАПРÓСТІР</text:p>
            <text:p text:style-name="P6">-стору, <text:span text:style-name="T53">ім., ч., інд.-авт.,</text:span></text:p>
            <text:p text:style-name="P6"><text:span text:style-name="T66">утворене </text:span><text:span text:style-name="T66">префіксальним способом, похідне від слів:</text:span><text:span text:style-name="T83"> </text:span><text:span text:style-name="T42">пóза</text:span><text:span text:style-name="T83"> і </text:span><text:span text:style-name="T42">прóстір.</text:span></text:p>
            <text:p text:style-name="P8">Як вікна в <text:span text:style-name="T40">позапростір</text:span>, позачас,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54">у сяйва…</text:span><text:span text:style-name="T53"> </text:span><text:span text:style-name="T64">(П, І, 66)</text:span></text:p>
          </table:table-cell>
          <table:table-cell table:style-name="Dictionary.B2" office:value-type="string">
            <text:p text:style-name="P6"><text:span text:style-name="T39">по́</text:span><text:span text:style-name="T39">за</text:span></text:p>
            <text:p text:style-name="P6"><text:span text:style-name="T26">II </text:span><text:span text:style-name="T32">прийм.</text:span><text:span text:style-name="T27">, </text:span><text:span text:style-name="T32">із знах.</text:span><text:span text:style-name="T27"> </text:span><text:span text:style-name="T32">і оруд. в.</text:span></text:p>
            <text:p text:style-name="P6"><text:span text:style-name="T11">4) </text:span><text:span text:style-name="T23">з оруд. в.</text:span><text:span text:style-name="T11"> Указує на існування, наявність кого-, чого-небудь або перебування когось за межами того, </text:span><text:span text:style-name="T11">що названо іменником (займенником). </text:span><text:span text:style-name="T14">(С, 101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́</text:span><text:span text:style-name="T39">стір</text:span></text:p>
            <text:p text:style-name="P6"><text:span text:style-name="T27">простору, </text:span><text:span text:style-name="T32">ч.</text:span></text:p>
            <text:p text:style-name="P6">1) <text:span text:style-name="T52">тільки одн.</text:span>, <text:span text:style-name="T52">філос.</text:span> Одна з основних об’єктивних форм існування матерії, яка характеризується протяжністю та обсягом.</text:p>
            <text:p text:style-name="P6"><text:span text:style-name="T11">4) </text:span><text:span text:style-name="T23">перен.</text:span><text:span text:style-name="T11"> Відсутність яких-небудь обмежень, перешкод у чомусь; воля.</text:span><text:span text:style-name="T12"> </text:span><text:span text:style-name="T13">(С, 1170)</text:span></text:p>
          </table:table-cell>
        </table:table-row>
        <table:table-row>
          <table:table-cell table:style-name="Dictionary.A2" table:number-rows-spanned="2" office:value-type="string">
            <text:p text:style-name="P7">ПОЗАЧÁС</text:p>
            <text:p text:style-name="P6"><text:soft-page-break/>-у, <text:span text:style-name="T53">ім., ч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óза</text:span><text:span text:style-name="T83"> і </text:span><text:span text:style-name="T42">час.</text:span></text:p>
            <text:p text:style-name="P8">Як вікна в позапростір, <text:span text:style-name="T40">позачас</text:span>,</text:p>
            <text:p text:style-name="P8">за мури німоти і всепокори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54">у сяйва…</text:span><text:span text:style-name="T53"> </text:span><text:span text:style-name="T64">(П, І, 66)</text:span></text:p>
          </table:table-cell>
          <table:table-cell table:style-name="Dictionary.B2" office:value-type="string">
            <text:p text:style-name="P6"><text:span text:style-name="T42">пóза </text:span><text:span text:style-name="T47">(див. </text:span><text:span text:style-name="T42">ПОЗАПРÓСТІР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час </text:span><text:span text:style-name="T47">(див. </text:span><text:span text:style-name="T42">КРАЙЧÁС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ОРОЖНЬОСÉРД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порóжній</text:span><text:span text:style-name="T83"> і </text:span><text:span text:style-name="T42">сéрце.</text:span></text:p>
            <text:p text:style-name="P8"><text:span text:style-name="T40">Порожньосердий</text:span> вибільшився світ,</text:p>
            <text:p text:style-name="P6"><text:span text:style-name="T54">мов простору запрагло німування…</text:span><text:span text:style-name="T53"> </text:span><text:span text:style-name="T64">(П, ІІ, 174)</text:span></text:p>
          </table:table-cell>
          <table:table-cell table:style-name="Dictionary.B2" office:value-type="string">
            <text:p text:style-name="P6"><text:span text:style-name="T39">поро́</text:span><text:span text:style-name="T39">жній</text:span></text:p>
            <text:p text:style-name="P6">-я, -є.</text:p>
            <text:p text:style-name="P6"><text:span text:style-name="T11">3) </text:span><text:span text:style-name="T23">у сполуч.</text:span><text:span text:style-name="T11"> </text:span><text:span text:style-name="T23">зі сл.</text:span><text:span text:style-name="T11"> життя, світ </text:span><text:span text:style-name="T23">і т. ін.</text:span><text:span text:style-name="T11">, </text:span><text:span text:style-name="T23">перен.</text:span><text:span text:style-name="T11"> Ні для кого не корисний; марний. || Позбавлений змісту, убогий змістом; беззмістовний, пустий. || Який не відповідає об’єктивній дійсності. </text:span><text:span text:style-name="T14">(С, 1067-106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éрце </text:span><text:span text:style-name="T47">(див. </text:span><text:span text:style-name="T42">ГЛИ́Б-СИ́НЬ-СЕ́РЦЕ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ОТАЙМИ́Р</text:p>
            <text:p text:style-name="P6">-у, <text:span text:style-name="T53">ім., ч., інд.-авт.,</text:span></text:p>
            <text:p text:style-name="P6"><text:span text:style-name="T45">Утворене способом зрощення або абревіатурним, похідне від слів:</text:span> <text:span text:style-name="T41">потаємни́й</text:span> і <text:span text:style-name="T41">мир</text:span> (можливо, <text:span text:style-name="T41">пота́й</text:span> — скорочення від <text:span text:style-name="T41">потає́мний</text:span>).</text:p>
            <text:p text:style-name="P8"><text:soft-page-break/>І десь там гасне <text:span text:style-name="T40">потаймир</text:span>,</text:p>
            <text:p text:style-name="P8">а між торосами крижин</text:p>
            <text:p text:style-name="P6"><text:span text:style-name="T54">я сам-один і – враг-вражин…</text:span><text:span text:style-name="T53"> </text:span><text:span text:style-name="T64">(П, ІІ, 15)</text:span></text:p>
          </table:table-cell>
          <table:table-cell table:style-name="Dictionary.B2" office:value-type="string">
            <text:p text:style-name="P6"><text:span text:style-name="T39">по́</text:span><text:span text:style-name="T39">тай</text:span></text:p>
            <text:p text:style-name="P6"><text:span text:style-name="T32">присл.</text:span><text:span text:style-name="T27">, </text:span><text:span text:style-name="T32">від кого</text:span><text:span text:style-name="T27">, </text:span><text:span text:style-name="T32">заст.</text:span><text:span text:style-name="T27">, </text:span><text:span text:style-name="T32">рідко кого і без додатка</text:span><text:span text:style-name="T27">.</text:span></text:p>
            <text:p text:style-name="P6">Так, щоб ніхто не знав, не дізнався; таємно від когось або від усіх. || Так, щоб ніхто не побачив; непомітно для інших; крадькома. || Так, щоб ніхто не <text:soft-page-break/>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62">(С, 1087)</text:span></text:p>
          </table:table-cell>
        </table:table-row>
        <table:table-row>
          <table:covered-table-cell/>
          <table:table-cell table:style-name="Dictionary.B2" office:value-type="string">
            <text:p text:style-name="P6">мир</text:p>
            <text:p text:style-name="P6"><text:span text:style-name="T26">II </text:span><text:span text:style-name="T27">-у, </text:span><text:span text:style-name="T32">ч.</text:span></text:p>
            <text:p text:style-name="P6"><text:span text:style-name="T11">1) </text:span><text:span text:style-name="T23">заст.</text:span><text:span text:style-name="T11"> Земля з усім, що на ній існує; світ.</text:span><text:span text:style-name="T12"> </text:span><text:span text:style-name="T13">(С, 667)</text:span></text:p>
          </table:table-cell>
        </table:table-row>
        <table:table-row>
          <table:table-cell table:style-name="Dictionary.A2" table:number-rows-spanned="2" office:value-type="string">
            <text:p text:style-name="P7">ПРАЛІТÁ</text:p>
            <text:p text:style-name="P6">пралíт, <text:span text:style-name="T53">ім., мн., інд.-авт.,</text:span></text:p>
            <text:p text:style-name="P6"><text:span text:style-name="T66">утворене префіксальним способом, похідне від слів:</text:span><text:span text:style-name="T83"> </text:span><text:span text:style-name="T42">пра</text:span><text:span text:style-name="T83">... і </text:span><text:span text:style-name="T42">літá.</text:span></text:p>
            <text:p text:style-name="P8">Забудься. Стань. І зачекай мене</text:p>
            <text:p text:style-name="P8">на самоті в такому велелюдді,</text:p>
            <text:p text:style-name="P8">де спогади стовбичать, наче судді,</text:p>
            <text:p text:style-name="P6"><text:span text:style-name="T54">і пам’ять чвалом </text:span><text:span text:style-name="T59">праліта</text:span><text:span text:style-name="T54"> жене.</text:span><text:span text:style-name="T53"> </text:span><text:span text:style-name="T64">(П, ІІ, 149)</text:span></text:p>
          </table:table-cell>
          <table:table-cell table:style-name="Dictionary.B2" office:value-type="string">
            <text:p text:style-name="P6"><text:span text:style-name="T39">да́</text:span><text:span text:style-name="T39">вній (пра...)</text:span></text:p>
            <text:p text:style-name="P6">-я, -є.</text:p>
            <text:p text:style-name="P6">1) Який давно минув; колишній. || Який застарів.</text:p>
            <text:p text:style-name="P6">2) Який існує вже багато часу; старий. || Здавна добре відомий; стародавній. <text:span text:style-name="T62">(С, 271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літá </text:span><text:span text:style-name="T47">(див. </text:span><text:span text:style-name="T42">ІСПЕРЕДЛÍТ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ПРÁПЕРВНІ</text:p>
            <text:p text:style-name="P6">-ів, <text:span text:style-name="T53">ім., мн., інд.-авт.,</text:span></text:p>
            <text:p text:style-name="P6"><text:span text:style-name="T66">утворене префіксальним </text:span><text:span text:style-name="T66">способом, похідне від слів:</text:span><text:span text:style-name="T83"> </text:span><text:span text:style-name="T42">пра</text:span><text:span text:style-name="T83">... і </text:span><text:span text:style-name="T41">пéрвень.</text:span></text:p>
            <text:p text:style-name="P8">Що б то нам</text:p>
            <text:p text:style-name="P8"><text:soft-page-break/>посовгнути – ці межигони часу,</text:p>
            <text:p text:style-name="P8">марудні межигони живоття,</text:p>
            <text:p text:style-name="P8">коли змарнілі постаті снаги,</text:p>
            <text:p text:style-name="P8">ці бурі пристрастей попопелілих,</text:p>
            <text:p text:style-name="P8">раптово окошилися на нас.</text:p>
            <text:p text:style-name="P8">І хочеться сягнути за крайчасу,</text:p>
            <text:p text:style-name="P6"><text:span text:style-name="T54">за </text:span><text:span text:style-name="T59">прапервні</text:span><text:span text:style-name="T54">.</text:span><text:span text:style-name="T53"> </text:span><text:span text:style-name="T64">(П, І, 57)</text:span></text:p>
          </table:table-cell>
          <table:table-cell table:style-name="Dictionary.B2" office:value-type="string">
            <text:p text:style-name="P6"><text:span text:style-name="T42">пра</text:span><text:span text:style-name="T83">.. </text:span><text:span text:style-name="T47">(див. </text:span><text:span text:style-name="T42">ПРАЛІТÁ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Пéрвень </text:span><text:span text:style-name="T46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ПРИЗÁХОДИ</text:p>
            <text:p text:style-name="P6">-ів, <text:span text:style-name="T53">ім., мн., інд.-авт.,</text:span></text:p>
            <text:p text:style-name="P6"><text:span text:style-name="T17">утворене префіксальним способом, похідне від слів:</text:span><text:span text:style-name="T11"> </text:span><text:span text:style-name="T9">при</text:span><text:span text:style-name="T11"> і </text:span><text:span text:style-name="T9">за́</text:span><text:span text:style-name="T9">хід.</text:span></text:p>
            <text:p text:style-name="P8">Прижухлий клониться пирій</text:p>
            <text:p text:style-name="P6"><text:span text:style-name="T54">на </text:span><text:span text:style-name="T59">призаходи</text:span><text:span text:style-name="T54"> дня.</text:span><text:span text:style-name="T53"> </text:span><text:span text:style-name="T64">(П, ІІ, 92)</text:span></text:p>
          </table:table-cell>
          <table:table-cell table:style-name="Dictionary.B2" office:value-type="string">
            <text:p text:style-name="P7">при</text:p>
            <text:p text:style-name="P6"><text:span text:style-name="T32">прийм.</text:span><text:span text:style-name="T27">, </text:span><text:span text:style-name="T32">з місц. в.</text:span><text:span text:style-name="T27"> Сполучення з </text:span><text:span text:style-name="T32">прийм.</text:span><text:span text:style-name="T27"> при виражають: Просторові відношення:</text:span></text:p>
            <text:p text:style-name="P6"><text:span text:style-name="T11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г) моменту дії, пов’язаного з її початком або кінцем. </text:span><text:span text:style-name="T23">Сказати при кінці</text:span><text:span text:style-name="T11">. </text:span><text:span text:style-name="T14">(С, 1108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а́</text:span><text:span text:style-name="T39">хі́</text:span><text:span text:style-name="T39">д</text:span></text:p>
            <text:p text:style-name="P6"><text:span text:style-name="T27">захо́</text:span><text:span text:style-name="T27">ду, </text:span><text:span text:style-name="T32">ч.</text:span></text:p>
            <text:p text:style-name="P6">2) Час, коли заходить сонце.<text:span text:style-name="T77"> </text:span><text:span text:style-name="T78">(С, 433)</text:span></text:p>
          </table:table-cell>
        </table:table-row>
        <table:table-row>
          <table:table-cell table:style-name="Dictionary.A2" table:number-rows-spanned="2" office:value-type="string">
            <text:p text:style-name="P7">ПРИ́ТІНЬ</text:p>
            <text:p text:style-name="P6">-і, <text:span text:style-name="T53">ім., ж., інд.-авт.,</text:span></text:p>
            <text:p text:style-name="P6"><text:span text:style-name="T17">утворене префіксальним способом, </text:span><text:soft-page-break/><text:span text:style-name="T17">похідне від слів:</text:span><text:span text:style-name="T11"> </text:span><text:span text:style-name="T9">при</text:span><text:span text:style-name="T11"> і </text:span><text:span text:style-name="T9">тінь.</text:span></text:p>
            <text:p text:style-name="P8">Ти тінь. Ти <text:span text:style-name="T40">притінь</text:span>. Смерк і довгий гуд</text:p>
            <text:p text:style-name="P6"><text:span text:style-name="T54">і зелень бань…</text:span><text:span text:style-name="T53"> </text:span><text:span text:style-name="T64">(П, І, 134)</text:span></text:p>
          </table:table-cell>
          <table:table-cell table:style-name="Dictionary.B2" office:value-type="string">
            <text:p text:style-name="P6"><text:span text:style-name="T41">при</text:span> <text:span text:style-name="T46">(див. </text:span><text:span text:style-name="T41">ПРИ́ТІНЬ</text:span><text:span text:style-name="T46">)</text:span></text:p>
          </table:table-cell>
        </table:table-row>
        <table:table-row>
          <table:covered-table-cell/>
          <table:table-cell table:style-name="Dictionary.B2" office:value-type="string">
            <text:p text:style-name="P7">тінь</text:p>
            <text:p text:style-name="P6"><text:soft-page-break/><text:span text:style-name="T27">-і, </text:span><text:span text:style-name="T32">ж.</text:span></text:p>
            <text:p text:style-name="P6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52">кого</text:span>, <text:span text:style-name="T52">чия</text:span>, <text:span text:style-name="T52">перен.</text:span> Про того, хто ніколи не покидає іншого, завжди буває з ним разом.</text:p>
            <text:p text:style-name="P6"><text:span text:style-name="T7">6) </text:span><text:span text:style-name="T22">перен.</text:span><text:span text:style-name="T7"> Ледве вловимий слід, найменша ознака чого-небудь, натяк на наявність чогось.</text:span><text:span text:style-name="T19"> </text:span><text:span text:style-name="T20">(С, 1454)</text:span></text:p>
          </table:table-cell>
        </table:table-row>
        <table:table-row>
          <table:table-cell table:style-name="Dictionary.A2" office:value-type="string">
            <text:p text:style-name="P7">ПРÓРОСТЕНЬ</text:p>
            <text:p text:style-name="P6">-стня, <text:span text:style-name="T53">ім., ч., інд.-авт.,</text:span></text:p>
            <text:p text:style-name="P6"><text:span text:style-name="T66">утворене суфіксальним способом, похідне від слова</text:span><text:span text:style-name="T70"> </text:span><text:span text:style-name="T41">проростáти.</text:span></text:p>
            <text:p text:style-name="P8">І <text:span text:style-name="T40">проростень</text:span>, і бугила,</text:p>
            <text:p text:style-name="P8">і жалом жалощів тріпоче</text:p>
            <text:p text:style-name="P8">доба і не пустити хоче</text:p>
            <text:p text:style-name="P6"><text:span text:style-name="T54">стежина, терням поросла.</text:span><text:span text:style-name="T53"> </text:span><text:span text:style-name="T64">(П, ІІ, 122)</text:span></text:p>
          </table:table-cell>
          <table:table-cell table:style-name="Dictionary.B2" office:value-type="string">
            <text:p text:style-name="P6"><text:span text:style-name="T39">пророста́</text:span><text:span text:style-name="T39">ти</text:span></text:p>
            <text:p text:style-name="P6"><text:span text:style-name="T27">-ає, </text:span><text:span text:style-name="T32">недок.</text:span><text:span text:style-name="T27">, прорости, -те, </text:span><text:span text:style-name="T32">док.</text:span></text:p>
            <text:p text:style-name="P6"><text:span text:style-name="T11">3) </text:span><text:span text:style-name="T23">неперех.</text:span><text:span text:style-name="T11"> Покриватися рослинністю (про якусь територію, місцевість); заростати. || Ставати місцем, основою для росту, появи чого-небудь.</text:span><text:span text:style-name="T12"> </text:span><text:span text:style-name="T13">(С, 1166)</text:span></text:p>
          </table:table-cell>
        </table:table-row>
        <table:table-row>
          <table:table-cell table:style-name="Dictionary.A2" table:number-rows-spanned="2" office:value-type="string">
            <text:p text:style-name="P6"><text:span text:style-name="T41">ПРОТИПОТÍК</text:span><text:span text:style-name="T3"> (</text:span><text:span text:style-name="T40">протипотóки</text:span><text:span text:style-name="T3">)</text:span></text:p>
            <text:p text:style-name="P6">-тóку, <text:span text:style-name="T53">ім., ч., інд.-авт.,</text:span></text:p>
            <text:p text:style-name="P6"><text:span text:style-name="T66">утворене префіксальним способом, похідне </text:span><text:span text:style-name="T66">від слів:</text:span><text:span text:style-name="T83"> </text:span><text:span text:style-name="T42">прóти</text:span><text:span text:style-name="T83">... і </text:span><text:span text:style-name="T42">потíк.</text:span></text:p>
            <text:p text:style-name="P8"><text:soft-page-break/>Розбратані <text:span text:style-name="T40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6"><text:span text:style-name="T54">заказаних долею стріч.</text:span><text:span text:style-name="T53"> </text:span><text:span text:style-name="T64">(П, І, 86)</text:span></text:p>
          </table:table-cell>
          <table:table-cell table:style-name="Dictionary.B2" office:value-type="string">
            <text:p text:style-name="P6"><text:span text:style-name="T39">про́</text:span><text:span text:style-name="T39">ти</text:span></text:p>
            <text:p text:style-name="P6"><text:span text:style-name="T26">II </text:span><text:span text:style-name="T32">присл.</text:span></text:p>
            <text:p text:style-name="P6"><text:span text:style-name="T11">Не на підтримку, не на користь кого-, чого-небудь. || </text:span><text:span text:style-name="T23">у знач.</text:span><text:span text:style-name="T11"> </text:span><text:span text:style-name="T23">присудк. сл.</text:span><text:span text:style-name="T11"> || </text:span><text:span text:style-name="T23">у </text:span><text:soft-page-break/><text:span text:style-name="T23">знач.</text:span><text:span text:style-name="T11"> </text:span><text:span text:style-name="T23">ім.</text:span><text:span text:style-name="T11">, </text:span><text:span text:style-name="T23">розм.</text:span><text:span text:style-name="T11"> Те, що є негативним чинником стосовно до чогось, заперечення чогось. </text:span><text:span text:style-name="T14">(С, 1173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ті́</text:span><text:span text:style-name="T39">к</text:span></text:p>
            <text:p text:style-name="P6"><text:span text:style-name="T27">-току, </text:span><text:span text:style-name="T32">ч.</text:span></text:p>
            <text:p text:style-name="P6">1) Річка (<text:span text:style-name="T52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52">чого</text:span>, <text:span text:style-name="T52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52">Магнітний потік</text:span>.</text:p>
            <text:p text:style-name="P6"><text:span text:style-name="T11">2) </text:span><text:span text:style-name="T23">кого</text:span><text:span text:style-name="T11">, </text:span><text:span text:style-name="T23">чого</text:span><text:span text:style-name="T11">, </text:span><text:span text:style-name="T23">який</text:span><text:span text:style-name="T11">, </text:span><text:span text:style-name="T23">перен.</text:span><text:span text:style-name="T11"> Велика </text:span><text:span text:style-name="T11">кількість, маса кого-, чого-небудь, що рухається в одному напрямі. || Безперервний рух, надходження великої кількості чого-небудь.</text:span><text:span text:style-name="T12"> </text:span><text:span text:style-name="T13">(С, 1088-1089)</text:span></text:p>
          </table:table-cell>
        </table:table-row>
        <table:table-row>
          <table:table-cell table:style-name="Dictionary.A2" table:number-rows-spanned="2" office:value-type="string">
            <text:p text:style-name="P7">ПРУЖНОГОЛÓС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</text:span><text:span text:style-name="T66">способом, похідне від слів:</text:span><text:span text:style-name="T83"> </text:span><text:span text:style-name="T42">прýжний</text:span><text:span text:style-name="T83"> і </text:span><text:span text:style-name="T42">гóлос.</text:span></text:p>
            <text:p text:style-name="P8">…янгольський мосянжний хор</text:p>
            <text:p text:style-name="P8">гучить на присілки і села</text:p>
            <text:p text:style-name="P8"><text:soft-page-break/>і проста пісенька весела</text:p>
            <text:p text:style-name="P6"><text:span text:style-name="T59">пружноголосий</text:span><text:span text:style-name="T54"> барвить хор.</text:span><text:span text:style-name="T53"> </text:span><text:span text:style-name="T64">(П, ІІ, 277)</text:span></text:p>
          </table:table-cell>
          <table:table-cell table:style-name="Dictionary.B2" office:value-type="string">
            <text:p text:style-name="P6"><text:span text:style-name="T39">пру́</text:span><text:span text:style-name="T39">жни́</text:span><text:span text:style-name="T39">й</text:span></text:p>
            <text:p text:style-name="P6">пружна, пружне.</text:p>
            <text:p text:style-name="P6"><text:span text:style-name="T11">3) </text:span><text:span text:style-name="T23">перен.</text:span><text:span text:style-name="T11"> Тугий, міцний (про тіло, м’язи і т. ін.). || З тугим, гнучким тілом, міцними м’язами. </text:span><text:span text:style-name="T14">(С, 118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о́</text:span><text:span text:style-name="T39">лос</text:span></text:p>
            <text:p text:style-name="P6"><text:soft-page-break/><text:span text:style-name="T27">-у, </text:span><text:span text:style-name="T32">ч.</text:span></text:p>
            <text:p text:style-name="P6">3) Звучання голосових зв’язок як матеріал вокального мистецтва.<text:span text:style-name="T77"> </text:span><text:span text:style-name="T78">(С, 251)</text:span></text:p>
          </table:table-cell>
        </table:table-row>
        <table:table-row>
          <table:table-cell table:style-name="Dictionary.A2" table:number-rows-spanned="2" office:value-type="string">
            <text:p text:style-name="P7">ПУРГ-СНІГИ́</text:p>
            <text:p text:style-name="P6">-і́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пургá</text:span><text:span text:style-name="T83"> і </text:span><text:span text:style-name="T42">сніги́.</text:span></text:p>
            <text:p text:style-name="P8">Лиш модрини<text:span text:style-name="T84"> </text:span>гудуть, гудуть мо-</text:p>
            <text:p text:style-name="P8">дрини,</text:p>
            <text:p text:style-name="P8">а вітри лекалами хуг</text:p>
            <text:p text:style-name="P8">піють,</text:p>
            <text:p text:style-name="P8">що заблуклий в сопках пестун</text:p>
            <text:p text:style-name="P8">скоро</text:p>
            <text:p text:style-name="P8">без ведмедиці в <text:span text:style-name="T40">пург-снігах</text:span></text:p>
            <text:p text:style-name="P6"><text:span text:style-name="T54">згине.</text:span><text:span text:style-name="T53"> </text:span><text:span text:style-name="T64">(П, ІІ, 17)</text:span></text:p>
          </table:table-cell>
          <table:table-cell table:style-name="Dictionary.B2" office:value-type="string">
            <text:p text:style-name="P12">пурга́</text:p>
            <text:p text:style-name="P6"><text:span text:style-name="T27">-и, </text:span><text:span text:style-name="T32">ж.</text:span></text:p>
            <text:p text:style-name="P6">1) Сильний вітер зі снігом; завірюха, хуртовина. <text:span text:style-name="T62">(С, 1189)</text:span></text:p>
          </table:table-cell>
        </table:table-row>
        <table:table-row>
          <table:covered-table-cell/>
          <table:table-cell table:style-name="Dictionary.B2" office:value-type="string">
            <text:p text:style-name="P7">сніг</text:p>
            <text:p text:style-name="P6"><text:span text:style-name="T27">-у, </text:span><text:span text:style-name="T32">ч.</text:span></text:p>
            <text:p text:style-name="P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77"> </text:span><text:span text:style-name="T78">(С, 1351)</text:span></text:p>
          </table:table-cell>
        </table:table-row>
        <table:table-row>
          <table:table-cell table:style-name="Dictionary.A2" table:number-rows-spanned="2" office:value-type="string">
            <text:p text:style-name="P7">РÁДОЩІ-ЖАЛÍ</text:p>
            <text:p text:style-name="P6">рáдоще-жалí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рáдощі</text:span><text:span text:style-name="T83"> і </text:span><text:span text:style-name="T42">жалі́.</text:span></text:p>
            <text:p text:style-name="P8">…де розкошує маячня</text:p>
            <text:p text:style-name="P8">моїх далеких недобутих марень</text:p>
            <text:p text:style-name="P6"><text:span text:style-name="T54">в калейдоскопі </text:span><text:span text:style-name="T59">радоще-жалів</text:span><text:span text:style-name="T54">…</text:span><text:span text:style-name="T53"> </text:span><text:soft-page-break/><text:span text:style-name="T64">(П, І, 206-207)</text:span></text:p>
          </table:table-cell>
          <table:table-cell table:style-name="Dictionary.B2" office:value-type="string">
            <text:p text:style-name="P6"><text:span text:style-name="T39">Ра́</text:span><text:span text:style-name="T39">дість (</text:span><text:span text:style-name="T42">рáдощі</text:span><text:span text:style-name="T39">)</text:span></text:p>
            <text:p text:style-name="P6"><text:span text:style-name="T27">-дості, </text:span><text:span text:style-name="T32">ж.</text:span></text:p>
            <text:p text:style-name="P6">1) Почуття задоволення, втіха, приємність. <text:span text:style-name="T62">(С, 1199)</text:span></text:p>
          </table:table-cell>
        </table:table-row>
        <table:table-row>
          <table:covered-table-cell/>
          <table:table-cell table:style-name="Dictionary.B2" office:value-type="string">
            <text:p text:style-name="P7">жаль</text:p>
            <text:p text:style-name="P6"><text:span text:style-name="T26">I </text:span><text:span text:style-name="T27">жалю, </text:span><text:span text:style-name="T32">ч.</text:span></text:p>
            <text:p text:style-name="P6">1) Важкий настрій, що викликається якоюсь невдачею, горем і т. ін.; сум, <text:soft-page-break/>печаль, скорбота.<text:span text:style-name="T77"> </text:span><text:span text:style-name="T78">(С, 364)</text:span></text:p>
          </table:table-cell>
        </table:table-row>
        <table:table-row>
          <table:table-cell table:style-name="Dictionary.A2" office:value-type="string">
            <text:p text:style-name="P7">РОЗБРÁТАНИЙ</text:p>
            <text:p text:style-name="P6">-а, -е, <text:span text:style-name="T54">дієпр. пас. мин. ч., інд.-авт.,</text:span></text:p>
            <text:p text:style-name="P6"><text:span text:style-name="T66">утворене суфіксальним способом, похідне від слова </text:span><text:span text:style-name="T41">розбратáти.</text:span></text:p>
            <text:p text:style-name="P8"><text:span text:style-name="T40">Розбратані</text:span> <text:span text:style-name="T45">протипотоки</text:span></text:p>
            <text:p text:style-name="P8">’дне одного наздоганяють,</text:p>
            <text:p text:style-name="P8">годують себе проминанням</text:p>
            <text:p text:style-name="P6"><text:span text:style-name="T54">заказаних долею стріч.</text:span><text:span text:style-name="T53"> </text:span><text:span text:style-name="T64">(П, І, 86)</text:span></text:p>
          </table:table-cell>
          <table:table-cell table:style-name="Dictionary.B2" office:value-type="string">
            <text:p text:style-name="P6"><text:span text:style-name="T39">розбрата́</text:span><text:span text:style-name="T39">ти</text:span></text:p>
            <text:p text:style-name="P6"><text:span text:style-name="T27">-аю, -аєш, </text:span><text:span text:style-name="T32">док.</text:span><text:span text:style-name="T27">, </text:span><text:span text:style-name="T32">розм.</text:span></text:p>
            <text:p text:style-name="P6">Перервати, припинити дружбу, посварити кого-небудь з кимсь.<text:span text:style-name="T77"> </text:span><text:span text:style-name="T78">(С, 1232)</text:span></text:p>
          </table:table-cell>
        </table:table-row>
        <table:table-row>
          <table:table-cell table:style-name="Dictionary.A2" office:value-type="string">
            <text:p text:style-name="P7">РОЗПЕЛЮ́СТИТИ</text:p>
            <text:p text:style-name="P6">-щу, -щиш, дієсл., <text:span text:style-name="T53">док., перех., інд.-авт.,</text:span></text:p>
            <text:p text:style-name="P6"><text:span text:style-name="T66">утворене суфіксально-префіксальним способом, похідне від слова</text:span><text:span text:style-name="T83"> </text:span><text:span text:style-name="T42">пелюстки́.</text:span></text:p>
            <text:p text:style-name="P8">Треба щедро – серцем одним, устами</text:p>
            <text:p text:style-name="P8">ледь розпуклими – <text:span text:style-name="T40">розпелюстити</text:span> втіхи гін,</text:p>
            <text:p text:style-name="P6"><text:span text:style-name="T54">всевідради! Сонце бо йде – за нами.</text:span><text:span text:style-name="T53"> </text:span><text:span text:style-name="T64">(П, І, 106)</text:span></text:p>
          </table:table-cell>
          <table:table-cell table:style-name="Dictionary.B2" office:value-type="string">
            <text:p text:style-name="P6"><text:span text:style-name="T39">пелю́</text:span><text:span text:style-name="T39">стка</text:span></text:p>
            <text:p text:style-name="P6"><text:span text:style-name="T27">-и, </text:span><text:span text:style-name="T32">ж.</text:span></text:p>
            <text:p text:style-name="P6">1) Окремий листок із віночка квітки.<text:span text:style-name="T77"> </text:span><text:span text:style-name="T78">(С, 897)</text:span></text:p>
          </table:table-cell>
        </table:table-row>
        <table:table-row>
          <table:table-cell table:style-name="Dictionary.A2" table:number-rows-spanned="2" office:value-type="string">
            <text:p text:style-name="P7">РЯСНОЧÓЛ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рясни́й </text:span><text:span text:style-name="T83">і </text:span><text:span text:style-name="T42">чолó.</text:span></text:p>
            <text:p text:style-name="P8">Я, певне, яблуня була,</text:p>
            <text:p text:style-name="P8"><text:soft-page-break/>паморочила світ довкола,</text:p>
            <text:p text:style-name="P8">в рясному цвіті <text:span text:style-name="T40">рясночола</text:span></text:p>
            <text:p text:style-name="P6"><text:span text:style-name="T54">тужила, ніжилась, жила.</text:span><text:span text:style-name="T53"> </text:span><text:span text:style-name="T64">(П, ІІ, 296)</text:span></text:p>
          </table:table-cell>
          <table:table-cell table:style-name="Dictionary.B2" office:value-type="string">
            <text:p text:style-name="P6"><text:span text:style-name="T39">рясни́</text:span><text:span text:style-name="T39">й</text:span></text:p>
            <text:p text:style-name="P6">-а, -е.</text:p>
            <text:p text:style-name="P6">2) Багатий, високий (про урожай). || <text:span text:style-name="T52">перен.</text:span> Плідний на що-небудь, чимсь.</text:p>
            <text:p text:style-name="P6"><text:span text:style-name="T11">5) </text:span><text:span text:style-name="T23">розм.</text:span><text:span text:style-name="T11"> Дуже яскравий, кольористий </text:span><text:soft-page-break/><text:span text:style-name="T11">(про розцвітку чого-небудь). </text:span><text:span text:style-name="T14">(С, 1281)</text:span></text:p>
          </table:table-cell>
        </table:table-row>
        <table:table-row>
          <table:covered-table-cell/>
          <table:table-cell table:style-name="Dictionary.B2" office:value-type="string">
            <text:p text:style-name="P12">чоло́</text:p>
            <text:p text:style-name="P6"><text:span text:style-name="T27">-а, </text:span><text:span text:style-name="T32">с.</text:span></text:p>
            <text:p text:style-name="P6"><text:span text:style-name="T11">1) Верхня надочна частина обличчя людини; лоб. || </text:span><text:span text:style-name="T23">перен.</text:span><text:span text:style-name="T11"> Вершина гори, дерева і т. ін., верхівка чого-небудь.</text:span><text:span text:style-name="T12"> </text:span><text:span text:style-name="T13">(С, 1604)</text:span></text:p>
          </table:table-cell>
        </table:table-row>
        <table:table-row>
          <table:table-cell table:style-name="Dictionary.A2" table:number-rows-spanned="2" office:value-type="string">
            <text:p text:style-name="P7">САМОВИВИ́Щ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ви́вищення.</text:span></text:p>
            <text:p text:style-name="P8">Оце, життя, твої дороги</text:p>
            <text:p text:style-name="P6"><text:span text:style-name="T59">самовивищень</text:span><text:span text:style-name="T54">, як наруг.</text:span><text:span text:style-name="T53"> </text:span><text:span text:style-name="T64">(П, ІІ, 107)</text:span></text:p>
          </table:table-cell>
          <table:table-cell table:style-name="Dictionary.B2" office:value-type="string">
            <text:p text:style-name="P7">сам</text:p>
            <text:p text:style-name="P6"><text:span text:style-name="T32">рідше </text:span><text:span text:style-name="T27">самий, сама, само </text:span><text:span text:style-name="T32">і </text:span><text:span text:style-name="T27">саме; </text:span><text:span text:style-name="T32">мн.</text:span><text:span text:style-name="T27"> сами </text:span><text:span text:style-name="T32">і </text:span><text:span text:style-name="T27">самі; </text:span><text:span text:style-name="T32">займ.</text:span><text:span text:style-name="T27"> </text:span><text:span text:style-name="T32">означ.</text:span></text:p>
            <text:p text:style-name="P6"><text:span text:style-name="T11">1) Уживається з </text:span><text:span text:style-name="T23">ім.</text:span><text:span text:style-name="T11"> чи </text:span><text:span text:style-name="T23">особ.</text:span><text:span text:style-name="T11"> </text:span><text:span text:style-name="T23">займ.</text:span><text:span text:style-name="T11">, вказуючи на особу чи предмет, що безпосередньо є джерелом чи об’єктом дії, стану. || Уживається для більшої конкретизації, вирізнення особи чи предмета; власне хтось; власне щось. || Уживається в </text:span><text:span text:style-name="T23">знач.</text:span><text:span text:style-name="T11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23">ім.</text:span><text:span text:style-name="T11"> чи </text:span><text:span text:style-name="T23">особ.</text:span><text:span text:style-name="T11"> </text:span><text:span text:style-name="T23">займ.</text:span><text:span text:style-name="T11"> || Уживається на позначення відокремлення особи чи предмета від інших осіб або предметів </text:span><text:soft-page-break/><text:span text:style-name="T11">(</text:span><text:span text:style-name="T23">перев.</text:span><text:span text:style-name="T11"> зі </text:span><text:span text:style-name="T23">спол.</text:span><text:span text:style-name="T11"> "а"). </text:span><text:span text:style-name="T14">(С, 128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и́</text:span><text:span text:style-name="T39">вищення</text:span></text:p>
            <text:p text:style-name="P6"><text:span text:style-name="T27">-я, </text:span><text:span text:style-name="T32">с.</text:span></text:p>
            <text:p text:style-name="P6"><text:span text:style-name="T28">Дія за знач. вивищувати, вивищуватися, ви́</text:span><text:span text:style-name="T28">вищити і ви́</text:span><text:span text:style-name="T28">вищитися.</text:span><text:span text:style-name="T29"> </text:span><text:span text:style-name="T30">(С, 129)</text:span></text:p>
          </table:table-cell>
        </table:table-row>
        <table:table-row>
          <table:table-cell table:style-name="Dictionary.A2" table:number-rows-spanned="2" office:value-type="string">
            <text:p text:style-name="P7">САМОВÓЛЯ</text:p>
            <text:p text:style-name="P6">-і, <text:span text:style-name="T53">ім., ж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áмо</text:span><text:span text:style-name="T83">... і </text:span><text:span text:style-name="T42">вóля.</text:span></text:p>
            <text:p text:style-name="P8">Червона барка в чорноводді<text:span text:style-name="T84"> </text:span>доль</text:p>
            <text:p text:style-name="P8">загубиться. І фенікс довгоногий</text:p>
            <text:p text:style-name="P8">перенесе тебе в ясні чертоги</text:p>
            <text:p text:style-name="P6"><text:span text:style-name="T54">від </text:span><text:span text:style-name="T59">самоволь</text:span><text:span text:style-name="T54">, покори і сваволь.</text:span><text:span text:style-name="T53"> </text:span><text:span text:style-name="T64">(П, І, 56)</text:span></text:p>
          </table:table-cell>
          <table:table-cell table:style-name="Dictionary.B2" office:value-type="string">
            <text:p text:style-name="P6"><text:span text:style-name="T42">сáмо... </text:span><text:span text:style-name="T50">(див. 12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о́</text:span><text:span text:style-name="T39">ля</text:span></text:p>
            <text:p text:style-name="P6"><text:span text:style-name="T27">-і, </text:span><text:span text:style-name="T32">ж.</text:span></text:p>
            <text:p text:style-name="P6"><text:span text:style-name="T11">5) Свобода, незалежність; </text:span><text:span text:style-name="T23">прот.</text:span><text:span text:style-name="T11"> неволя, рабство. || Перебування не під арештом, не в клітці, не на ланцюгу і т. ін.</text:span><text:span text:style-name="T12"> </text:span><text:span text:style-name="T13">(С, 202)</text:span></text:p>
          </table:table-cell>
        </table:table-row>
        <table:table-row>
          <table:table-cell table:style-name="Dictionary.A2" table:number-rows-spanned="2" office:value-type="string">
            <text:p text:style-name="P7">САМОВОСКРЕСÍНН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áмо</text:span><text:span text:style-name="T83">... і </text:span><text:span text:style-name="T42">воскресíння.</text:span></text:p>
            <text:p text:style-name="P8"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6"><text:span text:style-name="T54">самоофіри й </text:span><text:span text:style-name="T59">самовоскресіння</text:span><text:span text:style-name="T54">.</text:span><text:span text:style-name="T53"> </text:span><text:soft-page-break/><text:span text:style-name="T64">(П, ІІ, 150)</text:span></text:p>
          </table:table-cell>
          <table:table-cell table:style-name="Dictionary.B2" office:value-type="string">
            <text:p text:style-name="P6"><text:span text:style-name="T42">сáмо... </text:span><text:span text:style-name="T50">(див. </text:span><text:span text:style-name="T42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оскресі́</text:span><text:span text:style-name="T39">ння</text:span></text:p>
            <text:p text:style-name="P6"><text:span text:style-name="T27">-я, </text:span><text:span text:style-name="T32">с.</text:span></text:p>
            <text:p text:style-name="P6">Дія і стан за знач. воскреснути <text:span text:style-name="T62">(С, 203)</text:span></text:p>
          </table:table-cell>
        </table:table-row>
        <table:table-row>
          <table:table-cell table:style-name="Dictionary.A2" table:number-rows-spanned="2" office:value-type="string">
            <text:p text:style-name="P7">САМОВТÉЧА</text:p>
            <text:p text:style-name="P6">-і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втéча.</text:span></text:p>
            <text:p text:style-name="P8">Доброму і злому</text:p>
            <text:p text:style-name="P8">кажи межу і позначи шляхи</text:p>
            <text:p text:style-name="P6"><text:span text:style-name="T54">для </text:span><text:span text:style-name="T59">самовтечі</text:span><text:span text:style-name="T54">.</text:span><text:span text:style-name="T53"> </text:span><text:span text:style-name="T64">(П, ІІ, 136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<text:span text:style-name="T82">уте́</text:span><text:span text:style-name="T82">ча</text:span></text:p>
            <text:p text:style-name="P6"><text:span text:style-name="T18">(вте́</text:span><text:span text:style-name="T18">ча), -і, </text:span><text:span text:style-name="T24">ж.</text:span></text:p>
            <text:p text:style-name="P6">1) Швидкий відхід, біг, від’їзд і т. ін. з метою уникнення небезпеки, неприємного становища тощо.</text:p>
            <text:p text:style-name="P6">2) Таємний самовільний відхід, від’їзд. (С, 1519)</text:p>
          </table:table-cell>
        </table:table-row>
        <table:table-row>
          <table:table-cell table:style-name="Dictionary.A2" table:number-rows-spanned="2" office:value-type="string">
            <text:p text:style-name="P7">САМОДÓКÍР</text:p>
            <text:p text:style-name="P6">самодóкóру, <text:span text:style-name="T53">ім., ч., інд.-авт.,</text:span></text:p>
            <text:p text:style-name="P6"><text:span text:style-name="T66">утворене способом основословосклада</text:span><text:span text:style-name="T66">ння, похідне від </text:span><text:span text:style-name="T66">слів:</text:span><text:span text:style-name="T83"> </text:span><text:span text:style-name="T42">сáмо</text:span><text:span text:style-name="T83">... і </text:span><text:span text:style-name="T42">дóкíр.</text:span></text:p>
            <text:p text:style-name="P8">Не вір – ні долі, ні собі не вір,</text:p>
            <text:p text:style-name="P8">а спроневіра і <text:span text:style-name="T40">самодокір</text:span></text:p>
            <text:p text:style-name="P8">і змерзлий крик, що грудкою у горлі</text:p>
            <text:p text:style-name="P8">засів мов кляп – то все неначе дріт</text:p>
            <text:p text:style-name="P6"><text:span text:style-name="T54">колючий.</text:span><text:span text:style-name="T53"> </text:span><text:span text:style-name="T64">(П, ІІ, 29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́</text:span><text:span text:style-name="T39">кі́</text:span><text:span text:style-name="T39">р</text:span></text:p>
            <text:p text:style-name="P6"><text:span text:style-name="T27">до́</text:span><text:span text:style-name="T27">ко́</text:span><text:span text:style-name="T27">ру, </text:span><text:span text:style-name="T32">ч.</text:span></text:p>
            <text:p text:style-name="P6">Висловлене кому-небудь або передане в інший спосіб звинувачення в чомусь, незадоволення чимось і т. ін.<text:span text:style-name="T77"> </text:span><text:span text:style-name="T78">(С, 313)</text:span></text:p>
          </table:table-cell>
        </table:table-row>
        <table:table-row>
          <table:table-cell table:style-name="Dictionary.A2" table:number-rows-spanned="2" office:value-type="string">
            <text:p text:style-name="P7">САМОДОСÁД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oft-page-break/><text:span text:style-name="T42">сáмо</text:span><text:span text:style-name="T83">... і </text:span><text:span text:style-name="T42">досáда.</text:span></text:p>
            <text:p text:style-name="P8">…в мить крутого самопочезання</text:p>
            <text:p text:style-name="P8">він надто пильно стежив шлях утрат, - </text:p>
            <text:p text:style-name="P8">лиш так його спотворило дерзання</text:p>
            <text:p text:style-name="P8">тим виразом вибачливих жалів,</text:p>
            <text:p text:style-name="P6"><text:span text:style-name="T59">самодосад</text:span><text:span text:style-name="T54">…</text:span><text:span text:style-name="T53"> </text:span><text:span text:style-name="T64">(П, І, 5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са́</text:span><text:span text:style-name="T39">да</text:span></text:p>
            <text:p text:style-name="P6"><text:span text:style-name="T27">-и, </text:span><text:span text:style-name="T32">ж.</text:span></text:p>
            <text:p text:style-name="P6">1) Почуття невдоволення, гіркоти, <text:soft-page-break/>викликане чим-небудь.<text:span text:style-name="T77"> </text:span><text:span text:style-name="T78">(С, 321)</text:span></text:p>
          </table:table-cell>
        </table:table-row>
        <table:table-row>
          <table:table-cell table:style-name="Dictionary.A2" table:number-rows-spanned="2" office:value-type="string">
            <text:p text:style-name="P7">САМОДОХÓДЖ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áмо</text:span><text:span text:style-name="T83">... і </text:span><text:span text:style-name="T42">дохóдження.</text:span></text:p>
            <text:p text:style-name="P8">Там крила птаства рясно миготіли,</text:p>
            <text:p text:style-name="P8">мережилася зелень дивновзором,</text:p>
            <text:p text:style-name="P8">а душу вже поймав <text:span text:style-name="T40">самодоходжень</text:span></text:p>
            <text:p text:style-name="P6"><text:span text:style-name="T54">зухвалий холод і зухвалий жах.</text:span><text:span text:style-name="T53"> </text:span><text:span text:style-name="T64">(П, ІІ, 118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охо́</text:span><text:span text:style-name="T39">дження</text:span></text:p>
            <text:p text:style-name="P6"><text:span text:style-name="T27">-я, </text:span><text:span text:style-name="T32">с.</text:span></text:p>
            <text:p text:style-name="P6">Дія за знач. доходити. <text:span text:style-name="T62">(С, 324)</text:span></text:p>
          </table:table-cell>
        </table:table-row>
        <table:table-row>
          <table:table-cell table:style-name="Dictionary.A2" table:number-rows-spanned="2" office:value-type="string">
            <text:p text:style-name="P7">САМОЗАБОРÓН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заборóна.</text:span></text:p>
            <text:p text:style-name="P8">Нам ряд утрачено. Раптових спроб</text:p>
            <text:p text:style-name="P8">назубрені шпилі – ото єдине,</text:p>
            <text:p text:style-name="P8"><text:soft-page-break/>що вирвалося з <text:span text:style-name="T40">самозаборон</text:span>,</text:p>
            <text:p text:style-name="P6"><text:span text:style-name="T54">які дарують небеса щедротні…</text:span><text:span text:style-name="T53"> </text:span><text:span text:style-name="T64">(П, ІІ, 10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заборо́</text:span><text:span text:style-name="T39">на</text:span></text:p>
            <text:p text:style-name="P6"><text:span text:style-name="T27">-и, </text:span><text:span text:style-name="T32">ж.</text:span></text:p>
            <text:p text:style-name="P6">1) Наказ не робити чого-небудь.<text:span text:style-name="T77"> </text:span><text:span text:style-name="T78">(С, 376)</text:span></text:p>
          </table:table-cell>
        </table:table-row>
        <table:table-row>
          <table:table-cell table:style-name="Dictionary.A2" table:number-rows-spanned="2" office:value-type="string">
            <text:p text:style-name="P7">САМОНАБЛИ́Ж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набли́ження.</text:span></text:p>
            <text:p text:style-name="P8">…весь той чар</text:p>
            <text:p text:style-name="P8"><text:span text:style-name="T40">самонаближень</text:span>, упізнань і врочень,</text:p>
            <text:p text:style-name="P8">що визріли у невіді душевній</text:p>
            <text:p text:style-name="P8">і стежать стежать стежать зизим оком,</text:p>
            <text:p text:style-name="P6"><text:span text:style-name="T54">ачи я втраплю на свою стежу…</text:span><text:span text:style-name="T53"> </text:span><text:span text:style-name="T64">(П, І, 121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бли́</text:span><text:span text:style-name="T39">ження</text:span></text:p>
            <text:p text:style-name="P6"><text:span text:style-name="T27">-я, </text:span><text:span text:style-name="T32">с.</text:span></text:p>
            <text:p text:style-name="P6">Дія за знач. наблизити, наближати і наблизитися, наближатися. <text:span text:style-name="T62">(С, 701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ІК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áмо</text:span><text:span text:style-name="T83">... і </text:span><text:span text:style-name="T42">нарікáння.</text:span></text:p>
            <text:p text:style-name="P8">Ні, не впадай у біль – до <text:span text:style-name="T40">самонаріканняи</text:span>.</text:p>
            <text:p text:style-name="P6"><text:span text:style-name="T54">О, не впадай у біль – його, як меч, </text:span><text:soft-page-break/><text:span text:style-name="T54">піднось. </text:span><text:span text:style-name="T64">(П, ІІ, 15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рік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нарікати. <text:span text:style-name="T62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ÓДЖЕ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нарóдження.</text:span></text:p>
            <text:p text:style-name="P8">Оце <text:span text:style-name="T40">самонародження</text:span> твоє</text:p>
            <text:p text:style-name="P8">то голос смерті: пристарайся, брате,</text:p>
            <text:p text:style-name="P8">бо вже заходить час твій вирушати,</text:p>
            <text:p text:style-name="P6"><text:span text:style-name="T54">пора і дописати житіє.</text:span><text:span text:style-name="T53"> </text:span><text:span text:style-name="T64">(П, ІІ, 117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ро́</text:span><text:span text:style-name="T39">дження</text:span></text:p>
            <text:p text:style-name="P6"><text:span text:style-name="T27">-я, </text:span><text:span text:style-name="T32">с.</text:span></text:p>
            <text:p text:style-name="P6">1) Дія за знач. народити, народжувати і народитися, народжуватися. || Час появи на світ. <text:span text:style-name="T62">(С, 733)</text:span></text:p>
          </table:table-cell>
        </table:table-row>
        <table:table-row>
          <table:table-cell table:style-name="Dictionary.A2" table:number-rows-spanned="2" office:value-type="string">
            <text:p text:style-name="P7">САМОНАРОСТÁТИ</text:p>
            <text:p text:style-name="P6">-áю, -áєш, <text:span text:style-name="T54">дієсл., недок., перех., інд.-авт.,</text:span></text:p>
            <text:p text:style-name="P6">Утворене способом основословоскладання, похідне від слів: сáмо... і наростáти</text:p>
            <text:p text:style-name="P8">Неначе дзвін – поезія. Гуде</text:p>
            <text:p text:style-name="P6"><text:span text:style-name="T54">і </text:span><text:span text:style-name="T59">самонаростає</text:span><text:span text:style-name="T54"> аж до повні…</text:span><text:span text:style-name="T53"> </text:span><text:span text:style-name="T64">(П, ІІ, 15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ароста́</text:span><text:span text:style-name="T39">ти</text:span></text:p>
            <text:p text:style-name="P6"><text:span text:style-name="T27">-ає, </text:span><text:span text:style-name="T32">недок.</text:span><text:span text:style-name="T27">, нарости, -те; </text:span><text:span text:style-name="T32">мин. ч.</text:span><text:span text:style-name="T27"> наріс, </text:span><text:span text:style-name="T27">наросла, наросло; </text:span><text:span text:style-name="T32">док.</text:span></text:p>
            <text:p text:style-name="P6"><text:span text:style-name="T11">3) </text:span><text:span text:style-name="T23">перен.</text:span><text:span text:style-name="T11"> Збільшувати свій об’єм, свою кількість, силу вияву і т. ін.</text:span><text:span text:style-name="T12"> </text:span><text:span text:style-name="T13">(С, 733-734)</text:span></text:p>
          </table:table-cell>
        </table:table-row>
        <table:table-row>
          <table:table-cell table:style-name="Dictionary.A2" table:number-rows-spanned="2" office:value-type="string">
            <text:p text:style-name="P7">САМООФÍРА</text:p>
            <text:p text:style-name="P6">-и, <text:span text:style-name="T53">ім., ж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oft-page-break/><text:span text:style-name="T42">сáмо</text:span><text:span text:style-name="T83">... і </text:span><text:span text:style-name="T40">офíра.</text:span></text:p>
            <text:p text:style-name="P8">…перейде крізь страстотерпця тіні</text:p>
            <text:p text:style-name="P8">пророк, свого цураючись лиця,</text:p>
            <text:p text:style-name="P8">в передчуванні віщого кінця</text:p>
            <text:p text:style-name="P6"><text:span text:style-name="T59">самоофіри</text:span><text:span text:style-name="T54"> й самовоскресіння.</text:span><text:span text:style-name="T53"> </text:span><text:span text:style-name="T64">(П, ІІ, 15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8">же́</text:span><text:span text:style-name="T8">ртва (офі́</text:span><text:span text:style-name="T8">ра)</text:span></text:p>
            <text:p text:style-name="P6"><text:span text:style-name="T27">-и, </text:span><text:span text:style-name="T32">ж.</text:span></text:p>
            <text:p text:style-name="P6">1) За релігійними обрядами деяких <text:soft-page-break/>народів – предмет або жива істота, яких приносили в дар богам.<text:span text:style-name="T77"> </text:span><text:span text:style-name="T78">(С, 366)</text:span></text:p>
          </table:table-cell>
        </table:table-row>
        <table:table-row>
          <table:table-cell table:style-name="Dictionary.A2" table:number-rows-spanned="2" office:value-type="string">
            <text:p text:style-name="P7">САМОПАЛ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áмо</text:span><text:span text:style-name="T83">... і </text:span><text:span text:style-name="T42">палáння.</text:span></text:p>
            <text:p text:style-name="P8">О як нестерпно хочеться подовжень</text:p>
            <text:p text:style-name="P6"><text:span text:style-name="T54">і невигасного </text:span><text:span text:style-name="T59">самопалання</text:span><text:span text:style-name="T54">!</text:span><text:span text:style-name="T53"> </text:span><text:span text:style-name="T64">(П, ІІ, 13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ал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палати. <text:span text:style-name="T62">(С, 876)</text:span></text:p>
          </table:table-cell>
        </table:table-row>
        <table:table-row>
          <table:table-cell table:style-name="Dictionary.A2" table:number-rows-spanned="2" office:value-type="string">
            <text:p text:style-name="P7">САМОПЕРЕРОСТÁННЯ</text:p>
            <text:p text:style-name="P6">-я, <text:span text:style-name="T54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ереростáння.</text:span></text:p>
            <text:p text:style-name="P8">Отак: живи – і скній, живи – і скній,</text:p>
            <text:p text:style-name="P8">і як дійдеш <text:span text:style-name="T41">самопереростання</text:span>,</text:p>
            <text:p text:style-name="P8">і як збагнеш: ти власна жертва й кат,</text:p>
            <text:p text:style-name="P8">тоді збагнеш і смерть, як припадання</text:p>
            <text:p text:style-name="P6"><text:span text:style-name="T54">до обрію, як утрату всіх утрат.</text:span><text:span text:style-name="T53"> </text:span><text:soft-page-break/><text:span text:style-name="T64">(П, І, 203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ерерост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переростати, перерости. <text:span text:style-name="T62">(С, 926)</text:span></text:p>
          </table:table-cell>
        </table:table-row>
        <table:table-row>
          <table:table-cell table:style-name="Dictionary.A2" table:number-rows-spanned="2" office:value-type="string">
            <text:p text:style-name="P7">САМОПІДТВÉРДЖУВАТИ</text:p>
            <text:p text:style-name="P6">-ую, -уєш, <text:span text:style-name="T54">дієсл., недок., перех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ідтвéрджувати.</text:span></text:p>
            <text:p text:style-name="P8">Ще, слава Богу, тьмяний стовбур совісті</text:p>
            <text:p text:style-name="P8">признатись може весь до незбагненного,</text:p>
            <text:p text:style-name="P8">котре <text:span text:style-name="T40">самопідтверджує</text:span> її</text:p>
            <text:p text:style-name="P6"><text:span text:style-name="T54">і втаємничує…</text:span><text:span text:style-name="T53"> </text:span><text:span text:style-name="T64">(П, ІІ, 101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ідтве́</text:span><text:span text:style-name="T39">рджувати</text:span></text:p>
            <text:p text:style-name="P6"><text:span text:style-name="T27">-ую, -уєш, </text:span><text:span text:style-name="T32">недок.</text:span><text:span text:style-name="T27">, підтвердити, -джу, -диш, </text:span><text:span text:style-name="T32">док.</text:span><text:span text:style-name="T27">, </text:span><text:span text:style-name="T32">перех.</text:span><text:span text:style-name="T27"> </text:span><text:span text:style-name="T32">і без додатка</text:span><text:span text:style-name="T27">.</text:span></text:p>
            <text:p text:style-name="P6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77"> </text:span><text:span text:style-name="T78">(С, 967)</text:span></text:p>
          </table:table-cell>
        </table:table-row>
        <table:table-row>
          <table:table-cell table:style-name="Dictionary.A2" table:number-rows-spanned="2" office:value-type="string">
            <text:p text:style-name="P7">САМОПОГИ́БА</text:p>
            <text:p text:style-name="P6">-и, <text:span text:style-name="T53">ім., ж., інд.-авт.,</text:span></text:p>
            <text:p text:style-name="P6"><text:span text:style-name="T81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оги́ба.</text:span></text:p>
            <text:p text:style-name="P8">Господи, Господи, о осторонь</text:p>
            <text:p text:style-name="P8">душі гулкі, що, заслухані в тугу,</text:p>
            <text:p text:style-name="P8">немочі власної люблять наругу,</text:p>
            <text:p text:style-name="P6"><text:span text:style-name="T59">самопогиби</text:span><text:span text:style-name="T54"> високий огонь.</text:span><text:span text:style-name="T53"> </text:span><text:span text:style-name="T64">(П, ІІ, 74-7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ги́</text:span><text:span text:style-name="T39">бель (поги́</text:span><text:span text:style-name="T39">ба)</text:span></text:p>
            <text:p text:style-name="P6"><text:span text:style-name="T32">і рідко </text:span><text:span text:style-name="T27">погибіль, -і, </text:span><text:span text:style-name="T32">ж.</text:span></text:p>
            <text:p text:style-name="P6"><text:span text:style-name="T11">Передчасна, насильницька смерть; гибель. || Руйнування, занепад, знищення чого-небудь. || </text:span><text:span text:style-name="T23">перен.</text:span><text:span text:style-name="T11"> Кінець існування чого-небудь; зникнення. </text:span><text:span text:style-name="T23">Згинати в три погибелі</text:span><text:span text:style-name="T11">.</text:span><text:span text:style-name="T12"> </text:span><text:span text:style-name="T13">(С, 1003)</text:span></text:p>
          </table:table-cell>
        </table:table-row>
        <table:table-row>
          <table:table-cell table:style-name="Dictionary.A2" table:number-rows-spanned="2" office:value-type="string">
            <text:p text:style-name="P7">САМОПОДÓВЖЕНИЙ</text:p>
            <text:p text:style-name="P6"><text:soft-page-break/><text:span text:style-name="T70">-а, -е,</text:span><text:span text:style-name="T53"> </text:span><text:span text:style-name="T54">прикм., інд.-авт.,</text:span></text:p>
            <text:p text:style-name="P6">утворене способом основословоскладання, похідне від слів: <text:span text:style-name="T41">сáмо</text:span>... і <text:span text:style-name="T41">подóвжений.</text:span></text:p>
            <text:p text:style-name="P8">Хто б збагнув</text:p>
            <text:p text:style-name="P8">оці дороги – без кінця і краю</text:p>
            <text:p text:style-name="P6"><text:span text:style-name="T59">самоподовжені</text:span><text:span text:style-name="T54">?</text:span><text:span text:style-name="T53"> </text:span><text:span text:style-name="T64">(П, ІІ, 100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до́</text:span><text:span text:style-name="T39">вжений</text:span></text:p>
            <text:p text:style-name="P6">-а, -е.</text:p>
            <text:p text:style-name="P6"><text:span text:style-name="T28">1) Дієприкм. пас. мин. ч. до подовжити. || подо́</text:span><text:span text:style-name="T28">вжено, </text:span><text:span text:style-name="T33">безос.</text:span><text:span text:style-name="T28"> </text:span><text:span text:style-name="T33">присудк. сл.</text:span><text:span text:style-name="T29"> </text:span><text:span text:style-name="T30">(С, 1009)</text:span></text:p>
          </table:table-cell>
        </table:table-row>
        <table:table-row>
          <table:table-cell table:style-name="Dictionary.A2" table:number-rows-spanned="2" office:value-type="string">
            <text:p text:style-name="P7">САМОПОМИН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áмо</text:span><text:span text:style-name="T83">... і </text:span><text:span text:style-name="T42">поминáння.</text:span></text:p>
            <text:p text:style-name="P8">Ти загубився в горі – не знайтись</text:p>
            <text:p text:style-name="P8">у чорноводді змовклого волання,</text:p>
            <text:p text:style-name="P8">в ропі чекань і <text:span text:style-name="T40">самопоминання</text:span></text:p>
            <text:p text:style-name="P6"><text:span text:style-name="T54">і гуку, що доносить благовість.</text:span><text:span text:style-name="T53"> </text:span><text:span text:style-name="T64">(П, ІІ, 111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мина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поминати <text:span text:style-name="T62">(С, 1041)</text:span></text:p>
          </table:table-cell>
        </table:table-row>
        <table:table-row>
          <table:table-cell table:style-name="Dictionary.A2" table:number-rows-spanned="2" office:value-type="string">
            <text:p text:style-name="P7">САМОПОСТА́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оста́ння </text:span><text:span text:style-name="T69">(від </text:span><text:span text:style-name="T74">постава́</text:span><text:span text:style-name="T74">ти</text:span><text:span text:style-name="T69">).</text:span></text:p>
            <text:p text:style-name="P8">По ліву руку – древній, аж до ер</text:p>
            <text:p text:style-name="P8"><text:soft-page-break/><text:span text:style-name="T40">самопостання</text:span>, гоном безберегим,</text:p>
            <text:p text:style-name="P8">щовбом смертельним, що наліг на серце</text:p>
            <text:p text:style-name="P8">і наслухає втомлене буття - </text:p>
            <text:p text:style-name="P8">той древній світ – і радісний і тужний - </text:p>
            <text:p text:style-name="P6"><text:span text:style-name="T54">непам’яті.</text:span><text:span text:style-name="T53"> </text:span><text:span text:style-name="T64">(П, ІІ, 136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става́</text:span><text:span text:style-name="T39">ти</text:span></text:p>
            <text:p text:style-name="P6"><text:span text:style-name="T26">I </text:span><text:span text:style-name="T27">-ає́</text:span><text:span text:style-name="T27">, </text:span><text:span text:style-name="T32">недок.</text:span><text:span text:style-name="T27">, поста́</text:span><text:span text:style-name="T27">ти, -а́</text:span><text:span text:style-name="T27">не, </text:span><text:span text:style-name="T32">док.</text:span></text:p>
            <text:p text:style-name="P6">2) Зароджуватися, брати початок, походити від чого-небудь. || Виникати внаслідок яких-небудь причин, збігу відповідних умов, обставин і т. ін. || <text:soft-page-break/>Ставати актуальним, першочерговим, набувати в певних умовах дуже великого значення.<text:span text:style-name="T77"> </text:span><text:span text:style-name="T78">(С, 1082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МИН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áмо</text:span><text:span text:style-name="T83">... і </text:span><text:span text:style-name="T42">проминáння.</text:span></text:p>
            <text:p text:style-name="P8">В дорозі довгих <text:span text:style-name="T40">самопроминань</text:span></text:p>
            <text:p text:style-name="P8">під знадою земного притягання</text:p>
            <text:p text:style-name="P6"><text:span text:style-name="T54">проносяться від ранку до смеркання.</text:span><text:span text:style-name="T53"> </text:span><text:span text:style-name="T64">(П, І, 44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мина́</text:span><text:span text:style-name="T39">ння</text:span></text:p>
            <text:p text:style-name="P6"><text:span text:style-name="T26">I </text:span><text:span text:style-name="T27">-я, </text:span><text:span text:style-name="T32">с.</text:span></text:p>
            <text:p text:style-name="P6">Дія за знач. проминати <text:span text:style-name="T62">(С, 1159)</text:span></text:p>
          </table:table-cell>
        </table:table-row>
        <table:table-row>
          <table:table-cell table:style-name="Dictionary.A2" table:number-rows-spanned="2" office:value-type="string">
            <text:p text:style-name="P7">САМОПРОТИСТОЯ́ННЯ</text:p>
            <text:p text:style-name="P6"><text:span text:style-name="T1">-</text:span>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протистоя́ння.</text:span></text:p>
            <text:p text:style-name="P8">О вирвись, залишивши вирву</text:p>
            <text:p text:style-name="P8">у грудях, і роздмухай грань</text:p>
            <text:p text:style-name="P8">моїх <text:span text:style-name="T40">самопротистоянь</text:span></text:p>
            <text:p text:style-name="P6"><text:span text:style-name="T54">і дай напитися з потиру.</text:span><text:span text:style-name="T53"> </text:span><text:span text:style-name="T64">(П, ІІ, 195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тистоя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протистояти. <text:span text:style-name="T62">(С, 1174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САМОСТРÍЛ</text:p>
            <text:p text:style-name="P6">-у, <text:span text:style-name="T53">ім., ч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70"> </text:span><text:span text:style-name="T42">сáмо</text:span><text:span text:style-name="T83">... і </text:span><text:span text:style-name="T42">стріл.</text:span></text:p>
            <text:p text:style-name="P8">Як рура, кругла вулиця,</text:p>
            <text:p text:style-name="P8">гулка од гуду бджіл,</text:p>
            <text:p text:style-name="P8">маленький хлопчик щулиться,</text:p>
            <text:p text:style-name="P6"><text:span text:style-name="T54">бо ж сонце – </text:span><text:span text:style-name="T59">самостріл</text:span><text:span text:style-name="T54">.</text:span><text:span text:style-name="T53"> </text:span><text:span text:style-name="T64">(П, ІІ, 275)</text:span></text:p>
          </table:table-cell>
          <table:table-cell table:style-name="Dictionary.B2" office:value-type="string">
            <text:p text:style-name="P9"><text:span text:style-name="T42">сáмо... </text:span><text:span text:style-name="T83">(див. </text:span><text:span text:style-name="T42">САМОВИВИ́ЩЕННЯ</text:span><text:span text:style-name="T8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́</text:span><text:span text:style-name="T39">стріл (стріл)</text:span></text:p>
            <text:p text:style-name="P6"><text:span text:style-name="T27">-у, </text:span><text:span text:style-name="T32">ч.</text:span></text:p>
            <text:p text:style-name="P6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77"> </text:span><text:span text:style-name="T78">(С, 1085)</text:span></text:p>
          </table:table-cell>
        </table:table-row>
        <table:table-row>
          <table:table-cell table:style-name="Dictionary.A2" table:number-rows-spanned="2" office:value-type="string">
            <text:p text:style-name="P7">САМОСТРУМУВÁНН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áмо</text:span><text:span text:style-name="T83">... і </text:span><text:span text:style-name="T42">струмувáння.</text:span></text:p>
            <text:p text:style-name="P8">…аби в останньому пориві,</text:p>
            <text:p text:style-name="P8">у плині <text:span text:style-name="T40">самострумувань</text:span></text:p>
            <text:p text:style-name="P8">ураз зайти за власну грань,</text:p>
            <text:p text:style-name="P6"><text:span text:style-name="T54">пірнути в смертні переливи.</text:span><text:span text:style-name="T53"> </text:span><text:span text:style-name="T64">(П, І, 169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трумува́</text:span><text:span text:style-name="T39">ння</text:span></text:p>
            <text:p text:style-name="P6"><text:span text:style-name="T27">-я, </text:span><text:span text:style-name="T32">с.</text:span></text:p>
            <text:p text:style-name="P6"><text:span text:style-name="T28">Дія за знач. струмувати. </text:span><text:span text:style-name="T33">Струмування повітря.</text:span><text:span text:style-name="T29"> </text:span><text:span text:style-name="T30">(С, 1405)</text:span></text:p>
          </table:table-cell>
        </table:table-row>
        <table:table-row>
          <table:table-cell table:style-name="Dictionary.A2" office:value-type="string">
            <text:p text:style-name="P7">САМОТИ́ННИЙ</text:p>
            <text:p text:style-name="P6">-а, -е, <text:span text:style-name="T54">прикм., </text:span><text:span text:style-name="T53">інд.-авт.,</text:span></text:p>
            <text:p text:style-name="P6"><text:span text:style-name="T45">утворене суфіксальним способом, похідне від слова</text:span> <text:span text:style-name="T41">самоти́на.</text:span></text:p>
            <text:p text:style-name="P8">Спиваєш тугу <text:span text:style-name="T40">самотинну</text:span></text:p>
            <text:p text:style-name="P8"><text:soft-page-break/>і душу, мов малу дитину,</text:p>
            <text:p text:style-name="P6"><text:span text:style-name="T54">до рання присипляєш: спи.</text:span><text:span text:style-name="T53"> </text:span><text:span text:style-name="T64">(П, ІІ, 182)</text:span></text:p>
          </table:table-cell>
          <table:table-cell table:style-name="Dictionary.B2" office:value-type="string">
            <text:p text:style-name="P6"><text:span text:style-name="T39">Самота́</text:span><text:span text:style-name="T39"> (</text:span><text:span text:style-name="T61">самоти́</text:span><text:span text:style-name="T61">на́</text:span><text:span text:style-name="T39">)</text:span></text:p>
            <text:p text:style-name="P6"><text:span text:style-name="T27">-и, </text:span><text:span text:style-name="T32">ж.</text:span></text:p>
            <text:p text:style-name="P6">1) Стан за знач. самітний, самотній; самотність. || Гостре відчуття відокремленості, ізольованості від кого-, <text:soft-page-break/>чого-небудь. <text:span text:style-name="T62">(С, 1291)</text:span></text:p>
          </table:table-cell>
        </table:table-row>
        <table:table-row>
          <table:table-cell table:style-name="Dictionary.A2" table:number-rows-spanned="2" office:value-type="string">
            <text:p text:style-name="P7">САМОУНИК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áмо</text:span><text:span text:style-name="T83">... і </text:span><text:span text:style-name="T42">уникáння.</text:span></text:p>
            <text:p text:style-name="P8">Коли спромога <text:span text:style-name="T40">самоуникань</text:span></text:p>
            <text:p text:style-name="P8">при узголів’ї спалахом прозріння</text:p>
            <text:p text:style-name="P8">відкриється тобі, як благостиня</text:p>
            <text:p text:style-name="P6"><text:span text:style-name="T54">прощень, опрощень, прощ і прощавань.</text:span><text:span text:style-name="T53"> </text:span><text:span text:style-name="T64">(П, І, 62)</text:span></text:p>
          </table:table-cell>
          <table:table-cell table:style-name="Dictionary.B2" office:value-type="string">
            <text:p text:style-name="P9"><text:span text:style-name="T42">сáмо... </text:span><text:span text:style-name="T83">(див. </text:span><text:span text:style-name="T42">САМОВИВИ́ЩЕННЯ</text:span><text:span text:style-name="T83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уника́</text:span><text:span text:style-name="T39">ння</text:span></text:p>
            <text:p text:style-name="P6"><text:span text:style-name="T27">-я, </text:span><text:span text:style-name="T32">с.</text:span></text:p>
            <text:p text:style-name="P6">Дія за знач. уникати. <text:span text:style-name="T62">(С, 1507)</text:span></text:p>
          </table:table-cell>
        </table:table-row>
        <table:table-row>
          <table:table-cell table:style-name="Dictionary.A2" table:number-rows-spanned="2" office:value-type="string">
            <text:p text:style-name="P7">СВІТИ́-ГАЛАЇ́</text:p>
            <text:p text:style-name="P6">світі́в-галаї́в, <text:span text:style-name="T53">ім., мн., інд.-авт.,</text:span></text:p>
            <text:p text:style-name="P6">утворене способом словоскладання, похідне від слів: <text:span text:style-name="T41">світ</text:span> і <text:span text:style-name="T41">гала́й </text:span><text:span text:style-name="T46">(від </text:span><text:span text:style-name="T41">гала́світа</text:span><text:span text:style-name="T46">).</text:span></text:p>
            <text:p text:style-name="P8">На тебе чатують <text:span text:style-name="T40">світи–галаї</text:span>.</text:p>
            <text:p text:style-name="P6"><text:span text:style-name="T54">Прощальний – як подим пожарищ – той спогад.</text:span><text:span text:style-name="T53"> </text:span><text:span text:style-name="T64">(П, І, 98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гала́</text:span><text:span text:style-name="T39">світа</text:span></text:p>
            <text:p text:style-name="P6"><text:span text:style-name="T32">присл.</text:span><text:span text:style-name="T27">, </text:span><text:span text:style-name="T32">діал.</text:span></text:p>
            <text:p text:style-name="P6">Невідомо куди; кудись.<text:span text:style-name="T77"> </text:span><text:span text:style-name="T78">(С, 218)</text:span></text:p>
          </table:table-cell>
        </table:table-row>
        <table:table-row>
          <table:table-cell table:style-name="Dictionary.A2" table:number-rows-spanned="2" office:value-type="string">
            <text:p text:style-name="P7">СЕБЕКРÁЙ</text:p>
            <text:p text:style-name="P6">-ю, <text:span text:style-name="T53">ім., ч., інд.-авт.,</text:span></text:p>
            <text:p text:style-name="P6"><text:span text:style-name="T66">утворене способом зрощення, похідне </text:span><text:soft-page-break/><text:span text:style-name="T66">від слів:</text:span><text:span text:style-name="T83"> </text:span><text:span text:style-name="T42">себé</text:span><text:span text:style-name="T83"> і </text:span><text:span text:style-name="T42">край.</text:span></text:p>
            <text:p text:style-name="P8">І все то – зá: дарунок сили</text:p>
            <text:p text:style-name="P8">за <text:span text:style-name="T40">себекраєм</text:span>: на, візьми,</text:p>
            <text:p text:style-name="P8">аби дороги доль гуділи</text:p>
            <text:p text:style-name="P6"><text:span text:style-name="T54">всіма серцями і грудьми.</text:span><text:span text:style-name="T53"> </text:span><text:span text:style-name="T64">(П, І, 100);</text:span></text:p>
            <text:p text:style-name="P8">оця утеча геть за <text:span text:style-name="T40">себекрай</text:span> - </text:p>
            <text:p text:style-name="P6"><text:span text:style-name="T54">то ніби виснений в дитинстві син…</text:span><text:span text:style-name="T53"> </text:span><text:span text:style-name="T64">(П, І, 203)</text:span></text:p>
          </table:table-cell>
          <table:table-cell table:style-name="Dictionary.B2" office:value-type="string">
            <text:p text:style-name="P7"><text:span text:style-name="T83">сáмо... </text:span><text:span text:style-name="T50">(див. </text:span><text:span text:style-name="T83">САМОВИВИ́ЩЕН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ай </text:span><text:span text:style-name="T47">(див. </text:span><text:span text:style-name="T42">КРАЙСЕБÉ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ЕМИГÓРИ</text:p>
            <text:p text:style-name="P6">-гíр, <text:span text:style-name="T53">ім., мн., інд.-авт.,</text:span></text:p>
            <text:p text:style-name="P6"><text:span text:style-name="T66">утворене способом основоскладання, похідне від слів:</text:span><text:span text:style-name="T83"> </text:span><text:span text:style-name="T42">сім</text:span><text:span text:style-name="T83"> і </text:span><text:span text:style-name="T42">гóри.</text:span></text:p>
            <text:p text:style-name="P8">І що кигиче в мертвій цій пустелі?</text:p>
            <text:p text:style-name="P8">Киги-киги – мов чайка з-над Дніпра.</text:p>
            <text:p text:style-name="P8">О <text:span text:style-name="T40">семигори</text:span> горя, цвинтар велій,</text:p>
            <text:p text:style-name="P6"><text:span text:style-name="T54">і я тут згину, як прийде пора? </text:span><text:span text:style-name="T64">(П, І, 100)</text:span></text:p>
          </table:table-cell>
          <table:table-cell table:style-name="Dictionary.B2" office:value-type="string">
            <text:p text:style-name="P7">сім</text:p>
            <text:p text:style-name="P6"><text:span text:style-name="T26">I </text:span><text:span text:style-name="T27">семи </text:span><text:span text:style-name="T32">і </text:span><text:span text:style-name="T27">сімох, </text:span><text:span text:style-name="T32">числ.</text:span><text:span text:style-name="T27"> </text:span><text:span text:style-name="T32">кільк.</text:span></text:p>
            <text:p text:style-name="P6"><text:span text:style-name="T11">Назва числа і цифри 7. || </text:span><text:span text:style-name="T23">чого</text:span><text:span text:style-name="T11">. Кількість із 7 одиниць. </text:span><text:span text:style-name="T14">(С, 1323)</text:span></text:p>
          </table:table-cell>
        </table:table-row>
        <table:table-row>
          <table:covered-table-cell/>
          <table:table-cell table:style-name="Dictionary.B2" office:value-type="string">
            <text:p text:style-name="P12">гора́</text:p>
            <text:p text:style-name="P6"><text:span text:style-name="T27">-и, </text:span><text:span text:style-name="T32">ж.</text:span></text:p>
            <text:p text:style-name="P6">1) Значне підвищення над навколишньою місцевістю або серед інших підвищень. || <text:span text:style-name="T52">тільки мн.</text:span> Гориста місцевість, країна.</text:p>
            <text:p text:style-name="P6"><text:span text:style-name="T11">2) </text:span><text:span text:style-name="T23">чого</text:span><text:span text:style-name="T11">. Велика кількість чого-небудь складеного в купу; багато чогось.</text:span><text:span text:style-name="T12"> </text:span><text:span text:style-name="T13">(С, 254)</text:span></text:p>
          </table:table-cell>
        </table:table-row>
        <table:table-row>
          <table:table-cell table:style-name="Dictionary.A2" table:number-rows-spanned="2" office:value-type="string">
            <text:p text:style-name="P7">СЕРЦЕÓКИЙ</text:p>
            <text:p text:style-name="P6">-а, -е, <text:span text:style-name="T54">прикм., </text:span><text:span text:style-name="T53">інд.-авт.,</text:span></text:p>
            <text:p text:style-name="P6"><text:soft-page-break/><text:span text:style-name="T66">утворене складнофлективним способом, похідне від слів:</text:span><text:span text:style-name="T83"> </text:span><text:span text:style-name="T42">сéрце</text:span><text:span text:style-name="T83"> і </text:span><text:span text:style-name="T42">óко.</text:span></text:p>
            <text:p text:style-name="P8">Сто плах перейди, <text:span text:style-name="T40">серцеокий</text:span>,</text:p>
            <text:p text:style-name="P6"><text:span text:style-name="T54">сто плах, сто багать, сто голгоф… </text:span><text:span text:style-name="T64">(П, І, 180)</text:span></text:p>
          </table:table-cell>
          <table:table-cell table:style-name="Dictionary.B2" office:value-type="string">
            <text:p text:style-name="P6"><text:span text:style-name="T42">сéрце </text:span><text:span text:style-name="T47">(див. </text:span><text:span text:style-name="T42">ГЛИ́Б-СИ́НЬ-СЕ́РЦЕ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óко </text:span><text:span text:style-name="T47">(див. </text:span><text:span text:style-name="T42">ВСЕО́ЧІ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ЛОВОТÉЧА</text:p>
            <text:p text:style-name="P6">-і, <text:span text:style-name="T53">ім., ж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слóво</text:span><text:span text:style-name="T83"> і </text:span><text:span text:style-name="T42">текти́.</text:span></text:p>
            <text:p text:style-name="P8">Слова, слова, слова – задосить <text:span text:style-name="T40">словотечі</text:span>,</text:p>
            <text:p text:style-name="P6"><text:span text:style-name="T54">німують бо предтечі, доба гряде нова. </text:span><text:span text:style-name="T64">(П, ІІ, 292)</text:span></text:p>
          </table:table-cell>
          <table:table-cell table:style-name="Dictionary.B2" office:value-type="string">
            <text:p text:style-name="P6"><text:span text:style-name="T39">сло́</text:span><text:span text:style-name="T39">во</text:span></text:p>
            <text:p text:style-name="P6"><text:span text:style-name="T27">-а, </text:span><text:span text:style-name="T32">с.</text:span></text:p>
            <text:p text:style-name="P6">1) Мовна одиниця, що являє собою звукове вираження поняття про предмет або явище об’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6"><text:span text:style-name="T11">4) Обіцянка виконати що-небудь. || Згода на шлюб. </text:span><text:span text:style-name="T23">Дотримати [свого] </text:span><text:span text:style-name="T23">слова</text:span><text:span text:style-name="T11">. </text:span><text:span text:style-name="T14">(С, 1344-1345)</text:span></text:p>
          </table:table-cell>
        </table:table-row>
        <table:table-row>
          <table:covered-table-cell/>
          <table:table-cell table:style-name="Dictionary.B2" office:value-type="string">
            <text:p text:style-name="P12">текти́</text:p>
            <text:p text:style-name="P6"><text:span text:style-name="T27">тече; </text:span><text:span text:style-name="T32">мин. ч.</text:span><text:span text:style-name="T27"> тік, текла, текло; </text:span><text:span text:style-name="T32">наказ. сп.</text:span><text:span text:style-name="T27"> течи; </text:span><text:span text:style-name="T32">недок.</text:span></text:p>
            <text:p text:style-name="P6"><text:span text:style-name="T11">2) Струменіти, литися (про рідину). || </text:span><text:span text:style-name="T23">безос.</text:span><text:span text:style-name="T11"> || </text:span><text:span text:style-name="T23">перен.</text:span><text:span text:style-name="T11"> Поширюватися в повітрі </text:span><text:span text:style-name="T11">(про світло, запах тощо). || </text:span><text:span text:style-name="T23">перен.</text:span><text:span text:style-name="T11"> Звучати плавно, рівно та безперервно </text:span><text:soft-page-break/><text:span text:style-name="T11">(про звуки, слова тощо). || </text:span><text:span text:style-name="T23">перен.</text:span><text:span text:style-name="T11"> Виникати в певній послідовності, іти одна за одною (про думки). || </text:span><text:span text:style-name="T23">перен.</text:span><text:span text:style-name="T11"> Відбуватися (про розмову, бесіду). || </text:span><text:span text:style-name="T23">перен.</text:span><text:span text:style-name="T11"> Хвилеподібно спадати (про волосся).</text:span><text:span text:style-name="T12"> </text:span><text:span text:style-name="T13">(С, 1436)</text:span></text:p>
          </table:table-cell>
        </table:table-row>
        <table:table-row>
          <table:table-cell table:style-name="Dictionary.A2" table:number-rows-spanned="2" office:value-type="string">
            <text:p text:style-name="P7">СМЕРТЕІСНУВÁНН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</text:span><text:span text:style-name="T66">слів:</text:span><text:span text:style-name="T83"> </text:span><text:span text:style-name="T42">смерть</text:span><text:span text:style-name="T83"> і </text:span><text:span text:style-name="T42">існувáння.</text:span></text:p>
            <text:p text:style-name="P8">Сховатися од долі – не судилось.</text:p>
            <text:p text:style-name="P8">Ударив грім – і зразу шкереберть</text:p>
            <text:p text:style-name="P8">пішло життя. І ость ти – все, що снилось,</text:p>
            <text:p text:style-name="P6"><text:span text:style-name="T54">як </text:span><text:span text:style-name="T59">смертеіснування</text:span><text:span text:style-name="T54"> й життєсмерть. </text:span><text:span text:style-name="T64">(П, І, 83)</text:span></text:p>
          </table:table-cell>
          <table:table-cell table:style-name="Dictionary.B2" office:value-type="string">
            <text:p text:style-name="P6"><text:span text:style-name="T42">смерть </text:span><text:span text:style-name="T50">(див. </text:span><text:span text:style-name="T42">ЖИТТЄСМÉРТЬ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існува́</text:span><text:span text:style-name="T39">ння</text:span></text:p>
            <text:p text:style-name="P6"><text:span text:style-name="T27">-я, </text:span><text:span text:style-name="T32">с.</text:span></text:p>
            <text:p text:style-name="P6">1) <text:span text:style-name="T52">тільки одн.</text:span> Буття; наявність кого-, чого-небудь у дійсності.</text:p>
            <text:p text:style-name="P6">2) Життя, спосіб життя.<text:span text:style-name="T77"> </text:span><text:span text:style-name="T78">(С, 506)</text:span></text:p>
          </table:table-cell>
        </table:table-row>
        <table:table-row>
          <table:table-cell table:style-name="Dictionary.A2" office:value-type="string">
            <text:p text:style-name="P7">СНÍННЯ</text:p>
            <text:p text:style-name="P6">-нь, <text:span text:style-name="T53">ім., мн., інд.-авт.,</text:span></text:p>
            <text:p text:style-name="P6"><text:span text:style-name="T66">утворене суфіксальним способом, похідне від слова</text:span> <text:span text:style-name="T41">сон</text:span></text:p>
            <text:p text:style-name="P8">Немов рубін у чорнім адамашку,</text:p>
            <text:p text:style-name="P8">обачно критий білим німуванням,</text:p>
            <text:p text:style-name="P8">так <text:span text:style-name="T40">снінь</text:span> моїх озерце шарлатове</text:p>
            <text:p text:style-name="P6"><text:soft-page-break/><text:span text:style-name="T54">лямує обережок начувань… </text:span><text:span text:style-name="T64">(П, І, 121)</text:span></text:p>
          </table:table-cell>
          <table:table-cell table:style-name="Dictionary.B2" office:value-type="string">
            <text:p text:style-name="P6">сон</text:p>
            <text:p text:style-name="P6"><text:span text:style-name="T26">I </text:span><text:span text:style-name="T27">сну, </text:span><text:span text:style-name="T32">ч.</text:span></text:p>
            <text:p text:style-name="P6"><text:span text:style-name="T28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</text:span><text:span text:style-name="T28">спання. || Те саме, що сплячка 1). || </text:span><text:span text:style-name="T33">спец.</text:span><text:span text:style-name="T28"> </text:span><text:soft-page-break/><text:span text:style-name="T28">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6"><text:span text:style-name="T11">2) Те, що сниться; сновидіння. || </text:span><text:span text:style-name="T23">перен.</text:span><text:span text:style-name="T11"> Те, про що мріє людина; мрія. || </text:span><text:span text:style-name="T23">перен.</text:span><text:span text:style-name="T11"> Те, що сприймається як нереальне, примарне, оманливе;</text:span><text:span text:style-name="T23">прот.</text:span><text:span text:style-name="T11"> дійсність.</text:span><text:span text:style-name="T12"> </text:span><text:span text:style-name="T13">(С, 1356)</text:span></text:p>
          </table:table-cell>
        </table:table-row>
        <table:table-row>
          <table:table-cell table:style-name="Dictionary.A2" table:number-rows-spanned="2" office:value-type="string">
            <text:p text:style-name="P7">СОЛОДКОМОЛÓКА</text:p>
            <text:p text:style-name="P6">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солóдкий</text:span><text:span text:style-name="T83"> і </text:span><text:span text:style-name="T42">молокó.</text:span></text:p>
            <text:p text:style-name="P8">Ти десь за край світу, як птаха моя білогруда,</text:p>
            <text:p text:style-name="P6"><text:span text:style-name="T59">солодкомолока</text:span><text:span text:style-name="T54">, два ока - мигдалі сумні. </text:span><text:span text:style-name="T64">(П, ІІ, 161)</text:span></text:p>
          </table:table-cell>
          <table:table-cell table:style-name="Dictionary.B2" office:value-type="string">
            <text:p text:style-name="P6"><text:span text:style-name="T39">соло́</text:span><text:span text:style-name="T39">дкий</text:span></text:p>
            <text:p text:style-name="P6">-а, -е.</text:p>
            <text:p text:style-name="P6">1) Який має приємний смак, <text:span text:style-name="T52">власт.</text:span> цукрові, медові і т. ін.; <text:span text:style-name="T52">прот.</text:span>гіркий, кислий, солоний. || Пригот. із цукром, медом, варенням і т. ін. (про їжу, питво). || <text:span text:style-name="T52">у знач.</text:span> <text:span text:style-name="T52">ім.</text:span> солодке, -кого, <text:span text:style-name="T52">с.</text:span> Їжа, яка має приємний смак, <text:span text:style-name="T52">власт.</text:span> цукрові, медові тощо, або пригот. із цукром, медом, варенням і т. ін. || <text:span text:style-name="T52">у знач.</text:span> <text:span text:style-name="T52">ім.</text:span> солодке, -кого, <text:span text:style-name="T52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52">Солодкий перець</text:span>.</text:p>
            <text:p text:style-name="P6"><text:soft-page-break/><text:span text:style-name="T11">4) </text:span><text:span text:style-name="T23">перен.</text:span><text:span text:style-name="T11"> Який дає відчуття приємності або виражає задоволення, радість, насолоду (про думки, почуття, стан людини). </text:span><text:span text:style-name="T14">(С, 1355)</text:span></text:p>
          </table:table-cell>
        </table:table-row>
        <table:table-row>
          <table:covered-table-cell/>
          <table:table-cell table:style-name="Dictionary.B2" office:value-type="string">
            <text:p text:style-name="P12">молоко́</text:p>
            <text:p text:style-name="P6"><text:span text:style-name="T27">-а, </text:span><text:span text:style-name="T32">с.</text:span></text:p>
            <text:p text:style-name="P6">2) Рідина, одержувана від деяких сільськогосподарських тварин як продукт харчування. || Коров’яче молоко як їжа.<text:span text:style-name="T77"> </text:span><text:span text:style-name="T78">(С, 686)</text:span></text:p>
          </table:table-cell>
        </table:table-row>
        <table:table-row>
          <table:table-cell table:style-name="Dictionary.A2" table:number-rows-spanned="2" office:value-type="string">
            <text:p text:style-name="P7">СОН-КОМИШÍ</text:p>
            <text:p text:style-name="P6">-ів, <text:span text:style-name="T53">ім., мн., інд.-авт.,</text:span></text:p>
            <text:p text:style-name="P6"><text:span text:style-name="T66">утворене способом словоскладання, похідне від слів:</text:span><text:span text:style-name="T83"> </text:span><text:span text:style-name="T42">сон</text:span><text:span text:style-name="T83"> і </text:span><text:span text:style-name="T42">коми́ш.</text:span></text:p>
            <text:p text:style-name="P8">І в серця на споді, в осерді душі</text:p>
            <text:p text:style-name="P6"><text:span text:style-name="T54">ішли нашорошені </text:span><text:span text:style-name="T59">сон-комиші</text:span><text:span text:style-name="T54">. </text:span><text:span text:style-name="T64">(П, ІІ, 61)</text:span></text:p>
          </table:table-cell>
          <table:table-cell table:style-name="Dictionary.B2" office:value-type="string">
            <text:p text:style-name="P6"><text:span text:style-name="T41">сон</text:span> <text:span text:style-name="T46">(див. </text:span><text:span text:style-name="T41">СНÍННЯ</text:span><text:span text:style-name="T46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оми́</text:span><text:span text:style-name="T39">ш</text:span></text:p>
            <text:p text:style-name="P6"><text:span text:style-name="T27">-у, </text:span><text:span text:style-name="T32">ч.</text:span></text:p>
            <text:p text:style-name="P6">1) Висока водяна чи болотяна багаторічна рослина родини осокових.<text:span text:style-name="T77"> </text:span><text:span text:style-name="T78">(С, 559)</text:span></text:p>
          </table:table-cell>
        </table:table-row>
        <table:table-row>
          <table:table-cell table:style-name="Dictionary.A2" table:number-rows-spanned="2" office:value-type="string">
            <text:p text:style-name="P7">СОНЦЕЛÉТ</text:p>
            <text:p text:style-name="P6">-у, <text:span text:style-name="T53">ім., ч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óнце </text:span><text:span text:style-name="T83">і </text:span><text:span text:style-name="T42">лет.</text:span></text:p>
            <text:p text:style-name="P8">Зворохобилися айстри</text:p>
            <text:p text:style-name="P8">приосіннім <text:span text:style-name="T40">сонцелетом</text:span>,</text:p>
            <text:p text:style-name="P8">проминальною порою</text:p>
            <text:p text:style-name="P6"><text:soft-page-break/><text:span text:style-name="T54">падолистом деручким. </text:span><text:span text:style-name="T64">(П, І, 92)</text:span></text:p>
          </table:table-cell>
          <table:table-cell table:style-name="Dictionary.B2" office:value-type="string">
            <text:p text:style-name="P6"><text:span text:style-name="T39">со́</text:span><text:span text:style-name="T39">нце</text:span></text:p>
            <text:p text:style-name="P6"><text:span text:style-name="T27">-я, </text:span><text:span text:style-name="T32">с.</text:span></text:p>
            <text:p text:style-name="P6">1) Центральне небесне світило Сонячної системи, що має форму гігантської розжареної кулі, яка випромінює світло й тепло. <text:span text:style-name="T62">(С, 135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лет</text:span> <text:span text:style-name="T46">(див. </text:span><text:span text:style-name="T41">КРИВОЛÉТ</text:span><text:span text:style-name="T46">)</text:span></text:p>
          </table:table-cell>
        </table:table-row>
        <table:table-row>
          <table:table-cell table:style-name="Dictionary.A2" table:number-rows-spanned="2" office:value-type="string">
            <text:p text:style-name="P7">СОНЦЕПРУ́́Г</text:p>
            <text:p text:style-name="P6">-а, <text:span text:style-name="T53">ім., ч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óнце</text:span><text:span text:style-name="T83"> і </text:span><text:span text:style-name="T42">пруг.</text:span></text:p>
            <text:p text:style-name="P8">Як боляче ряхкоче <text:span text:style-name="T40">сонцепруг</text:span>!</text:p>
            <text:p text:style-name="P6"><text:span text:style-name="T54">Як – далина! </text:span><text:span text:style-name="T64">(П, ІІ, 64)</text:span></text:p>
          </table:table-cell>
          <table:table-cell table:style-name="Dictionary.B2" office:value-type="string">
            <text:p text:style-name="P6"><text:span text:style-name="T42">сóнце </text:span><text:span text:style-name="T47">(див. </text:span><text:span text:style-name="T42">СОНЦЕЛÉТ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7">пруг</text:p>
            <text:p text:style-name="P6"><text:span text:style-name="T27">-а, </text:span><text:span text:style-name="T32">ч.</text:span><text:span text:style-name="T27">, </text:span><text:span text:style-name="T32">розм.</text:span></text:p>
            <text:p text:style-name="P6"><text:span text:style-name="T11">1) Край чого-небудь. || Поздовжній вузький край, бік якогось предмета; ребро. </text:span><text:span text:style-name="T23">Пруг дошки</text:span><text:span text:style-name="T11">. || Ребро гранчастого предмета. || Верхній край (обріз) якої-</text:span><text:span text:style-name="T11">небудь посудини (</text:span><text:span text:style-name="T23">перев.</text:span><text:span text:style-name="T11"> круглої форми); вінця. </text:span><text:span text:style-name="T23">Пруг відра</text:span><text:span text:style-name="T11">.</text:span><text:span text:style-name="T12"> </text:span><text:span text:style-name="T13">(С, 1181)</text:span></text:p>
          </table:table-cell>
        </table:table-row>
        <table:table-row>
          <table:table-cell table:style-name="Dictionary.A2" office:value-type="string">
            <text:p text:style-name="P7">Спах</text:p>
            <text:p text:style-name="P6">-у, <text:span text:style-name="T53">ім., ч., інд.-авт.,</text:span></text:p>
            <text:p text:style-name="P6"><text:span text:style-name="T66">утворене нульсуфіксальним способом, похідне від слова</text:span><text:span text:style-name="T70"> </text:span><text:span text:style-name="T41">спалáхувати </text:span><text:span text:style-name="T46">(від </text:span><text:span text:style-name="T41">спахáти).</text:span></text:p>
            <text:p text:style-name="P8">По голубих лугах, мов голуб,</text:p>
            <text:p text:style-name="P6"><text:span text:style-name="T54">кошлатих сонць шугає </text:span><text:span text:style-name="T59">спах</text:span><text:span text:style-name="T54">. </text:span><text:span text:style-name="T64">(П, І, 157)</text:span></text:p>
          </table:table-cell>
          <table:table-cell table:style-name="Dictionary.B2" office:value-type="string">
            <text:p text:style-name="P6"><text:span text:style-name="T39">спала́</text:span><text:span text:style-name="T39">хувати (</text:span><text:span text:style-name="T41">спахáти</text:span><text:span text:style-name="T39">)</text:span></text:p>
            <text:p text:style-name="P6"><text:span text:style-name="T27">-ую, -уєш, </text:span><text:span text:style-name="T32">недок.</text:span><text:span text:style-name="T27">, спалахнути, -ну, -неш, </text:span><text:span text:style-name="T32">док.</text:span></text:p>
            <text:p text:style-name="P6"><text:span text:style-name="T28">1) </text:span><text:span text:style-name="T33">тільки </text:span><text:span text:style-name="T28">3 </text:span><text:span text:style-name="T33">ос.</text:span><text:span text:style-name="T28">, </text:span><text:span text:style-name="T33">чим і без додатка</text:span><text:span text:style-name="T28">.Раптово і швидко загорятися яскравим полум’ям; займатися (</text:span><text:span text:style-name="T33">див.</text:span><text:span text:style-name="T28"> займатися II). || </text:span><text:span text:style-name="T33">безос.</text:span><text:span text:style-name="T28"> || </text:span><text:span text:style-name="T33">також у сполуч.</text:span><text:span text:style-name="T28"> </text:span><text:span text:style-name="T33">зі сл.</text:span><text:span text:style-name="T28"> вогонь, полум’я, пожежа, іскра і т. ін. || </text:span><text:span text:style-name="T33">тільки недок.</text:span><text:span text:style-name="T28">При млявому або нерівному горінні час від часу розгорятися сильніше; займатися (</text:span><text:span text:style-name="T33">див.</text:span><text:span text:style-name="T28"> займатися II) на мить.</text:span><text:span text:style-name="T29"> </text:span><text:span text:style-name="T30">(С, 1361)</text:span></text:p>
          </table:table-cell>
        </table:table-row>
        <table:table-row>
          <table:table-cell table:style-name="Dictionary.A2" table:number-rows-spanned="2" office:value-type="string">
            <text:p text:style-name="P7">СПЕРЕДВІКÍВ</text:p>
            <text:p text:style-name="P6"><text:span text:style-name="T53">незм., </text:span><text:span text:style-name="T54">присл., </text:span><text:span text:style-name="T53">інд.-авт.,</text:span></text:p>
            <text:p text:style-name="P6"><text:span text:style-name="T66">утворене способом зрощення, похідне </text:span><text:soft-page-break/><text:span text:style-name="T66">від слів:</text:span><text:span text:style-name="T70"> </text:span><text:span text:style-name="T40">спе́</text:span><text:span text:style-name="T40">ред </text:span><text:span text:style-name="T46">і </text:span><text:span text:style-name="T40">вікі́</text:span><text:span text:style-name="T40">в.</text:span></text:p>
            <text:p text:style-name="P8">Ви вбивці, ви ненатлі нелюди</text:p>
            <text:p text:style-name="P8"><text:span text:style-name="T40">спередвіків</text:span>,</text:p>
            <text:p text:style-name="P8">а ми припізнені аеди,</text:p>
            <text:p text:style-name="P6"><text:span text:style-name="T54">наш злочин – спів. </text:span><text:span text:style-name="T64">(П, ІІ, 94)</text:span></text:p>
          </table:table-cell>
          <table:table-cell table:style-name="Dictionary.B2" office:value-type="string">
            <text:p text:style-name="P6"><text:span text:style-name="T41">спе́ред</text:span><text:span text:style-name="T80"> </text:span><text:span text:style-name="T45">(див. </text:span><text:span text:style-name="T41">ІСПЕРЕДЛÍТ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вік</text:span> <text:span text:style-name="T46">(див. </text:span><text:span text:style-name="T41">ВСЕВІКИ́ (ВСЕВІ́К)</text:span><text:span text:style-name="T46">)</text:span></text:p>
          </table:table-cell>
        </table:table-row>
        <table:table-row>
          <table:table-cell table:style-name="Dictionary.A2" table:number-rows-spanned="2" office:value-type="string">
            <text:p text:style-name="P7">СПЕРЕДОДНЯ́</text:p>
            <text:p text:style-name="P6"><text:span text:style-name="T53">незм., </text:span><text:span text:style-name="T54">присл.,</text:span><text:span text:style-name="T70">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спéред</text:span><text:span text:style-name="T83"> і </text:span><text:span text:style-name="T42">день.</text:span></text:p>
            <text:p text:style-name="P8">Було ж: <text:span text:style-name="T40">спередодня</text:span></text:p>
            <text:p text:style-name="P8">так довго трембітало,</text:p>
            <text:p text:style-name="P8">за тим світати стало - </text:p>
            <text:p text:style-name="P6"><text:span text:style-name="T54">прожогом, навмання. </text:span><text:span text:style-name="T64">(П, І, 126)</text:span></text:p>
          </table:table-cell>
          <table:table-cell table:style-name="Dictionary.B2" office:value-type="string">
            <text:p text:style-name="P6"><text:span text:style-name="T41">спе́ред</text:span><text:span text:style-name="T51"> </text:span><text:span text:style-name="T45">(див. </text:span><text:span text:style-name="T41">ІСПЕРЕДЛÍТ</text:span><text:span text:style-name="T45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день</text:span><text:span text:style-name="T83"> </text:span><text:span text:style-name="T47">(див. </text:span><text:span text:style-name="T42">ЖИВОДНÍ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АВІТРИ́</text:p>
            <text:p text:style-name="P6">-íв, <text:span text:style-name="T53">ім., мн., інд.-авт.,</text:span></text:p>
            <text:p text:style-name="P6">утворене способом основословоскладання, похідне від слів: <text:span text:style-name="T41">сто</text:span> і <text:span text:style-name="T41">вітри́.</text:span></text:p>
            <text:p text:style-name="P8">На цих шалених <text:span text:style-name="T40">ставітрах</text:span>,</text:p>
            <text:p text:style-name="P8">де ні коня, ані дороги,</text:p>
            <text:p text:style-name="P8">звіряй свій крок за знаком Бога - </text:p>
            <text:p text:style-name="P6"><text:span text:style-name="T54">і попри смерть і попри жах. </text:span><text:span text:style-name="T64">(П, І, 131)</text:span></text:p>
          </table:table-cell>
          <table:table-cell table:style-name="Dictionary.B2" office:value-type="string">
            <text:p text:style-name="P7">сто</text:p>
            <text:p text:style-name="P6"><text:span text:style-name="T26">I </text:span><text:span text:style-name="T27">ста, </text:span><text:span text:style-name="T32">числ.</text:span><text:span text:style-name="T27"> </text:span><text:span text:style-name="T32">кільк.</text:span></text:p>
            <text:p text:style-name="P6">1) Назва числа 100 і його цифрового позначення. || <text:span text:style-name="T52">чого</text:span>. Кількість із 100 одиниць.</text:p>
            <text:p text:style-name="P6"><text:span text:style-name="T11">2) </text:span><text:span text:style-name="T23">розм.</text:span><text:span text:style-name="T11"> Багато, невизначено велика кількість кого-, чого-небудь. </text:span><text:span text:style-name="T14">(С, 1394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і́</text:span><text:span text:style-name="T39">тер</text:span></text:p>
            <text:p text:style-name="P6"><text:span text:style-name="T27">-тру, </text:span><text:span text:style-name="T32">ч.</text:span></text:p>
            <text:p text:style-name="P6">1) Рух потоку атмосферного повітря в <text:soft-page-break/>горизонтальному напрямі.<text:span text:style-name="T77"> </text:span><text:span text:style-name="T78">(С, 190)</text:span></text:p>
          </table:table-cell>
        </table:table-row>
        <table:table-row>
          <table:table-cell table:style-name="Dictionary.A2" table:number-rows-spanned="2" office:value-type="string">
            <text:p text:style-name="P7">СТАСВІТИ́</text:p>
            <text:p text:style-name="P6">-ів, <text:span text:style-name="T53">ім., мн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світи́.</text:span></text:p>
            <text:p text:style-name="P8">О те моє відьомське вариво, та колотнеча <text:span text:style-name="T40">стасвітів</text:span>,</text:p>
            <text:p text:style-name="P8">о те чадне жагуче марево вгорнуло горло і до брів</text:p>
            <text:p text:style-name="P6"><text:span text:style-name="T54">сягнуло… </text:span><text:span text:style-name="T64">(П, ІІ, 127)</text:span></text:p>
          </table:table-cell>
          <table:table-cell table:style-name="Dictionary.B2" office:value-type="string">
            <text:p text:style-name="P6"><text:span text:style-name="T42">сто </text:span><text:span text:style-name="T50">(див. </text:span><text:span text:style-name="T42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віти́ </text:span><text:span text:style-name="T47">(див. </text:span><text:span text:style-name="T42">ЗА-СВІТИ́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ОБАГÁТТЯ</text:p>
            <text:p text:style-name="P6">-я, <text:span text:style-name="T53">ім., с., інд.-авт.,</text:span></text:p>
            <text:p text:style-name="P6"><text:span text:style-name="T66">утворене способом основословосклада</text:span><text:span text:style-name="T66">ння, похідне від </text:span><text:span text:style-name="T66">слів:</text:span><text:span text:style-name="T83"> </text:span><text:span text:style-name="T42">сто</text:span><text:span text:style-name="T83"> і </text:span><text:span text:style-name="T42">багáття.</text:span></text:p>
            <text:p text:style-name="P8">Я – незалежний, серце бо студене</text:p>
            <text:p text:style-name="P6"><text:span text:style-name="T54">згубило давній жар на </text:span><text:span text:style-name="T59">стобагатті</text:span><text:span text:style-name="T54"> мук. </text:span><text:span text:style-name="T64">(П, ІІ, 191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ага́</text:span><text:span text:style-name="T39">ття</text:span></text:p>
            <text:p text:style-name="P6"><text:span text:style-name="T27">-я, </text:span><text:span text:style-name="T32">с.</text:span></text:p>
            <text:p text:style-name="P6">1) Купа дров, хмизу, ломаччя і т. ін., що горить; вогнище.<text:span text:style-name="T77"> </text:span><text:span text:style-name="T78">(С, 54)</text:span></text:p>
          </table:table-cell>
        </table:table-row>
        <table:table-row>
          <table:table-cell table:style-name="Dictionary.A2" table:number-rows-spanned="2" office:value-type="string">
            <text:p text:style-name="P7">СТОГÓРИ</text:p>
            <text:p text:style-name="P6">стогíр, <text:span text:style-name="T53">ім., мн., 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то</text:span><text:span text:style-name="T83"> і </text:span><text:span text:style-name="T42">гóри.</text:span></text:p>
            <text:p text:style-name="P8"><text:soft-page-break/>Я вийду в ніч, я позирну туди,</text:p>
            <text:p text:style-name="P6"><text:span text:style-name="T54">де захід за </text:span><text:span text:style-name="T59">стогорами</text:span><text:span text:style-name="T54"> палає. </text:span><text:span text:style-name="T64">(П, ІІ, 13);</text:span></text:p>
            <text:p text:style-name="P8">Там, за кандзюбою <text:span text:style-name="T40">стогір</text:span>,</text:p>
            <text:p text:style-name="P8">за кайданами стриму</text:p>
            <text:p text:style-name="P8">збігає вік – наперекір</text:p>
            <text:p text:style-name="P6"><text:span text:style-name="T54">огню притомі диму. </text:span><text:span text:style-name="T64">(П, ІІ, 28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гóри </text:span><text:span text:style-name="T47">(див. </text:span><text:span text:style-name="T42">СЕМИГÓРИ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ОДУ́́М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сто</text:span><text:span text:style-name="T83"> і </text:span><text:span text:style-name="T42">дýмати.</text:span></text:p>
            <text:p text:style-name="P8">Як чорногуз при березі, <text:span text:style-name="T40">стодумний</text:span></text:p>
            <text:p text:style-name="P6"><text:span text:style-name="T54">став Пан-Господь і молиться…</text:span><text:span text:style-name="T64">(П, ІІ, 6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у́</text:span><text:span text:style-name="T39">мати</text:span></text:p>
            <text:p text:style-name="P6"><text:span text:style-name="T27">-аю, -аєш, </text:span><text:span text:style-name="T32">недок.</text:span></text:p>
            <text:p text:style-name="P6"><text:span text:style-name="T11">1) </text:span><text:span text:style-name="T23">без додатка</text:span><text:span text:style-name="T11">. Розмірковувати над чим-небудь; мислити.</text:span><text:span text:style-name="T12"> </text:span><text:span text:style-name="T13">(С, 331)</text:span></text:p>
          </table:table-cell>
        </table:table-row>
        <table:table-row>
          <table:table-cell table:style-name="Dictionary.A2" table:number-rows-spanned="2" office:value-type="string">
            <text:p text:style-name="P7">СТОЖАЛÍ</text:p>
            <text:p text:style-name="P6">-íв, <text:span text:style-name="T53">ім., мн., інд.-авт.,</text:span></text:p>
            <text:p text:style-name="P6"><text:span text:style-name="T66">утворене способом основословосклада</text:span><text:span text:style-name="T66">ння, похідне від слів:</text:span><text:span text:style-name="T83"> </text:span><text:span text:style-name="T42">сто</text:span><text:span text:style-name="T83"> і </text:span><text:span text:style-name="T42">жалí.</text:span></text:p>
            <text:p text:style-name="P8">Та за тобою небо запалало,</text:p>
            <text:p text:style-name="P6"><text:span text:style-name="T54">овогнене грозою </text:span><text:span text:style-name="T59">стожалів</text:span><text:span text:style-name="T54">. </text:span><text:span text:style-name="T64">(П, ІІ, 68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алí </text:span><text:span text:style-name="T47">(див. </text:span><text:span text:style-name="T42">РÁДОЩІ-ЖАЛÍ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СТОЖÁЛО</text:p>
            <text:p text:style-name="P8">присл., інд.-авт.,</text:p>
            <text:p text:style-name="P6"><text:span text:style-name="T65">утворене способом </text:span><text:soft-page-break/><text:span text:style-name="T65">основословоскладання, похідне від слів:</text:span><text:span text:style-name="T83"> </text:span><text:span text:style-name="T42">сто</text:span><text:span text:style-name="T83"> і </text:span><text:span text:style-name="T42">жáло.</text:span></text:p>
            <text:p text:style-name="P8">Тота сльоза тебе іспопелить,</text:p>
            <text:p text:style-name="P8">і лютий зойк завруниться <text:span text:style-name="T40">стожало</text:span></text:p>
            <text:p text:style-name="P6"><text:span text:style-name="T54">ланами й луками. </text:span><text:span text:style-name="T64">(П, І, 144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́</text:span><text:span text:style-name="T39">ло́</text:span></text:p>
            <text:p text:style-name="P6"><text:span text:style-name="T27">жа́</text:span><text:span text:style-name="T27">ла, </text:span><text:span text:style-name="T32">с.</text:span></text:p>
            <text:p text:style-name="P6"><text:soft-page-break/>1) Гостра частина органа захисту або нападу деяких комах, якою вони жалять.</text:p>
            <text:p text:style-name="P6">2) Хоботок деяких комах (комара, овода і т. ін.), яким вони колють і всмоктують кров.</text:p>
            <text:p text:style-name="P6">3) Роздвоєний на кінчику язик змії, яким вона, як помилково вважається, жалить.</text:p>
            <text:p text:style-name="P6">4) <text:span text:style-name="T52">чого</text:span>, <text:span text:style-name="T52">перен.</text:span> Про щось дошкульне, різке.</text:p>
            <text:p text:style-name="P6">5) Гострий кінець інструмента, зброї і т. ін., який коле, ріже тощо; лезо.<text:span text:style-name="T77"> </text:span><text:span text:style-name="T78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</text:span><text:span text:style-name="T66">слів:</text:span><text:span text:style-name="T83"> </text:span><text:span text:style-name="T42">сто</text:span><text:span text:style-name="T83"> і </text:span><text:span text:style-name="T42">жáльний.</text:span></text:p>
            <text:p text:style-name="P8">Куріє руїна. Кривавим стікає потоком,</text:p>
            <text:p text:style-name="P6"><text:span text:style-name="T54">і сонце татарське – </text:span><text:span text:style-name="T59">стожальне</text:span><text:span text:style-name="T54"> – разить наповал. </text:span><text:span text:style-name="T64">(П, І, 4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́</text:span><text:span text:style-name="T39">льний</text:span></text:p>
            <text:p text:style-name="P6"><text:span text:style-name="T27">-а, -е, </text:span><text:span text:style-name="T32">рідко</text:span><text:span text:style-name="T27">.</text:span></text:p>
            <text:p text:style-name="P6">1) Який виражає тугу, печаль, смуток; жалібний, сумний.</text:p>
            <text:p text:style-name="P6">2) Який навіває смуток, журбу; журливий, сумовитий.<text:span text:style-name="T77"> </text:span><text:span text:style-name="T78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ÁР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сто</text:span><text:span text:style-name="T83"> і </text:span><text:span text:style-name="T42">жáрити.</text:span></text:p>
            <text:p text:style-name="P8"><text:soft-page-break/>Сяде сонце на сопку, скаженіє бичарня,</text:p>
            <text:p text:style-name="P6"><text:span text:style-name="T54">заховайся в коробку там, де сонце </text:span><text:span text:style-name="T59">стожарне</text:span><text:span text:style-name="T54">… </text:span><text:span text:style-name="T64">(П, ІІ, 166-167);</text:span></text:p>
            <text:p text:style-name="P8">Паду в траву – на цей цвинтарний</text:p>
            <text:p text:style-name="P8">кульбабин зойк, кульбабин пух,</text:p>
            <text:p text:style-name="P8">на розсип рос і на <text:span text:style-name="T40">стожарний</text:span></text:p>
            <text:p text:style-name="P6"><text:span text:style-name="T54">пожежний виквіт довгих скрух. </text:span><text:span text:style-name="T64">(П, ІІ, 184).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а́</text:span><text:span text:style-name="T39">рити</text:span></text:p>
            <text:p text:style-name="P6"><text:span text:style-name="T27">-рю, -риш, </text:span><text:span text:style-name="T32">недок.</text:span></text:p>
            <text:p text:style-name="P6">1) <text:span text:style-name="T52">перех.</text:span> Готувати їжу з жиром на вогні, на жару без використання води; <text:soft-page-break/>смажити. || <text:span text:style-name="T52">розм.</text:span> Підпікати кого-, що-небудь на вогні, на жару.</text:p>
            <text:p text:style-name="P6"><text:span text:style-name="T11">2) </text:span><text:span text:style-name="T23">неперех.</text:span><text:span text:style-name="T11">, </text:span><text:span text:style-name="T23">розм.</text:span><text:span text:style-name="T11"> Сильно гріти, пригрівати; пекти, палити (про сонце).</text:span><text:span text:style-name="T12"> </text:span><text:span text:style-name="T13">(С, 364)</text:span></text:p>
          </table:table-cell>
        </table:table-row>
        <table:table-row>
          <table:table-cell table:style-name="Dictionary.A2" table:number-rows-spanned="2" office:value-type="string">
            <text:p text:style-name="P7">СТОЖУРБÁ</text:p>
            <text:p text:style-name="P6">-и́, <text:span text:style-name="T53">ім., ж., інд.-авт.,</text:span></text:p>
            <text:p text:style-name="P6"><text:span text:style-name="T45">утворене способом основословоскладання, похідне від слів:</text:span> <text:span text:style-name="T41">сто</text:span> і <text:span text:style-name="T41">журбá.</text:span></text:p>
            <text:p text:style-name="P8">Пропадіть, аеродроми,</text:p>
            <text:p text:style-name="P6"><text:span text:style-name="T54">спопеліться в </text:span><text:span text:style-name="T59">стожурбі</text:span><text:span text:style-name="T54">. </text:span><text:span text:style-name="T64">(П, І, 159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12">журба́</text:p>
            <text:p text:style-name="P6"><text:span text:style-name="T27">-и, </text:span><text:span text:style-name="T32">ж.</text:span></text:p>
            <text:p text:style-name="P6">1) Невеселий настрій, тяжкі почуття; печаль, смуток.<text:span text:style-name="T77"> </text:span><text:span text:style-name="T78">(С, 371)</text:span></text:p>
          </table:table-cell>
        </table:table-row>
        <table:table-row>
          <table:table-cell table:style-name="Dictionary.A2" table:number-rows-spanned="3" office:value-type="string">
            <text:p text:style-name="P7">СТОЗЛОТОПЕЛЮСТКИ</text:p>
            <text:p text:style-name="P6">-і́в, <text:span text:style-name="T53">ім., мн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, золоти́й</text:span><text:span text:style-name="T83"> і </text:span><text:span text:style-name="T42">пелюстки́.</text:span></text:p>
            <text:p text:style-name="P8">Як сонях сонце п’є</text:p>
            <text:p text:style-name="P8"><text:span text:style-name="T40">стозлотопелюстками</text:span>,</text:p>
            <text:p text:style-name="P8">де хата постає - </text:p>
            <text:p text:style-name="P6"><text:soft-page-break/><text:span text:style-name="T54">ковчегом над роками. </text:span><text:span text:style-name="T64">(П, ІІ, 18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золоти́й </text:span><text:span text:style-name="T47">(див. </text:span><text:span text:style-name="T42">ЗОЛОТОКÍНВА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пелюстки́ </text:span><text:span text:style-name="T47">(див. </text:span><text:span text:style-name="T42">РОЗПЕЛЮ́СТИТИ</text:span><text:span text:style-name="T47">)</text:span></text:p>
          </table:table-cell>
        </table:table-row>
        <table:table-row>
          <table:table-cell table:style-name="Dictionary.A1" table:number-rows-spanned="2" office:value-type="string">
            <text:p text:style-name="P7">СТОЗМÍЙ</text:p>
            <text:p text:style-name="P6">-я, <text:span text:style-name="T53">ім., ч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змій.</text:span></text:p>
            <text:p text:style-name="P8">Коли докучили ці втеки - </text:p>
            <text:p text:style-name="P8">в лет, до вогненної пащеки.</text:p>
            <text:p text:style-name="P6"><text:span text:style-name="T54">Як він ощирився, </text:span><text:span text:style-name="T59">стозмій</text:span><text:span text:style-name="T54">! </text:span><text:span text:style-name="T64">(П, І, 73)</text:span></text:p>
          </table:table-cell>
          <table:table-cell table:style-name="Dictionary.B1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7">змій</text:p>
            <text:p text:style-name="P6"><text:span text:style-name="T27">-я, </text:span><text:span text:style-name="T32">ч.</text:span></text:p>
            <text:p text:style-name="P6">2) Казкова істота з крилами і зміїним тулубом, наділена незвичайною силою; дракон.<text:span text:style-name="T77"> </text:span><text:span text:style-name="T78">(С, 466)</text:span></text:p>
          </table:table-cell>
        </table:table-row>
        <table:table-row>
          <table:table-cell table:style-name="Dictionary.A2" table:number-rows-spanned="2" office:value-type="string">
            <text:p text:style-name="P7">СТОЗÓР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флективним способом, похідне від слів:</text:span><text:span text:style-name="T83"> </text:span><text:span text:style-name="T42">сто</text:span><text:span text:style-name="T83"> і </text:span><text:span text:style-name="T42">зір.</text:span></text:p>
            <text:p text:style-name="P8">Тільки сіль, і вода, і житняк,</text:p>
            <text:p text:style-name="P8">і світанок, і ніч, і <text:span text:style-name="T40">стозора</text:span></text:p>
            <text:p text:style-name="P8">небезпека, і сонна і хора</text:p>
            <text:p text:style-name="P6"><text:span text:style-name="T54">ця душа – вирушає успак! </text:span><text:span text:style-name="T64">(П, І, 10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зір</text:span> <text:span text:style-name="T46">(див. </text:span><text:span text:style-name="T41">ПЕКЕЛЬНОЗÓРИЙ</text:span><text:span text:style-name="T46">)</text:span></text:p>
          </table:table-cell>
        </table:table-row>
        <table:table-row>
          <table:table-cell table:style-name="Dictionary.A2" table:number-rows-spanned="2" office:value-type="string">
            <text:p text:style-name="P7">СТОКÓЛО</text:p>
            <text:p text:style-name="P6">-а, <text:span text:style-name="T53">ім., с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кóло.</text:span></text:p>
            <text:p text:style-name="P8">Червоний біль од нагая</text:p>
            <text:p text:style-name="P8"><text:soft-page-break/>в очах розходиться <text:span text:style-name="T40">стоколом</text:span>,</text:p>
            <text:p text:style-name="P8">а світ несеться покотьолом,</text:p>
            <text:p text:style-name="P6"><text:span text:style-name="T54">за світом – настрибом – змія… </text:span><text:span text:style-name="T64">(П, ІІ, 16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ко́</text:span><text:span text:style-name="T39">ло</text:span></text:p>
            <text:p text:style-name="P6"><text:span text:style-name="T26">I </text:span><text:span text:style-name="T27">-а, </text:span><text:span text:style-name="T32">с.</text:span></text:p>
            <text:p text:style-name="P6">1) Замкнена крива, всі точки якої однаково віддалені від центра.</text:p>
            <text:p text:style-name="P6"><text:span text:style-name="T11">4) </text:span><text:span text:style-name="T23">у знач.</text:span><text:span text:style-name="T11"> </text:span><text:span text:style-name="T23">присл.</text:span><text:span text:style-name="T11"> колом. Утворюючи таку </text:span><text:soft-page-break/><text:span text:style-name="T11">криву.</text:span><text:span text:style-name="T12"> </text:span><text:span text:style-name="T13">(С, 555)</text:span></text:p>
          </table:table-cell>
        </table:table-row>
        <table:table-row>
          <table:table-cell table:style-name="Dictionary.A2" table:number-rows-spanned="2" office:value-type="string">
            <text:p text:style-name="P7">СТОКРИ́К</text:p>
            <text:p text:style-name="P6">-у, <text:span text:style-name="T53">ім., ч., 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крик.</text:span></text:p>
            <text:p text:style-name="P8">…бо в горлі застуда, у грудях пітьма</text:p>
            <text:p text:style-name="P6"><text:span text:style-name="T54">і світ оступає </text:span><text:span text:style-name="T59">стокрик</text:span><text:span text:style-name="T54"> – Колима. </text:span><text:span text:style-name="T64">(П, І, 135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1">крик </text:span><text:span text:style-name="T45">(див. </text:span><text:span text:style-name="T41">КРИК-ЗЕЛÓ</text:span><text:span text:style-name="T45">)</text:span></text:p>
          </table:table-cell>
        </table:table-row>
        <table:table-row>
          <table:table-cell table:style-name="Dictionary.A2" table:number-rows-spanned="2" office:value-type="string">
            <text:p text:style-name="P7">СТОМЕЖÁ</text:p>
            <text:p text:style-name="P6">-і́, <text:span text:style-name="T53">ім., ж., інд.-авт.,</text:span></text:p>
            <text:p text:style-name="P6">утворене способом основословоскладання, похідне від слів: <text:span text:style-name="T41">сто</text:span> і <text:span text:style-name="T41">межá.</text:span></text:p>
            <text:p text:style-name="P8">Полон у полоні, межі <text:span text:style-name="T40">стомежа</text:span>,</text:p>
            <text:p text:style-name="P8">ти вся – за горбами-горбами</text:p>
            <text:p text:style-name="P8">натхнення і хорого серця ґанджа -</text:p>
            <text:p text:style-name="P6"><text:span text:style-name="T54">з синами, хрунями, рабами. </text:span><text:span text:style-name="T64">(П, І, 131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межá </text:span><text:span text:style-name="T50">(див. </text:span><text:span text:style-name="T42">ВСЕМЕЖА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СТО-МОРÓЗИ</text:p>
            <text:p text:style-name="P6">-ів, <text:span text:style-name="T53">ім., мн., інд.-авт.,</text:span></text:p>
            <text:p text:style-name="P6"><text:soft-page-break/><text:span text:style-name="T66">утворене способом словоскладання, похідне від слів:</text:span><text:span text:style-name="T83"> </text:span><text:span text:style-name="T42">сто</text:span><text:span text:style-name="T83"> і </text:span><text:span text:style-name="T42">морóзи.</text:span></text:p>
            <text:p text:style-name="P8">Так стій і стій і стій і стій,</text:p>
            <text:p text:style-name="P8">дубій на <text:span text:style-name="T40">сто-морозах</text:span>,</text:p>
            <text:p text:style-name="P8">о будь ти проклят, часе мій,</text:p>
            <text:p text:style-name="P6"><text:span text:style-name="T54">в усіх своїх погрозах. </text:span><text:span text:style-name="T64">(П, ІІ, 24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моро́</text:span><text:span text:style-name="T39">з</text:span></text:p>
            <text:p text:style-name="P6"><text:soft-page-break/><text:span text:style-name="T27">-у, </text:span><text:span text:style-name="T32">ч.</text:span></text:p>
            <text:p text:style-name="P6"><text:span text:style-name="T11">Холод, коли температура повітря спадає нижче нуля. || Температура повітря нижче нуля. || Місце, де є такий холод. || </text:span><text:span text:style-name="T23">перев.</text:span><text:span text:style-name="T11"> </text:span><text:span text:style-name="T23">мн.</text:span><text:span text:style-name="T11"> Холодна зимова погода; холоди.</text:span><text:span text:style-name="T12"> </text:span><text:span text:style-name="T13">(С, 690)</text:span></text:p>
          </table:table-cell>
        </table:table-row>
        <table:table-row>
          <table:table-cell table:style-name="Dictionary.A2" table:number-rows-spanned="2" office:value-type="string">
            <text:p text:style-name="P7">СТОНАСТÓРЧЕ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</text:span><text:span text:style-name="T66">ня, похідне від </text:span><text:span text:style-name="T66">слів:</text:span><text:span text:style-name="T83"> </text:span><text:span text:style-name="T42">сто</text:span><text:span text:style-name="T83"> і </text:span><text:span text:style-name="T42">настóрчений.</text:span></text:p>
            <text:p text:style-name="P8">Кружеляє понад ними</text:p>
            <text:p text:style-name="P8">вечір, крила розкриливши,</text:p>
            <text:p text:style-name="P8">впав на горлицю із неба</text:p>
            <text:p text:style-name="P6"><text:span text:style-name="T59">стонасторчений</text:span><text:span text:style-name="T54"> коршак. </text:span><text:span text:style-name="T64">(П, І, 92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настóрчений </text:span><text:span text:style-name="T47">(не подано у словнику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ЛЯ</text:p>
            <text:p text:style-name="P6">-я, <text:span text:style-name="T53">ім., с., інд.-авт.,</text:span></text:p>
            <text:p text:style-name="P6"><text:span text:style-name="T66">утворене способом </text:span><text:span text:style-name="T66">основословосклада</text:span><text:span text:style-name="T66">ння, похідне від слів:</text:span><text:span text:style-name="T83"> </text:span><text:span text:style-name="T42">сто</text:span><text:span text:style-name="T83"> і </text:span><text:span text:style-name="T42">провáлля.</text:span></text:p>
            <text:p text:style-name="P8">Якась лежить на нас печаль.</text:p>
            <text:p text:style-name="P8">І чим ми Бога прогнівили,</text:p>
            <text:p text:style-name="P8">Іване-брате? Скільки сили</text:p>
            <text:p text:style-name="P6"><text:soft-page-break/><text:span text:style-name="T54">втелющили до </text:span><text:span text:style-name="T59">стопроваль</text:span><text:span text:style-name="T54">. </text:span><text:span text:style-name="T64">(П, ІІ, 16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ва́</text:span><text:span text:style-name="T39">лля</text:span></text:p>
            <text:p text:style-name="P6"><text:span text:style-name="T27">-я, </text:span><text:span text:style-name="T32">с.</text:span></text:p>
            <text:p text:style-name="P6"><text:span text:style-name="T11">1) Глибока яма, яр, западина, розколина на земній поверхні. || </text:span><text:span text:style-name="T23">чого</text:span><text:span text:style-name="T11">. Безмежний простір, безмірна глибина. || Проміжок, незаповнений простір між чим-небудь. || </text:span><text:span text:style-name="T23">перен.</text:span><text:span text:style-name="T11"> Про глибоке розходження, незгоду між ким-небудь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ПРОВÁ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провáльний.</text:span></text:p>
            <text:p text:style-name="P8">Око ока ми,</text:p>
            <text:p text:style-name="P8">не навчені подосі видивляти</text:p>
            <text:p text:style-name="P8">довкіл і не обрушувати горя</text:p>
            <text:p text:style-name="P6"><text:span text:style-name="T54">сухі тороси в </text:span><text:span text:style-name="T59">стопровальний</text:span><text:span text:style-name="T54"> діл. </text:span><text:span text:style-name="T64">(П, ІІ, 64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рова́</text:span><text:span text:style-name="T39">льний</text:span></text:p>
            <text:p text:style-name="P6">-а, -е.</text:p>
            <text:p text:style-name="P6"><text:span text:style-name="T11">Стос. до провалу (у 2 </text:span><text:span text:style-name="T23">знач.</text:span><text:span text:style-name="T11">); утворений </text:span><text:span text:style-name="T11">унаслідок провалу (в ґрунті).</text:span><text:span text:style-name="T12"> </text:span><text:span text:style-name="T13">(С, 1144)</text:span></text:p>
          </table:table-cell>
        </table:table-row>
        <table:table-row>
          <table:table-cell table:style-name="Dictionary.A2" table:number-rows-spanned="2" office:value-type="string">
            <text:p text:style-name="P7">СТОРÍКИ</text:p>
            <text:p text:style-name="P6">сторíк, <text:span text:style-name="T53">ім., мн., 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рі́ки.</text:span></text:p>
            <text:p text:style-name="P8">Хай край святиться. За горою</text:p>
            <text:p text:style-name="P6"><text:span text:style-name="T59">сторіки</text:span><text:span text:style-name="T54"> чорної ропи. </text:span><text:span text:style-name="T64">(П, ІІ, 173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12">ріка́</text:p>
            <text:p text:style-name="P6"><text:span text:style-name="T27">-и́</text:span><text:span text:style-name="T27">, </text:span><text:span text:style-name="T32">ж.</text:span></text:p>
            <text:p text:style-name="P6">1) Водний потік, що живиться із джерела або стоком атмосферних опадів і тече по видовжених зниженнях рельєфу від верхів’я до гирла. || <text:span text:style-name="T52">чого</text:span>, <text:span text:style-name="T52">у сполуч.</text:span> <text:span text:style-name="T52">з ім.</text:span> <text:span text:style-name="T52">у род. в.</text:span> Уживається для образного позначення процесу, розвитку чого-небудь.</text:p>
            <text:p text:style-name="P6"><text:span text:style-name="T11">2) </text:span><text:span text:style-name="T23">чого</text:span><text:span text:style-name="T11">, </text:span><text:span text:style-name="T23">перен.</text:span><text:span text:style-name="T11"> Велика кількість чого-небудь такого, що тече, сиплеться і т. ін. || </text:span><text:span text:style-name="T23">кого</text:span><text:span text:style-name="T11">, </text:span><text:span text:style-name="T23">чого</text:span><text:span text:style-name="T11">, </text:span><text:span text:style-name="T23">яка</text:span><text:span text:style-name="T11">. Безперервний великий </text:span><text:soft-page-break/><text:span text:style-name="T11">потік, маса кого-, чого-небудь, що рухається.</text:span><text:span text:style-name="T12"> </text:span><text:span text:style-name="T13">(С, 1228)</text:span></text:p>
          </table:table-cell>
        </table:table-row>
        <table:table-row>
          <table:table-cell table:style-name="Dictionary.A2" table:number-rows-spanned="2" office:value-type="string">
            <text:p text:style-name="P7">СТОРОЗТРИКЛЯ́Т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</text:span><text:span text:style-name="T66">основословоскладання, похідне від слів:</text:span><text:span text:style-name="T83"> </text:span><text:span text:style-name="T42">сто</text:span><text:span text:style-name="T83"> і </text:span><text:span text:style-name="T42">розтрикля́тий.</text:span></text:p>
            <text:p text:style-name="P8">Аби лиш подолати гнів,</text:p>
            <text:p text:style-name="P8"><text:span text:style-name="T40">сторозтриклятий</text:span> гнів здолати,</text:p>
            <text:p text:style-name="P8">я б поіменно міг назвати</text:p>
            <text:p text:style-name="P6"><text:span text:style-name="T54">усіх братів, усіх катів. </text:span><text:span text:style-name="T64">(П, І, 3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розпрокля́</text:span><text:span text:style-name="T39">тий</text:span></text:p>
            <text:p text:style-name="P6"><text:span text:style-name="T27">-а, -е, </text:span><text:span text:style-name="T32">розм.</text:span></text:p>
            <text:p text:style-name="P6">Якого клянуть, проклинають; огидний, ненависний.<text:span text:style-name="T77"> </text:span><text:span text:style-name="T78">(С, 1259)</text:span></text:p>
          </table:table-cell>
        </table:table-row>
        <table:table-row>
          <table:table-cell table:style-name="Dictionary.A2" table:number-rows-spanned="2" office:value-type="string">
            <text:p text:style-name="P7">СТОСИ́НІЙ</text:p>
            <text:p text:style-name="P6">-я, -є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сто</text:span><text:span text:style-name="T83"> і </text:span><text:span text:style-name="T42">си́ній</text:span></text:p>
            <text:p text:style-name="P8">Червоним вином заливає мій погляд <text:span text:style-name="T40">стосиній</text:span>,</text:p>
            <text:p text:style-name="P8">спустошені губи залито червоним вином,</text:p>
            <text:p text:style-name="P8">і видиться берег – далекий – у радісній піні,</text:p>
            <text:p text:style-name="P6"><text:span text:style-name="T54">і спокій приносить, і спокій обіцяний – </text:span><text:soft-page-break/><text:span text:style-name="T54">бром. </text:span><text:span text:style-name="T64">(П, ІІ, 290)</text:span></text:p>
          </table:table-cell>
          <table:table-cell table:style-name="Dictionary.B2" office:value-type="string">
            <text:p text:style-name="P7"><text:span text:style-name="T83">сто </text:span><text:span text:style-name="T50">(див. </text:span><text:span text:style-name="T83">СТАВІТРИ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и́</text:span><text:span text:style-name="T39">ній</text:span></text:p>
            <text:p text:style-name="P6">-я, -є.</text:p>
            <text:p text:style-name="P6"><text:span text:style-name="T11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text:span text:style-name="T12"> </text:span><text:span text:style-name="T13">(С, 1317)</text:span></text:p>
          </table:table-cell>
        </table:table-row>
        <table:table-row>
          <table:table-cell table:style-name="Dictionary.A2" table:number-rows-spanned="2" office:value-type="string">
            <text:p text:style-name="P7">СХРИПЛОКРÓН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кладносуфіксальним способом, похідне від слів:</text:span><text:span text:style-name="T83"> </text:span><text:span text:style-name="T42">схри́плий</text:span><text:span text:style-name="T83"> і </text:span><text:span text:style-name="T42">крóна.</text:span></text:p>
            <text:p text:style-name="P8">Пожухле листя опадає з віт,</text:p>
            <text:p text:style-name="P6"><text:span text:style-name="T54">голосить голий стовбур </text:span><text:span text:style-name="T59">схриплокронний</text:span><text:span text:style-name="T54">. </text:span><text:span text:style-name="T64">(П, І, 161)</text:span></text:p>
          </table:table-cell>
          <table:table-cell table:style-name="Dictionary.B2" office:value-type="string">
            <text:p text:style-name="P6"><text:span text:style-name="T39">схри́</text:span><text:span text:style-name="T39">плий</text:span></text:p>
            <text:p text:style-name="P6"><text:span text:style-name="T27">-а, -е, </text:span><text:span text:style-name="T32">розм.</text:span></text:p>
            <text:p text:style-name="P6">1) Дієприкм. акт. мин. ч. до схрипнути.</text:p>
            <text:p text:style-name="P6"><text:span text:style-name="T11">2) </text:span><text:span text:style-name="T23">у знач.</text:span><text:span text:style-name="T11"> </text:span><text:span text:style-name="T23">прикм.</text:span><text:span text:style-name="T11"> Який звучить хрипло, з </text:span><text:span text:style-name="T11">хрипотою; хрипкий. </text:span><text:span text:style-name="T14">(С, 1422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крóна </text:span><text:span text:style-name="T47">(див. </text:span><text:span text:style-name="T42">ДУШЕКРÓНА</text:span><text:span text:style-name="T47">)</text:span></text:p>
          </table:table-cell>
        </table:table-row>
        <table:table-row>
          <table:table-cell table:style-name="Dictionary.A2" table:number-rows-spanned="2" office:value-type="string">
            <text:p text:style-name="P7">ТАМБÍК</text:p>
            <text:p text:style-name="P6">-бóку, <text:span text:style-name="T53">ім., ч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там</text:span><text:span text:style-name="T83"> і </text:span><text:span text:style-name="T42">бік.</text:span><text:span text:style-name="T83"> На тому боці.</text:span></text:p>
            <text:p text:style-name="P8">А товщею, в кризі, в імлі,</text:p>
            <text:p text:style-name="P8">за <text:span text:style-name="T40">тамбоком</text:span>,</text:p>
            <text:p text:style-name="P8">сяє срібне серце землі</text:p>
            <text:p text:style-name="P6"><text:span text:style-name="T54">скорбним оком. </text:span><text:span text:style-name="T64">(П, І, 173)</text:span></text:p>
          </table:table-cell>
          <table:table-cell table:style-name="Dictionary.B2" office:value-type="string">
            <text:p text:style-name="P7">там</text:p>
            <text:p text:style-name="P6"><text:span text:style-name="T27">1) </text:span><text:span text:style-name="T32">присл.</text:span><text:span text:style-name="T27"> Указує на місце більш віддалене порівняно з іншим, ближчим; у тому місці, у тих місцях; </text:span><text:span text:style-name="T32">прот.</text:span><text:span text:style-name="T27"> тут. || Уживається в поєднанні з </text:span><text:span text:style-name="T32">пит.</text:span><text:span text:style-name="T27"> </text:span><text:span text:style-name="T32">займ.</text:span><text:span text:style-name="T27"> хто, що. || Вживається у функції співвідносного слова в </text:span><text:span text:style-name="T27">головному реченні, якому в підрядному реченні відповідають сполучні </text:span><text:span text:style-name="T32">сл.</text:span><text:span text:style-name="T27"> де, куди. || Уживаючись на початку повторюваних речень або перед однорідними членами речення, означає: в одному місці ..., в іншому місці .... || Уживається в </text:span><text:span text:style-name="T32">знач.вказ.</text:span><text:span text:style-name="T27"> </text:span><text:span text:style-name="T32">сл.</text:span><text:span text:style-name="T27">, що замінює відповідний йому член попереднього речення, </text:span><text:span text:style-name="T32">перев.</text:span><text:span text:style-name="T27"> обставину місця. </text:span><text:span text:style-name="T31">(С, 1429)</text:span></text:p>
          </table:table-cell>
        </table:table-row>
        <table:table-row>
          <table:covered-table-cell/>
          <table:table-cell table:style-name="Dictionary.B2" office:value-type="string">
            <text:p text:style-name="P7">бік</text:p>
            <text:p text:style-name="P6"><text:span text:style-name="T27">боку, </text:span><text:span text:style-name="T32">ч.</text:span></text:p>
            <text:p text:style-name="P6">4) Напрямок або місцевість, що лежить у цьому напрямку.<text:span text:style-name="T77"> </text:span><text:span text:style-name="T78">(С, 80)</text:span></text:p>
          </table:table-cell>
        </table:table-row>
        <table:table-row>
          <table:table-cell table:style-name="Dictionary.A2" office:value-type="string">
            <text:p text:style-name="P7">ТИХОПЛИ́Н</text:p>
            <text:p text:style-name="P6">-у, <text:span text:style-name="T53">ім., ч., інд.-авт.,</text:span></text:p>
            <text:p text:style-name="P6"><text:span text:style-name="T66">утворене нульсуфіксальним способом, похідне від слова</text:span><text:span text:style-name="T70"> </text:span><text:span text:style-name="T41">тихопли́нний.</text:span></text:p>
            <text:p text:style-name="P8">Земного болю брилу – підбився я на силу</text:p>
            <text:p text:style-name="P8">разком сліпучих днин. Ти знаєш чий ти син?</text:p>
            <text:p text:style-name="P8">Атож, запевне знаю. А душу проминаю -</text:p>
            <text:p text:style-name="P6"><text:span text:style-name="T54">і власну в </text:span><text:span text:style-name="T59">тихоплин</text:span><text:span text:style-name="T54">. </text:span><text:span text:style-name="T64">(П, ІІ, 280)</text:span></text:p>
          </table:table-cell>
          <table:table-cell table:style-name="Dictionary.B2" office:value-type="string">
            <text:p text:style-name="P6"><text:span text:style-name="T39">тихопли́</text:span><text:span text:style-name="T39">нний</text:span></text:p>
            <text:p text:style-name="P6"><text:span text:style-name="T27">-а, -е, </text:span><text:span text:style-name="T32">поет.</text:span></text:p>
            <text:p text:style-name="P6"><text:span text:style-name="T11">Який тихо плине. </text:span><text:span text:style-name="T23">Тихоплинна річка</text:span><text:span text:style-name="T11">. </text:span><text:span text:style-name="T23">Тихоплинні розмови</text:span><text:span text:style-name="T11">.</text:span><text:span text:style-name="T12"> </text:span><text:span text:style-name="T13">(С, 1453)</text:span></text:p>
          </table:table-cell>
        </table:table-row>
        <table:table-row>
          <table:table-cell table:style-name="Dictionary.A2" table:number-rows-spanned="4" office:value-type="string">
            <text:p text:style-name="P7">ТОЙЯЩОБÁТЬКО</text:p>
            <text:p text:style-name="P6">-а, <text:span text:style-name="T53">ім., ч., інд.-авт.,</text:span></text:p>
            <text:p text:style-name="P6"><text:span text:style-name="T66">утворене способом </text:span><text:span text:style-name="T66">зрощення, похідне </text:span><text:span text:style-name="T66">від слів:</text:span><text:span text:style-name="T83"> </text:span><text:span text:style-name="T42">той, я, що</text:span><text:span text:style-name="T83"> і </text:span><text:span text:style-name="T42">бáтько.</text:span></text:p>
            <text:p text:style-name="P8">Я тіло нагострив на чаї та акридах,</text:p>
            <text:p text:style-name="P8">а душу – пошукай. І не питай.</text:p>
            <text:p text:style-name="P8">Тойящосин не чує вже мене.</text:p>
            <text:p text:style-name="P6"><text:span text:style-name="T59">Тойящобатько</text:span><text:span text:style-name="T54"> вже не чую сина. </text:span><text:span text:style-name="T64">(П, ІІ, 191)</text:span></text:p>
          </table:table-cell>
          <table:table-cell table:style-name="Dictionary.B2" office:value-type="string">
            <text:p text:style-name="P7">той</text:p>
            <text:p text:style-name="P6"><text:span text:style-name="T26">I </text:span><text:span text:style-name="T27">того, </text:span><text:span text:style-name="T32">ч.</text:span><text:span text:style-name="T27">, та, тієї, </text:span><text:span text:style-name="T32">рідко </text:span><text:span text:style-name="T27">тої, </text:span><text:span text:style-name="T32">заст.</text:span><text:span text:style-name="T27"> тії, </text:span><text:span text:style-name="T32">ж.</text:span><text:span text:style-name="T27">, те, того, </text:span><text:span text:style-name="T32">с.</text:span><text:span text:style-name="T27">; </text:span><text:span text:style-name="T32">мн.</text:span><text:span text:style-name="T27"> ті, тих; </text:span><text:span text:style-name="T32">займ.</text:span></text:p>
            <text:p text:style-name="P6"><text:span text:style-name="T11">4) </text:span><text:span text:style-name="T23">вказ.</text:span><text:span text:style-name="T11"> 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23">у знач.</text:span><text:span text:style-name="T11"> </text:span><text:span text:style-name="T23">ім.</text:span><text:span text:style-name="T11"> той, того, </text:span><text:span text:style-name="T23">ч.</text:span><text:span text:style-name="T11">; та, тієї, </text:span><text:span text:style-name="T23">ж.</text:span><text:span text:style-name="T11">; те, того, </text:span><text:span text:style-name="T23">с.</text:span><text:span text:style-name="T11">; ті, тих, </text:span><text:span text:style-name="T23">мн.</text:span><text:span text:style-name="T11"> Узагальнено вказує на предмет, особу, явище (без попередньої згадки про них) при </text:span><text:soft-page-break/><text:span text:style-name="T11">переліченні або зіставленні в якійсь площині. || </text:span><text:span text:style-name="T23">у знач.</text:span><text:span text:style-name="T11"> </text:span><text:span text:style-name="T23">ім.</text:span><text:span text:style-name="T11"> те, того, </text:span><text:span text:style-name="T23">с.</text:span><text:span text:style-name="T11"> У </text:span><text:span text:style-name="T23">сполуч.</text:span><text:span text:style-name="T11"> зі </text:span><text:span text:style-name="T23">сл.</text:span><text:span text:style-name="T11"> все вказує на перелічувані предмети, виконуючи функцію узагальнюючого слова. </text:span><text:span text:style-name="T14">(С, 1458)</text:span></text:p>
          </table:table-cell>
        </table:table-row>
        <table:table-row>
          <table:covered-table-cell/>
          <table:table-cell table:style-name="Dictionary.B2" office:value-type="string">
            <text:p text:style-name="P7">я</text:p>
            <text:p text:style-name="P6"><text:span text:style-name="T26">II </text:span><text:span text:style-name="T27">мене, </text:span><text:span text:style-name="T32">займ.</text:span><text:span text:style-name="T27"> </text:span><text:span text:style-name="T32">особ.</text:span><text:span text:style-name="T27"> 1 </text:span><text:span text:style-name="T32">ос.</text:span><text:span text:style-name="T27"> </text:span><text:span text:style-name="T32">одн.</text:span></text:p>
            <text:p text:style-name="P6">1) Уживається мовцем для називання самого себе.</text:p>
            <text:p text:style-name="P6"><text:span text:style-name="T11">2) </text:span><text:span text:style-name="T23">у знач.</text:span><text:span text:style-name="T11"> </text:span><text:span text:style-name="T23">ім.</text:span><text:span text:style-name="T11">, </text:span><text:span text:style-name="T23">невідм.</text:span><text:span text:style-name="T11">, </text:span><text:span text:style-name="T23">с.</text:span><text:span text:style-name="T11"> Уживається для позначення усвідомлюваної людиною власної сутності, себе в навколишньому світі. || </text:span><text:span text:style-name="T23">філос.</text:span><text:span text:style-name="T11">Уживається для визначення суб’єкта. </text:span><text:span text:style-name="T14">(С, 1645)</text:span></text:p>
          </table:table-cell>
        </table:table-row>
        <table:table-row>
          <table:covered-table-cell/>
          <table:table-cell table:style-name="Dictionary.B2" office:value-type="string">
            <text:p text:style-name="P7">що</text:p>
            <text:p text:style-name="P6">II</text:p>
            <text:p text:style-name="P6"><text:span text:style-name="T11">1) </text:span><text:span text:style-name="T23">з’ясувальний</text:span><text:span text:style-name="T11">. Уживається для зв’язку підрядного додаткового з присудком або іншим членом головного речення. </text:span><text:span text:style-name="T14">(С, 1640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а́</text:span><text:span text:style-name="T39">тько</text:span></text:p>
            <text:p text:style-name="P6"><text:span text:style-name="T27">-а, </text:span><text:span text:style-name="T32">ч.</text:span></text:p>
            <text:p text:style-name="P6">1) Чоловік стосовно до своїх дітей.<text:span text:style-name="T77"> </text:span><text:span text:style-name="T78">(С, 64)</text:span></text:p>
          </table:table-cell>
        </table:table-row>
        <table:table-row>
          <table:table-cell table:style-name="Dictionary.A2" table:number-rows-spanned="4" office:value-type="string">
            <text:p text:style-name="P7">ТОЙЯЩОСИ́Н</text:p>
            <text:p text:style-name="P6"><text:soft-page-break/>-а, <text:span text:style-name="T53">ім., ч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той, я, що</text:span><text:span text:style-name="T83"> і </text:span><text:span text:style-name="T42">син.</text:span></text:p>
            <text:p text:style-name="P8">Я тіло нагострив на чаї та акридах,</text:p>
            <text:p text:style-name="P8">а душу – пошукай. І не питай.</text:p>
            <text:p text:style-name="P8"><text:span text:style-name="T40">Тойящосин</text:span> не чує вже мене.</text:p>
            <text:p text:style-name="P6"><text:span text:style-name="T54">Тойящобатько вже не чую сина. </text:span><text:span text:style-name="T64">(П, ІІ, 191)</text:span></text:p>
          </table:table-cell>
          <table:table-cell table:style-name="Dictionary.B2" office:value-type="string">
            <text:p text:style-name="P6"><text:span text:style-name="T42">той </text:span><text:span text:style-name="T47">(див. </text:span><text:span text:style-name="T42">ТОЙЯЩОБÁТЬКО</text:span><text:span text:style-name="T47">)</text:span><text:soft-page-break/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я </text:span><text:span text:style-name="T47">(див. </text:span><text:span text:style-name="T42">ТОЙЯЩОБÁТЬКО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що </text:span><text:span text:style-name="T47">(див. </text:span><text:span text:style-name="T42">ТОЙЯЩОБÁТЬКО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7">син</text:p>
            <text:p text:style-name="P6"><text:span text:style-name="T27">-а, </text:span><text:span text:style-name="T32">ч.</text:span></text:p>
            <text:p text:style-name="P6"><text:span text:style-name="T11">1) Особа чоловічої статі стосовно своїх </text:span><text:span text:style-name="T11">батьків. || Ласкаве звертання батьків до сина. || </text:span><text:span text:style-name="T23">перев.</text:span><text:span text:style-name="T11"> </text:span><text:span text:style-name="T23">мн.</text:span><text:span text:style-name="T11">, </text:span><text:span text:style-name="T23">у сполуч.</text:span><text:span text:style-name="T11"> </text:span><text:span text:style-name="T23">зі сл.</text:span><text:span text:style-name="T11"> сокіл, орел, </text:span><text:span text:style-name="T23">нар.-поет.</text:span><text:span text:style-name="T11">Ласкаве називання синів.</text:span><text:span text:style-name="T12"> </text:span><text:span text:style-name="T13">(С, 1316)</text:span></text:p>
          </table:table-cell>
        </table:table-row>
        <table:table-row>
          <table:table-cell table:style-name="Dictionary.A2" table:number-rows-spanned="2" office:value-type="string">
            <text:p text:style-name="P7">ТОНКОЖÁЛО</text:p>
            <text:p text:style-name="P8">присл., інд.-авт.,</text:p>
            <text:p text:style-name="P6"><text:span text:style-name="T65">утворене способом основословоскладання, похідне від слів:</text:span><text:span text:style-name="T83"> </text:span><text:span text:style-name="T42">тонки́й</text:span><text:span text:style-name="T83"> і </text:span><text:span text:style-name="T42">жáло</text:span></text:p>
            <text:p text:style-name="P8">І буде ще щось. Буде ще щось. День</text:p>
            <text:p text:style-name="P8">стоїть – гінкий, неначе телевежа,</text:p>
            <text:p text:style-name="P6"><text:span text:style-name="T54">і все вивищується </text:span><text:span text:style-name="T59">тонкожало</text:span><text:span text:style-name="T54">… </text:span><text:span text:style-name="T64">(П, ІІ, 103)</text:span></text:p>
          </table:table-cell>
          <table:table-cell table:style-name="Dictionary.B2" office:value-type="string">
            <text:p text:style-name="P6"><text:span text:style-name="T42">тонки́й </text:span><text:span text:style-name="T47">(див. </text:span><text:span text:style-name="T42">ВІДТОНКОГОЛÓСИТИ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жáло </text:span><text:span text:style-name="T47">(див. </text:span><text:span text:style-name="T42">СТОЖÁЛО</text:span><text:span text:style-name="T47">)</text:span></text:p>
          </table:table-cell>
        </table:table-row>
        <table:table-row>
          <table:table-cell table:style-name="Dictionary.A2" office:value-type="string">
            <text:p text:style-name="P7">ТРЕМТ</text:p>
            <text:p text:style-name="P6">-у, <text:span text:style-name="T53">ім., ч., інд.-авт.,</text:span></text:p>
            <text:p text:style-name="P6"><text:span text:style-name="T66">утворене нульсуфіксальним способом, похідне від слова</text:span><text:span text:style-name="T70"> </text:span><text:span text:style-name="T41">тремті́</text:span><text:span text:style-name="T41">ння.</text:span></text:p>
            <text:p text:style-name="P8">…опуст, розпадання</text:p>
            <text:p text:style-name="P8"><text:soft-page-break/>материка, раптовий зсув і дляння,</text:p>
            <text:p text:style-name="P6"><text:span text:style-name="T54">і </text:span><text:span text:style-name="T59">трепет</text:span><text:span text:style-name="T54"> рук, і тремт повік </text:span><text:span text:style-name="T54">німий. </text:span><text:span text:style-name="T64">(П, І, 37)</text:span></text:p>
          </table:table-cell>
          <table:table-cell table:style-name="Dictionary.B2" office:value-type="string">
            <text:p text:style-name="P6"><text:span text:style-name="T39">тремті́</text:span><text:span text:style-name="T39">ння</text:span></text:p>
            <text:p text:style-name="P6"><text:span text:style-name="T27">-я, </text:span><text:span text:style-name="T32">с.</text:span></text:p>
            <text:p text:style-name="P6">1) Дія за знач. тремтіти 1-3).</text:p>
            <text:p text:style-name="P6">2) Посилене биття серця, прискорене пульсування крові, спричинені <text:soft-page-break/>хвилюванням, переживанням; схвильований стан.<text:span text:style-name="T77"> </text:span><text:span text:style-name="T78">(С, 1472)</text:span></text:p>
          </table:table-cell>
        </table:table-row>
        <table:table-row>
          <table:table-cell table:style-name="Dictionary.A2" table:number-rows-spanned="3" office:value-type="string">
            <text:p text:style-name="P7">УВОДНОРЯ́Д</text:p>
            <text:p text:style-name="P8">присл., інд.-авт.,</text:p>
            <text:p text:style-name="P6"><text:span text:style-name="T65">утворене способом зрощення, похідне від слів:</text:span><text:span text:style-name="T70"> </text:span><text:span text:style-name="T74">у</text:span><text:span text:style-name="T70">, </text:span><text:span text:style-name="T74">оди́</text:span><text:span text:style-name="T74">н</text:span><text:span text:style-name="T70"> і </text:span><text:span text:style-name="T74">ряд</text:span></text:p>
            <text:p text:style-name="P8">Тепер ти сам, як вулій цей гулкий,</text:p>
            <text:p text:style-name="P8">стаєш <text:span text:style-name="T40">уводноряд</text:span> до цілосвіту,</text:p>
            <text:p text:style-name="P8">коли з грудей твоїх несамовитих</text:p>
            <text:p text:style-name="P6"><text:span text:style-name="T54">усі повийшли зашпори-голки. </text:span><text:span text:style-name="T64">(П, ІІ, 181)</text:span></text:p>
          </table:table-cell>
          <table:table-cell table:style-name="Dictionary.B2" office:value-type="string">
            <text:p text:style-name="P7">в</text:p>
            <text:p text:style-name="P6"><text:span text:style-name="T26">II </text:span><text:span text:style-name="T27">(у), </text:span><text:span text:style-name="T32">рідко </text:span><text:span text:style-name="T27">ув – </text:span><text:span text:style-name="T32">із знах.</text:span><text:span text:style-name="T27">, </text:span><text:span text:style-name="T32">місц.</text:span><text:span text:style-name="T27"> </text:span><text:span text:style-name="T32">і род.</text:span><text:span text:style-name="T27"> </text:span><text:span text:style-name="T32">відмінками</text:span><text:span text:style-name="T27">; </text:span><text:span text:style-name="T32">рідко </text:span><text:span text:style-name="T27">вві (уві), ві – </text:span><text:span text:style-name="T32">іззнах.</text:span><text:span text:style-name="T27"> </text:span><text:span text:style-name="T32">і </text:span><text:span text:style-name="T32">місц.</text:span><text:span text:style-name="T27"> </text:span><text:span text:style-name="T32">відмінками</text:span><text:span text:style-name="T27">; </text:span><text:span text:style-name="T32">прийм.</text:span><text:span text:style-name="T27"> Сполучення з в (у) виражають: Просторові відношення:</text:span></text:p>
            <text:p text:style-name="P6"><text:span text:style-name="T11">1) </text:span><text:span text:style-name="T23">із знах.</text:span><text:span text:style-name="T11"> </text:span><text:span text:style-name="T23">і місц. в.</text:span><text:span text:style-name="T11"> Уживається на означення предмета, місця, простору: а) всередину якого, куди спрямована дія (</text:span><text:span text:style-name="T23">знах. в.</text:span><text:span text:style-name="T11">). </text:span><text:span text:style-name="T14">(С, 106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оди́</text:span><text:span text:style-name="T39">н</text:span></text:p>
            <text:p text:style-name="P6"><text:span text:style-name="T27">одного, </text:span><text:span text:style-name="T32">ч.</text:span><text:span text:style-name="T27">; одна, однієї </text:span><text:span text:style-name="T32">і </text:span><text:span text:style-name="T27">одної, </text:span><text:span text:style-name="T32">ж.</text:span><text:span text:style-name="T27">; </text:span><text:span text:style-name="T27">одно </text:span><text:span text:style-name="T32">і </text:span><text:span text:style-name="T27">одне, одного, </text:span><text:span text:style-name="T32">с.</text:span><text:span text:style-name="T27"> (</text:span><text:span text:style-name="T32">мн.</text:span><text:span text:style-name="T27"> одні, одних), </text:span><text:span text:style-name="T32">числ.</text:span><text:span text:style-name="T27"> </text:span><text:span text:style-name="T32">кільк.</text:span></text:p>
            <text:p text:style-name="P6"><text:span text:style-name="T11">4) </text:span><text:span text:style-name="T23">у знач.</text:span><text:span text:style-name="T11"> </text:span><text:span text:style-name="T23">займ.</text:span><text:span text:style-name="T11"> </text:span><text:span text:style-name="T23">вказ.</text:span><text:span text:style-name="T11"> Той самий. || Однаковий, тотожний. || </text:span><text:span text:style-name="T23">у знач.ім.</text:span><text:span text:style-name="T11"> одно́</text:span><text:span text:style-name="T11"> (одне́</text:span><text:span text:style-name="T11">), одного́</text:span><text:span text:style-name="T11">, </text:span><text:span text:style-name="T23">с.</text:span><text:span text:style-name="T11"> Те саме. </text:span><text:span text:style-name="T14">(С, 827)</text:span></text:p>
          </table:table-cell>
        </table:table-row>
        <table:table-row>
          <table:covered-table-cell/>
          <table:table-cell table:style-name="Dictionary.B2" office:value-type="string">
            <text:p text:style-name="P7">ряд</text:p>
            <text:p text:style-name="P6"><text:span text:style-name="T27">-у, </text:span><text:span text:style-name="T32">ч.</text:span></text:p>
            <text:p text:style-name="P6"><text:span text:style-name="T28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33">у знач.</text:span><text:span text:style-name="T28"> </text:span><text:soft-page-break/><text:span text:style-name="T33">присл.</text:span><text:span text:style-name="T28"> рядом, рядами. Один повз одного, один за одним, один біля одного, в одну лінію.</text:span><text:span text:style-name="T29"> </text:span><text:span text:style-name="T30">(С, 1281)</text:span></text:p>
          </table:table-cell>
        </table:table-row>
        <table:table-row>
          <table:table-cell table:style-name="Dictionary.A1" table:number-rows-spanned="2" office:value-type="string">
            <text:p text:style-name="P7">УСЕБЛАГИ́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зрощення, похідне </text:span><text:span text:style-name="T66">від слів:</text:span><text:span text:style-name="T83"> </text:span><text:span text:style-name="T42">усé</text:span><text:span text:style-name="T83"> і </text:span><text:span text:style-name="T42">благи́й</text:span></text:p>
            <text:p text:style-name="P8">І снився Кар – зажурений такий,</text:p>
            <text:p text:style-name="P8">немов отетерілий од докуки,</text:p>
            <text:p text:style-name="P8">допоки мати заламає руки,</text:p>
            <text:p text:style-name="P6"><text:span text:style-name="T54">наш гріх відпустить Бог </text:span><text:span text:style-name="T59">усеблагий</text:span><text:span text:style-name="T54">. </text:span><text:span text:style-name="T64">(П, ІІ, 128)</text:span></text:p>
          </table:table-cell>
          <table:table-cell table:style-name="Dictionary.B1" office:value-type="string">
            <text:p text:style-name="P7">все</text:p>
            <text:p text:style-name="P6"><text:span text:style-name="T26">II </text:span><text:span text:style-name="T27">(усе), </text:span><text:span text:style-name="T32">присл.</text:span><text:span text:style-name="T27">, </text:span><text:span text:style-name="T32">розм.</text:span></text:p>
            <text:p text:style-name="P6">1) Постійно, завжди. || Досить довго.</text:p>
            <text:p text:style-name="P6">2) Скрізь, усюди. <text:span text:style-name="T62">(С, 20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благи́</text:span><text:span text:style-name="T39">й</text:span></text:p>
            <text:p text:style-name="P6">-а, -е.</text:p>
            <text:p text:style-name="P6">2) <text:span text:style-name="T52">заст.</text:span> Добрий, добросердий, лагідний.<text:span text:style-name="T77"> </text:span><text:span text:style-name="T78">(С, 86)</text:span></text:p>
          </table:table-cell>
        </table:table-row>
        <table:table-row>
          <table:table-cell table:style-name="Dictionary.A2" table:number-rows-spanned="2" office:value-type="string">
            <text:p text:style-name="P7">УСЕВИТÓНЧУВА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</text:span><text:span text:style-name="T66">зрощення, похідне </text:span><text:span text:style-name="T66">від слів:</text:span><text:span text:style-name="T83"> </text:span><text:span text:style-name="T42">усé</text:span><text:span text:style-name="T83"> і </text:span><text:span text:style-name="T42">витóнчуваний </text:span><text:span text:style-name="T47">(від </text:span><text:span text:style-name="T42">витóнчувати</text:span><text:span text:style-name="T47">)</text:span></text:p>
            <text:p text:style-name="P8"><text:span text:style-name="T40">Усевитончуваний</text:span> зойк,</text:p>
            <text:p text:style-name="P8">крик крику, крику крик.</text:p>
            <text:p text:style-name="P8">Задосить. Спекайся морок,</text:p>
            <text:p text:style-name="P6"><text:span text:style-name="T54">хоч як до них і звик. </text:span><text:span text:style-name="T64">(П, ІІ, 96)</text:span></text:p>
          </table:table-cell>
          <table:table-cell table:style-name="Dictionary.B2" office:value-type="string">
            <text:p text:style-name="P6"><text:span text:style-name="T42">усé </text:span><text:span text:style-name="T50">(див. </text:span><text:span text:style-name="T42">ВСЕБЕЗО́Д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ито́</text:span><text:span text:style-name="T39">нчувати</text:span></text:p>
            <text:p text:style-name="P6"><text:span text:style-name="T27">-ую, -уєш, </text:span><text:span text:style-name="T32">недок.</text:span><text:span text:style-name="T27">, витончити, -чу, -чиш, </text:span><text:span text:style-name="T32">док.</text:span><text:span text:style-name="T27">, </text:span><text:span text:style-name="T32">перех.</text:span></text:p>
            <text:p text:style-name="P6">1) Робити тоншим.</text:p>
            <text:p text:style-name="P6">2) Робити розвиненішим, гострішим.<text:span text:style-name="T77"> </text:span><text:span text:style-name="T78">(С, 157)</text:span></text:p>
          </table:table-cell>
        </table:table-row>
        <table:table-row>
          <table:table-cell table:style-name="Dictionary.A2" table:number-rows-spanned="2" office:value-type="string">
            <text:p text:style-name="P7">УСЕВЛАДУ́́ЩЕ</text:p>
            <text:p text:style-name="P6">-щого, <text:span text:style-name="T53">ім., с., інд.-авт.,</text:span></text:p>
            <text:p text:style-name="P6"><text:soft-page-break/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владýще</text:span><text:span text:style-name="T83"> (від </text:span><text:span text:style-name="T42">владу́щий</text:span><text:span text:style-name="T83">).</text:span></text:p>
            <text:p text:style-name="P8">Коли прищухло довкруги, поближнє</text:p>
            <text:p text:style-name="P8"><text:span text:style-name="T40">усевладуще</text:span> ревом так реве,</text:p>
            <text:p text:style-name="P8">ану збагни – суворе ачи ніжне</text:p>
            <text:p text:style-name="P6"><text:span text:style-name="T54">те, що тебе всевладно так зове. </text:span><text:span text:style-name="T64">(П, ІІ, 120)</text:span></text:p>
          </table:table-cell>
          <table:table-cell table:style-name="Dictionary.B2" office:value-type="string">
            <text:p text:style-name="P7"><text:span text:style-name="T83">усé </text:span><text:span text:style-name="T50">(див. </text:span><text:span text:style-name="T83">ВСЕБЕЗО́Д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владу́</text:span><text:span text:style-name="T39">щий</text:span></text:p>
            <text:p text:style-name="P6"><text:soft-page-break/>-а, -е.</text:p>
            <text:p text:style-name="P6"><text:span text:style-name="T11">Який має владу; панівний. </text:span><text:span text:style-name="T23">Владущий клас</text:span><text:span text:style-name="T11">.</text:span><text:span text:style-name="T12"> </text:span><text:span text:style-name="T13">(С, 193)</text:span></text:p>
          </table:table-cell>
        </table:table-row>
        <table:table-row>
          <table:table-cell table:style-name="Dictionary.A2" table:number-rows-spanned="2" office:value-type="string">
            <text:p text:style-name="P7">УСЕНЕСТÉРП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нестéрпний</text:span></text:p>
            <text:p text:style-name="P8">Народжені мої бажання,</text:p>
            <text:p text:style-name="P8"><text:span text:style-name="T40">усенестерпні</text:span>, всеголодні,</text:p>
            <text:p text:style-name="P8">такі вітри зняли довкола,</text:p>
            <text:p text:style-name="P6"><text:span text:style-name="T54">що все несеться шкереберть. </text:span><text:span text:style-name="T64">(П, ІІ, 195)</text:span></text:p>
          </table:table-cell>
          <table:table-cell table:style-name="Dictionary.B2" office:value-type="string">
            <text:p text:style-name="P6"><text:span text:style-name="T42">усé </text:span><text:span text:style-name="T47">(див. </text:span><text:span text:style-name="T42">УСЕБЛАГИ́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несте́</text:span><text:span text:style-name="T39">рпний</text:span></text:p>
            <text:p text:style-name="P6">-а, -е.</text:p>
            <text:p text:style-name="P6">Якого важко або неможливо витерпіти, знести. || Дії та вчинки якого не терплять, не зносять інші.<text:span text:style-name="T77"> </text:span><text:span text:style-name="T78">(С, 781)</text:span></text:p>
          </table:table-cell>
        </table:table-row>
        <table:table-row>
          <table:table-cell table:style-name="Dictionary.A2" table:number-rows-spanned="2" office:value-type="string">
            <text:p text:style-name="P7">УСЕПОКÓРА (ВСЕПОКÓРА)</text:p>
            <text:p text:style-name="P6">-и, <text:span text:style-name="T53">ім., ж., 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покóра</text:span></text:p>
            <text:p text:style-name="P8">В квадратах жертв – чистописом журби - </text:p>
            <text:p text:style-name="P8"><text:span text:style-name="T40">усепокора</text:span>, майже невідпорна.</text:p>
            <text:p text:style-name="P8">Свічадо спить. У ньому спить свіча,</text:p>
            <text:p text:style-name="P6"><text:soft-page-break/><text:span text:style-name="T54">розплатана метеликом, акантом. </text:span><text:span text:style-name="T64">(П, І, 59);</text:span></text:p>
            <text:p text:style-name="P8">Як вікна в позапростір, позачас,</text:p>
            <text:p text:style-name="P8">за мури німоти і <text:span text:style-name="T40">всепокори</text:span>,</text:p>
            <text:p text:style-name="P8">так світяться свічада, світлом хорі,</text:p>
            <text:p text:style-name="P8">і пильно задивляються крізь нас</text:p>
            <text:p text:style-name="P6"><text:span text:style-name="T54">у сяйва… </text:span><text:span text:style-name="T64">(П, І, 66)</text:span></text:p>
          </table:table-cell>
          <table:table-cell table:style-name="Dictionary.B2" office:value-type="string">
            <text:p text:style-name="P7"><text:span text:style-name="T83">усé </text:span><text:span text:style-name="T50">(див. </text:span><text:span text:style-name="T83">ВСЕБЕЗО́ДНЯ</text:span><text:span text:style-name="T50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поко́</text:span><text:span text:style-name="T39">ра</text:span></text:p>
            <text:p text:style-name="P6"><text:span text:style-name="T27">-и, </text:span><text:span text:style-name="T32">ж.</text:span></text:p>
            <text:p text:style-name="P6"><text:span text:style-name="T1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23">Тримати в покорі</text:span><text:span text:style-name="T11">.</text:span><text:span text:style-name="T12"> </text:span><text:span text:style-name="T13">(С, 1027)</text:span></text:p>
          </table:table-cell>
        </table:table-row>
        <table:table-row>
          <table:table-cell table:style-name="Dictionary.A2" table:number-rows-spanned="2" office:value-type="string">
            <text:p text:style-name="P7">УСЕСТРІМКИ́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зрощення, похідне від слів:</text:span><text:span text:style-name="T83"> </text:span><text:span text:style-name="T42">усé</text:span><text:span text:style-name="T83"> і </text:span><text:span text:style-name="T42">стрімки́й.</text:span></text:p>
            <text:p text:style-name="P8">Ескорт і почет, кожен челядин</text:p>
            <text:p text:style-name="P8">не помічає ні ночей ні днин,</text:p>
            <text:p text:style-name="P6"><text:span text:style-name="T54">спинився час – в </text:span><text:span text:style-name="T59">усестрімкому</text:span><text:span text:style-name="T54"> леті. </text:span><text:span text:style-name="T64">(П, ІІ, 295)</text:span></text:p>
          </table:table-cell>
          <table:table-cell table:style-name="Dictionary.B2" office:value-type="string">
            <text:p text:style-name="P7"><text:span text:style-name="T83">усé </text:span><text:span text:style-name="T47">(див. </text:span><text:span text:style-name="T83">УСЕБЛАГИ́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стрімки́</text:span><text:span text:style-name="T39">й</text:span></text:p>
            <text:p text:style-name="P6">-а, -е.</text:p>
            <text:p text:style-name="P6"><text:span text:style-name="T11">2) Який відзначається великою швидкістю, динамічністю (про рух, яку-небудь дію, якийсь процес). || Який має велику швидкість руху (про </text:span><text:span text:style-name="T11">транспортні засоби, течію річки і т. ін.). || Швидкий у </text:span><text:span text:style-name="T11">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12"> </text:span><text:span text:style-name="T13">(С, 1403)</text:span></text:p>
          </table:table-cell>
        </table:table-row>
        <table:table-row>
          <table:table-cell table:style-name="Dictionary.A2" table:number-rows-spanned="2" office:value-type="string">
            <text:p text:style-name="P7">ЦІЛОЖИТТЄ́ВИЙ</text:p>
            <text:p text:style-name="P6">-а, -е, <text:span text:style-name="T54">прикм., </text:span><text:span text:style-name="T53">інд.-авт.,</text:span></text:p>
            <text:p text:style-name="P6"><text:span text:style-name="T45">утворене способом основословоскладання, похідне від слів:</text:span> <text:soft-page-break/><text:span text:style-name="T41">цíлий</text:span> і <text:span text:style-name="T41">життє́вий.</text:span></text:p>
            <text:p text:style-name="P8">З <text:span text:style-name="T40">ціложиттєвого</text:span> ждання</text:p>
            <text:p text:style-name="P8">Ти смерть на кілька літ відтрутив,</text:p>
            <text:p text:style-name="P8">аби почути пахощ рути</text:p>
            <text:p text:style-name="P8">і в неї впасти навмання - </text:p>
            <text:p text:style-name="P8">з усіх розлук – на обакрай</text:p>
            <text:p text:style-name="P6"><text:span text:style-name="T54">Вітчизни – і яви, і мрії. </text:span><text:span text:style-name="T64">(П, ІІ, 19)</text:span></text:p>
          </table:table-cell>
          <table:table-cell table:style-name="Dictionary.B2" office:value-type="string">
            <text:p text:style-name="P6"><text:span text:style-name="T39">ці́</text:span><text:span text:style-name="T39">лий</text:span></text:p>
            <text:p text:style-name="P6">-а, -е.</text:p>
            <text:p text:style-name="P7"><text:span text:style-name="T11">1) Такий, від якого нічого не відділено, не відокремлено; не розділений, не </text:span><text:soft-page-break/><text:span text:style-name="T11">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</text:span><text:span text:style-name="T11">простір і т. ін.). || </text:span><text:span text:style-name="T23">діал.</text:span><text:span text:style-name="T11"> Увесь (про людину). || </text:span><text:span text:style-name="T23">у сполуч.</text:span><text:span text:style-name="T11"> </text:span><text:span text:style-name="T23">з ім.</text:span><text:span text:style-name="T11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(С, 1587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життє́</text:span><text:span text:style-name="T39">вий</text:span></text:p>
            <text:p text:style-name="P6">-а, -е, життьовий, -а, -е.</text:p>
            <text:p text:style-name="P6">1) Прикм. до життя 2), 3). || Характерний для щоденного, буденного життя; повсякденний.</text:p>
            <text:p text:style-name="P6">2) <text:span text:style-name="T52">перен.</text:span> Дуже важливий у житті, для життя; основний.<text:span text:style-name="T77"> </text:span><text:span text:style-name="T78">(С, 369)</text:span></text:p>
          </table:table-cell>
        </table:table-row>
        <table:table-row>
          <table:table-cell table:style-name="Dictionary.A2" table:number-rows-spanned="2" office:value-type="string">
            <text:p text:style-name="P7">ЦІЛОСВÍТ</text:p>
            <text:p text:style-name="P6">-у, <text:span text:style-name="T54">ім., ч., інд.-авт.,</text:span></text:p>
            <text:p text:style-name="P6"><text:span text:style-name="T67">утворене способом </text:span><text:soft-page-break/><text:span text:style-name="T67">основословоскладання, похідне від слів:</text:span><text:span text:style-name="T83"> </text:span><text:span text:style-name="T42">цíлий</text:span><text:span text:style-name="T83"> і </text:span><text:span text:style-name="T42">світ.</text:span></text:p>
            <text:p text:style-name="P8">Тепер ти сам, як вулій цей гулкий,</text:p>
            <text:p text:style-name="P8">стаєш уводноряд до цілосвіту,</text:p>
            <text:p text:style-name="P8">коли з грудей твоїх несамовитих</text:p>
            <text:p text:style-name="P6"><text:span text:style-name="T54">усі повийшли зашпори-голки.</text:span> <text:span text:style-name="T64">(П, ІІ, 181)</text:span></text:p>
          </table:table-cell>
          <table:table-cell table:style-name="Dictionary.B2" office:value-type="string">
            <text:p text:style-name="P6"><text:span text:style-name="T42">цíлий </text:span><text:span text:style-name="T47">(див. </text:span><text:span text:style-name="T42">ЦІЛОЖИТТЄ́ВИЙ</text:span><text:span text:style-name="T47">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42">світ </text:span><text:span text:style-name="T50">(див. </text:span><text:span text:style-name="T42">ЗА-СВІТИ́</text:span><text:span text:style-name="T50">)</text:span></text:p>
          </table:table-cell>
        </table:table-row>
        <table:table-row>
          <table:table-cell table:style-name="Dictionary.A2" table:number-rows-spanned="2" office:value-type="string">
            <text:p text:style-name="P7">ЧОРНОВÓДДЯ</text:p>
            <text:p text:style-name="P6">-я, <text:span text:style-name="T53">ім., с., інд.-авт.,</text:span></text:p>
            <text:p text:style-name="P6"><text:span text:style-name="T66">утворене способом основоскладання і нульсуфіксальним, похідне від слів:</text:span><text:span text:style-name="T83"> </text:span><text:span text:style-name="T42">чóрний</text:span><text:span text:style-name="T83"> і </text:span><text:span text:style-name="T42">вóддя</text:span><text:span text:style-name="T83"> (від </text:span><text:span text:style-name="T42">водá</text:span><text:span text:style-name="T83">).</text:span></text:p>
            <text:p text:style-name="P8">Червона барка в <text:span text:style-name="T40">чорноводді </text:span>доль</text:p>
            <text:p text:style-name="P8">загубиться. І фенікс довгоногий</text:p>
            <text:p text:style-name="P8">перенесе тебе в ясні чертоги</text:p>
            <text:p text:style-name="P8">від самоволь, покори і сваволь. <text:span text:style-name="T70">(П, І, 56);</text:span></text:p>
            <text:p text:style-name="P8">…Підтале <text:span text:style-name="T40">чорноводдя</text:span> зелен-криги</text:p>
            <text:p text:style-name="P6"><text:span text:style-name="T54">займається світанням на щоці. </text:span><text:span text:style-name="T64">(П, І, 77)</text:span></text:p>
          </table:table-cell>
          <table:table-cell table:style-name="Dictionary.B2" office:value-type="string">
            <text:p text:style-name="P6"><text:span text:style-name="T39">чо́</text:span><text:span text:style-name="T39">рний</text:span></text:p>
            <text:p text:style-name="P6">-а, -е.</text:p>
            <text:p text:style-name="P6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6">7) Брудний, покритий брудом, сажею, кіптявою і т. ін. || Не випраний; нечистий. <text:span text:style-name="T62">(С, 1605)</text:span></text:p>
          </table:table-cell>
        </table:table-row>
        <table:table-row>
          <table:covered-table-cell/>
          <table:table-cell table:style-name="Dictionary.B2" office:value-type="string">
            <text:p text:style-name="P12">вода́</text:p>
            <text:p text:style-name="P6"><text:span text:style-name="T27">-и, </text:span><text:span text:style-name="T32">ж.</text:span></text:p>
            <text:p text:style-name="P6">2) <text:span text:style-name="T52">перев.</text:span> <text:span text:style-name="T52">мн.</text:span> Водна маса джерел, озер, річок, морів, океанів. || Водна поверхня морів, озер, річок. || Водні простори, ділянки морів, озер, річок.<text:span text:style-name="T77"> </text:span><text:span text:style-name="T78">(С, 197)</text:span></text:p>
          </table:table-cell>
        </table:table-row>
        <text:soft-page-break/>
        <table:table-row>
          <table:table-cell table:style-name="Dictionary.A2" table:number-rows-spanned="2" office:value-type="string">
            <text:p text:style-name="P7">ЯСНОДЖЕРÉЛЬНИЙ</text:p>
            <text:p text:style-name="P6">-а, -е, <text:span text:style-name="T54">прикм., </text:span><text:span text:style-name="T53">інд.-авт.,</text:span></text:p>
            <text:p text:style-name="P6"><text:span text:style-name="T66">утворене способом основословоскладання, похідне від слів:</text:span><text:span text:style-name="T83"> </text:span><text:span text:style-name="T42">я́сний</text:span><text:span text:style-name="T83"> і </text:span><text:span text:style-name="T42">джерéльний.</text:span></text:p>
            <text:p text:style-name="P8">Там буриться похмурий амарант</text:p>
            <text:p text:style-name="P8">і айстри у покірній непокорі</text:p>
            <text:p text:style-name="P8">останні долітовують прозорі</text:p>
            <text:p text:style-name="P6"><text:span text:style-name="T54">дні вересня – </text:span><text:span text:style-name="T59">ясноджерельний</text:span><text:span text:style-name="T54"> кант. </text:span><text:span text:style-name="T64">(П, І, 61)</text:span></text:p>
          </table:table-cell>
          <table:table-cell table:style-name="Dictionary.B2" office:value-type="string">
            <text:p text:style-name="P6"><text:span text:style-name="T39">я́</text:span><text:span text:style-name="T39">сни́</text:span><text:span text:style-name="T39">й</text:span></text:p>
            <text:p text:style-name="P6">ясна, ясне.</text:p>
            <text:p text:style-name="P6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6"><text:span text:style-name="T11">3) </text:span><text:span text:style-name="T23">перен.</text:span><text:span text:style-name="T11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14">(С, 1649)</text:span></text:p>
          </table:table-cell>
        </table:table-row>
        <table:table-row>
          <table:covered-table-cell/>
          <table:table-cell table:style-name="Dictionary.B2" office:value-type="string">
            <text:p text:style-name="P6"><text:span text:style-name="T39">джере́</text:span><text:span text:style-name="T39">льний</text:span></text:p>
            <text:p text:style-name="P6">-а, -е.</text:p>
            <text:p text:style-name="P6">Прикм. до джерело 1). || Який виходить із джерела. || Власт. джерелу; прохолодний, освіжний. <text:span text:style-name="T62">(С, 291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4T11:25:53</dc:date>
    <meta:editing-duration>P1DT7H44M29S</meta:editing-duration>
    <meta:editing-cycles>247</meta:editing-cycles>
    <meta:generator>LibreOffice/3.4$Linux LibreOffice_project/340m1$Build-402</meta:generator>
    <meta:document-statistic meta:table-count="1" meta:image-count="0" meta:object-count="0" meta:page-count="101" meta:paragraph-count="2365" meta:word-count="15014" meta:character-count="97318" meta:non-whitespace-character-count="84641"/>
  </office:meta>
</office:document-meta>
</file>